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_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erformance Results</text:p>
          </table:table-cell>
          <table:table-cell table:number-columns-repeated="21"/>
          <table:table-cell office:value-type="string" calcext:value-type="string">
            <text:p>Performance Resul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paration time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QueryHandler time</text:p>
          </table:table-cell>
          <table:table-cell office:value-type="string" calcext:value-type="string">
            <text:p>Context Model ti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norm_hash</text:p>
          </table:table-cell>
          <table:table-cell office:value-type="string" calcext:value-type="string">
            <text:p>result_hash</text:p>
          </table:table-cell>
          <table:table-cell office:value-type="string" calcext:value-type="string">
            <text:p>check_existing</text:p>
          </table:table-cell>
          <table:table-cell office:value-type="string" calcext:value-type="string">
            <text:p>dataset_pid</text:p>
          </table:table-cell>
          <table:table-cell office:value-type="string" calcext:value-type="string">
            <text:p>orig_query</text:p>
          </table:table-cell>
          <table:table-cell office:value-type="string" calcext:value-type="string">
            <text:p>file_number</text:p>
          </table:table-cell>
          <table:table-cell office:value-type="string" calcext:value-type="string">
            <text:p>query persistence</text:p>
          </table:table-cell>
          <table:table-cell office:value-type="string" calcext:value-type="string">
            <text:p>Context Model</text:p>
          </table:table-cell>
          <table:table-cell office:value-type="string" calcext:value-type="string">
            <text:p>load_job_query</text:p>
          </table:table-cell>
          <table:table-cell office:value-type="string" calcext:value-type="string">
            <text:p>result hash</text:p>
          </table:table-cell>
          <table:table-cell office:value-type="string" calcext:value-type="string">
            <text:p>static_stuff</text:p>
          </table:table-cell>
          <table:table-cell office:value-type="string" calcext:value-type="string">
            <text:p>pip_freeze</text:p>
          </table:table-cell>
          <table:table-cell office:value-type="string" calcext:value-type="string">
            <text:p>interpreter_start_end</text:p>
          </table:table-cell>
          <table:table-cell table:number-columns-repeated="3"/>
          <table:table-cell office:value-type="string" calcext:value-type="string">
            <text:p>Preparation time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QueryHandler time</text:p>
          </table:table-cell>
          <table:table-cell office:value-type="string" calcext:value-type="string">
            <text:p>Context Model ti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norm_hash</text:p>
          </table:table-cell>
          <table:table-cell office:value-type="string" calcext:value-type="string">
            <text:p>result_hash</text:p>
          </table:table-cell>
          <table:table-cell office:value-type="string" calcext:value-type="string">
            <text:p>check_existing</text:p>
          </table:table-cell>
          <table:table-cell office:value-type="string" calcext:value-type="string">
            <text:p>dataset_pid</text:p>
          </table:table-cell>
          <table:table-cell office:value-type="string" calcext:value-type="string">
            <text:p>orig_query</text:p>
          </table:table-cell>
          <table:table-cell office:value-type="string" calcext:value-type="string">
            <text:p>file_number</text:p>
          </table:table-cell>
          <table:table-cell office:value-type="string" calcext:value-type="string">
            <text:p>query persistence</text:p>
          </table:table-cell>
          <table:table-cell office:value-type="string" calcext:value-type="string">
            <text:p>Context Model</text:p>
          </table:table-cell>
          <table:table-cell office:value-type="string" calcext:value-type="string">
            <text:p>load_job_query</text:p>
          </table:table-cell>
          <table:table-cell office:value-type="string" calcext:value-type="string">
            <text:p>result hash</text:p>
          </table:table-cell>
          <table:table-cell office:value-type="string" calcext:value-type="string">
            <text:p>static_stuff</text:p>
          </table:table-cell>
          <table:table-cell office:value-type="string" calcext:value-type="string">
            <text:p>pip_freeze</text:p>
          </table:table-cell>
          <table:table-cell office:value-type="string" calcext:value-type="string">
            <text:p>interpreter_start_end</text:p>
          </table:table-cell>
        </table:table-row>
        <table:table-row table:style-name="ro1">
          <table:table-cell office:value-type="string" calcext:value-type="string">
            <text:p>Testcase 8</text:p>
          </table:table-cell>
          <table:table-cell table:number-columns-repeated="20"/>
          <table:table-cell office:value-type="string" calcext:value-type="string">
            <text:p>Testcase 8</text:p>
          </table:table-cell>
          <table:table-cell table:style-name="ce2" table:formula="of:=MEDIAN([.W6:.W456])" office:value-type="float" office:value="52565.5" calcext:value-type="float">
            <text:p>52565.5</text:p>
          </table:table-cell>
          <table:table-cell table:style-name="ce2" table:formula="of:=MEDIAN([.X6:.X456])" office:value-type="float" office:value="259304.5" calcext:value-type="float">
            <text:p>259304.5</text:p>
          </table:table-cell>
          <table:table-cell table:style-name="ce2" table:formula="of:=MEDIAN([.Y6:.Y456])" office:value-type="float" office:value="14142" calcext:value-type="float">
            <text:p>14142</text:p>
          </table:table-cell>
          <table:table-cell table:style-name="ce2" table:formula="of:=MEDIAN([.Z6:.Z456])" office:value-type="float" office:value="5865" calcext:value-type="float">
            <text:p>5865</text:p>
          </table:table-cell>
          <table:table-cell table:style-name="ce2" table:formula="of:=MEDIAN([.AA6:.AA456])" office:value-type="float" office:value="0" calcext:value-type="float">
            <text:p>0</text:p>
          </table:table-cell>
          <table:table-cell table:style-name="ce2" table:formula="of:=MEDIAN([.AB6:.AB456])" office:value-type="float" office:value="61" calcext:value-type="float">
            <text:p>61</text:p>
          </table:table-cell>
          <table:table-cell table:style-name="ce2" table:formula="of:=MEDIAN([.AC6:.AC456])" office:value-type="float" office:value="21" calcext:value-type="float">
            <text:p>21</text:p>
          </table:table-cell>
          <table:table-cell table:style-name="ce2" table:formula="of:=MEDIAN([.AD6:.AD456])" office:value-type="float" office:value="39" calcext:value-type="float">
            <text:p>39</text:p>
          </table:table-cell>
          <table:table-cell table:style-name="ce2" table:formula="of:=MEDIAN([.AE6:.AE456])" office:value-type="float" office:value="2205" calcext:value-type="float">
            <text:p>2205</text:p>
          </table:table-cell>
          <table:table-cell table:style-name="ce2" table:formula="of:=MEDIAN([.AF6:.AF456])" office:value-type="float" office:value="8" calcext:value-type="float">
            <text:p>8</text:p>
          </table:table-cell>
          <table:table-cell table:style-name="ce2" table:formula="of:=MEDIAN([.AG6:.AG456])" office:value-type="float" office:value="39" calcext:value-type="float">
            <text:p>39</text:p>
          </table:table-cell>
          <table:table-cell table:style-name="ce2" table:formula="of:=MEDIAN([.AH6:.AH456])" office:value-type="float" office:value="12" calcext:value-type="float">
            <text:p>12</text:p>
          </table:table-cell>
          <table:table-cell table:style-name="ce2" table:formula="of:=MEDIAN([.AI6:.AI456])" office:value-type="float" office:value="4102.5" calcext:value-type="float">
            <text:p>4102.5</text:p>
          </table:table-cell>
          <table:table-cell table:style-name="ce2" table:formula="of:=MEDIAN([.AJ6:.AJ456])" office:value-type="float" office:value="0" calcext:value-type="float">
            <text:p>0</text:p>
          </table:table-cell>
          <table:table-cell table:style-name="ce2" table:formula="of:=MEDIAN([.AK6:.AK456])" office:value-type="float" office:value="5526.5" calcext:value-type="float">
            <text:p>5526.5</text:p>
          </table:table-cell>
          <table:table-cell table:style-name="ce2" table:formula="of:=MEDIAN([.AL6:.AL456])" office:value-type="float" office:value="126" calcext:value-type="float">
            <text:p>126</text:p>
          </table:table-cell>
          <table:table-cell table:style-name="ce2" table:formula="of:=MEDIAN([.AM6:.AM456])" office:value-type="float" office:value="11" calcext:value-type="float">
            <text:p>11</text:p>
          </table:table-cell>
          <table:table-cell table:style-name="ce2" table:formula="of:=MEDIAN([.AN6:.AN456])" office:value-type="float" office:value="130" calcext:value-type="float">
            <text:p>130</text:p>
          </table:table-cell>
          <table:table-cell table:style-name="ce2" table:formula="of:=MEDIAN([.AO6:.AO456])" office:value-type="float" office:value="29" calcext:value-type="float">
            <text:p>29</text:p>
          </table:table-cell>
        </table:table-row>
        <table:table-row table:style-name="ro1">
          <table:table-cell table:number-columns-repeated="22"/>
          <table:table-cell table:style-name="ce2" table:formula="of:=MIN([.W6:.W457])" office:value-type="float" office:value="42771" calcext:value-type="float">
            <text:p>42771</text:p>
          </table:table-cell>
          <table:table-cell table:style-name="ce2" table:formula="of:=MIN([.X6:.X457])" office:value-type="float" office:value="168767" calcext:value-type="float">
            <text:p>168767</text:p>
          </table:table-cell>
          <table:table-cell table:style-name="ce2" table:formula="of:=MIN([.Y6:.Y457])" office:value-type="float" office:value="8978" calcext:value-type="float">
            <text:p>8978</text:p>
          </table:table-cell>
          <table:table-cell table:style-name="ce2" table:formula="of:=MIN([.Z6:.Z457])" office:value-type="float" office:value="3879" calcext:value-type="float">
            <text:p>3879</text:p>
          </table:table-cell>
          <table:table-cell table:style-name="ce2" table:formula="of:=MIN([.AA6:.AA457])" office:value-type="float" office:value="0" calcext:value-type="float">
            <text:p>0</text:p>
          </table:table-cell>
          <table:table-cell table:style-name="ce2" table:formula="of:=MIN([.AB6:.AB457])" office:value-type="float" office:value="38" calcext:value-type="float">
            <text:p>38</text:p>
          </table:table-cell>
          <table:table-cell table:style-name="ce2" table:formula="of:=MIN([.AC6:.AC457])" office:value-type="float" office:value="15" calcext:value-type="float">
            <text:p>15</text:p>
          </table:table-cell>
          <table:table-cell table:style-name="ce2" table:formula="of:=MIN([.AD6:.AD457])" office:value-type="float" office:value="18" calcext:value-type="float">
            <text:p>18</text:p>
          </table:table-cell>
          <table:table-cell table:style-name="ce2" table:formula="of:=MIN([.AE6:.AE457])" office:value-type="float" office:value="1488" calcext:value-type="float">
            <text:p>1488</text:p>
          </table:table-cell>
          <table:table-cell table:style-name="ce2" table:formula="of:=MIN([.AF6:.AF457])" office:value-type="float" office:value="4" calcext:value-type="float">
            <text:p>4</text:p>
          </table:table-cell>
          <table:table-cell table:style-name="ce2" table:formula="of:=MIN([.AG6:.AG457])" office:value-type="float" office:value="24" calcext:value-type="float">
            <text:p>24</text:p>
          </table:table-cell>
          <table:table-cell table:style-name="ce2" table:formula="of:=MIN([.AH6:.AH457])" office:value-type="float" office:value="6" calcext:value-type="float">
            <text:p>6</text:p>
          </table:table-cell>
          <table:table-cell table:style-name="ce2" table:formula="of:=MIN([.AI6:.AI457])" office:value-type="float" office:value="3013" calcext:value-type="float">
            <text:p>3013</text:p>
          </table:table-cell>
          <table:table-cell table:style-name="ce2" table:formula="of:=MIN([.AJ6:.AJ457])" office:value-type="float" office:value="0" calcext:value-type="float">
            <text:p>0</text:p>
          </table:table-cell>
          <table:table-cell table:style-name="ce2" table:formula="of:=MIN([.AK6:.AK457])" office:value-type="float" office:value="3586" calcext:value-type="float">
            <text:p>3586</text:p>
          </table:table-cell>
          <table:table-cell table:style-name="ce2" table:formula="of:=MIN([.AL6:.AL457])" office:value-type="float" office:value="83" calcext:value-type="float">
            <text:p>83</text:p>
          </table:table-cell>
          <table:table-cell table:style-name="ce2" table:formula="of:=MIN([.AM6:.AM457])" office:value-type="float" office:value="7" calcext:value-type="float">
            <text:p>7</text:p>
          </table:table-cell>
          <table:table-cell table:style-name="ce2" table:formula="of:=MIN([.AN6:.AN457])" office:value-type="float" office:value="92" calcext:value-type="float">
            <text:p>92</text:p>
          </table:table-cell>
          <table:table-cell table:style-name="ce2" table:formula="of:=MIN([.AO6:.AO457])" office:value-type="float" office:value="19" calcext:value-type="float">
            <text:p>19</text:p>
          </table:table-cell>
        </table:table-row>
        <table:table-row table:style-name="ro1">
          <table:table-cell table:number-columns-repeated="22"/>
          <table:table-cell table:style-name="ce2" table:formula="of:=MAX([.W6:.W458])" office:value-type="float" office:value="96329" calcext:value-type="float">
            <text:p>96329</text:p>
          </table:table-cell>
          <table:table-cell table:style-name="ce2" table:formula="of:=MAX([.X6:.X458])" office:value-type="float" office:value="625174" calcext:value-type="float">
            <text:p>625174</text:p>
          </table:table-cell>
          <table:table-cell table:style-name="ce2" table:formula="of:=MAX([.Y6:.Y458])" office:value-type="float" office:value="30988" calcext:value-type="float">
            <text:p>30988</text:p>
          </table:table-cell>
          <table:table-cell table:style-name="ce2" table:formula="of:=MAX([.Z6:.Z458])" office:value-type="float" office:value="9662" calcext:value-type="float">
            <text:p>9662</text:p>
          </table:table-cell>
          <table:table-cell table:style-name="ce2" table:formula="of:=MAX([.AA6:.AA458])" office:value-type="float" office:value="0" calcext:value-type="float">
            <text:p>0</text:p>
          </table:table-cell>
          <table:table-cell table:style-name="ce2" table:formula="of:=MAX([.AB6:.AB458])" office:value-type="float" office:value="132" calcext:value-type="float">
            <text:p>132</text:p>
          </table:table-cell>
          <table:table-cell table:style-name="ce2" table:formula="of:=MAX([.AC6:.AC458])" office:value-type="float" office:value="49" calcext:value-type="float">
            <text:p>49</text:p>
          </table:table-cell>
          <table:table-cell table:style-name="ce2" table:formula="of:=MAX([.AD6:.AD458])" office:value-type="float" office:value="232" calcext:value-type="float">
            <text:p>232</text:p>
          </table:table-cell>
          <table:table-cell table:style-name="ce2" table:formula="of:=MAX([.AE6:.AE458])" office:value-type="float" office:value="3078" calcext:value-type="float">
            <text:p>3078</text:p>
          </table:table-cell>
          <table:table-cell table:style-name="ce2" table:formula="of:=MAX([.AF6:.AF458])" office:value-type="float" office:value="26" calcext:value-type="float">
            <text:p>26</text:p>
          </table:table-cell>
          <table:table-cell table:style-name="ce2" table:formula="of:=MAX([.AG6:.AG458])" office:value-type="float" office:value="98" calcext:value-type="float">
            <text:p>98</text:p>
          </table:table-cell>
          <table:table-cell table:style-name="ce2" table:formula="of:=MAX([.AH6:.AH458])" office:value-type="float" office:value="38" calcext:value-type="float">
            <text:p>38</text:p>
          </table:table-cell>
          <table:table-cell table:style-name="ce2" table:formula="of:=MAX([.AI6:.AI458])" office:value-type="float" office:value="16756" calcext:value-type="float">
            <text:p>16756</text:p>
          </table:table-cell>
          <table:table-cell table:style-name="ce2" table:formula="of:=MAX([.AJ6:.AJ458])" office:value-type="float" office:value="0" calcext:value-type="float">
            <text:p>0</text:p>
          </table:table-cell>
          <table:table-cell table:style-name="ce2" table:formula="of:=MAX([.AK6:.AK458])" office:value-type="float" office:value="9105" calcext:value-type="float">
            <text:p>9105</text:p>
          </table:table-cell>
          <table:table-cell table:style-name="ce2" table:formula="of:=MAX([.AL6:.AL458])" office:value-type="float" office:value="418" calcext:value-type="float">
            <text:p>418</text:p>
          </table:table-cell>
          <table:table-cell table:style-name="ce2" table:formula="of:=MAX([.AM6:.AM458])" office:value-type="float" office:value="40" calcext:value-type="float">
            <text:p>40</text:p>
          </table:table-cell>
          <table:table-cell table:style-name="ce2" table:formula="of:=MAX([.AN6:.AN458])" office:value-type="float" office:value="289" calcext:value-type="float">
            <text:p>289</text:p>
          </table:table-cell>
          <table:table-cell table:style-name="ce2" table:formula="of:=MAX([.AO6:.AO458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008" calcext:value-type="float">
            <text:p>45008</text:p>
          </table:table-cell>
          <table:table-cell office:value-type="float" office:value="230095" calcext:value-type="float">
            <text:p>230095</text:p>
          </table:table-cell>
          <table:table-cell office:value-type="float" office:value="13298" calcext:value-type="float">
            <text:p>13298</text:p>
          </table:table-cell>
          <table:table-cell office:value-type="float" office:value="6074" calcext:value-type="float">
            <text:p>607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644" calcext:value-type="float">
            <text:p>264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692" calcext:value-type="float">
            <text:p>3692</text:p>
          </table:table-cell>
          <table:table-cell office:value-type="float" office:value="0" calcext:value-type="float">
            <text:p>0</text:p>
          </table:table-cell>
          <table:table-cell office:value-type="float" office:value="5613" calcext:value-type="float">
            <text:p>5613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5008" calcext:value-type="float">
            <text:p>45008</text:p>
          </table:table-cell>
          <table:table-cell office:value-type="float" office:value="230095" calcext:value-type="float">
            <text:p>230095</text:p>
          </table:table-cell>
          <table:table-cell office:value-type="float" office:value="13298" calcext:value-type="float">
            <text:p>13298</text:p>
          </table:table-cell>
          <table:table-cell office:value-type="float" office:value="6074" calcext:value-type="float">
            <text:p>607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644" calcext:value-type="float">
            <text:p>264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692" calcext:value-type="float">
            <text:p>3692</text:p>
          </table:table-cell>
          <table:table-cell office:value-type="float" office:value="0" calcext:value-type="float">
            <text:p>0</text:p>
          </table:table-cell>
          <table:table-cell office:value-type="float" office:value="5613" calcext:value-type="float">
            <text:p>5613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795" calcext:value-type="float">
            <text:p>45795</text:p>
          </table:table-cell>
          <table:table-cell office:value-type="float" office:value="254776" calcext:value-type="float">
            <text:p>254776</text:p>
          </table:table-cell>
          <table:table-cell office:value-type="float" office:value="12569" calcext:value-type="float">
            <text:p>12569</text:p>
          </table:table-cell>
          <table:table-cell office:value-type="float" office:value="4614" calcext:value-type="float">
            <text:p>461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827" calcext:value-type="float">
            <text:p>282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office:value-type="float" office:value="4345" calcext:value-type="float">
            <text:p>4345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5795" calcext:value-type="float">
            <text:p>45795</text:p>
          </table:table-cell>
          <table:table-cell office:value-type="float" office:value="254776" calcext:value-type="float">
            <text:p>254776</text:p>
          </table:table-cell>
          <table:table-cell office:value-type="float" office:value="12569" calcext:value-type="float">
            <text:p>12569</text:p>
          </table:table-cell>
          <table:table-cell office:value-type="float" office:value="4614" calcext:value-type="float">
            <text:p>461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827" calcext:value-type="float">
            <text:p>282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office:value-type="float" office:value="4345" calcext:value-type="float">
            <text:p>4345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86" calcext:value-type="float">
            <text:p>45586</text:p>
          </table:table-cell>
          <table:table-cell office:value-type="float" office:value="233254" calcext:value-type="float">
            <text:p>233254</text:p>
          </table:table-cell>
          <table:table-cell office:value-type="float" office:value="11532" calcext:value-type="float">
            <text:p>11532</text:p>
          </table:table-cell>
          <table:table-cell office:value-type="float" office:value="5386" calcext:value-type="float">
            <text:p>538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24" calcext:value-type="float">
            <text:p>252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694" calcext:value-type="float">
            <text:p>3694</text:p>
          </table:table-cell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5586" calcext:value-type="float">
            <text:p>45586</text:p>
          </table:table-cell>
          <table:table-cell office:value-type="float" office:value="233254" calcext:value-type="float">
            <text:p>233254</text:p>
          </table:table-cell>
          <table:table-cell office:value-type="float" office:value="11532" calcext:value-type="float">
            <text:p>11532</text:p>
          </table:table-cell>
          <table:table-cell office:value-type="float" office:value="5386" calcext:value-type="float">
            <text:p>538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24" calcext:value-type="float">
            <text:p>252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694" calcext:value-type="float">
            <text:p>3694</text:p>
          </table:table-cell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105" calcext:value-type="float">
            <text:p>58105</text:p>
          </table:table-cell>
          <table:table-cell office:value-type="float" office:value="234633" calcext:value-type="float">
            <text:p>234633</text:p>
          </table:table-cell>
          <table:table-cell office:value-type="float" office:value="21258" calcext:value-type="float">
            <text:p>21258</text:p>
          </table:table-cell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641" calcext:value-type="float">
            <text:p>264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10805" calcext:value-type="float">
            <text:p>10805</text:p>
          </table:table-cell>
          <table:table-cell office:value-type="float" office:value="0" calcext:value-type="float">
            <text:p>0</text:p>
          </table:table-cell>
          <table:table-cell office:value-type="float" office:value="6077" calcext:value-type="float">
            <text:p>607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8105" calcext:value-type="float">
            <text:p>58105</text:p>
          </table:table-cell>
          <table:table-cell office:value-type="float" office:value="234633" calcext:value-type="float">
            <text:p>234633</text:p>
          </table:table-cell>
          <table:table-cell office:value-type="float" office:value="21258" calcext:value-type="float">
            <text:p>21258</text:p>
          </table:table-cell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641" calcext:value-type="float">
            <text:p>264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10805" calcext:value-type="float">
            <text:p>10805</text:p>
          </table:table-cell>
          <table:table-cell office:value-type="float" office:value="0" calcext:value-type="float">
            <text:p>0</text:p>
          </table:table-cell>
          <table:table-cell office:value-type="float" office:value="6077" calcext:value-type="float">
            <text:p>607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559" calcext:value-type="float">
            <text:p>44559</text:p>
          </table:table-cell>
          <table:table-cell office:value-type="float" office:value="213945" calcext:value-type="float">
            <text:p>213945</text:p>
          </table:table-cell>
          <table:table-cell office:value-type="float" office:value="12490" calcext:value-type="float">
            <text:p>12490</text:p>
          </table:table-cell>
          <table:table-cell office:value-type="float" office:value="5602" calcext:value-type="float">
            <text:p>56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637" calcext:value-type="float">
            <text:p>263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792" calcext:value-type="float">
            <text:p>3792</text:p>
          </table:table-cell>
          <table:table-cell office:value-type="float" office:value="0" calcext:value-type="float">
            <text:p>0</text:p>
          </table:table-cell>
          <table:table-cell office:value-type="float" office:value="5337" calcext:value-type="float">
            <text:p>533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4559" calcext:value-type="float">
            <text:p>44559</text:p>
          </table:table-cell>
          <table:table-cell office:value-type="float" office:value="213945" calcext:value-type="float">
            <text:p>213945</text:p>
          </table:table-cell>
          <table:table-cell office:value-type="float" office:value="12490" calcext:value-type="float">
            <text:p>12490</text:p>
          </table:table-cell>
          <table:table-cell office:value-type="float" office:value="5602" calcext:value-type="float">
            <text:p>56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637" calcext:value-type="float">
            <text:p>263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792" calcext:value-type="float">
            <text:p>3792</text:p>
          </table:table-cell>
          <table:table-cell office:value-type="float" office:value="0" calcext:value-type="float">
            <text:p>0</text:p>
          </table:table-cell>
          <table:table-cell office:value-type="float" office:value="5337" calcext:value-type="float">
            <text:p>533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805" calcext:value-type="float">
            <text:p>57805</text:p>
          </table:table-cell>
          <table:table-cell office:value-type="float" office:value="238691" calcext:value-type="float">
            <text:p>238691</text:p>
          </table:table-cell>
          <table:table-cell office:value-type="float" office:value="8978" calcext:value-type="float">
            <text:p>8978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665" calcext:value-type="float">
            <text:p>166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  <table:table-cell office:value-type="float" office:value="3801" calcext:value-type="float">
            <text:p>3801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57805" calcext:value-type="float">
            <text:p>57805</text:p>
          </table:table-cell>
          <table:table-cell office:value-type="float" office:value="238691" calcext:value-type="float">
            <text:p>238691</text:p>
          </table:table-cell>
          <table:table-cell office:value-type="float" office:value="8978" calcext:value-type="float">
            <text:p>8978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665" calcext:value-type="float">
            <text:p>166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  <table:table-cell office:value-type="float" office:value="3801" calcext:value-type="float">
            <text:p>3801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103" calcext:value-type="float">
            <text:p>61103</text:p>
          </table:table-cell>
          <table:table-cell office:value-type="float" office:value="249513" calcext:value-type="float">
            <text:p>249513</text:p>
          </table:table-cell>
          <table:table-cell office:value-type="float" office:value="16813" calcext:value-type="float">
            <text:p>16813</text:p>
          </table:table-cell>
          <table:table-cell office:value-type="float" office:value="5927" calcext:value-type="float">
            <text:p>592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034" calcext:value-type="float">
            <text:p>5034</text:p>
          </table:table-cell>
          <table:table-cell office:value-type="float" office:value="0" calcext:value-type="float">
            <text:p>0</text:p>
          </table:table-cell>
          <table:table-cell office:value-type="float" office:value="5524" calcext:value-type="float">
            <text:p>5524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61103" calcext:value-type="float">
            <text:p>61103</text:p>
          </table:table-cell>
          <table:table-cell office:value-type="float" office:value="249513" calcext:value-type="float">
            <text:p>249513</text:p>
          </table:table-cell>
          <table:table-cell office:value-type="float" office:value="16813" calcext:value-type="float">
            <text:p>16813</text:p>
          </table:table-cell>
          <table:table-cell office:value-type="float" office:value="5927" calcext:value-type="float">
            <text:p>592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034" calcext:value-type="float">
            <text:p>5034</text:p>
          </table:table-cell>
          <table:table-cell office:value-type="float" office:value="0" calcext:value-type="float">
            <text:p>0</text:p>
          </table:table-cell>
          <table:table-cell office:value-type="float" office:value="5524" calcext:value-type="float">
            <text:p>5524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331" calcext:value-type="float">
            <text:p>45331</text:p>
          </table:table-cell>
          <table:table-cell office:value-type="float" office:value="238773" calcext:value-type="float">
            <text:p>238773</text:p>
          </table:table-cell>
          <table:table-cell office:value-type="float" office:value="18389" calcext:value-type="float">
            <text:p>18389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58" calcext:value-type="float">
            <text:p>205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972" calcext:value-type="float">
            <text:p>9972</text:p>
          </table:table-cell>
          <table:table-cell office:value-type="float" office:value="0" calcext:value-type="float">
            <text:p>0</text:p>
          </table:table-cell>
          <table:table-cell office:value-type="float" office:value="7498" calcext:value-type="float">
            <text:p>7498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5331" calcext:value-type="float">
            <text:p>45331</text:p>
          </table:table-cell>
          <table:table-cell office:value-type="float" office:value="238773" calcext:value-type="float">
            <text:p>238773</text:p>
          </table:table-cell>
          <table:table-cell office:value-type="float" office:value="18389" calcext:value-type="float">
            <text:p>18389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58" calcext:value-type="float">
            <text:p>205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972" calcext:value-type="float">
            <text:p>9972</text:p>
          </table:table-cell>
          <table:table-cell office:value-type="float" office:value="0" calcext:value-type="float">
            <text:p>0</text:p>
          </table:table-cell>
          <table:table-cell office:value-type="float" office:value="7498" calcext:value-type="float">
            <text:p>7498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429" calcext:value-type="float">
            <text:p>57429</text:p>
          </table:table-cell>
          <table:table-cell office:value-type="float" office:value="199069" calcext:value-type="float">
            <text:p>199069</text:p>
          </table:table-cell>
          <table:table-cell office:value-type="float" office:value="20031" calcext:value-type="float">
            <text:p>20031</text:p>
          </table:table-cell>
          <table:table-cell office:value-type="float" office:value="5739" calcext:value-type="float">
            <text:p>573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185" calcext:value-type="float">
            <text:p>218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909" calcext:value-type="float">
            <text:p>3909</text:p>
          </table:table-cell>
          <table:table-cell office:value-type="float" office:value="0" calcext:value-type="float">
            <text:p>0</text:p>
          </table:table-cell>
          <table:table-cell office:value-type="float" office:value="5387" calcext:value-type="float">
            <text:p>5387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7429" calcext:value-type="float">
            <text:p>57429</text:p>
          </table:table-cell>
          <table:table-cell office:value-type="float" office:value="199069" calcext:value-type="float">
            <text:p>199069</text:p>
          </table:table-cell>
          <table:table-cell office:value-type="float" office:value="20031" calcext:value-type="float">
            <text:p>20031</text:p>
          </table:table-cell>
          <table:table-cell office:value-type="float" office:value="5739" calcext:value-type="float">
            <text:p>573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185" calcext:value-type="float">
            <text:p>218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909" calcext:value-type="float">
            <text:p>3909</text:p>
          </table:table-cell>
          <table:table-cell office:value-type="float" office:value="0" calcext:value-type="float">
            <text:p>0</text:p>
          </table:table-cell>
          <table:table-cell office:value-type="float" office:value="5387" calcext:value-type="float">
            <text:p>5387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199" calcext:value-type="float">
            <text:p>65199</text:p>
          </table:table-cell>
          <table:table-cell office:value-type="float" office:value="204159" calcext:value-type="float">
            <text:p>204159</text:p>
          </table:table-cell>
          <table:table-cell office:value-type="float" office:value="11862" calcext:value-type="float">
            <text:p>11862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180" calcext:value-type="float">
            <text:p>218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3836" calcext:value-type="float">
            <text:p>3836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5199" calcext:value-type="float">
            <text:p>65199</text:p>
          </table:table-cell>
          <table:table-cell office:value-type="float" office:value="204159" calcext:value-type="float">
            <text:p>204159</text:p>
          </table:table-cell>
          <table:table-cell office:value-type="float" office:value="11862" calcext:value-type="float">
            <text:p>11862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180" calcext:value-type="float">
            <text:p>218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3836" calcext:value-type="float">
            <text:p>3836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444" calcext:value-type="float">
            <text:p>71444</text:p>
          </table:table-cell>
          <table:table-cell office:value-type="float" office:value="243535" calcext:value-type="float">
            <text:p>243535</text:p>
          </table:table-cell>
          <table:table-cell office:value-type="float" office:value="10987" calcext:value-type="float">
            <text:p>10987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390" calcext:value-type="float">
            <text:p>239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4471" calcext:value-type="float">
            <text:p>4471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1444" calcext:value-type="float">
            <text:p>71444</text:p>
          </table:table-cell>
          <table:table-cell office:value-type="float" office:value="243535" calcext:value-type="float">
            <text:p>243535</text:p>
          </table:table-cell>
          <table:table-cell office:value-type="float" office:value="10987" calcext:value-type="float">
            <text:p>10987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390" calcext:value-type="float">
            <text:p>239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4471" calcext:value-type="float">
            <text:p>4471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041" calcext:value-type="float">
            <text:p>45041</text:p>
          </table:table-cell>
          <table:table-cell office:value-type="float" office:value="304598" calcext:value-type="float">
            <text:p>304598</text:p>
          </table:table-cell>
          <table:table-cell office:value-type="float" office:value="16208" calcext:value-type="float">
            <text:p>16208</text:p>
          </table:table-cell>
          <table:table-cell office:value-type="float" office:value="6664" calcext:value-type="float">
            <text:p>666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203" calcext:value-type="float">
            <text:p>220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309" calcext:value-type="float">
            <text:p>4309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5041" calcext:value-type="float">
            <text:p>45041</text:p>
          </table:table-cell>
          <table:table-cell office:value-type="float" office:value="304598" calcext:value-type="float">
            <text:p>304598</text:p>
          </table:table-cell>
          <table:table-cell office:value-type="float" office:value="16208" calcext:value-type="float">
            <text:p>16208</text:p>
          </table:table-cell>
          <table:table-cell office:value-type="float" office:value="6664" calcext:value-type="float">
            <text:p>666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203" calcext:value-type="float">
            <text:p>220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309" calcext:value-type="float">
            <text:p>4309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808" calcext:value-type="float">
            <text:p>57808</text:p>
          </table:table-cell>
          <table:table-cell office:value-type="float" office:value="266351" calcext:value-type="float">
            <text:p>266351</text:p>
          </table:table-cell>
          <table:table-cell office:value-type="float" office:value="10107" calcext:value-type="float">
            <text:p>10107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228" calcext:value-type="float">
            <text:p>222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  <table:table-cell office:value-type="float" office:value="4857" calcext:value-type="float">
            <text:p>4857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7808" calcext:value-type="float">
            <text:p>57808</text:p>
          </table:table-cell>
          <table:table-cell office:value-type="float" office:value="266351" calcext:value-type="float">
            <text:p>266351</text:p>
          </table:table-cell>
          <table:table-cell office:value-type="float" office:value="10107" calcext:value-type="float">
            <text:p>10107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228" calcext:value-type="float">
            <text:p>222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  <table:table-cell office:value-type="float" office:value="4857" calcext:value-type="float">
            <text:p>4857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683" calcext:value-type="float">
            <text:p>64683</text:p>
          </table:table-cell>
          <table:table-cell office:value-type="float" office:value="321948" calcext:value-type="float">
            <text:p>321948</text:p>
          </table:table-cell>
          <table:table-cell office:value-type="float" office:value="15917" calcext:value-type="float">
            <text:p>15917</text:p>
          </table:table-cell>
          <table:table-cell office:value-type="float" office:value="6366" calcext:value-type="float">
            <text:p>636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909" calcext:value-type="float">
            <text:p>190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190" calcext:value-type="float">
            <text:p>4190</text:p>
          </table:table-cell>
          <table:table-cell office:value-type="float" office:value="0" calcext:value-type="float">
            <text:p>0</text:p>
          </table:table-cell>
          <table:table-cell office:value-type="float" office:value="5897" calcext:value-type="float">
            <text:p>5897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64683" calcext:value-type="float">
            <text:p>64683</text:p>
          </table:table-cell>
          <table:table-cell office:value-type="float" office:value="321948" calcext:value-type="float">
            <text:p>321948</text:p>
          </table:table-cell>
          <table:table-cell office:value-type="float" office:value="15917" calcext:value-type="float">
            <text:p>15917</text:p>
          </table:table-cell>
          <table:table-cell office:value-type="float" office:value="6366" calcext:value-type="float">
            <text:p>636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909" calcext:value-type="float">
            <text:p>190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190" calcext:value-type="float">
            <text:p>4190</text:p>
          </table:table-cell>
          <table:table-cell office:value-type="float" office:value="0" calcext:value-type="float">
            <text:p>0</text:p>
          </table:table-cell>
          <table:table-cell office:value-type="float" office:value="5897" calcext:value-type="float">
            <text:p>5897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686" calcext:value-type="float">
            <text:p>44686</text:p>
          </table:table-cell>
          <table:table-cell office:value-type="float" office:value="258607" calcext:value-type="float">
            <text:p>258607</text:p>
          </table:table-cell>
          <table:table-cell office:value-type="float" office:value="16081" calcext:value-type="float">
            <text:p>16081</text:p>
          </table:table-cell>
          <table:table-cell office:value-type="float" office:value="6707" calcext:value-type="float">
            <text:p>67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989" calcext:value-type="float">
            <text:p>3989</text:p>
          </table:table-cell>
          <table:table-cell office:value-type="float" office:value="0" calcext:value-type="float">
            <text:p>0</text:p>
          </table:table-cell>
          <table:table-cell office:value-type="float" office:value="6225" calcext:value-type="float">
            <text:p>6225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4686" calcext:value-type="float">
            <text:p>44686</text:p>
          </table:table-cell>
          <table:table-cell office:value-type="float" office:value="258607" calcext:value-type="float">
            <text:p>258607</text:p>
          </table:table-cell>
          <table:table-cell office:value-type="float" office:value="16081" calcext:value-type="float">
            <text:p>16081</text:p>
          </table:table-cell>
          <table:table-cell office:value-type="float" office:value="6707" calcext:value-type="float">
            <text:p>67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989" calcext:value-type="float">
            <text:p>3989</text:p>
          </table:table-cell>
          <table:table-cell office:value-type="float" office:value="0" calcext:value-type="float">
            <text:p>0</text:p>
          </table:table-cell>
          <table:table-cell office:value-type="float" office:value="6225" calcext:value-type="float">
            <text:p>6225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340" calcext:value-type="float">
            <text:p>75340</text:p>
          </table:table-cell>
          <table:table-cell office:value-type="float" office:value="228202" calcext:value-type="float">
            <text:p>228202</text:p>
          </table:table-cell>
          <table:table-cell office:value-type="float" office:value="18640" calcext:value-type="float">
            <text:p>18640</text:p>
          </table:table-cell>
          <table:table-cell office:value-type="float" office:value="5299" calcext:value-type="float">
            <text:p>529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92" calcext:value-type="float">
            <text:p>239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491" calcext:value-type="float">
            <text:p>8491</text:p>
          </table:table-cell>
          <table:table-cell office:value-type="float" office:value="0" calcext:value-type="float">
            <text:p>0</text:p>
          </table:table-cell>
          <table:table-cell office:value-type="float" office:value="4948" calcext:value-type="float">
            <text:p>4948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5340" calcext:value-type="float">
            <text:p>75340</text:p>
          </table:table-cell>
          <table:table-cell office:value-type="float" office:value="228202" calcext:value-type="float">
            <text:p>228202</text:p>
          </table:table-cell>
          <table:table-cell office:value-type="float" office:value="18640" calcext:value-type="float">
            <text:p>18640</text:p>
          </table:table-cell>
          <table:table-cell office:value-type="float" office:value="5299" calcext:value-type="float">
            <text:p>529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92" calcext:value-type="float">
            <text:p>239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491" calcext:value-type="float">
            <text:p>8491</text:p>
          </table:table-cell>
          <table:table-cell office:value-type="float" office:value="0" calcext:value-type="float">
            <text:p>0</text:p>
          </table:table-cell>
          <table:table-cell office:value-type="float" office:value="4948" calcext:value-type="float">
            <text:p>4948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088" calcext:value-type="float">
            <text:p>87088</text:p>
          </table:table-cell>
          <table:table-cell office:value-type="float" office:value="213900" calcext:value-type="float">
            <text:p>213900</text:p>
          </table:table-cell>
          <table:table-cell office:value-type="float" office:value="14904" calcext:value-type="float">
            <text:p>14904</text:p>
          </table:table-cell>
          <table:table-cell office:value-type="float" office:value="5388" calcext:value-type="float">
            <text:p>53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88" calcext:value-type="float">
            <text:p>158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  <table:table-cell office:value-type="float" office:value="5046" calcext:value-type="float">
            <text:p>5046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87088" calcext:value-type="float">
            <text:p>87088</text:p>
          </table:table-cell>
          <table:table-cell office:value-type="float" office:value="213900" calcext:value-type="float">
            <text:p>213900</text:p>
          </table:table-cell>
          <table:table-cell office:value-type="float" office:value="14904" calcext:value-type="float">
            <text:p>14904</text:p>
          </table:table-cell>
          <table:table-cell office:value-type="float" office:value="5388" calcext:value-type="float">
            <text:p>53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88" calcext:value-type="float">
            <text:p>158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  <table:table-cell office:value-type="float" office:value="5046" calcext:value-type="float">
            <text:p>5046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230" calcext:value-type="float">
            <text:p>45230</text:p>
          </table:table-cell>
          <table:table-cell office:value-type="float" office:value="236903" calcext:value-type="float">
            <text:p>236903</text:p>
          </table:table-cell>
          <table:table-cell office:value-type="float" office:value="9784" calcext:value-type="float">
            <text:p>9784</text:p>
          </table:table-cell>
          <table:table-cell office:value-type="float" office:value="4258" calcext:value-type="float">
            <text:p>425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40" calcext:value-type="float">
            <text:p>16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747" calcext:value-type="float">
            <text:p>3747</text:p>
          </table:table-cell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5230" calcext:value-type="float">
            <text:p>45230</text:p>
          </table:table-cell>
          <table:table-cell office:value-type="float" office:value="236903" calcext:value-type="float">
            <text:p>236903</text:p>
          </table:table-cell>
          <table:table-cell office:value-type="float" office:value="9784" calcext:value-type="float">
            <text:p>9784</text:p>
          </table:table-cell>
          <table:table-cell office:value-type="float" office:value="4258" calcext:value-type="float">
            <text:p>425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40" calcext:value-type="float">
            <text:p>16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747" calcext:value-type="float">
            <text:p>3747</text:p>
          </table:table-cell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121" calcext:value-type="float">
            <text:p>53121</text:p>
          </table:table-cell>
          <table:table-cell office:value-type="float" office:value="341553" calcext:value-type="float">
            <text:p>341553</text:p>
          </table:table-cell>
          <table:table-cell office:value-type="float" office:value="16055" calcext:value-type="float">
            <text:p>16055</text:p>
          </table:table-cell>
          <table:table-cell office:value-type="float" office:value="4973" calcext:value-type="float">
            <text:p>497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138" calcext:value-type="float">
            <text:p>213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916" calcext:value-type="float">
            <text:p>5916</text:p>
          </table:table-cell>
          <table:table-cell office:value-type="float" office:value="0" calcext:value-type="float">
            <text:p>0</text:p>
          </table:table-cell>
          <table:table-cell office:value-type="float" office:value="4688" calcext:value-type="float">
            <text:p>4688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3121" calcext:value-type="float">
            <text:p>53121</text:p>
          </table:table-cell>
          <table:table-cell office:value-type="float" office:value="341553" calcext:value-type="float">
            <text:p>341553</text:p>
          </table:table-cell>
          <table:table-cell office:value-type="float" office:value="16055" calcext:value-type="float">
            <text:p>16055</text:p>
          </table:table-cell>
          <table:table-cell office:value-type="float" office:value="4973" calcext:value-type="float">
            <text:p>497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138" calcext:value-type="float">
            <text:p>213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916" calcext:value-type="float">
            <text:p>5916</text:p>
          </table:table-cell>
          <table:table-cell office:value-type="float" office:value="0" calcext:value-type="float">
            <text:p>0</text:p>
          </table:table-cell>
          <table:table-cell office:value-type="float" office:value="4688" calcext:value-type="float">
            <text:p>4688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441" calcext:value-type="float">
            <text:p>52441</text:p>
          </table:table-cell>
          <table:table-cell office:value-type="float" office:value="246453" calcext:value-type="float">
            <text:p>246453</text:p>
          </table:table-cell>
          <table:table-cell office:value-type="float" office:value="22644" calcext:value-type="float">
            <text:p>22644</text:p>
          </table:table-cell>
          <table:table-cell office:value-type="float" office:value="7585" calcext:value-type="float">
            <text:p>758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885" calcext:value-type="float">
            <text:p>288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0679" calcext:value-type="float">
            <text:p>10679</text:p>
          </table:table-cell>
          <table:table-cell office:value-type="float" office:value="0" calcext:value-type="float">
            <text:p>0</text:p>
          </table:table-cell>
          <table:table-cell office:value-type="float" office:value="7098" calcext:value-type="float">
            <text:p>7098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2441" calcext:value-type="float">
            <text:p>52441</text:p>
          </table:table-cell>
          <table:table-cell office:value-type="float" office:value="246453" calcext:value-type="float">
            <text:p>246453</text:p>
          </table:table-cell>
          <table:table-cell office:value-type="float" office:value="22644" calcext:value-type="float">
            <text:p>22644</text:p>
          </table:table-cell>
          <table:table-cell office:value-type="float" office:value="7585" calcext:value-type="float">
            <text:p>758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885" calcext:value-type="float">
            <text:p>288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0679" calcext:value-type="float">
            <text:p>10679</text:p>
          </table:table-cell>
          <table:table-cell office:value-type="float" office:value="0" calcext:value-type="float">
            <text:p>0</text:p>
          </table:table-cell>
          <table:table-cell office:value-type="float" office:value="7098" calcext:value-type="float">
            <text:p>7098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355" calcext:value-type="float">
            <text:p>52355</text:p>
          </table:table-cell>
          <table:table-cell office:value-type="float" office:value="250388" calcext:value-type="float">
            <text:p>250388</text:p>
          </table:table-cell>
          <table:table-cell office:value-type="float" office:value="9827" calcext:value-type="float">
            <text:p>9827</text:p>
          </table:table-cell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38" calcext:value-type="float">
            <text:p>183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530" calcext:value-type="float">
            <text:p>3530</text:p>
          </table:table-cell>
          <table:table-cell office:value-type="float" office:value="0" calcext:value-type="float">
            <text:p>0</text:p>
          </table:table-cell>
          <table:table-cell office:value-type="float" office:value="3772" calcext:value-type="float">
            <text:p>3772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2355" calcext:value-type="float">
            <text:p>52355</text:p>
          </table:table-cell>
          <table:table-cell office:value-type="float" office:value="250388" calcext:value-type="float">
            <text:p>250388</text:p>
          </table:table-cell>
          <table:table-cell office:value-type="float" office:value="9827" calcext:value-type="float">
            <text:p>9827</text:p>
          </table:table-cell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38" calcext:value-type="float">
            <text:p>183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530" calcext:value-type="float">
            <text:p>3530</text:p>
          </table:table-cell>
          <table:table-cell office:value-type="float" office:value="0" calcext:value-type="float">
            <text:p>0</text:p>
          </table:table-cell>
          <table:table-cell office:value-type="float" office:value="3772" calcext:value-type="float">
            <text:p>3772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192" calcext:value-type="float">
            <text:p>56192</text:p>
          </table:table-cell>
          <table:table-cell office:value-type="float" office:value="319317" calcext:value-type="float">
            <text:p>319317</text:p>
          </table:table-cell>
          <table:table-cell office:value-type="float" office:value="17642" calcext:value-type="float">
            <text:p>17642</text:p>
          </table:table-cell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293" calcext:value-type="float">
            <text:p>4293</text:p>
          </table:table-cell>
          <table:table-cell office:value-type="float" office:value="0" calcext:value-type="float">
            <text:p>0</text:p>
          </table:table-cell>
          <table:table-cell office:value-type="float" office:value="6841" calcext:value-type="float">
            <text:p>6841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6192" calcext:value-type="float">
            <text:p>56192</text:p>
          </table:table-cell>
          <table:table-cell office:value-type="float" office:value="319317" calcext:value-type="float">
            <text:p>319317</text:p>
          </table:table-cell>
          <table:table-cell office:value-type="float" office:value="17642" calcext:value-type="float">
            <text:p>17642</text:p>
          </table:table-cell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293" calcext:value-type="float">
            <text:p>4293</text:p>
          </table:table-cell>
          <table:table-cell office:value-type="float" office:value="0" calcext:value-type="float">
            <text:p>0</text:p>
          </table:table-cell>
          <table:table-cell office:value-type="float" office:value="6841" calcext:value-type="float">
            <text:p>6841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960" calcext:value-type="float">
            <text:p>44960</text:p>
          </table:table-cell>
          <table:table-cell office:value-type="float" office:value="211853" calcext:value-type="float">
            <text:p>211853</text:p>
          </table:table-cell>
          <table:table-cell office:value-type="float" office:value="21457" calcext:value-type="float">
            <text:p>21457</text:p>
          </table:table-cell>
          <table:table-cell office:value-type="float" office:value="5982" calcext:value-type="float">
            <text:p>59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261" calcext:value-type="float">
            <text:p>226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440" calcext:value-type="float">
            <text:p>11440</text:p>
          </table:table-cell>
          <table:table-cell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4960" calcext:value-type="float">
            <text:p>44960</text:p>
          </table:table-cell>
          <table:table-cell office:value-type="float" office:value="211853" calcext:value-type="float">
            <text:p>211853</text:p>
          </table:table-cell>
          <table:table-cell office:value-type="float" office:value="21457" calcext:value-type="float">
            <text:p>21457</text:p>
          </table:table-cell>
          <table:table-cell office:value-type="float" office:value="5982" calcext:value-type="float">
            <text:p>59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261" calcext:value-type="float">
            <text:p>226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440" calcext:value-type="float">
            <text:p>11440</text:p>
          </table:table-cell>
          <table:table-cell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688" calcext:value-type="float">
            <text:p>44688</text:p>
          </table:table-cell>
          <table:table-cell office:value-type="float" office:value="275812" calcext:value-type="float">
            <text:p>275812</text:p>
          </table:table-cell>
          <table:table-cell office:value-type="float" office:value="11749" calcext:value-type="float">
            <text:p>11749</text:p>
          </table:table-cell>
          <table:table-cell office:value-type="float" office:value="7062" calcext:value-type="float">
            <text:p>706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219" calcext:value-type="float">
            <text:p>22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885" calcext:value-type="float">
            <text:p>3885</text:p>
          </table:table-cell>
          <table:table-cell office:value-type="float" office:value="0" calcext:value-type="float">
            <text:p>0</text:p>
          </table:table-cell>
          <table:table-cell office:value-type="float" office:value="6651" calcext:value-type="float">
            <text:p>6651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4688" calcext:value-type="float">
            <text:p>44688</text:p>
          </table:table-cell>
          <table:table-cell office:value-type="float" office:value="275812" calcext:value-type="float">
            <text:p>275812</text:p>
          </table:table-cell>
          <table:table-cell office:value-type="float" office:value="11749" calcext:value-type="float">
            <text:p>11749</text:p>
          </table:table-cell>
          <table:table-cell office:value-type="float" office:value="7062" calcext:value-type="float">
            <text:p>706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219" calcext:value-type="float">
            <text:p>22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885" calcext:value-type="float">
            <text:p>3885</text:p>
          </table:table-cell>
          <table:table-cell office:value-type="float" office:value="0" calcext:value-type="float">
            <text:p>0</text:p>
          </table:table-cell>
          <table:table-cell office:value-type="float" office:value="6651" calcext:value-type="float">
            <text:p>6651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704" calcext:value-type="float">
            <text:p>45704</text:p>
          </table:table-cell>
          <table:table-cell office:value-type="float" office:value="250624" calcext:value-type="float">
            <text:p>250624</text:p>
          </table:table-cell>
          <table:table-cell office:value-type="float" office:value="11372" calcext:value-type="float">
            <text:p>11372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501" calcext:value-type="float">
            <text:p>250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4957" calcext:value-type="float">
            <text:p>4957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5704" calcext:value-type="float">
            <text:p>45704</text:p>
          </table:table-cell>
          <table:table-cell office:value-type="float" office:value="250624" calcext:value-type="float">
            <text:p>250624</text:p>
          </table:table-cell>
          <table:table-cell office:value-type="float" office:value="11372" calcext:value-type="float">
            <text:p>11372</text:p>
          </table:table-cell>
          <table:table-cell office:value-type="float" office:value="5247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501" calcext:value-type="float">
            <text:p>250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4957" calcext:value-type="float">
            <text:p>4957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315" calcext:value-type="float">
            <text:p>65315</text:p>
          </table:table-cell>
          <table:table-cell office:value-type="float" office:value="244449" calcext:value-type="float">
            <text:p>244449</text:p>
          </table:table-cell>
          <table:table-cell office:value-type="float" office:value="11114" calcext:value-type="float">
            <text:p>11114</text:p>
          </table:table-cell>
          <table:table-cell office:value-type="float" office:value="7538" calcext:value-type="float">
            <text:p>753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357" calcext:value-type="float">
            <text:p>235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7188" calcext:value-type="float">
            <text:p>7188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5315" calcext:value-type="float">
            <text:p>65315</text:p>
          </table:table-cell>
          <table:table-cell office:value-type="float" office:value="244449" calcext:value-type="float">
            <text:p>244449</text:p>
          </table:table-cell>
          <table:table-cell office:value-type="float" office:value="11114" calcext:value-type="float">
            <text:p>11114</text:p>
          </table:table-cell>
          <table:table-cell office:value-type="float" office:value="7538" calcext:value-type="float">
            <text:p>753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357" calcext:value-type="float">
            <text:p>235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7188" calcext:value-type="float">
            <text:p>7188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902" calcext:value-type="float">
            <text:p>44902</text:p>
          </table:table-cell>
          <table:table-cell office:value-type="float" office:value="297566" calcext:value-type="float">
            <text:p>297566</text:p>
          </table:table-cell>
          <table:table-cell office:value-type="float" office:value="9757" calcext:value-type="float">
            <text:p>9757</text:p>
          </table:table-cell>
          <table:table-cell office:value-type="float" office:value="4710" calcext:value-type="float">
            <text:p>47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12" calcext:value-type="float">
            <text:p>191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4902" calcext:value-type="float">
            <text:p>44902</text:p>
          </table:table-cell>
          <table:table-cell office:value-type="float" office:value="297566" calcext:value-type="float">
            <text:p>297566</text:p>
          </table:table-cell>
          <table:table-cell office:value-type="float" office:value="9757" calcext:value-type="float">
            <text:p>9757</text:p>
          </table:table-cell>
          <table:table-cell office:value-type="float" office:value="4710" calcext:value-type="float">
            <text:p>47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12" calcext:value-type="float">
            <text:p>191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337" calcext:value-type="float">
            <text:p>57337</text:p>
          </table:table-cell>
          <table:table-cell office:value-type="float" office:value="230044" calcext:value-type="float">
            <text:p>230044</text:p>
          </table:table-cell>
          <table:table-cell office:value-type="float" office:value="12265" calcext:value-type="float">
            <text:p>12265</text:p>
          </table:table-cell>
          <table:table-cell office:value-type="float" office:value="6122" calcext:value-type="float">
            <text:p>61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31" calcext:value-type="float">
            <text:p>203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781" calcext:value-type="float">
            <text:p>5781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7337" calcext:value-type="float">
            <text:p>57337</text:p>
          </table:table-cell>
          <table:table-cell office:value-type="float" office:value="230044" calcext:value-type="float">
            <text:p>230044</text:p>
          </table:table-cell>
          <table:table-cell office:value-type="float" office:value="12265" calcext:value-type="float">
            <text:p>12265</text:p>
          </table:table-cell>
          <table:table-cell office:value-type="float" office:value="6122" calcext:value-type="float">
            <text:p>61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31" calcext:value-type="float">
            <text:p>203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781" calcext:value-type="float">
            <text:p>5781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542" calcext:value-type="float">
            <text:p>62542</text:p>
          </table:table-cell>
          <table:table-cell office:value-type="float" office:value="211495" calcext:value-type="float">
            <text:p>211495</text:p>
          </table:table-cell>
          <table:table-cell office:value-type="float" office:value="20854" calcext:value-type="float">
            <text:p>20854</text:p>
          </table:table-cell>
          <table:table-cell office:value-type="float" office:value="7516" calcext:value-type="float">
            <text:p>751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786" calcext:value-type="float">
            <text:p>278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852" calcext:value-type="float">
            <text:p>9852</text:p>
          </table:table-cell>
          <table:table-cell office:value-type="float" office:value="0" calcext:value-type="float">
            <text:p>0</text:p>
          </table:table-cell>
          <table:table-cell office:value-type="float" office:value="7066" calcext:value-type="float">
            <text:p>7066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2542" calcext:value-type="float">
            <text:p>62542</text:p>
          </table:table-cell>
          <table:table-cell office:value-type="float" office:value="211495" calcext:value-type="float">
            <text:p>211495</text:p>
          </table:table-cell>
          <table:table-cell office:value-type="float" office:value="20854" calcext:value-type="float">
            <text:p>20854</text:p>
          </table:table-cell>
          <table:table-cell office:value-type="float" office:value="7516" calcext:value-type="float">
            <text:p>751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786" calcext:value-type="float">
            <text:p>278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852" calcext:value-type="float">
            <text:p>9852</text:p>
          </table:table-cell>
          <table:table-cell office:value-type="float" office:value="0" calcext:value-type="float">
            <text:p>0</text:p>
          </table:table-cell>
          <table:table-cell office:value-type="float" office:value="7066" calcext:value-type="float">
            <text:p>7066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149" calcext:value-type="float">
            <text:p>45149</text:p>
          </table:table-cell>
          <table:table-cell office:value-type="float" office:value="234994" calcext:value-type="float">
            <text:p>234994</text:p>
          </table:table-cell>
          <table:table-cell office:value-type="float" office:value="12894" calcext:value-type="float">
            <text:p>12894</text:p>
          </table:table-cell>
          <table:table-cell office:value-type="float" office:value="5678" calcext:value-type="float">
            <text:p>567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63" calcext:value-type="float">
            <text:p>226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421" calcext:value-type="float">
            <text:p>5421</text:p>
          </table:table-cell>
          <table:table-cell office:value-type="float" office:value="0" calcext:value-type="float">
            <text:p>0</text:p>
          </table:table-cell>
          <table:table-cell office:value-type="float" office:value="5333" calcext:value-type="float">
            <text:p>5333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5149" calcext:value-type="float">
            <text:p>45149</text:p>
          </table:table-cell>
          <table:table-cell office:value-type="float" office:value="234994" calcext:value-type="float">
            <text:p>234994</text:p>
          </table:table-cell>
          <table:table-cell office:value-type="float" office:value="12894" calcext:value-type="float">
            <text:p>12894</text:p>
          </table:table-cell>
          <table:table-cell office:value-type="float" office:value="5678" calcext:value-type="float">
            <text:p>567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63" calcext:value-type="float">
            <text:p>226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421" calcext:value-type="float">
            <text:p>5421</text:p>
          </table:table-cell>
          <table:table-cell office:value-type="float" office:value="0" calcext:value-type="float">
            <text:p>0</text:p>
          </table:table-cell>
          <table:table-cell office:value-type="float" office:value="5333" calcext:value-type="float">
            <text:p>5333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911" calcext:value-type="float">
            <text:p>57911</text:p>
          </table:table-cell>
          <table:table-cell office:value-type="float" office:value="258287" calcext:value-type="float">
            <text:p>258287</text:p>
          </table:table-cell>
          <table:table-cell office:value-type="float" office:value="9405" calcext:value-type="float">
            <text:p>9405</text:p>
          </table:table-cell>
          <table:table-cell office:value-type="float" office:value="4798" calcext:value-type="float">
            <text:p>479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751" calcext:value-type="float">
            <text:p>175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  <table:table-cell office:value-type="float" office:value="4551" calcext:value-type="float">
            <text:p>4551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7911" calcext:value-type="float">
            <text:p>57911</text:p>
          </table:table-cell>
          <table:table-cell office:value-type="float" office:value="258287" calcext:value-type="float">
            <text:p>258287</text:p>
          </table:table-cell>
          <table:table-cell office:value-type="float" office:value="9405" calcext:value-type="float">
            <text:p>9405</text:p>
          </table:table-cell>
          <table:table-cell office:value-type="float" office:value="4798" calcext:value-type="float">
            <text:p>479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751" calcext:value-type="float">
            <text:p>175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  <table:table-cell office:value-type="float" office:value="4551" calcext:value-type="float">
            <text:p>4551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210" calcext:value-type="float">
            <text:p>56210</text:p>
          </table:table-cell>
          <table:table-cell office:value-type="float" office:value="254664" calcext:value-type="float">
            <text:p>254664</text:p>
          </table:table-cell>
          <table:table-cell office:value-type="float" office:value="16118" calcext:value-type="float">
            <text:p>16118</text:p>
          </table:table-cell>
          <table:table-cell office:value-type="float" office:value="5987" calcext:value-type="float">
            <text:p>598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62" calcext:value-type="float">
            <text:p>196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098" calcext:value-type="float">
            <text:p>4098</text:p>
          </table:table-cell>
          <table:table-cell office:value-type="float" office:value="0" calcext:value-type="float">
            <text:p>0</text:p>
          </table:table-cell>
          <table:table-cell office:value-type="float" office:value="5634" calcext:value-type="float">
            <text:p>5634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6210" calcext:value-type="float">
            <text:p>56210</text:p>
          </table:table-cell>
          <table:table-cell office:value-type="float" office:value="254664" calcext:value-type="float">
            <text:p>254664</text:p>
          </table:table-cell>
          <table:table-cell office:value-type="float" office:value="16118" calcext:value-type="float">
            <text:p>16118</text:p>
          </table:table-cell>
          <table:table-cell office:value-type="float" office:value="5987" calcext:value-type="float">
            <text:p>598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62" calcext:value-type="float">
            <text:p>196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098" calcext:value-type="float">
            <text:p>4098</text:p>
          </table:table-cell>
          <table:table-cell office:value-type="float" office:value="0" calcext:value-type="float">
            <text:p>0</text:p>
          </table:table-cell>
          <table:table-cell office:value-type="float" office:value="5634" calcext:value-type="float">
            <text:p>5634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981" calcext:value-type="float">
            <text:p>53981</text:p>
          </table:table-cell>
          <table:table-cell office:value-type="float" office:value="279417" calcext:value-type="float">
            <text:p>279417</text:p>
          </table:table-cell>
          <table:table-cell office:value-type="float" office:value="22678" calcext:value-type="float">
            <text:p>22678</text:p>
          </table:table-cell>
          <table:table-cell office:value-type="float" office:value="6319" calcext:value-type="float">
            <text:p>631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810" calcext:value-type="float">
            <text:p>281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1031" calcext:value-type="float">
            <text:p>11031</text:p>
          </table:table-cell>
          <table:table-cell office:value-type="float" office:value="0" calcext:value-type="float">
            <text:p>0</text:p>
          </table:table-cell>
          <table:table-cell office:value-type="float" office:value="6006" calcext:value-type="float">
            <text:p>6006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3981" calcext:value-type="float">
            <text:p>53981</text:p>
          </table:table-cell>
          <table:table-cell office:value-type="float" office:value="279417" calcext:value-type="float">
            <text:p>279417</text:p>
          </table:table-cell>
          <table:table-cell office:value-type="float" office:value="22678" calcext:value-type="float">
            <text:p>22678</text:p>
          </table:table-cell>
          <table:table-cell office:value-type="float" office:value="6319" calcext:value-type="float">
            <text:p>631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810" calcext:value-type="float">
            <text:p>281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1031" calcext:value-type="float">
            <text:p>11031</text:p>
          </table:table-cell>
          <table:table-cell office:value-type="float" office:value="0" calcext:value-type="float">
            <text:p>0</text:p>
          </table:table-cell>
          <table:table-cell office:value-type="float" office:value="6006" calcext:value-type="float">
            <text:p>6006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480" calcext:value-type="float">
            <text:p>58480</text:p>
          </table:table-cell>
          <table:table-cell office:value-type="float" office:value="285126" calcext:value-type="float">
            <text:p>285126</text:p>
          </table:table-cell>
          <table:table-cell office:value-type="float" office:value="10073" calcext:value-type="float">
            <text:p>10073</text:p>
          </table:table-cell>
          <table:table-cell office:value-type="float" office:value="5657" calcext:value-type="float">
            <text:p>56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558" calcext:value-type="float">
            <text:p>155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333" calcext:value-type="float">
            <text:p>5333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8480" calcext:value-type="float">
            <text:p>58480</text:p>
          </table:table-cell>
          <table:table-cell office:value-type="float" office:value="285126" calcext:value-type="float">
            <text:p>285126</text:p>
          </table:table-cell>
          <table:table-cell office:value-type="float" office:value="10073" calcext:value-type="float">
            <text:p>10073</text:p>
          </table:table-cell>
          <table:table-cell office:value-type="float" office:value="5657" calcext:value-type="float">
            <text:p>56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558" calcext:value-type="float">
            <text:p>155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333" calcext:value-type="float">
            <text:p>5333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185" calcext:value-type="float">
            <text:p>59185</text:p>
          </table:table-cell>
          <table:table-cell office:value-type="float" office:value="230895" calcext:value-type="float">
            <text:p>230895</text:p>
          </table:table-cell>
          <table:table-cell office:value-type="float" office:value="11243" calcext:value-type="float">
            <text:p>11243</text:p>
          </table:table-cell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536" calcext:value-type="float">
            <text:p>253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</text:p>
          </table:table-cell>
          <table:table-cell office:value-type="float" office:value="4914" calcext:value-type="float">
            <text:p>4914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9185" calcext:value-type="float">
            <text:p>59185</text:p>
          </table:table-cell>
          <table:table-cell office:value-type="float" office:value="230895" calcext:value-type="float">
            <text:p>230895</text:p>
          </table:table-cell>
          <table:table-cell office:value-type="float" office:value="11243" calcext:value-type="float">
            <text:p>11243</text:p>
          </table:table-cell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536" calcext:value-type="float">
            <text:p>253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</text:p>
          </table:table-cell>
          <table:table-cell office:value-type="float" office:value="4914" calcext:value-type="float">
            <text:p>4914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080" calcext:value-type="float">
            <text:p>62080</text:p>
          </table:table-cell>
          <table:table-cell office:value-type="float" office:value="211137" calcext:value-type="float">
            <text:p>211137</text:p>
          </table:table-cell>
          <table:table-cell office:value-type="float" office:value="15933" calcext:value-type="float">
            <text:p>15933</text:p>
          </table:table-cell>
          <table:table-cell office:value-type="float" office:value="6452" calcext:value-type="float">
            <text:p>645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038" calcext:value-type="float">
            <text:p>203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</text:p>
          </table:table-cell>
          <table:table-cell office:value-type="float" office:value="6053" calcext:value-type="float">
            <text:p>6053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62080" calcext:value-type="float">
            <text:p>62080</text:p>
          </table:table-cell>
          <table:table-cell office:value-type="float" office:value="211137" calcext:value-type="float">
            <text:p>211137</text:p>
          </table:table-cell>
          <table:table-cell office:value-type="float" office:value="15933" calcext:value-type="float">
            <text:p>15933</text:p>
          </table:table-cell>
          <table:table-cell office:value-type="float" office:value="6452" calcext:value-type="float">
            <text:p>645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038" calcext:value-type="float">
            <text:p>203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</text:p>
          </table:table-cell>
          <table:table-cell office:value-type="float" office:value="6053" calcext:value-type="float">
            <text:p>6053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822" calcext:value-type="float">
            <text:p>46822</text:p>
          </table:table-cell>
          <table:table-cell office:value-type="float" office:value="252080" calcext:value-type="float">
            <text:p>252080</text:p>
          </table:table-cell>
          <table:table-cell office:value-type="float" office:value="19136" calcext:value-type="float">
            <text:p>19136</text:p>
          </table:table-cell>
          <table:table-cell office:value-type="float" office:value="4807" calcext:value-type="float">
            <text:p>480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541" calcext:value-type="float">
            <text:p>254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1232" calcext:value-type="float">
            <text:p>11232</text:p>
          </table:table-cell>
          <table:table-cell office:value-type="float" office:value="0" calcext:value-type="float">
            <text:p>0</text:p>
          </table:table-cell>
          <table:table-cell office:value-type="float" office:value="4519" calcext:value-type="float">
            <text:p>4519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6822" calcext:value-type="float">
            <text:p>46822</text:p>
          </table:table-cell>
          <table:table-cell office:value-type="float" office:value="252080" calcext:value-type="float">
            <text:p>252080</text:p>
          </table:table-cell>
          <table:table-cell office:value-type="float" office:value="19136" calcext:value-type="float">
            <text:p>19136</text:p>
          </table:table-cell>
          <table:table-cell office:value-type="float" office:value="4807" calcext:value-type="float">
            <text:p>480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541" calcext:value-type="float">
            <text:p>254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1232" calcext:value-type="float">
            <text:p>11232</text:p>
          </table:table-cell>
          <table:table-cell office:value-type="float" office:value="0" calcext:value-type="float">
            <text:p>0</text:p>
          </table:table-cell>
          <table:table-cell office:value-type="float" office:value="4519" calcext:value-type="float">
            <text:p>4519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float" office:value="245975" calcext:value-type="float">
            <text:p>245975</text:p>
          </table:table-cell>
          <table:table-cell office:value-type="float" office:value="18173" calcext:value-type="float">
            <text:p>18173</text:p>
          </table:table-cell>
          <table:table-cell office:value-type="float" office:value="6369" calcext:value-type="float">
            <text:p>636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27" calcext:value-type="float">
            <text:p>252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7072" calcext:value-type="float">
            <text:p>7072</text:p>
          </table:table-cell>
          <table:table-cell office:value-type="float" office:value="0" calcext:value-type="float">
            <text:p>0</text:p>
          </table:table-cell>
          <table:table-cell office:value-type="float" office:value="5997" calcext:value-type="float">
            <text:p>5997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2332" calcext:value-type="float">
            <text:p>52332</text:p>
          </table:table-cell>
          <table:table-cell office:value-type="float" office:value="245975" calcext:value-type="float">
            <text:p>245975</text:p>
          </table:table-cell>
          <table:table-cell office:value-type="float" office:value="18173" calcext:value-type="float">
            <text:p>18173</text:p>
          </table:table-cell>
          <table:table-cell office:value-type="float" office:value="6369" calcext:value-type="float">
            <text:p>636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27" calcext:value-type="float">
            <text:p>252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7072" calcext:value-type="float">
            <text:p>7072</text:p>
          </table:table-cell>
          <table:table-cell office:value-type="float" office:value="0" calcext:value-type="float">
            <text:p>0</text:p>
          </table:table-cell>
          <table:table-cell office:value-type="float" office:value="5997" calcext:value-type="float">
            <text:p>5997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877" calcext:value-type="float">
            <text:p>44877</text:p>
          </table:table-cell>
          <table:table-cell office:value-type="float" office:value="270551" calcext:value-type="float">
            <text:p>270551</text:p>
          </table:table-cell>
          <table:table-cell office:value-type="float" office:value="20985" calcext:value-type="float">
            <text:p>20985</text:p>
          </table:table-cell>
          <table:table-cell office:value-type="float" office:value="9389" calcext:value-type="float">
            <text:p>938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128" calcext:value-type="float">
            <text:p>212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624" calcext:value-type="float">
            <text:p>8624</text:p>
          </table:table-cell>
          <table:table-cell office:value-type="float" office:value="0" calcext:value-type="float">
            <text:p>0</text:p>
          </table:table-cell>
          <table:table-cell office:value-type="float" office:value="9105" calcext:value-type="float">
            <text:p>9105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4877" calcext:value-type="float">
            <text:p>44877</text:p>
          </table:table-cell>
          <table:table-cell office:value-type="float" office:value="270551" calcext:value-type="float">
            <text:p>270551</text:p>
          </table:table-cell>
          <table:table-cell office:value-type="float" office:value="20985" calcext:value-type="float">
            <text:p>20985</text:p>
          </table:table-cell>
          <table:table-cell office:value-type="float" office:value="9389" calcext:value-type="float">
            <text:p>938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128" calcext:value-type="float">
            <text:p>212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624" calcext:value-type="float">
            <text:p>8624</text:p>
          </table:table-cell>
          <table:table-cell office:value-type="float" office:value="0" calcext:value-type="float">
            <text:p>0</text:p>
          </table:table-cell>
          <table:table-cell office:value-type="float" office:value="9105" calcext:value-type="float">
            <text:p>9105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002" calcext:value-type="float">
            <text:p>54002</text:p>
          </table:table-cell>
          <table:table-cell office:value-type="float" office:value="219909" calcext:value-type="float">
            <text:p>219909</text:p>
          </table:table-cell>
          <table:table-cell office:value-type="float" office:value="18862" calcext:value-type="float">
            <text:p>18862</text:p>
          </table:table-cell>
          <table:table-cell office:value-type="float" office:value="6754" calcext:value-type="float">
            <text:p>675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371" calcext:value-type="float">
            <text:p>237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733" calcext:value-type="float">
            <text:p>10733</text:p>
          </table:table-cell>
          <table:table-cell office:value-type="float" office:value="0" calcext:value-type="float">
            <text:p>0</text:p>
          </table:table-cell>
          <table:table-cell office:value-type="float" office:value="6477" calcext:value-type="float">
            <text:p>6477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54002" calcext:value-type="float">
            <text:p>54002</text:p>
          </table:table-cell>
          <table:table-cell office:value-type="float" office:value="219909" calcext:value-type="float">
            <text:p>219909</text:p>
          </table:table-cell>
          <table:table-cell office:value-type="float" office:value="18862" calcext:value-type="float">
            <text:p>18862</text:p>
          </table:table-cell>
          <table:table-cell office:value-type="float" office:value="6754" calcext:value-type="float">
            <text:p>675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371" calcext:value-type="float">
            <text:p>237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733" calcext:value-type="float">
            <text:p>10733</text:p>
          </table:table-cell>
          <table:table-cell office:value-type="float" office:value="0" calcext:value-type="float">
            <text:p>0</text:p>
          </table:table-cell>
          <table:table-cell office:value-type="float" office:value="6477" calcext:value-type="float">
            <text:p>6477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161" calcext:value-type="float">
            <text:p>47161</text:p>
          </table:table-cell>
          <table:table-cell office:value-type="float" office:value="308180" calcext:value-type="float">
            <text:p>308180</text:p>
          </table:table-cell>
          <table:table-cell office:value-type="float" office:value="11187" calcext:value-type="float">
            <text:p>11187</text:p>
          </table:table-cell>
          <table:table-cell office:value-type="float" office:value="5592" calcext:value-type="float">
            <text:p>559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99" calcext:value-type="float">
            <text:p>219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5310" calcext:value-type="float">
            <text:p>531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7161" calcext:value-type="float">
            <text:p>47161</text:p>
          </table:table-cell>
          <table:table-cell office:value-type="float" office:value="308180" calcext:value-type="float">
            <text:p>308180</text:p>
          </table:table-cell>
          <table:table-cell office:value-type="float" office:value="11187" calcext:value-type="float">
            <text:p>11187</text:p>
          </table:table-cell>
          <table:table-cell office:value-type="float" office:value="5592" calcext:value-type="float">
            <text:p>559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99" calcext:value-type="float">
            <text:p>219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5310" calcext:value-type="float">
            <text:p>531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320" calcext:value-type="float">
            <text:p>57320</text:p>
          </table:table-cell>
          <table:table-cell office:value-type="float" office:value="255461" calcext:value-type="float">
            <text:p>255461</text:p>
          </table:table-cell>
          <table:table-cell office:value-type="float" office:value="15656" calcext:value-type="float">
            <text:p>15656</text:p>
          </table:table-cell>
          <table:table-cell office:value-type="float" office:value="6056" calcext:value-type="float">
            <text:p>605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01" calcext:value-type="float">
            <text:p>190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964" calcext:value-type="float">
            <text:p>3964</text:p>
          </table:table-cell>
          <table:table-cell office:value-type="float" office:value="0" calcext:value-type="float">
            <text:p>0</text:p>
          </table:table-cell>
          <table:table-cell office:value-type="float" office:value="5631" calcext:value-type="float">
            <text:p>5631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7320" calcext:value-type="float">
            <text:p>57320</text:p>
          </table:table-cell>
          <table:table-cell office:value-type="float" office:value="255461" calcext:value-type="float">
            <text:p>255461</text:p>
          </table:table-cell>
          <table:table-cell office:value-type="float" office:value="15656" calcext:value-type="float">
            <text:p>15656</text:p>
          </table:table-cell>
          <table:table-cell office:value-type="float" office:value="6056" calcext:value-type="float">
            <text:p>605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01" calcext:value-type="float">
            <text:p>190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964" calcext:value-type="float">
            <text:p>3964</text:p>
          </table:table-cell>
          <table:table-cell office:value-type="float" office:value="0" calcext:value-type="float">
            <text:p>0</text:p>
          </table:table-cell>
          <table:table-cell office:value-type="float" office:value="5631" calcext:value-type="float">
            <text:p>5631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411" calcext:value-type="float">
            <text:p>47411</text:p>
          </table:table-cell>
          <table:table-cell office:value-type="float" office:value="269474" calcext:value-type="float">
            <text:p>269474</text:p>
          </table:table-cell>
          <table:table-cell office:value-type="float" office:value="10577" calcext:value-type="float">
            <text:p>10577</text:p>
          </table:table-cell>
          <table:table-cell office:value-type="float" office:value="5872" calcext:value-type="float">
            <text:p>587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930" calcext:value-type="float">
            <text:p>193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467" calcext:value-type="float">
            <text:p>3467</text:p>
          </table:table-cell>
          <table:table-cell office:value-type="float" office:value="0" calcext:value-type="float">
            <text:p>0</text:p>
          </table:table-cell>
          <table:table-cell office:value-type="float" office:value="5540" calcext:value-type="float">
            <text:p>5540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7411" calcext:value-type="float">
            <text:p>47411</text:p>
          </table:table-cell>
          <table:table-cell office:value-type="float" office:value="269474" calcext:value-type="float">
            <text:p>269474</text:p>
          </table:table-cell>
          <table:table-cell office:value-type="float" office:value="10577" calcext:value-type="float">
            <text:p>10577</text:p>
          </table:table-cell>
          <table:table-cell office:value-type="float" office:value="5872" calcext:value-type="float">
            <text:p>587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930" calcext:value-type="float">
            <text:p>193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467" calcext:value-type="float">
            <text:p>3467</text:p>
          </table:table-cell>
          <table:table-cell office:value-type="float" office:value="0" calcext:value-type="float">
            <text:p>0</text:p>
          </table:table-cell>
          <table:table-cell office:value-type="float" office:value="5540" calcext:value-type="float">
            <text:p>5540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486" calcext:value-type="float">
            <text:p>44486</text:p>
          </table:table-cell>
          <table:table-cell office:value-type="float" office:value="209044" calcext:value-type="float">
            <text:p>209044</text:p>
          </table:table-cell>
          <table:table-cell office:value-type="float" office:value="11126" calcext:value-type="float">
            <text:p>11126</text:p>
          </table:table-cell>
          <table:table-cell office:value-type="float" office:value="4794" calcext:value-type="float">
            <text:p>479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089" calcext:value-type="float">
            <text:p>208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  <table:table-cell office:value-type="float" office:value="4490" calcext:value-type="float">
            <text:p>449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4486" calcext:value-type="float">
            <text:p>44486</text:p>
          </table:table-cell>
          <table:table-cell office:value-type="float" office:value="209044" calcext:value-type="float">
            <text:p>209044</text:p>
          </table:table-cell>
          <table:table-cell office:value-type="float" office:value="11126" calcext:value-type="float">
            <text:p>11126</text:p>
          </table:table-cell>
          <table:table-cell office:value-type="float" office:value="4794" calcext:value-type="float">
            <text:p>479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089" calcext:value-type="float">
            <text:p>208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  <table:table-cell office:value-type="float" office:value="4490" calcext:value-type="float">
            <text:p>449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table:formula="of:=AVERAGE([.A6:.A49])" office:value-type="float" office:value="54186.4545454545" calcext:value-type="float">
            <text:p>54186.455</text:p>
          </table:table-cell>
          <table:table-cell table:style-name="ce1" table:formula="of:=AVERAGE([.B6:.B49])" office:value-type="float" office:value="250811.363636364" calcext:value-type="float">
            <text:p>250811.364</text:p>
          </table:table-cell>
          <table:table-cell table:style-name="ce1" table:formula="of:=AVERAGE([.C6:.C49])" office:value-type="float" office:value="14741.5909090909" calcext:value-type="float">
            <text:p>14741.591</text:p>
          </table:table-cell>
          <table:table-cell table:style-name="ce1" table:formula="of:=AVERAGE([.D6:.D49])" office:value-type="float" office:value="5893.29545454546" calcext:value-type="float">
            <text:p>5893.295</text:p>
          </table:table-cell>
          <table:table-cell table:style-name="ce1" table:formula="of:=AVERAGE([.E6:.E49])" office:value-type="float" office:value="0" calcext:value-type="float">
            <text:p>0.000</text:p>
          </table:table-cell>
          <table:table-cell table:style-name="ce1" table:formula="of:=AVERAGE([.F6:.F49])" office:value-type="float" office:value="69.1590909090909" calcext:value-type="float">
            <text:p>69.159</text:p>
          </table:table-cell>
          <table:table-cell table:style-name="ce1" table:formula="of:=AVERAGE([.G6:.G49])" office:value-type="float" office:value="23.25" calcext:value-type="float">
            <text:p>23.250</text:p>
          </table:table-cell>
          <table:table-cell table:style-name="ce1" table:formula="of:=AVERAGE([.H6:.H49])" office:value-type="float" office:value="36.8863636363636" calcext:value-type="float">
            <text:p>36.886</text:p>
          </table:table-cell>
          <table:table-cell table:style-name="ce1" table:formula="of:=AVERAGE([.I6:.I49])" office:value-type="float" office:value="2205.68181818182" calcext:value-type="float">
            <text:p>2205.682</text:p>
          </table:table-cell>
          <table:table-cell table:style-name="ce1" table:formula="of:=AVERAGE([.J6:.J49])" office:value-type="float" office:value="8.31818181818182" calcext:value-type="float">
            <text:p>8.318</text:p>
          </table:table-cell>
          <table:table-cell table:style-name="ce1" table:formula="of:=AVERAGE([.K6:.K49])" office:value-type="float" office:value="41.5909090909091" calcext:value-type="float">
            <text:p>41.591</text:p>
          </table:table-cell>
          <table:table-cell table:style-name="ce1" table:formula="of:=AVERAGE([.L6:.L49])" office:value-type="float" office:value="11.6136363636364" calcext:value-type="float">
            <text:p>11.614</text:p>
          </table:table-cell>
          <table:table-cell table:style-name="ce1" table:formula="of:=AVERAGE([.M6:.M49])" office:value-type="float" office:value="5516.52272727273" calcext:value-type="float">
            <text:p>5516.523</text:p>
          </table:table-cell>
          <table:table-cell table:style-name="ce1" table:formula="of:=AVERAGE([.N6:.N49])" office:value-type="float" office:value="0" calcext:value-type="float">
            <text:p>0.000</text:p>
          </table:table-cell>
          <table:table-cell table:style-name="ce1" table:formula="of:=AVERAGE([.O6:.O49])" office:value-type="float" office:value="5553.70454545455" calcext:value-type="float">
            <text:p>5553.705</text:p>
          </table:table-cell>
          <table:table-cell table:style-name="ce1" table:formula="of:=AVERAGE([.P6:.P49])" office:value-type="float" office:value="131.886363636364" calcext:value-type="float">
            <text:p>131.886</text:p>
          </table:table-cell>
          <table:table-cell table:style-name="ce1" table:formula="of:=AVERAGE([.Q6:.Q49])" office:value-type="float" office:value="11.6363636363636" calcext:value-type="float">
            <text:p>11.636</text:p>
          </table:table-cell>
          <table:table-cell table:style-name="ce1" table:formula="of:=AVERAGE([.R6:.R49])" office:value-type="float" office:value="137.068181818182" calcext:value-type="float">
            <text:p>137.068</text:p>
          </table:table-cell>
          <table:table-cell table:style-name="ce1" table:formula="of:=AVERAGE([.S6:.S49])" office:value-type="float" office:value="29.5454545454545" calcext:value-type="float">
            <text:p>29.545</text:p>
          </table:table-cell>
          <table:table-cell table:number-columns-repeated="2"/>
          <table:table-cell table:style-name="ce1"/>
          <table:table-cell/>
          <table:table-cell table:style-name="ce1" table:number-columns-repeated="17"/>
          <table:table-cell table:style-name="ce1" table:formula="of:=AVERAGE([.AO6:.AO49])" office:value-type="float" office:value="29.5454545454545" calcext:value-type="float">
            <text:p>29.545</text:p>
          </table:table-cell>
        </table:table-row>
        <table:table-row table:style-name="ro1">
          <table:table-cell office:value-type="string" calcext:value-type="string">
            <text:p>Testcase 1</text:p>
          </table:table-cell>
          <table:table-cell table:number-columns-repeated="20"/>
          <table:table-cell office:value-type="string" calcext:value-type="string">
            <text:p>Testcase 1</text:p>
          </table:table-cell>
          <table:table-cell table:number-columns-repeated="19"/>
        </table:table-row>
        <table:table-row table:style-name="ro1">
          <table:table-cell office:value-type="float" office:value="48737" calcext:value-type="float">
            <text:p>48737</text:p>
          </table:table-cell>
          <table:table-cell office:value-type="float" office:value="458785" calcext:value-type="float">
            <text:p>458785</text:p>
          </table:table-cell>
          <table:table-cell office:value-type="float" office:value="11955" calcext:value-type="float">
            <text:p>11955</text:p>
          </table:table-cell>
          <table:table-cell office:value-type="float" office:value="6772" calcext:value-type="float">
            <text:p>677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314" calcext:value-type="float">
            <text:p>23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14" calcext:value-type="float">
            <text:p>3614</text:p>
          </table:table-cell>
          <table:table-cell office:value-type="float" office:value="0" calcext:value-type="float">
            <text:p>0</text:p>
          </table:table-cell>
          <table:table-cell office:value-type="float" office:value="6371" calcext:value-type="float">
            <text:p>6371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8737" calcext:value-type="float">
            <text:p>48737</text:p>
          </table:table-cell>
          <table:table-cell office:value-type="float" office:value="458785" calcext:value-type="float">
            <text:p>458785</text:p>
          </table:table-cell>
          <table:table-cell office:value-type="float" office:value="11955" calcext:value-type="float">
            <text:p>11955</text:p>
          </table:table-cell>
          <table:table-cell office:value-type="float" office:value="6772" calcext:value-type="float">
            <text:p>677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314" calcext:value-type="float">
            <text:p>23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14" calcext:value-type="float">
            <text:p>3614</text:p>
          </table:table-cell>
          <table:table-cell office:value-type="float" office:value="0" calcext:value-type="float">
            <text:p>0</text:p>
          </table:table-cell>
          <table:table-cell office:value-type="float" office:value="6371" calcext:value-type="float">
            <text:p>6371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746" calcext:value-type="float">
            <text:p>44746</text:p>
          </table:table-cell>
          <table:table-cell office:value-type="float" office:value="238331" calcext:value-type="float">
            <text:p>238331</text:p>
          </table:table-cell>
          <table:table-cell office:value-type="float" office:value="18589" calcext:value-type="float">
            <text:p>18589</text:p>
          </table:table-cell>
          <table:table-cell office:value-type="float" office:value="5769" calcext:value-type="float">
            <text:p>576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708" calcext:value-type="float">
            <text:p>270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9289" calcext:value-type="float">
            <text:p>9289</text:p>
          </table:table-cell>
          <table:table-cell office:value-type="float" office:value="0" calcext:value-type="float">
            <text:p>0</text:p>
          </table:table-cell>
          <table:table-cell office:value-type="float" office:value="5523" calcext:value-type="float">
            <text:p>5523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4746" calcext:value-type="float">
            <text:p>44746</text:p>
          </table:table-cell>
          <table:table-cell office:value-type="float" office:value="238331" calcext:value-type="float">
            <text:p>238331</text:p>
          </table:table-cell>
          <table:table-cell office:value-type="float" office:value="18589" calcext:value-type="float">
            <text:p>18589</text:p>
          </table:table-cell>
          <table:table-cell office:value-type="float" office:value="5769" calcext:value-type="float">
            <text:p>576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708" calcext:value-type="float">
            <text:p>270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9289" calcext:value-type="float">
            <text:p>9289</text:p>
          </table:table-cell>
          <table:table-cell office:value-type="float" office:value="0" calcext:value-type="float">
            <text:p>0</text:p>
          </table:table-cell>
          <table:table-cell office:value-type="float" office:value="5523" calcext:value-type="float">
            <text:p>5523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567" calcext:value-type="float">
            <text:p>53567</text:p>
          </table:table-cell>
          <table:table-cell office:value-type="float" office:value="245207" calcext:value-type="float">
            <text:p>245207</text:p>
          </table:table-cell>
          <table:table-cell office:value-type="float" office:value="19641" calcext:value-type="float">
            <text:p>19641</text:p>
          </table:table-cell>
          <table:table-cell office:value-type="float" office:value="6617" calcext:value-type="float">
            <text:p>66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713" calcext:value-type="float">
            <text:p>271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1166" calcext:value-type="float">
            <text:p>11166</text:p>
          </table:table-cell>
          <table:table-cell office:value-type="float" office:value="0" calcext:value-type="float">
            <text:p>0</text:p>
          </table:table-cell>
          <table:table-cell office:value-type="float" office:value="6224" calcext:value-type="float">
            <text:p>6224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3567" calcext:value-type="float">
            <text:p>53567</text:p>
          </table:table-cell>
          <table:table-cell office:value-type="float" office:value="245207" calcext:value-type="float">
            <text:p>245207</text:p>
          </table:table-cell>
          <table:table-cell office:value-type="float" office:value="19641" calcext:value-type="float">
            <text:p>19641</text:p>
          </table:table-cell>
          <table:table-cell office:value-type="float" office:value="6617" calcext:value-type="float">
            <text:p>66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713" calcext:value-type="float">
            <text:p>271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1166" calcext:value-type="float">
            <text:p>11166</text:p>
          </table:table-cell>
          <table:table-cell office:value-type="float" office:value="0" calcext:value-type="float">
            <text:p>0</text:p>
          </table:table-cell>
          <table:table-cell office:value-type="float" office:value="6224" calcext:value-type="float">
            <text:p>6224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157" calcext:value-type="float">
            <text:p>55157</text:p>
          </table:table-cell>
          <table:table-cell office:value-type="float" office:value="257532" calcext:value-type="float">
            <text:p>257532</text:p>
          </table:table-cell>
          <table:table-cell office:value-type="float" office:value="12350" calcext:value-type="float">
            <text:p>12350</text:p>
          </table:table-cell>
          <table:table-cell office:value-type="float" office:value="5369" calcext:value-type="float">
            <text:p>536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586" calcext:value-type="float">
            <text:p>258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949" calcext:value-type="float">
            <text:p>3949</text:p>
          </table:table-cell>
          <table:table-cell office:value-type="float" office:value="0" calcext:value-type="float">
            <text:p>0</text:p>
          </table:table-cell>
          <table:table-cell office:value-type="float" office:value="5095" calcext:value-type="float">
            <text:p>5095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5157" calcext:value-type="float">
            <text:p>55157</text:p>
          </table:table-cell>
          <table:table-cell office:value-type="float" office:value="257532" calcext:value-type="float">
            <text:p>257532</text:p>
          </table:table-cell>
          <table:table-cell office:value-type="float" office:value="12350" calcext:value-type="float">
            <text:p>12350</text:p>
          </table:table-cell>
          <table:table-cell office:value-type="float" office:value="5369" calcext:value-type="float">
            <text:p>536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586" calcext:value-type="float">
            <text:p>258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949" calcext:value-type="float">
            <text:p>3949</text:p>
          </table:table-cell>
          <table:table-cell office:value-type="float" office:value="0" calcext:value-type="float">
            <text:p>0</text:p>
          </table:table-cell>
          <table:table-cell office:value-type="float" office:value="5095" calcext:value-type="float">
            <text:p>5095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float" office:value="240089" calcext:value-type="float">
            <text:p>240089</text:p>
          </table:table-cell>
          <table:table-cell office:value-type="float" office:value="19253" calcext:value-type="float">
            <text:p>19253</text:p>
          </table:table-cell>
          <table:table-cell office:value-type="float" office:value="6214" calcext:value-type="float">
            <text:p>62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725" calcext:value-type="float">
            <text:p>272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0883" calcext:value-type="float">
            <text:p>10883</text:p>
          </table:table-cell>
          <table:table-cell office:value-type="float" office:value="0" calcext:value-type="float">
            <text:p>0</text:p>
          </table:table-cell>
          <table:table-cell office:value-type="float" office:value="5827" calcext:value-type="float">
            <text:p>5827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4522" calcext:value-type="float">
            <text:p>44522</text:p>
          </table:table-cell>
          <table:table-cell office:value-type="float" office:value="240089" calcext:value-type="float">
            <text:p>240089</text:p>
          </table:table-cell>
          <table:table-cell office:value-type="float" office:value="19253" calcext:value-type="float">
            <text:p>19253</text:p>
          </table:table-cell>
          <table:table-cell office:value-type="float" office:value="6214" calcext:value-type="float">
            <text:p>62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725" calcext:value-type="float">
            <text:p>272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0883" calcext:value-type="float">
            <text:p>10883</text:p>
          </table:table-cell>
          <table:table-cell office:value-type="float" office:value="0" calcext:value-type="float">
            <text:p>0</text:p>
          </table:table-cell>
          <table:table-cell office:value-type="float" office:value="5827" calcext:value-type="float">
            <text:p>5827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337" calcext:value-type="float">
            <text:p>44337</text:p>
          </table:table-cell>
          <table:table-cell office:value-type="float" office:value="338288" calcext:value-type="float">
            <text:p>338288</text:p>
          </table:table-cell>
          <table:table-cell office:value-type="float" office:value="11870" calcext:value-type="float">
            <text:p>11870</text:p>
          </table:table-cell>
          <table:table-cell office:value-type="float" office:value="6059" calcext:value-type="float">
            <text:p>605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279" calcext:value-type="float">
            <text:p>227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716" calcext:value-type="float">
            <text:p>3716</text:p>
          </table:table-cell>
          <table:table-cell office:value-type="float" office:value="0" calcext:value-type="float">
            <text:p>0</text:p>
          </table:table-cell>
          <table:table-cell office:value-type="float" office:value="5801" calcext:value-type="float">
            <text:p>5801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4337" calcext:value-type="float">
            <text:p>44337</text:p>
          </table:table-cell>
          <table:table-cell office:value-type="float" office:value="338288" calcext:value-type="float">
            <text:p>338288</text:p>
          </table:table-cell>
          <table:table-cell office:value-type="float" office:value="11870" calcext:value-type="float">
            <text:p>11870</text:p>
          </table:table-cell>
          <table:table-cell office:value-type="float" office:value="6059" calcext:value-type="float">
            <text:p>605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279" calcext:value-type="float">
            <text:p>227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716" calcext:value-type="float">
            <text:p>3716</text:p>
          </table:table-cell>
          <table:table-cell office:value-type="float" office:value="0" calcext:value-type="float">
            <text:p>0</text:p>
          </table:table-cell>
          <table:table-cell office:value-type="float" office:value="5801" calcext:value-type="float">
            <text:p>5801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923" calcext:value-type="float">
            <text:p>44923</text:p>
          </table:table-cell>
          <table:table-cell office:value-type="float" office:value="350000" calcext:value-type="float">
            <text:p>350000</text:p>
          </table:table-cell>
          <table:table-cell office:value-type="float" office:value="10771" calcext:value-type="float">
            <text:p>10771</text:p>
          </table:table-cell>
          <table:table-cell office:value-type="float" office:value="8837" calcext:value-type="float">
            <text:p>883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office:value-type="float" office:value="8565" calcext:value-type="float">
            <text:p>8565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4923" calcext:value-type="float">
            <text:p>44923</text:p>
          </table:table-cell>
          <table:table-cell office:value-type="float" office:value="350000" calcext:value-type="float">
            <text:p>350000</text:p>
          </table:table-cell>
          <table:table-cell office:value-type="float" office:value="10771" calcext:value-type="float">
            <text:p>10771</text:p>
          </table:table-cell>
          <table:table-cell office:value-type="float" office:value="8837" calcext:value-type="float">
            <text:p>883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office:value-type="float" office:value="8565" calcext:value-type="float">
            <text:p>8565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758" calcext:value-type="float">
            <text:p>63758</text:p>
          </table:table-cell>
          <table:table-cell office:value-type="float" office:value="299318" calcext:value-type="float">
            <text:p>299318</text:p>
          </table:table-cell>
          <table:table-cell office:value-type="float" office:value="11167" calcext:value-type="float">
            <text:p>11167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397" calcext:value-type="float">
            <text:p>239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3758" calcext:value-type="float">
            <text:p>63758</text:p>
          </table:table-cell>
          <table:table-cell office:value-type="float" office:value="299318" calcext:value-type="float">
            <text:p>299318</text:p>
          </table:table-cell>
          <table:table-cell office:value-type="float" office:value="11167" calcext:value-type="float">
            <text:p>11167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397" calcext:value-type="float">
            <text:p>239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959" calcext:value-type="float">
            <text:p>59959</text:p>
          </table:table-cell>
          <table:table-cell office:value-type="float" office:value="234464" calcext:value-type="float">
            <text:p>234464</text:p>
          </table:table-cell>
          <table:table-cell office:value-type="float" office:value="12008" calcext:value-type="float">
            <text:p>12008</text:p>
          </table:table-cell>
          <table:table-cell office:value-type="float" office:value="6383" calcext:value-type="float">
            <text:p>638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358" calcext:value-type="float">
            <text:p>235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office:value-type="float" office:value="6034" calcext:value-type="float">
            <text:p>6034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9959" calcext:value-type="float">
            <text:p>59959</text:p>
          </table:table-cell>
          <table:table-cell office:value-type="float" office:value="234464" calcext:value-type="float">
            <text:p>234464</text:p>
          </table:table-cell>
          <table:table-cell office:value-type="float" office:value="12008" calcext:value-type="float">
            <text:p>12008</text:p>
          </table:table-cell>
          <table:table-cell office:value-type="float" office:value="6383" calcext:value-type="float">
            <text:p>638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358" calcext:value-type="float">
            <text:p>235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office:value-type="float" office:value="6034" calcext:value-type="float">
            <text:p>6034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181" calcext:value-type="float">
            <text:p>51181</text:p>
          </table:table-cell>
          <table:table-cell office:value-type="float" office:value="286865" calcext:value-type="float">
            <text:p>286865</text:p>
          </table:table-cell>
          <table:table-cell office:value-type="float" office:value="11510" calcext:value-type="float">
            <text:p>11510</text:p>
          </table:table-cell>
          <table:table-cell office:value-type="float" office:value="5564" calcext:value-type="float">
            <text:p>55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553" calcext:value-type="float">
            <text:p>3553</text:p>
          </table:table-cell>
          <table:table-cell office:value-type="float" office:value="0" calcext:value-type="float">
            <text:p>0</text:p>
          </table:table-cell>
          <table:table-cell office:value-type="float" office:value="5275" calcext:value-type="float">
            <text:p>5275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1181" calcext:value-type="float">
            <text:p>51181</text:p>
          </table:table-cell>
          <table:table-cell office:value-type="float" office:value="286865" calcext:value-type="float">
            <text:p>286865</text:p>
          </table:table-cell>
          <table:table-cell office:value-type="float" office:value="11510" calcext:value-type="float">
            <text:p>11510</text:p>
          </table:table-cell>
          <table:table-cell office:value-type="float" office:value="5564" calcext:value-type="float">
            <text:p>55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553" calcext:value-type="float">
            <text:p>3553</text:p>
          </table:table-cell>
          <table:table-cell office:value-type="float" office:value="0" calcext:value-type="float">
            <text:p>0</text:p>
          </table:table-cell>
          <table:table-cell office:value-type="float" office:value="5275" calcext:value-type="float">
            <text:p>5275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160" calcext:value-type="float">
            <text:p>53160</text:p>
          </table:table-cell>
          <table:table-cell office:value-type="float" office:value="289186" calcext:value-type="float">
            <text:p>289186</text:p>
          </table:table-cell>
          <table:table-cell office:value-type="float" office:value="14021" calcext:value-type="float">
            <text:p>14021</text:p>
          </table:table-cell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67" calcext:value-type="float">
            <text:p>256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578" calcext:value-type="float">
            <text:p>5578</text:p>
          </table:table-cell>
          <table:table-cell office:value-type="float" office:value="0" calcext:value-type="float">
            <text:p>0</text:p>
          </table:table-cell>
          <table:table-cell office:value-type="float" office:value="4288" calcext:value-type="float">
            <text:p>4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3160" calcext:value-type="float">
            <text:p>53160</text:p>
          </table:table-cell>
          <table:table-cell office:value-type="float" office:value="289186" calcext:value-type="float">
            <text:p>289186</text:p>
          </table:table-cell>
          <table:table-cell office:value-type="float" office:value="14021" calcext:value-type="float">
            <text:p>14021</text:p>
          </table:table-cell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67" calcext:value-type="float">
            <text:p>256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578" calcext:value-type="float">
            <text:p>5578</text:p>
          </table:table-cell>
          <table:table-cell office:value-type="float" office:value="0" calcext:value-type="float">
            <text:p>0</text:p>
          </table:table-cell>
          <table:table-cell office:value-type="float" office:value="4288" calcext:value-type="float">
            <text:p>4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716" calcext:value-type="float">
            <text:p>44716</text:p>
          </table:table-cell>
          <table:table-cell office:value-type="float" office:value="268874" calcext:value-type="float">
            <text:p>268874</text:p>
          </table:table-cell>
          <table:table-cell office:value-type="float" office:value="20186" calcext:value-type="float">
            <text:p>20186</text:p>
          </table:table-cell>
          <table:table-cell office:value-type="float" office:value="8325" calcext:value-type="float">
            <text:p>832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2576" calcext:value-type="float">
            <text:p>257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208" calcext:value-type="float">
            <text:p>8208</text:p>
          </table:table-cell>
          <table:table-cell office:value-type="float" office:value="0" calcext:value-type="float">
            <text:p>0</text:p>
          </table:table-cell>
          <table:table-cell office:value-type="float" office:value="7718" calcext:value-type="float">
            <text:p>7718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44716" calcext:value-type="float">
            <text:p>44716</text:p>
          </table:table-cell>
          <table:table-cell office:value-type="float" office:value="268874" calcext:value-type="float">
            <text:p>268874</text:p>
          </table:table-cell>
          <table:table-cell office:value-type="float" office:value="20186" calcext:value-type="float">
            <text:p>20186</text:p>
          </table:table-cell>
          <table:table-cell office:value-type="float" office:value="8325" calcext:value-type="float">
            <text:p>832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2576" calcext:value-type="float">
            <text:p>257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208" calcext:value-type="float">
            <text:p>8208</text:p>
          </table:table-cell>
          <table:table-cell office:value-type="float" office:value="0" calcext:value-type="float">
            <text:p>0</text:p>
          </table:table-cell>
          <table:table-cell office:value-type="float" office:value="7718" calcext:value-type="float">
            <text:p>7718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681" calcext:value-type="float">
            <text:p>66681</text:p>
          </table:table-cell>
          <table:table-cell office:value-type="float" office:value="221543" calcext:value-type="float">
            <text:p>221543</text:p>
          </table:table-cell>
          <table:table-cell office:value-type="float" office:value="10190" calcext:value-type="float">
            <text:p>1019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152" calcext:value-type="float">
            <text:p>215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  <table:table-cell office:value-type="float" office:value="4227" calcext:value-type="float">
            <text:p>4227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6681" calcext:value-type="float">
            <text:p>66681</text:p>
          </table:table-cell>
          <table:table-cell office:value-type="float" office:value="221543" calcext:value-type="float">
            <text:p>221543</text:p>
          </table:table-cell>
          <table:table-cell office:value-type="float" office:value="10190" calcext:value-type="float">
            <text:p>1019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152" calcext:value-type="float">
            <text:p>215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  <table:table-cell office:value-type="float" office:value="4227" calcext:value-type="float">
            <text:p>4227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569" calcext:value-type="float">
            <text:p>55569</text:p>
          </table:table-cell>
          <table:table-cell office:value-type="float" office:value="245083" calcext:value-type="float">
            <text:p>245083</text:p>
          </table:table-cell>
          <table:table-cell office:value-type="float" office:value="11418" calcext:value-type="float">
            <text:p>11418</text:p>
          </table:table-cell>
          <table:table-cell office:value-type="float" office:value="6943" calcext:value-type="float">
            <text:p>694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356" calcext:value-type="float">
            <text:p>235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55569" calcext:value-type="float">
            <text:p>55569</text:p>
          </table:table-cell>
          <table:table-cell office:value-type="float" office:value="245083" calcext:value-type="float">
            <text:p>245083</text:p>
          </table:table-cell>
          <table:table-cell office:value-type="float" office:value="11418" calcext:value-type="float">
            <text:p>11418</text:p>
          </table:table-cell>
          <table:table-cell office:value-type="float" office:value="6943" calcext:value-type="float">
            <text:p>694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356" calcext:value-type="float">
            <text:p>235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834" calcext:value-type="float">
            <text:p>63834</text:p>
          </table:table-cell>
          <table:table-cell office:value-type="float" office:value="422127" calcext:value-type="float">
            <text:p>422127</text:p>
          </table:table-cell>
          <table:table-cell office:value-type="float" office:value="16643" calcext:value-type="float">
            <text:p>16643</text:p>
          </table:table-cell>
          <table:table-cell office:value-type="float" office:value="5483" calcext:value-type="float">
            <text:p>548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36" calcext:value-type="float">
            <text:p>25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588" calcext:value-type="float">
            <text:p>3588</text:p>
          </table:table-cell>
          <table:table-cell office:value-type="float" office:value="0" calcext:value-type="float">
            <text:p>0</text:p>
          </table:table-cell>
          <table:table-cell office:value-type="float" office:value="5164" calcext:value-type="float">
            <text:p>5164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3834" calcext:value-type="float">
            <text:p>63834</text:p>
          </table:table-cell>
          <table:table-cell office:value-type="float" office:value="422127" calcext:value-type="float">
            <text:p>422127</text:p>
          </table:table-cell>
          <table:table-cell office:value-type="float" office:value="16643" calcext:value-type="float">
            <text:p>16643</text:p>
          </table:table-cell>
          <table:table-cell office:value-type="float" office:value="5483" calcext:value-type="float">
            <text:p>548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36" calcext:value-type="float">
            <text:p>25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588" calcext:value-type="float">
            <text:p>3588</text:p>
          </table:table-cell>
          <table:table-cell office:value-type="float" office:value="0" calcext:value-type="float">
            <text:p>0</text:p>
          </table:table-cell>
          <table:table-cell office:value-type="float" office:value="5164" calcext:value-type="float">
            <text:p>5164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143" calcext:value-type="float">
            <text:p>54143</text:p>
          </table:table-cell>
          <table:table-cell office:value-type="float" office:value="266932" calcext:value-type="float">
            <text:p>266932</text:p>
          </table:table-cell>
          <table:table-cell office:value-type="float" office:value="21181" calcext:value-type="float">
            <text:p>21181</text:p>
          </table:table-cell>
          <table:table-cell office:value-type="float" office:value="6740" calcext:value-type="float">
            <text:p>674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698" calcext:value-type="float">
            <text:p>169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715" calcext:value-type="float">
            <text:p>9715</text:p>
          </table:table-cell>
          <table:table-cell office:value-type="float" office:value="0" calcext:value-type="float">
            <text:p>0</text:p>
          </table:table-cell>
          <table:table-cell office:value-type="float" office:value="6321" calcext:value-type="float">
            <text:p>6321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4143" calcext:value-type="float">
            <text:p>54143</text:p>
          </table:table-cell>
          <table:table-cell office:value-type="float" office:value="266932" calcext:value-type="float">
            <text:p>266932</text:p>
          </table:table-cell>
          <table:table-cell office:value-type="float" office:value="21181" calcext:value-type="float">
            <text:p>21181</text:p>
          </table:table-cell>
          <table:table-cell office:value-type="float" office:value="6740" calcext:value-type="float">
            <text:p>674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698" calcext:value-type="float">
            <text:p>169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715" calcext:value-type="float">
            <text:p>9715</text:p>
          </table:table-cell>
          <table:table-cell office:value-type="float" office:value="0" calcext:value-type="float">
            <text:p>0</text:p>
          </table:table-cell>
          <table:table-cell office:value-type="float" office:value="6321" calcext:value-type="float">
            <text:p>6321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540" calcext:value-type="float">
            <text:p>58540</text:p>
          </table:table-cell>
          <table:table-cell office:value-type="float" office:value="255151" calcext:value-type="float">
            <text:p>255151</text:p>
          </table:table-cell>
          <table:table-cell office:value-type="float" office:value="14409" calcext:value-type="float">
            <text:p>14409</text:p>
          </table:table-cell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70" calcext:value-type="float">
            <text:p>237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 office:value-type="float" office:value="5427" calcext:value-type="float">
            <text:p>5427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8540" calcext:value-type="float">
            <text:p>58540</text:p>
          </table:table-cell>
          <table:table-cell office:value-type="float" office:value="255151" calcext:value-type="float">
            <text:p>255151</text:p>
          </table:table-cell>
          <table:table-cell office:value-type="float" office:value="14409" calcext:value-type="float">
            <text:p>14409</text:p>
          </table:table-cell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70" calcext:value-type="float">
            <text:p>237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 office:value-type="float" office:value="5427" calcext:value-type="float">
            <text:p>5427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314" calcext:value-type="float">
            <text:p>55314</text:p>
          </table:table-cell>
          <table:table-cell office:value-type="float" office:value="237766" calcext:value-type="float">
            <text:p>237766</text:p>
          </table:table-cell>
          <table:table-cell office:value-type="float" office:value="20301" calcext:value-type="float">
            <text:p>20301</text:p>
          </table:table-cell>
          <table:table-cell office:value-type="float" office:value="6299" calcext:value-type="float">
            <text:p>62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16" calcext:value-type="float">
            <text:p>191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9521" calcext:value-type="float">
            <text:p>9521</text:p>
          </table:table-cell>
          <table:table-cell office:value-type="float" office:value="0" calcext:value-type="float">
            <text:p>0</text:p>
          </table:table-cell>
          <table:table-cell office:value-type="float" office:value="5974" calcext:value-type="float">
            <text:p>5974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5314" calcext:value-type="float">
            <text:p>55314</text:p>
          </table:table-cell>
          <table:table-cell office:value-type="float" office:value="237766" calcext:value-type="float">
            <text:p>237766</text:p>
          </table:table-cell>
          <table:table-cell office:value-type="float" office:value="20301" calcext:value-type="float">
            <text:p>20301</text:p>
          </table:table-cell>
          <table:table-cell office:value-type="float" office:value="6299" calcext:value-type="float">
            <text:p>62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16" calcext:value-type="float">
            <text:p>191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9521" calcext:value-type="float">
            <text:p>9521</text:p>
          </table:table-cell>
          <table:table-cell office:value-type="float" office:value="0" calcext:value-type="float">
            <text:p>0</text:p>
          </table:table-cell>
          <table:table-cell office:value-type="float" office:value="5974" calcext:value-type="float">
            <text:p>5974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786" calcext:value-type="float">
            <text:p>60786</text:p>
          </table:table-cell>
          <table:table-cell office:value-type="float" office:value="254202" calcext:value-type="float">
            <text:p>254202</text:p>
          </table:table-cell>
          <table:table-cell office:value-type="float" office:value="13689" calcext:value-type="float">
            <text:p>13689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362" calcext:value-type="float">
            <text:p>236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617" calcext:value-type="float">
            <text:p>3617</text:p>
          </table:table-cell>
          <table:table-cell office:value-type="float" office:value="0" calcext:value-type="float">
            <text:p>0</text:p>
          </table:table-cell>
          <table:table-cell office:value-type="float" office:value="5175" calcext:value-type="float">
            <text:p>517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0786" calcext:value-type="float">
            <text:p>60786</text:p>
          </table:table-cell>
          <table:table-cell office:value-type="float" office:value="254202" calcext:value-type="float">
            <text:p>254202</text:p>
          </table:table-cell>
          <table:table-cell office:value-type="float" office:value="13689" calcext:value-type="float">
            <text:p>13689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362" calcext:value-type="float">
            <text:p>236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617" calcext:value-type="float">
            <text:p>3617</text:p>
          </table:table-cell>
          <table:table-cell office:value-type="float" office:value="0" calcext:value-type="float">
            <text:p>0</text:p>
          </table:table-cell>
          <table:table-cell office:value-type="float" office:value="5175" calcext:value-type="float">
            <text:p>517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774" calcext:value-type="float">
            <text:p>55774</text:p>
          </table:table-cell>
          <table:table-cell office:value-type="float" office:value="246698" calcext:value-type="float">
            <text:p>246698</text:p>
          </table:table-cell>
          <table:table-cell office:value-type="float" office:value="11043" calcext:value-type="float">
            <text:p>11043</text:p>
          </table:table-cell>
          <table:table-cell office:value-type="float" office:value="6164" calcext:value-type="float">
            <text:p>616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487" calcext:value-type="float">
            <text:p>24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875" calcext:value-type="float">
            <text:p>5875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5774" calcext:value-type="float">
            <text:p>55774</text:p>
          </table:table-cell>
          <table:table-cell office:value-type="float" office:value="246698" calcext:value-type="float">
            <text:p>246698</text:p>
          </table:table-cell>
          <table:table-cell office:value-type="float" office:value="11043" calcext:value-type="float">
            <text:p>11043</text:p>
          </table:table-cell>
          <table:table-cell office:value-type="float" office:value="6164" calcext:value-type="float">
            <text:p>616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487" calcext:value-type="float">
            <text:p>24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875" calcext:value-type="float">
            <text:p>5875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975" calcext:value-type="float">
            <text:p>59975</text:p>
          </table:table-cell>
          <table:table-cell office:value-type="float" office:value="213940" calcext:value-type="float">
            <text:p>213940</text:p>
          </table:table-cell>
          <table:table-cell office:value-type="float" office:value="11376" calcext:value-type="float">
            <text:p>11376</text:p>
          </table:table-cell>
          <table:table-cell office:value-type="float" office:value="6906" calcext:value-type="float">
            <text:p>690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97" calcext:value-type="float">
            <text:p>229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514" calcext:value-type="float">
            <text:p>3514</text:p>
          </table:table-cell>
          <table:table-cell office:value-type="float" office:value="0" calcext:value-type="float">
            <text:p>0</text:p>
          </table:table-cell>
          <table:table-cell office:value-type="float" office:value="6423" calcext:value-type="float">
            <text:p>6423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9975" calcext:value-type="float">
            <text:p>59975</text:p>
          </table:table-cell>
          <table:table-cell office:value-type="float" office:value="213940" calcext:value-type="float">
            <text:p>213940</text:p>
          </table:table-cell>
          <table:table-cell office:value-type="float" office:value="11376" calcext:value-type="float">
            <text:p>11376</text:p>
          </table:table-cell>
          <table:table-cell office:value-type="float" office:value="6906" calcext:value-type="float">
            <text:p>690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97" calcext:value-type="float">
            <text:p>229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514" calcext:value-type="float">
            <text:p>3514</text:p>
          </table:table-cell>
          <table:table-cell office:value-type="float" office:value="0" calcext:value-type="float">
            <text:p>0</text:p>
          </table:table-cell>
          <table:table-cell office:value-type="float" office:value="6423" calcext:value-type="float">
            <text:p>6423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234" calcext:value-type="float">
            <text:p>87234</text:p>
          </table:table-cell>
          <table:table-cell office:value-type="float" office:value="219304" calcext:value-type="float">
            <text:p>219304</text:p>
          </table:table-cell>
          <table:table-cell office:value-type="float" office:value="11325" calcext:value-type="float">
            <text:p>11325</text:p>
          </table:table-cell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119" calcext:value-type="float">
            <text:p>211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office:value-type="float" office:value="4965" calcext:value-type="float">
            <text:p>496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87234" calcext:value-type="float">
            <text:p>87234</text:p>
          </table:table-cell>
          <table:table-cell office:value-type="float" office:value="219304" calcext:value-type="float">
            <text:p>219304</text:p>
          </table:table-cell>
          <table:table-cell office:value-type="float" office:value="11325" calcext:value-type="float">
            <text:p>11325</text:p>
          </table:table-cell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119" calcext:value-type="float">
            <text:p>211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office:value-type="float" office:value="4965" calcext:value-type="float">
            <text:p>496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229" calcext:value-type="float">
            <text:p>53229</text:p>
          </table:table-cell>
          <table:table-cell office:value-type="float" office:value="221967" calcext:value-type="float">
            <text:p>221967</text:p>
          </table:table-cell>
          <table:table-cell office:value-type="float" office:value="11975" calcext:value-type="float">
            <text:p>11975</text:p>
          </table:table-cell>
          <table:table-cell office:value-type="float" office:value="5168" calcext:value-type="float">
            <text:p>516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681" calcext:value-type="float">
            <text:p>2681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3479" calcext:value-type="float">
            <text:p>3479</text:p>
          </table:table-cell>
          <table:table-cell office:value-type="float" office:value="0" calcext:value-type="float">
            <text:p>0</text:p>
          </table:table-cell>
          <table:table-cell office:value-type="float" office:value="4914" calcext:value-type="float">
            <text:p>491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3229" calcext:value-type="float">
            <text:p>53229</text:p>
          </table:table-cell>
          <table:table-cell office:value-type="float" office:value="221967" calcext:value-type="float">
            <text:p>221967</text:p>
          </table:table-cell>
          <table:table-cell office:value-type="float" office:value="11975" calcext:value-type="float">
            <text:p>11975</text:p>
          </table:table-cell>
          <table:table-cell office:value-type="float" office:value="5168" calcext:value-type="float">
            <text:p>516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681" calcext:value-type="float">
            <text:p>2681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3479" calcext:value-type="float">
            <text:p>3479</text:p>
          </table:table-cell>
          <table:table-cell office:value-type="float" office:value="0" calcext:value-type="float">
            <text:p>0</text:p>
          </table:table-cell>
          <table:table-cell office:value-type="float" office:value="4914" calcext:value-type="float">
            <text:p>491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737" calcext:value-type="float">
            <text:p>54737</text:p>
          </table:table-cell>
          <table:table-cell office:value-type="float" office:value="270715" calcext:value-type="float">
            <text:p>270715</text:p>
          </table:table-cell>
          <table:table-cell office:value-type="float" office:value="11970" calcext:value-type="float">
            <text:p>11970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2356" calcext:value-type="float">
            <text:p>235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619" calcext:value-type="float">
            <text:p>3619</text:p>
          </table:table-cell>
          <table:table-cell office:value-type="float" office:value="0" calcext:value-type="float">
            <text:p>0</text:p>
          </table:table-cell>
          <table:table-cell office:value-type="float" office:value="6009" calcext:value-type="float">
            <text:p>6009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4737" calcext:value-type="float">
            <text:p>54737</text:p>
          </table:table-cell>
          <table:table-cell office:value-type="float" office:value="270715" calcext:value-type="float">
            <text:p>270715</text:p>
          </table:table-cell>
          <table:table-cell office:value-type="float" office:value="11970" calcext:value-type="float">
            <text:p>11970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2356" calcext:value-type="float">
            <text:p>235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619" calcext:value-type="float">
            <text:p>3619</text:p>
          </table:table-cell>
          <table:table-cell office:value-type="float" office:value="0" calcext:value-type="float">
            <text:p>0</text:p>
          </table:table-cell>
          <table:table-cell office:value-type="float" office:value="6009" calcext:value-type="float">
            <text:p>6009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273" calcext:value-type="float">
            <text:p>47273</text:p>
          </table:table-cell>
          <table:table-cell office:value-type="float" office:value="262019" calcext:value-type="float">
            <text:p>262019</text:p>
          </table:table-cell>
          <table:table-cell office:value-type="float" office:value="19178" calcext:value-type="float">
            <text:p>19178</text:p>
          </table:table-cell>
          <table:table-cell office:value-type="float" office:value="6228" calcext:value-type="float">
            <text:p>62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30" calcext:value-type="float">
            <text:p>253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8942" calcext:value-type="float">
            <text:p>8942</text:p>
          </table:table-cell>
          <table:table-cell office:value-type="float" office:value="0" calcext:value-type="float">
            <text:p>0</text:p>
          </table:table-cell>
          <table:table-cell office:value-type="float" office:value="5907" calcext:value-type="float">
            <text:p>5907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7273" calcext:value-type="float">
            <text:p>47273</text:p>
          </table:table-cell>
          <table:table-cell office:value-type="float" office:value="262019" calcext:value-type="float">
            <text:p>262019</text:p>
          </table:table-cell>
          <table:table-cell office:value-type="float" office:value="19178" calcext:value-type="float">
            <text:p>19178</text:p>
          </table:table-cell>
          <table:table-cell office:value-type="float" office:value="6228" calcext:value-type="float">
            <text:p>62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30" calcext:value-type="float">
            <text:p>253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8942" calcext:value-type="float">
            <text:p>8942</text:p>
          </table:table-cell>
          <table:table-cell office:value-type="float" office:value="0" calcext:value-type="float">
            <text:p>0</text:p>
          </table:table-cell>
          <table:table-cell office:value-type="float" office:value="5907" calcext:value-type="float">
            <text:p>5907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854" calcext:value-type="float">
            <text:p>44854</text:p>
          </table:table-cell>
          <table:table-cell office:value-type="float" office:value="256027" calcext:value-type="float">
            <text:p>256027</text:p>
          </table:table-cell>
          <table:table-cell office:value-type="float" office:value="18493" calcext:value-type="float">
            <text:p>18493</text:p>
          </table:table-cell>
          <table:table-cell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955" calcext:value-type="float">
            <text:p>295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6991" calcext:value-type="float">
            <text:p>6991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4854" calcext:value-type="float">
            <text:p>44854</text:p>
          </table:table-cell>
          <table:table-cell office:value-type="float" office:value="256027" calcext:value-type="float">
            <text:p>256027</text:p>
          </table:table-cell>
          <table:table-cell office:value-type="float" office:value="18493" calcext:value-type="float">
            <text:p>18493</text:p>
          </table:table-cell>
          <table:table-cell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955" calcext:value-type="float">
            <text:p>295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6991" calcext:value-type="float">
            <text:p>6991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003" calcext:value-type="float">
            <text:p>58003</text:p>
          </table:table-cell>
          <table:table-cell office:value-type="float" office:value="260314" calcext:value-type="float">
            <text:p>260314</text:p>
          </table:table-cell>
          <table:table-cell office:value-type="float" office:value="18818" calcext:value-type="float">
            <text:p>18818</text:p>
          </table:table-cell>
          <table:table-cell office:value-type="float" office:value="5888" calcext:value-type="float">
            <text:p>588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39" calcext:value-type="float">
            <text:p>203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025" calcext:value-type="float">
            <text:p>11025</text:p>
          </table:table-cell>
          <table:table-cell office:value-type="float" office:value="0" calcext:value-type="float">
            <text:p>0</text:p>
          </table:table-cell>
          <table:table-cell office:value-type="float" office:value="5529" calcext:value-type="float">
            <text:p>5529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8003" calcext:value-type="float">
            <text:p>58003</text:p>
          </table:table-cell>
          <table:table-cell office:value-type="float" office:value="260314" calcext:value-type="float">
            <text:p>260314</text:p>
          </table:table-cell>
          <table:table-cell office:value-type="float" office:value="18818" calcext:value-type="float">
            <text:p>18818</text:p>
          </table:table-cell>
          <table:table-cell office:value-type="float" office:value="5888" calcext:value-type="float">
            <text:p>588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39" calcext:value-type="float">
            <text:p>203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025" calcext:value-type="float">
            <text:p>11025</text:p>
          </table:table-cell>
          <table:table-cell office:value-type="float" office:value="0" calcext:value-type="float">
            <text:p>0</text:p>
          </table:table-cell>
          <table:table-cell office:value-type="float" office:value="5529" calcext:value-type="float">
            <text:p>5529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541" calcext:value-type="float">
            <text:p>52541</text:p>
          </table:table-cell>
          <table:table-cell office:value-type="float" office:value="209952" calcext:value-type="float">
            <text:p>209952</text:p>
          </table:table-cell>
          <table:table-cell office:value-type="float" office:value="13368" calcext:value-type="float">
            <text:p>13368</text:p>
          </table:table-cell>
          <table:table-cell office:value-type="float" office:value="4143" calcext:value-type="float">
            <text:p>414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83" calcext:value-type="float">
            <text:p>168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float" office:value="3903" calcext:value-type="float">
            <text:p>3903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2541" calcext:value-type="float">
            <text:p>52541</text:p>
          </table:table-cell>
          <table:table-cell office:value-type="float" office:value="209952" calcext:value-type="float">
            <text:p>209952</text:p>
          </table:table-cell>
          <table:table-cell office:value-type="float" office:value="13368" calcext:value-type="float">
            <text:p>13368</text:p>
          </table:table-cell>
          <table:table-cell office:value-type="float" office:value="4143" calcext:value-type="float">
            <text:p>414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83" calcext:value-type="float">
            <text:p>168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float" office:value="3903" calcext:value-type="float">
            <text:p>3903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925" calcext:value-type="float">
            <text:p>54925</text:p>
          </table:table-cell>
          <table:table-cell office:value-type="float" office:value="262649" calcext:value-type="float">
            <text:p>262649</text:p>
          </table:table-cell>
          <table:table-cell office:value-type="float" office:value="11116" calcext:value-type="float">
            <text:p>11116</text:p>
          </table:table-cell>
          <table:table-cell office:value-type="float" office:value="5148" calcext:value-type="float">
            <text:p>51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438" calcext:value-type="float">
            <text:p>243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541" calcext:value-type="float">
            <text:p>3541</text:p>
          </table:table-cell>
          <table:table-cell office:value-type="float" office:value="0" calcext:value-type="float">
            <text:p>0</text:p>
          </table:table-cell>
          <table:table-cell office:value-type="float" office:value="4833" calcext:value-type="float">
            <text:p>4833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4925" calcext:value-type="float">
            <text:p>54925</text:p>
          </table:table-cell>
          <table:table-cell office:value-type="float" office:value="262649" calcext:value-type="float">
            <text:p>262649</text:p>
          </table:table-cell>
          <table:table-cell office:value-type="float" office:value="11116" calcext:value-type="float">
            <text:p>11116</text:p>
          </table:table-cell>
          <table:table-cell office:value-type="float" office:value="5148" calcext:value-type="float">
            <text:p>51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438" calcext:value-type="float">
            <text:p>243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541" calcext:value-type="float">
            <text:p>3541</text:p>
          </table:table-cell>
          <table:table-cell office:value-type="float" office:value="0" calcext:value-type="float">
            <text:p>0</text:p>
          </table:table-cell>
          <table:table-cell office:value-type="float" office:value="4833" calcext:value-type="float">
            <text:p>4833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526" calcext:value-type="float">
            <text:p>68526</text:p>
          </table:table-cell>
          <table:table-cell office:value-type="float" office:value="218360" calcext:value-type="float">
            <text:p>218360</text:p>
          </table:table-cell>
          <table:table-cell office:value-type="float" office:value="25856" calcext:value-type="float">
            <text:p>25856</text:p>
          </table:table-cell>
          <table:table-cell office:value-type="float" office:value="7483" calcext:value-type="float">
            <text:p>748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279" calcext:value-type="float">
            <text:p>15279</text:p>
          </table:table-cell>
          <table:table-cell office:value-type="float" office:value="0" calcext:value-type="float">
            <text:p>0</text:p>
          </table:table-cell>
          <table:table-cell office:value-type="float" office:value="7191" calcext:value-type="float">
            <text:p>7191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8526" calcext:value-type="float">
            <text:p>68526</text:p>
          </table:table-cell>
          <table:table-cell office:value-type="float" office:value="218360" calcext:value-type="float">
            <text:p>218360</text:p>
          </table:table-cell>
          <table:table-cell office:value-type="float" office:value="25856" calcext:value-type="float">
            <text:p>25856</text:p>
          </table:table-cell>
          <table:table-cell office:value-type="float" office:value="7483" calcext:value-type="float">
            <text:p>748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279" calcext:value-type="float">
            <text:p>15279</text:p>
          </table:table-cell>
          <table:table-cell office:value-type="float" office:value="0" calcext:value-type="float">
            <text:p>0</text:p>
          </table:table-cell>
          <table:table-cell office:value-type="float" office:value="7191" calcext:value-type="float">
            <text:p>7191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333" calcext:value-type="float">
            <text:p>45333</text:p>
          </table:table-cell>
          <table:table-cell office:value-type="float" office:value="238231" calcext:value-type="float">
            <text:p>238231</text:p>
          </table:table-cell>
          <table:table-cell office:value-type="float" office:value="11972" calcext:value-type="float">
            <text:p>11972</text:p>
          </table:table-cell>
          <table:table-cell office:value-type="float" office:value="5703" calcext:value-type="float">
            <text:p>570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2599" calcext:value-type="float">
            <text:p>259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424" calcext:value-type="float">
            <text:p>3424</text:p>
          </table:table-cell>
          <table:table-cell office:value-type="float" office:value="0" calcext:value-type="float">
            <text:p>0</text:p>
          </table:table-cell>
          <table:table-cell office:value-type="float" office:value="5334" calcext:value-type="float">
            <text:p>5334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5333" calcext:value-type="float">
            <text:p>45333</text:p>
          </table:table-cell>
          <table:table-cell office:value-type="float" office:value="238231" calcext:value-type="float">
            <text:p>238231</text:p>
          </table:table-cell>
          <table:table-cell office:value-type="float" office:value="11972" calcext:value-type="float">
            <text:p>11972</text:p>
          </table:table-cell>
          <table:table-cell office:value-type="float" office:value="5703" calcext:value-type="float">
            <text:p>570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2599" calcext:value-type="float">
            <text:p>259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424" calcext:value-type="float">
            <text:p>3424</text:p>
          </table:table-cell>
          <table:table-cell office:value-type="float" office:value="0" calcext:value-type="float">
            <text:p>0</text:p>
          </table:table-cell>
          <table:table-cell office:value-type="float" office:value="5334" calcext:value-type="float">
            <text:p>5334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823" calcext:value-type="float">
            <text:p>61823</text:p>
          </table:table-cell>
          <table:table-cell office:value-type="float" office:value="226734" calcext:value-type="float">
            <text:p>226734</text:p>
          </table:table-cell>
          <table:table-cell office:value-type="float" office:value="11133" calcext:value-type="float">
            <text:p>11133</text:p>
          </table:table-cell>
          <table:table-cell office:value-type="float" office:value="5052" calcext:value-type="float">
            <text:p>505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473" calcext:value-type="float">
            <text:p>247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663" calcext:value-type="float">
            <text:p>3663</text:p>
          </table:table-cell>
          <table:table-cell office:value-type="float" office:value="0" calcext:value-type="float">
            <text:p>0</text:p>
          </table:table-cell>
          <table:table-cell office:value-type="float" office:value="4766" calcext:value-type="float">
            <text:p>4766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1823" calcext:value-type="float">
            <text:p>61823</text:p>
          </table:table-cell>
          <table:table-cell office:value-type="float" office:value="226734" calcext:value-type="float">
            <text:p>226734</text:p>
          </table:table-cell>
          <table:table-cell office:value-type="float" office:value="11133" calcext:value-type="float">
            <text:p>11133</text:p>
          </table:table-cell>
          <table:table-cell office:value-type="float" office:value="5052" calcext:value-type="float">
            <text:p>505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473" calcext:value-type="float">
            <text:p>247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663" calcext:value-type="float">
            <text:p>3663</text:p>
          </table:table-cell>
          <table:table-cell office:value-type="float" office:value="0" calcext:value-type="float">
            <text:p>0</text:p>
          </table:table-cell>
          <table:table-cell office:value-type="float" office:value="4766" calcext:value-type="float">
            <text:p>4766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859" calcext:value-type="float">
            <text:p>85859</text:p>
          </table:table-cell>
          <table:table-cell office:value-type="float" office:value="264528" calcext:value-type="float">
            <text:p>264528</text:p>
          </table:table-cell>
          <table:table-cell office:value-type="float" office:value="10697" calcext:value-type="float">
            <text:p>10697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477" calcext:value-type="float">
            <text:p>3477</text:p>
          </table:table-cell>
          <table:table-cell office:value-type="float" office:value="0" calcext:value-type="float">
            <text:p>0</text:p>
          </table:table-cell>
          <table:table-cell office:value-type="float" office:value="5461" calcext:value-type="float">
            <text:p>546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5859" calcext:value-type="float">
            <text:p>85859</text:p>
          </table:table-cell>
          <table:table-cell office:value-type="float" office:value="264528" calcext:value-type="float">
            <text:p>264528</text:p>
          </table:table-cell>
          <table:table-cell office:value-type="float" office:value="10697" calcext:value-type="float">
            <text:p>10697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477" calcext:value-type="float">
            <text:p>3477</text:p>
          </table:table-cell>
          <table:table-cell office:value-type="float" office:value="0" calcext:value-type="float">
            <text:p>0</text:p>
          </table:table-cell>
          <table:table-cell office:value-type="float" office:value="5461" calcext:value-type="float">
            <text:p>546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254" calcext:value-type="float">
            <text:p>49254</text:p>
          </table:table-cell>
          <table:table-cell office:value-type="float" office:value="290591" calcext:value-type="float">
            <text:p>290591</text:p>
          </table:table-cell>
          <table:table-cell office:value-type="float" office:value="10351" calcext:value-type="float">
            <text:p>10351</text:p>
          </table:table-cell>
          <table:table-cell office:value-type="float" office:value="7837" calcext:value-type="float">
            <text:p>783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041" calcext:value-type="float">
            <text:p>204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  <table:table-cell office:value-type="float" office:value="7301" calcext:value-type="float">
            <text:p>7301</text:p>
          </table:table-cell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9254" calcext:value-type="float">
            <text:p>49254</text:p>
          </table:table-cell>
          <table:table-cell office:value-type="float" office:value="290591" calcext:value-type="float">
            <text:p>290591</text:p>
          </table:table-cell>
          <table:table-cell office:value-type="float" office:value="10351" calcext:value-type="float">
            <text:p>10351</text:p>
          </table:table-cell>
          <table:table-cell office:value-type="float" office:value="7837" calcext:value-type="float">
            <text:p>783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041" calcext:value-type="float">
            <text:p>204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  <table:table-cell office:value-type="float" office:value="7301" calcext:value-type="float">
            <text:p>7301</text:p>
          </table:table-cell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489" calcext:value-type="float">
            <text:p>58489</text:p>
          </table:table-cell>
          <table:table-cell office:value-type="float" office:value="259443" calcext:value-type="float">
            <text:p>259443</text:p>
          </table:table-cell>
          <table:table-cell office:value-type="float" office:value="11117" calcext:value-type="float">
            <text:p>11117</text:p>
          </table:table-cell>
          <table:table-cell office:value-type="float" office:value="6175" calcext:value-type="float">
            <text:p>61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350" calcext:value-type="float">
            <text:p>235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529" calcext:value-type="float">
            <text:p>3529</text:p>
          </table:table-cell>
          <table:table-cell office:value-type="float" office:value="0" calcext:value-type="float">
            <text:p>0</text:p>
          </table:table-cell>
          <table:table-cell office:value-type="float" office:value="5915" calcext:value-type="float">
            <text:p>59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8489" calcext:value-type="float">
            <text:p>58489</text:p>
          </table:table-cell>
          <table:table-cell office:value-type="float" office:value="259443" calcext:value-type="float">
            <text:p>259443</text:p>
          </table:table-cell>
          <table:table-cell office:value-type="float" office:value="11117" calcext:value-type="float">
            <text:p>11117</text:p>
          </table:table-cell>
          <table:table-cell office:value-type="float" office:value="6175" calcext:value-type="float">
            <text:p>617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350" calcext:value-type="float">
            <text:p>235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529" calcext:value-type="float">
            <text:p>3529</text:p>
          </table:table-cell>
          <table:table-cell office:value-type="float" office:value="0" calcext:value-type="float">
            <text:p>0</text:p>
          </table:table-cell>
          <table:table-cell office:value-type="float" office:value="5915" calcext:value-type="float">
            <text:p>59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27" calcext:value-type="float">
            <text:p>55127</text:p>
          </table:table-cell>
          <table:table-cell office:value-type="float" office:value="312405" calcext:value-type="float">
            <text:p>312405</text:p>
          </table:table-cell>
          <table:table-cell office:value-type="float" office:value="10223" calcext:value-type="float">
            <text:p>10223</text:p>
          </table:table-cell>
          <table:table-cell office:value-type="float" office:value="5010" calcext:value-type="float">
            <text:p>50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61" calcext:value-type="float">
            <text:p>156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788" calcext:value-type="float">
            <text:p>3788</text:p>
          </table:table-cell>
          <table:table-cell office:value-type="float" office:value="0" calcext:value-type="float">
            <text:p>0</text:p>
          </table:table-cell>
          <table:table-cell office:value-type="float" office:value="4717" calcext:value-type="float">
            <text:p>4717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5127" calcext:value-type="float">
            <text:p>55127</text:p>
          </table:table-cell>
          <table:table-cell office:value-type="float" office:value="312405" calcext:value-type="float">
            <text:p>312405</text:p>
          </table:table-cell>
          <table:table-cell office:value-type="float" office:value="10223" calcext:value-type="float">
            <text:p>10223</text:p>
          </table:table-cell>
          <table:table-cell office:value-type="float" office:value="5010" calcext:value-type="float">
            <text:p>50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61" calcext:value-type="float">
            <text:p>156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788" calcext:value-type="float">
            <text:p>3788</text:p>
          </table:table-cell>
          <table:table-cell office:value-type="float" office:value="0" calcext:value-type="float">
            <text:p>0</text:p>
          </table:table-cell>
          <table:table-cell office:value-type="float" office:value="4717" calcext:value-type="float">
            <text:p>4717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019" calcext:value-type="float">
            <text:p>65019</text:p>
          </table:table-cell>
          <table:table-cell office:value-type="float" office:value="286785" calcext:value-type="float">
            <text:p>286785</text:p>
          </table:table-cell>
          <table:table-cell office:value-type="float" office:value="12272" calcext:value-type="float">
            <text:p>12272</text:p>
          </table:table-cell>
          <table:table-cell office:value-type="float" office:value="6183" calcext:value-type="float">
            <text:p>618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771" calcext:value-type="float">
            <text:p>3771</text:p>
          </table:table-cell>
          <table:table-cell office:value-type="float" office:value="0" calcext:value-type="float">
            <text:p>0</text:p>
          </table:table-cell>
          <table:table-cell office:value-type="float" office:value="5913" calcext:value-type="float">
            <text:p>5913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5019" calcext:value-type="float">
            <text:p>65019</text:p>
          </table:table-cell>
          <table:table-cell office:value-type="float" office:value="286785" calcext:value-type="float">
            <text:p>286785</text:p>
          </table:table-cell>
          <table:table-cell office:value-type="float" office:value="12272" calcext:value-type="float">
            <text:p>12272</text:p>
          </table:table-cell>
          <table:table-cell office:value-type="float" office:value="6183" calcext:value-type="float">
            <text:p>618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771" calcext:value-type="float">
            <text:p>3771</text:p>
          </table:table-cell>
          <table:table-cell office:value-type="float" office:value="0" calcext:value-type="float">
            <text:p>0</text:p>
          </table:table-cell>
          <table:table-cell office:value-type="float" office:value="5913" calcext:value-type="float">
            <text:p>5913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263" calcext:value-type="float">
            <text:p>55263</text:p>
          </table:table-cell>
          <table:table-cell office:value-type="float" office:value="240250" calcext:value-type="float">
            <text:p>240250</text:p>
          </table:table-cell>
          <table:table-cell office:value-type="float" office:value="10481" calcext:value-type="float">
            <text:p>10481</text:p>
          </table:table-cell>
          <table:table-cell office:value-type="float" office:value="5724" calcext:value-type="float">
            <text:p>57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777" calcext:value-type="float">
            <text:p>177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434" calcext:value-type="float">
            <text:p>5434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5263" calcext:value-type="float">
            <text:p>55263</text:p>
          </table:table-cell>
          <table:table-cell office:value-type="float" office:value="240250" calcext:value-type="float">
            <text:p>240250</text:p>
          </table:table-cell>
          <table:table-cell office:value-type="float" office:value="10481" calcext:value-type="float">
            <text:p>10481</text:p>
          </table:table-cell>
          <table:table-cell office:value-type="float" office:value="5724" calcext:value-type="float">
            <text:p>57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777" calcext:value-type="float">
            <text:p>177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434" calcext:value-type="float">
            <text:p>5434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405" calcext:value-type="float">
            <text:p>45405</text:p>
          </table:table-cell>
          <table:table-cell office:value-type="float" office:value="249501" calcext:value-type="float">
            <text:p>249501</text:p>
          </table:table-cell>
          <table:table-cell office:value-type="float" office:value="16371" calcext:value-type="float">
            <text:p>16371</text:p>
          </table:table-cell>
          <table:table-cell office:value-type="float" office:value="6948" calcext:value-type="float">
            <text:p>694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399" calcext:value-type="float">
            <text:p>239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525" calcext:value-type="float">
            <text:p>5525</text:p>
          </table:table-cell>
          <table:table-cell office:value-type="float" office:value="0" calcext:value-type="float">
            <text:p>0</text:p>
          </table:table-cell>
          <table:table-cell office:value-type="float" office:value="6561" calcext:value-type="float">
            <text:p>6561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5405" calcext:value-type="float">
            <text:p>45405</text:p>
          </table:table-cell>
          <table:table-cell office:value-type="float" office:value="249501" calcext:value-type="float">
            <text:p>249501</text:p>
          </table:table-cell>
          <table:table-cell office:value-type="float" office:value="16371" calcext:value-type="float">
            <text:p>16371</text:p>
          </table:table-cell>
          <table:table-cell office:value-type="float" office:value="6948" calcext:value-type="float">
            <text:p>694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399" calcext:value-type="float">
            <text:p>239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525" calcext:value-type="float">
            <text:p>5525</text:p>
          </table:table-cell>
          <table:table-cell office:value-type="float" office:value="0" calcext:value-type="float">
            <text:p>0</text:p>
          </table:table-cell>
          <table:table-cell office:value-type="float" office:value="6561" calcext:value-type="float">
            <text:p>6561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955" calcext:value-type="float">
            <text:p>68955</text:p>
          </table:table-cell>
          <table:table-cell office:value-type="float" office:value="237668" calcext:value-type="float">
            <text:p>237668</text:p>
          </table:table-cell>
          <table:table-cell office:value-type="float" office:value="10907" calcext:value-type="float">
            <text:p>10907</text:p>
          </table:table-cell>
          <table:table-cell office:value-type="float" office:value="4068" calcext:value-type="float">
            <text:p>406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408" calcext:value-type="float">
            <text:p>240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98" calcext:value-type="float">
            <text:p>3898</text:p>
          </table:table-cell>
          <table:table-cell office:value-type="float" office:value="0" calcext:value-type="float">
            <text:p>0</text:p>
          </table:table-cell>
          <table:table-cell office:value-type="float" office:value="3826" calcext:value-type="float">
            <text:p>3826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8955" calcext:value-type="float">
            <text:p>68955</text:p>
          </table:table-cell>
          <table:table-cell office:value-type="float" office:value="237668" calcext:value-type="float">
            <text:p>237668</text:p>
          </table:table-cell>
          <table:table-cell office:value-type="float" office:value="10907" calcext:value-type="float">
            <text:p>10907</text:p>
          </table:table-cell>
          <table:table-cell office:value-type="float" office:value="4068" calcext:value-type="float">
            <text:p>406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408" calcext:value-type="float">
            <text:p>240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98" calcext:value-type="float">
            <text:p>3898</text:p>
          </table:table-cell>
          <table:table-cell office:value-type="float" office:value="0" calcext:value-type="float">
            <text:p>0</text:p>
          </table:table-cell>
          <table:table-cell office:value-type="float" office:value="3826" calcext:value-type="float">
            <text:p>3826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284513" calcext:value-type="float">
            <text:p>284513</text:p>
          </table:table-cell>
          <table:table-cell office:value-type="float" office:value="20468" calcext:value-type="float">
            <text:p>20468</text:p>
          </table:table-cell>
          <table:table-cell office:value-type="float" office:value="6684" calcext:value-type="float">
            <text:p>668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965" calcext:value-type="float">
            <text:p>296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080" calcext:value-type="float">
            <text:p>11080</text:p>
          </table:table-cell>
          <table:table-cell office:value-type="float" office:value="0" calcext:value-type="float">
            <text:p>0</text:p>
          </table:table-cell>
          <table:table-cell office:value-type="float" office:value="6374" calcext:value-type="float">
            <text:p>6374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7238" calcext:value-type="float">
            <text:p>47238</text:p>
          </table:table-cell>
          <table:table-cell office:value-type="float" office:value="284513" calcext:value-type="float">
            <text:p>284513</text:p>
          </table:table-cell>
          <table:table-cell office:value-type="float" office:value="20468" calcext:value-type="float">
            <text:p>20468</text:p>
          </table:table-cell>
          <table:table-cell office:value-type="float" office:value="6684" calcext:value-type="float">
            <text:p>668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965" calcext:value-type="float">
            <text:p>296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080" calcext:value-type="float">
            <text:p>11080</text:p>
          </table:table-cell>
          <table:table-cell office:value-type="float" office:value="0" calcext:value-type="float">
            <text:p>0</text:p>
          </table:table-cell>
          <table:table-cell office:value-type="float" office:value="6374" calcext:value-type="float">
            <text:p>6374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table:formula="of:=AVERAGE([.A52:.A92])" office:value-type="float" office:value="56060.1463414634" calcext:value-type="float">
            <text:p>56060.146</text:p>
          </table:table-cell>
          <table:table-cell table:style-name="ce1" table:formula="of:=AVERAGE([.B52:.B92])" office:value-type="float" office:value="266886.268292683" calcext:value-type="float">
            <text:p>266886.268</text:p>
          </table:table-cell>
          <table:table-cell table:style-name="ce1" table:formula="of:=AVERAGE([.C52:.C92])" office:value-type="float" office:value="14186.8780487805" calcext:value-type="float">
            <text:p>14186.878</text:p>
          </table:table-cell>
          <table:table-cell table:style-name="ce1" table:formula="of:=AVERAGE([.D52:.D92])" office:value-type="float" office:value="5993.73170731707" calcext:value-type="float">
            <text:p>5993.732</text:p>
          </table:table-cell>
          <table:table-cell table:style-name="ce1" table:formula="of:=AVERAGE([.E52:.E92])" office:value-type="float" office:value="0" calcext:value-type="float">
            <text:p>0.000</text:p>
          </table:table-cell>
          <table:table-cell table:style-name="ce1" table:formula="of:=AVERAGE([.F52:.F92])" office:value-type="float" office:value="72.6341463414634" calcext:value-type="float">
            <text:p>72.634</text:p>
          </table:table-cell>
          <table:table-cell table:style-name="ce1" table:formula="of:=AVERAGE([.G52:.G92])" office:value-type="float" office:value="22.8780487804878" calcext:value-type="float">
            <text:p>22.878</text:p>
          </table:table-cell>
          <table:table-cell table:style-name="ce1" table:formula="of:=AVERAGE([.H52:.H92])" office:value-type="float" office:value="47.2439024390244" calcext:value-type="float">
            <text:p>47.244</text:p>
          </table:table-cell>
          <table:table-cell table:style-name="ce1" table:formula="of:=AVERAGE([.I52:.I92])" office:value-type="float" office:value="2321.46341463415" calcext:value-type="float">
            <text:p>2321.463</text:p>
          </table:table-cell>
          <table:table-cell table:style-name="ce1" table:formula="of:=AVERAGE([.J52:.J92])" office:value-type="float" office:value="8.68292682926829" calcext:value-type="float">
            <text:p>8.683</text:p>
          </table:table-cell>
          <table:table-cell table:style-name="ce1" table:formula="of:=AVERAGE([.K52:.K92])" office:value-type="float" office:value="42.6829268292683" calcext:value-type="float">
            <text:p>42.683</text:p>
          </table:table-cell>
          <table:table-cell table:style-name="ce1" table:formula="of:=AVERAGE([.L52:.L92])" office:value-type="float" office:value="12.5121951219512" calcext:value-type="float">
            <text:p>12.512</text:p>
          </table:table-cell>
          <table:table-cell table:style-name="ce1" table:formula="of:=AVERAGE([.M52:.M92])" office:value-type="float" office:value="5454.12195121951" calcext:value-type="float">
            <text:p>5454.122</text:p>
          </table:table-cell>
          <table:table-cell table:style-name="ce1" table:formula="of:=AVERAGE([.N52:.N92])" office:value-type="float" office:value="0" calcext:value-type="float">
            <text:p>0.000</text:p>
          </table:table-cell>
          <table:table-cell table:style-name="ce1" table:formula="of:=AVERAGE([.O52:.O92])" office:value-type="float" office:value="5665.12195121951" calcext:value-type="float">
            <text:p>5665.122</text:p>
          </table:table-cell>
          <table:table-cell table:style-name="ce1" table:formula="of:=AVERAGE([.P52:.P92])" office:value-type="float" office:value="121.317073170732" calcext:value-type="float">
            <text:p>121.317</text:p>
          </table:table-cell>
          <table:table-cell table:style-name="ce1" table:formula="of:=AVERAGE([.Q52:.Q92])" office:value-type="float" office:value="11.6585365853659" calcext:value-type="float">
            <text:p>11.659</text:p>
          </table:table-cell>
          <table:table-cell table:style-name="ce1" table:formula="of:=AVERAGE([.R52:.R92])" office:value-type="float" office:value="135.926829268293" calcext:value-type="float">
            <text:p>135.927</text:p>
          </table:table-cell>
          <table:table-cell table:style-name="ce1" table:formula="of:=AVERAGE([.S52:.S92])" office:value-type="float" office:value="30.3658536585366" calcext:value-type="float">
            <text:p>30.366</text:p>
          </table:table-cell>
          <table:table-cell table:number-columns-repeated="2"/>
          <table:table-cell table:style-name="ce1"/>
          <table:table-cell/>
          <table:table-cell table:style-name="ce1" table:number-columns-repeated="17"/>
          <table:table-cell table:style-name="ce1" table:formula="of:=AVERAGE([.AO52:.AO92])" office:value-type="float" office:value="30.3658536585366" calcext:value-type="float">
            <text:p>30.366</text:p>
          </table:table-cell>
        </table:table-row>
        <table:table-row table:style-name="ro1">
          <table:table-cell office:value-type="string" calcext:value-type="string">
            <text:p>Testcase 6</text:p>
          </table:table-cell>
          <table:table-cell table:number-columns-repeated="20"/>
          <table:table-cell office:value-type="string" calcext:value-type="string">
            <text:p>Testcase 6</text:p>
          </table:table-cell>
          <table:table-cell table:number-columns-repeated="19"/>
        </table:table-row>
        <table:table-row table:style-name="ro1">
          <table:table-cell office:value-type="float" office:value="56543" calcext:value-type="float">
            <text:p>56543</text:p>
          </table:table-cell>
          <table:table-cell office:value-type="float" office:value="248942" calcext:value-type="float">
            <text:p>248942</text:p>
          </table:table-cell>
          <table:table-cell office:value-type="float" office:value="17642" calcext:value-type="float">
            <text:p>17642</text:p>
          </table:table-cell>
          <table:table-cell office:value-type="float" office:value="5219" calcext:value-type="float">
            <text:p>521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01" calcext:value-type="float">
            <text:p>280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9959" calcext:value-type="float">
            <text:p>9959</text:p>
          </table:table-cell>
          <table:table-cell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6543" calcext:value-type="float">
            <text:p>56543</text:p>
          </table:table-cell>
          <table:table-cell office:value-type="float" office:value="248942" calcext:value-type="float">
            <text:p>248942</text:p>
          </table:table-cell>
          <table:table-cell office:value-type="float" office:value="17642" calcext:value-type="float">
            <text:p>17642</text:p>
          </table:table-cell>
          <table:table-cell office:value-type="float" office:value="5219" calcext:value-type="float">
            <text:p>521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01" calcext:value-type="float">
            <text:p>280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9959" calcext:value-type="float">
            <text:p>9959</text:p>
          </table:table-cell>
          <table:table-cell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824" calcext:value-type="float">
            <text:p>67824</text:p>
          </table:table-cell>
          <table:table-cell office:value-type="float" office:value="271825" calcext:value-type="float">
            <text:p>271825</text:p>
          </table:table-cell>
          <table:table-cell office:value-type="float" office:value="17822" calcext:value-type="float">
            <text:p>17822</text:p>
          </table:table-cell>
          <table:table-cell office:value-type="float" office:value="6042" calcext:value-type="float">
            <text:p>60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025" calcext:value-type="float">
            <text:p>302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196" calcext:value-type="float">
            <text:p>6196</text:p>
          </table:table-cell>
          <table:table-cell office:value-type="float" office:value="0" calcext:value-type="float">
            <text:p>0</text:p>
          </table:table-cell>
          <table:table-cell office:value-type="float" office:value="5717" calcext:value-type="float">
            <text:p>5717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7824" calcext:value-type="float">
            <text:p>67824</text:p>
          </table:table-cell>
          <table:table-cell office:value-type="float" office:value="271825" calcext:value-type="float">
            <text:p>271825</text:p>
          </table:table-cell>
          <table:table-cell office:value-type="float" office:value="17822" calcext:value-type="float">
            <text:p>17822</text:p>
          </table:table-cell>
          <table:table-cell office:value-type="float" office:value="6042" calcext:value-type="float">
            <text:p>60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025" calcext:value-type="float">
            <text:p>302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196" calcext:value-type="float">
            <text:p>6196</text:p>
          </table:table-cell>
          <table:table-cell office:value-type="float" office:value="0" calcext:value-type="float">
            <text:p>0</text:p>
          </table:table-cell>
          <table:table-cell office:value-type="float" office:value="5717" calcext:value-type="float">
            <text:p>5717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096" calcext:value-type="float">
            <text:p>62096</text:p>
          </table:table-cell>
          <table:table-cell office:value-type="float" office:value="296833" calcext:value-type="float">
            <text:p>296833</text:p>
          </table:table-cell>
          <table:table-cell office:value-type="float" office:value="9976" calcext:value-type="float">
            <text:p>9976</text:p>
          </table:table-cell>
          <table:table-cell office:value-type="float" office:value="4138" calcext:value-type="float">
            <text:p>413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  <table:table-cell office:value-type="float" office:value="3887" calcext:value-type="float">
            <text:p>3887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2096" calcext:value-type="float">
            <text:p>62096</text:p>
          </table:table-cell>
          <table:table-cell office:value-type="float" office:value="296833" calcext:value-type="float">
            <text:p>296833</text:p>
          </table:table-cell>
          <table:table-cell office:value-type="float" office:value="9976" calcext:value-type="float">
            <text:p>9976</text:p>
          </table:table-cell>
          <table:table-cell office:value-type="float" office:value="4138" calcext:value-type="float">
            <text:p>413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  <table:table-cell office:value-type="float" office:value="3887" calcext:value-type="float">
            <text:p>3887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127" calcext:value-type="float">
            <text:p>59127</text:p>
          </table:table-cell>
          <table:table-cell office:value-type="float" office:value="253460" calcext:value-type="float">
            <text:p>253460</text:p>
          </table:table-cell>
          <table:table-cell office:value-type="float" office:value="13298" calcext:value-type="float">
            <text:p>13298</text:p>
          </table:table-cell>
          <table:table-cell office:value-type="float" office:value="5314" calcext:value-type="float">
            <text:p>531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2888" calcext:value-type="float">
            <text:p>288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office:value-type="float" office:value="5071" calcext:value-type="float">
            <text:p>5071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9127" calcext:value-type="float">
            <text:p>59127</text:p>
          </table:table-cell>
          <table:table-cell office:value-type="float" office:value="253460" calcext:value-type="float">
            <text:p>253460</text:p>
          </table:table-cell>
          <table:table-cell office:value-type="float" office:value="13298" calcext:value-type="float">
            <text:p>13298</text:p>
          </table:table-cell>
          <table:table-cell office:value-type="float" office:value="5314" calcext:value-type="float">
            <text:p>531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2888" calcext:value-type="float">
            <text:p>288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office:value-type="float" office:value="5071" calcext:value-type="float">
            <text:p>5071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238" calcext:value-type="float">
            <text:p>55238</text:p>
          </table:table-cell>
          <table:table-cell office:value-type="float" office:value="208821" calcext:value-type="float">
            <text:p>208821</text:p>
          </table:table-cell>
          <table:table-cell office:value-type="float" office:value="12987" calcext:value-type="float">
            <text:p>12987</text:p>
          </table:table-cell>
          <table:table-cell office:value-type="float" office:value="4405" calcext:value-type="float">
            <text:p>440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348" calcext:value-type="float">
            <text:p>234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6018" calcext:value-type="float">
            <text:p>6018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5238" calcext:value-type="float">
            <text:p>55238</text:p>
          </table:table-cell>
          <table:table-cell office:value-type="float" office:value="208821" calcext:value-type="float">
            <text:p>208821</text:p>
          </table:table-cell>
          <table:table-cell office:value-type="float" office:value="12987" calcext:value-type="float">
            <text:p>12987</text:p>
          </table:table-cell>
          <table:table-cell office:value-type="float" office:value="4405" calcext:value-type="float">
            <text:p>440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348" calcext:value-type="float">
            <text:p>234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6018" calcext:value-type="float">
            <text:p>6018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962" calcext:value-type="float">
            <text:p>44962</text:p>
          </table:table-cell>
          <table:table-cell office:value-type="float" office:value="257132" calcext:value-type="float">
            <text:p>257132</text:p>
          </table:table-cell>
          <table:table-cell office:value-type="float" office:value="21718" calcext:value-type="float">
            <text:p>21718</text:p>
          </table:table-cell>
          <table:table-cell office:value-type="float" office:value="6183" calcext:value-type="float">
            <text:p>618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439" calcext:value-type="float">
            <text:p>243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938" calcext:value-type="float">
            <text:p>10938</text:p>
          </table:table-cell>
          <table:table-cell office:value-type="float" office:value="0" calcext:value-type="float">
            <text:p>0</text:p>
          </table:table-cell>
          <table:table-cell office:value-type="float" office:value="5927" calcext:value-type="float">
            <text:p>5927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4962" calcext:value-type="float">
            <text:p>44962</text:p>
          </table:table-cell>
          <table:table-cell office:value-type="float" office:value="257132" calcext:value-type="float">
            <text:p>257132</text:p>
          </table:table-cell>
          <table:table-cell office:value-type="float" office:value="21718" calcext:value-type="float">
            <text:p>21718</text:p>
          </table:table-cell>
          <table:table-cell office:value-type="float" office:value="6183" calcext:value-type="float">
            <text:p>618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439" calcext:value-type="float">
            <text:p>243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938" calcext:value-type="float">
            <text:p>10938</text:p>
          </table:table-cell>
          <table:table-cell office:value-type="float" office:value="0" calcext:value-type="float">
            <text:p>0</text:p>
          </table:table-cell>
          <table:table-cell office:value-type="float" office:value="5927" calcext:value-type="float">
            <text:p>5927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436" calcext:value-type="float">
            <text:p>47436</text:p>
          </table:table-cell>
          <table:table-cell office:value-type="float" office:value="264352" calcext:value-type="float">
            <text:p>264352</text:p>
          </table:table-cell>
          <table:table-cell office:value-type="float" office:value="11373" calcext:value-type="float">
            <text:p>11373</text:p>
          </table:table-cell>
          <table:table-cell office:value-type="float" office:value="5060" calcext:value-type="float">
            <text:p>506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318" calcext:value-type="float">
            <text:p>23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67" calcext:value-type="float">
            <text:p>3567</text:p>
          </table:table-cell>
          <table:table-cell office:value-type="float" office:value="0" calcext:value-type="float">
            <text:p>0</text:p>
          </table:table-cell>
          <table:table-cell office:value-type="float" office:value="4795" calcext:value-type="float">
            <text:p>4795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7436" calcext:value-type="float">
            <text:p>47436</text:p>
          </table:table-cell>
          <table:table-cell office:value-type="float" office:value="264352" calcext:value-type="float">
            <text:p>264352</text:p>
          </table:table-cell>
          <table:table-cell office:value-type="float" office:value="11373" calcext:value-type="float">
            <text:p>11373</text:p>
          </table:table-cell>
          <table:table-cell office:value-type="float" office:value="5060" calcext:value-type="float">
            <text:p>506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318" calcext:value-type="float">
            <text:p>23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67" calcext:value-type="float">
            <text:p>3567</text:p>
          </table:table-cell>
          <table:table-cell office:value-type="float" office:value="0" calcext:value-type="float">
            <text:p>0</text:p>
          </table:table-cell>
          <table:table-cell office:value-type="float" office:value="4795" calcext:value-type="float">
            <text:p>4795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437" calcext:value-type="float">
            <text:p>45437</text:p>
          </table:table-cell>
          <table:table-cell office:value-type="float" office:value="257624" calcext:value-type="float">
            <text:p>257624</text:p>
          </table:table-cell>
          <table:table-cell office:value-type="float" office:value="13309" calcext:value-type="float">
            <text:p>13309</text:p>
          </table:table-cell>
          <table:table-cell office:value-type="float" office:value="6457" calcext:value-type="float">
            <text:p>645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370" calcext:value-type="float">
            <text:p>237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 office:value-type="float" office:value="5990" calcext:value-type="float">
            <text:p>5990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5437" calcext:value-type="float">
            <text:p>45437</text:p>
          </table:table-cell>
          <table:table-cell office:value-type="float" office:value="257624" calcext:value-type="float">
            <text:p>257624</text:p>
          </table:table-cell>
          <table:table-cell office:value-type="float" office:value="13309" calcext:value-type="float">
            <text:p>13309</text:p>
          </table:table-cell>
          <table:table-cell office:value-type="float" office:value="6457" calcext:value-type="float">
            <text:p>645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370" calcext:value-type="float">
            <text:p>237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 office:value-type="float" office:value="5990" calcext:value-type="float">
            <text:p>5990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399" calcext:value-type="float">
            <text:p>45399</text:p>
          </table:table-cell>
          <table:table-cell office:value-type="float" office:value="243055" calcext:value-type="float">
            <text:p>243055</text:p>
          </table:table-cell>
          <table:table-cell office:value-type="float" office:value="18283" calcext:value-type="float">
            <text:p>18283</text:p>
          </table:table-cell>
          <table:table-cell office:value-type="float" office:value="6229" calcext:value-type="float">
            <text:p>622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69" calcext:value-type="float">
            <text:p>166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1095" calcext:value-type="float">
            <text:p>11095</text:p>
          </table:table-cell>
          <table:table-cell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5399" calcext:value-type="float">
            <text:p>45399</text:p>
          </table:table-cell>
          <table:table-cell office:value-type="float" office:value="243055" calcext:value-type="float">
            <text:p>243055</text:p>
          </table:table-cell>
          <table:table-cell office:value-type="float" office:value="18283" calcext:value-type="float">
            <text:p>18283</text:p>
          </table:table-cell>
          <table:table-cell office:value-type="float" office:value="6229" calcext:value-type="float">
            <text:p>622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69" calcext:value-type="float">
            <text:p>166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1095" calcext:value-type="float">
            <text:p>11095</text:p>
          </table:table-cell>
          <table:table-cell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739" calcext:value-type="float">
            <text:p>56739</text:p>
          </table:table-cell>
          <table:table-cell office:value-type="float" office:value="233796" calcext:value-type="float">
            <text:p>233796</text:p>
          </table:table-cell>
          <table:table-cell office:value-type="float" office:value="11888" calcext:value-type="float">
            <text:p>11888</text:p>
          </table:table-cell>
          <table:table-cell office:value-type="float" office:value="6375" calcext:value-type="float">
            <text:p>637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506" calcext:value-type="float">
            <text:p>250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661" calcext:value-type="float">
            <text:p>3661</text:p>
          </table:table-cell>
          <table:table-cell office:value-type="float" office:value="0" calcext:value-type="float">
            <text:p>0</text:p>
          </table:table-cell>
          <table:table-cell office:value-type="float" office:value="6010" calcext:value-type="float">
            <text:p>6010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56739" calcext:value-type="float">
            <text:p>56739</text:p>
          </table:table-cell>
          <table:table-cell office:value-type="float" office:value="233796" calcext:value-type="float">
            <text:p>233796</text:p>
          </table:table-cell>
          <table:table-cell office:value-type="float" office:value="11888" calcext:value-type="float">
            <text:p>11888</text:p>
          </table:table-cell>
          <table:table-cell office:value-type="float" office:value="6375" calcext:value-type="float">
            <text:p>637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506" calcext:value-type="float">
            <text:p>250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661" calcext:value-type="float">
            <text:p>3661</text:p>
          </table:table-cell>
          <table:table-cell office:value-type="float" office:value="0" calcext:value-type="float">
            <text:p>0</text:p>
          </table:table-cell>
          <table:table-cell office:value-type="float" office:value="6010" calcext:value-type="float">
            <text:p>6010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337" calcext:value-type="float">
            <text:p>45337</text:p>
          </table:table-cell>
          <table:table-cell office:value-type="float" office:value="287175" calcext:value-type="float">
            <text:p>287175</text:p>
          </table:table-cell>
          <table:table-cell office:value-type="float" office:value="12446" calcext:value-type="float">
            <text:p>12446</text:p>
          </table:table-cell>
          <table:table-cell office:value-type="float" office:value="5524" calcext:value-type="float">
            <text:p>55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34" calcext:value-type="float">
            <text:p>2734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075" calcext:value-type="float">
            <text:p>4075</text:p>
          </table:table-cell>
          <table:table-cell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5337" calcext:value-type="float">
            <text:p>45337</text:p>
          </table:table-cell>
          <table:table-cell office:value-type="float" office:value="287175" calcext:value-type="float">
            <text:p>287175</text:p>
          </table:table-cell>
          <table:table-cell office:value-type="float" office:value="12446" calcext:value-type="float">
            <text:p>12446</text:p>
          </table:table-cell>
          <table:table-cell office:value-type="float" office:value="5524" calcext:value-type="float">
            <text:p>55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34" calcext:value-type="float">
            <text:p>2734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075" calcext:value-type="float">
            <text:p>4075</text:p>
          </table:table-cell>
          <table:table-cell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473" calcext:value-type="float">
            <text:p>59473</text:p>
          </table:table-cell>
          <table:table-cell office:value-type="float" office:value="286805" calcext:value-type="float">
            <text:p>286805</text:p>
          </table:table-cell>
          <table:table-cell office:value-type="float" office:value="21619" calcext:value-type="float">
            <text:p>21619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720" calcext:value-type="float">
            <text:p>27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0348" calcext:value-type="float">
            <text:p>10348</text:p>
          </table:table-cell>
          <table:table-cell office:value-type="float" office:value="0" calcext:value-type="float">
            <text:p>0</text:p>
          </table:table-cell>
          <table:table-cell office:value-type="float" office:value="8232" calcext:value-type="float">
            <text:p>8232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9473" calcext:value-type="float">
            <text:p>59473</text:p>
          </table:table-cell>
          <table:table-cell office:value-type="float" office:value="286805" calcext:value-type="float">
            <text:p>286805</text:p>
          </table:table-cell>
          <table:table-cell office:value-type="float" office:value="21619" calcext:value-type="float">
            <text:p>21619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720" calcext:value-type="float">
            <text:p>27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0348" calcext:value-type="float">
            <text:p>10348</text:p>
          </table:table-cell>
          <table:table-cell office:value-type="float" office:value="0" calcext:value-type="float">
            <text:p>0</text:p>
          </table:table-cell>
          <table:table-cell office:value-type="float" office:value="8232" calcext:value-type="float">
            <text:p>8232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170" calcext:value-type="float">
            <text:p>45170</text:p>
          </table:table-cell>
          <table:table-cell office:value-type="float" office:value="278909" calcext:value-type="float">
            <text:p>278909</text:p>
          </table:table-cell>
          <table:table-cell office:value-type="float" office:value="10624" calcext:value-type="float">
            <text:p>10624</text:p>
          </table:table-cell>
          <table:table-cell office:value-type="float" office:value="6069" calcext:value-type="float">
            <text:p>606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243" calcext:value-type="float">
            <text:p>224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  <table:table-cell office:value-type="float" office:value="5725" calcext:value-type="float">
            <text:p>5725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5170" calcext:value-type="float">
            <text:p>45170</text:p>
          </table:table-cell>
          <table:table-cell office:value-type="float" office:value="278909" calcext:value-type="float">
            <text:p>278909</text:p>
          </table:table-cell>
          <table:table-cell office:value-type="float" office:value="10624" calcext:value-type="float">
            <text:p>10624</text:p>
          </table:table-cell>
          <table:table-cell office:value-type="float" office:value="6069" calcext:value-type="float">
            <text:p>606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243" calcext:value-type="float">
            <text:p>224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  <table:table-cell office:value-type="float" office:value="5725" calcext:value-type="float">
            <text:p>5725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217" calcext:value-type="float">
            <text:p>54217</text:p>
          </table:table-cell>
          <table:table-cell office:value-type="float" office:value="285884" calcext:value-type="float">
            <text:p>285884</text:p>
          </table:table-cell>
          <table:table-cell office:value-type="float" office:value="11309" calcext:value-type="float">
            <text:p>11309</text:p>
          </table:table-cell>
          <table:table-cell office:value-type="float" office:value="4934" calcext:value-type="float">
            <text:p>493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89" calcext:value-type="float">
            <text:p>2689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62" calcext:value-type="float">
            <text:p>3762</text:p>
          </table:table-cell>
          <table:table-cell office:value-type="float" office:value="0" calcext:value-type="float">
            <text:p>0</text:p>
          </table:table-cell>
          <table:table-cell office:value-type="float" office:value="4633" calcext:value-type="float">
            <text:p>4633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4217" calcext:value-type="float">
            <text:p>54217</text:p>
          </table:table-cell>
          <table:table-cell office:value-type="float" office:value="285884" calcext:value-type="float">
            <text:p>285884</text:p>
          </table:table-cell>
          <table:table-cell office:value-type="float" office:value="11309" calcext:value-type="float">
            <text:p>11309</text:p>
          </table:table-cell>
          <table:table-cell office:value-type="float" office:value="4934" calcext:value-type="float">
            <text:p>493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89" calcext:value-type="float">
            <text:p>2689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62" calcext:value-type="float">
            <text:p>3762</text:p>
          </table:table-cell>
          <table:table-cell office:value-type="float" office:value="0" calcext:value-type="float">
            <text:p>0</text:p>
          </table:table-cell>
          <table:table-cell office:value-type="float" office:value="4633" calcext:value-type="float">
            <text:p>4633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754" calcext:value-type="float">
            <text:p>44754</text:p>
          </table:table-cell>
          <table:table-cell office:value-type="float" office:value="229787" calcext:value-type="float">
            <text:p>229787</text:p>
          </table:table-cell>
          <table:table-cell office:value-type="float" office:value="13024" calcext:value-type="float">
            <text:p>13024</text:p>
          </table:table-cell>
          <table:table-cell office:value-type="float" office:value="4638" calcext:value-type="float">
            <text:p>463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45" calcext:value-type="float">
            <text:p>294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064" calcext:value-type="float">
            <text:p>4064</text:p>
          </table:table-cell>
          <table:table-cell office:value-type="float" office:value="0" calcext:value-type="float">
            <text:p>0</text:p>
          </table:table-cell>
          <table:table-cell office:value-type="float" office:value="4382" calcext:value-type="float">
            <text:p>438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4754" calcext:value-type="float">
            <text:p>44754</text:p>
          </table:table-cell>
          <table:table-cell office:value-type="float" office:value="229787" calcext:value-type="float">
            <text:p>229787</text:p>
          </table:table-cell>
          <table:table-cell office:value-type="float" office:value="13024" calcext:value-type="float">
            <text:p>13024</text:p>
          </table:table-cell>
          <table:table-cell office:value-type="float" office:value="4638" calcext:value-type="float">
            <text:p>463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945" calcext:value-type="float">
            <text:p>294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064" calcext:value-type="float">
            <text:p>4064</text:p>
          </table:table-cell>
          <table:table-cell office:value-type="float" office:value="0" calcext:value-type="float">
            <text:p>0</text:p>
          </table:table-cell>
          <table:table-cell office:value-type="float" office:value="4382" calcext:value-type="float">
            <text:p>438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81" calcext:value-type="float">
            <text:p>46881</text:p>
          </table:table-cell>
          <table:table-cell office:value-type="float" office:value="274691" calcext:value-type="float">
            <text:p>274691</text:p>
          </table:table-cell>
          <table:table-cell office:value-type="float" office:value="20731" calcext:value-type="float">
            <text:p>20731</text:p>
          </table:table-cell>
          <table:table-cell office:value-type="float" office:value="4209" calcext:value-type="float">
            <text:p>42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101" calcext:value-type="float">
            <text:p>210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0795" calcext:value-type="float">
            <text:p>10795</text:p>
          </table:table-cell>
          <table:table-cell office:value-type="float" office:value="0" calcext:value-type="float">
            <text:p>0</text:p>
          </table:table-cell>
          <table:table-cell office:value-type="float" office:value="3948" calcext:value-type="float">
            <text:p>3948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6881" calcext:value-type="float">
            <text:p>46881</text:p>
          </table:table-cell>
          <table:table-cell office:value-type="float" office:value="274691" calcext:value-type="float">
            <text:p>274691</text:p>
          </table:table-cell>
          <table:table-cell office:value-type="float" office:value="20731" calcext:value-type="float">
            <text:p>20731</text:p>
          </table:table-cell>
          <table:table-cell office:value-type="float" office:value="4209" calcext:value-type="float">
            <text:p>42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101" calcext:value-type="float">
            <text:p>210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0795" calcext:value-type="float">
            <text:p>10795</text:p>
          </table:table-cell>
          <table:table-cell office:value-type="float" office:value="0" calcext:value-type="float">
            <text:p>0</text:p>
          </table:table-cell>
          <table:table-cell office:value-type="float" office:value="3948" calcext:value-type="float">
            <text:p>3948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125" calcext:value-type="float">
            <text:p>45125</text:p>
          </table:table-cell>
          <table:table-cell office:value-type="float" office:value="248845" calcext:value-type="float">
            <text:p>248845</text:p>
          </table:table-cell>
          <table:table-cell office:value-type="float" office:value="11373" calcext:value-type="float">
            <text:p>11373</text:p>
          </table:table-cell>
          <table:table-cell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743" calcext:value-type="float">
            <text:p>174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52" calcext:value-type="float">
            <text:p>3552</text:p>
          </table:table-cell>
          <table:table-cell office:value-type="float" office:value="0" calcext:value-type="float">
            <text:p>0</text:p>
          </table:table-cell>
          <table:table-cell office:value-type="float" office:value="5764" calcext:value-type="float">
            <text:p>5764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5125" calcext:value-type="float">
            <text:p>45125</text:p>
          </table:table-cell>
          <table:table-cell office:value-type="float" office:value="248845" calcext:value-type="float">
            <text:p>248845</text:p>
          </table:table-cell>
          <table:table-cell office:value-type="float" office:value="11373" calcext:value-type="float">
            <text:p>11373</text:p>
          </table:table-cell>
          <table:table-cell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743" calcext:value-type="float">
            <text:p>174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52" calcext:value-type="float">
            <text:p>3552</text:p>
          </table:table-cell>
          <table:table-cell office:value-type="float" office:value="0" calcext:value-type="float">
            <text:p>0</text:p>
          </table:table-cell>
          <table:table-cell office:value-type="float" office:value="5764" calcext:value-type="float">
            <text:p>5764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343" calcext:value-type="float">
            <text:p>50343</text:p>
          </table:table-cell>
          <table:table-cell office:value-type="float" office:value="235307" calcext:value-type="float">
            <text:p>235307</text:p>
          </table:table-cell>
          <table:table-cell office:value-type="float" office:value="15009" calcext:value-type="float">
            <text:p>15009</text:p>
          </table:table-cell>
          <table:table-cell office:value-type="float" office:value="8217" calcext:value-type="float">
            <text:p>821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426" calcext:value-type="float">
            <text:p>242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882" calcext:value-type="float">
            <text:p>4882</text:p>
          </table:table-cell>
          <table:table-cell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343" calcext:value-type="float">
            <text:p>50343</text:p>
          </table:table-cell>
          <table:table-cell office:value-type="float" office:value="235307" calcext:value-type="float">
            <text:p>235307</text:p>
          </table:table-cell>
          <table:table-cell office:value-type="float" office:value="15009" calcext:value-type="float">
            <text:p>15009</text:p>
          </table:table-cell>
          <table:table-cell office:value-type="float" office:value="8217" calcext:value-type="float">
            <text:p>821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426" calcext:value-type="float">
            <text:p>242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882" calcext:value-type="float">
            <text:p>4882</text:p>
          </table:table-cell>
          <table:table-cell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991" calcext:value-type="float">
            <text:p>56991</text:p>
          </table:table-cell>
          <table:table-cell office:value-type="float" office:value="330782" calcext:value-type="float">
            <text:p>330782</text:p>
          </table:table-cell>
          <table:table-cell office:value-type="float" office:value="10941" calcext:value-type="float">
            <text:p>10941</text:p>
          </table:table-cell>
          <table:table-cell office:value-type="float" office:value="5986" calcext:value-type="float">
            <text:p>598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126" calcext:value-type="float">
            <text:p>212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  <table:table-cell office:value-type="float" office:value="5608" calcext:value-type="float">
            <text:p>5608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56991" calcext:value-type="float">
            <text:p>56991</text:p>
          </table:table-cell>
          <table:table-cell office:value-type="float" office:value="330782" calcext:value-type="float">
            <text:p>330782</text:p>
          </table:table-cell>
          <table:table-cell office:value-type="float" office:value="10941" calcext:value-type="float">
            <text:p>10941</text:p>
          </table:table-cell>
          <table:table-cell office:value-type="float" office:value="5986" calcext:value-type="float">
            <text:p>598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126" calcext:value-type="float">
            <text:p>212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  <table:table-cell office:value-type="float" office:value="5608" calcext:value-type="float">
            <text:p>5608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137" calcext:value-type="float">
            <text:p>47137</text:p>
          </table:table-cell>
          <table:table-cell office:value-type="float" office:value="241907" calcext:value-type="float">
            <text:p>241907</text:p>
          </table:table-cell>
          <table:table-cell office:value-type="float" office:value="12220" calcext:value-type="float">
            <text:p>12220</text:p>
          </table:table-cell>
          <table:table-cell office:value-type="float" office:value="5217" calcext:value-type="float">
            <text:p>521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19" calcext:value-type="float">
            <text:p>251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609" calcext:value-type="float">
            <text:p>3609</text:p>
          </table:table-cell>
          <table:table-cell office:value-type="float" office:value="0" calcext:value-type="float">
            <text:p>0</text:p>
          </table:table-cell>
          <table:table-cell office:value-type="float" office:value="4963" calcext:value-type="float">
            <text:p>4963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7137" calcext:value-type="float">
            <text:p>47137</text:p>
          </table:table-cell>
          <table:table-cell office:value-type="float" office:value="241907" calcext:value-type="float">
            <text:p>241907</text:p>
          </table:table-cell>
          <table:table-cell office:value-type="float" office:value="12220" calcext:value-type="float">
            <text:p>12220</text:p>
          </table:table-cell>
          <table:table-cell office:value-type="float" office:value="5217" calcext:value-type="float">
            <text:p>521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19" calcext:value-type="float">
            <text:p>251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609" calcext:value-type="float">
            <text:p>3609</text:p>
          </table:table-cell>
          <table:table-cell office:value-type="float" office:value="0" calcext:value-type="float">
            <text:p>0</text:p>
          </table:table-cell>
          <table:table-cell office:value-type="float" office:value="4963" calcext:value-type="float">
            <text:p>4963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897" calcext:value-type="float">
            <text:p>44897</text:p>
          </table:table-cell>
          <table:table-cell office:value-type="float" office:value="254581" calcext:value-type="float">
            <text:p>254581</text:p>
          </table:table-cell>
          <table:table-cell office:value-type="float" office:value="10914" calcext:value-type="float">
            <text:p>10914</text:p>
          </table:table-cell>
          <table:table-cell office:value-type="float" office:value="4994" calcext:value-type="float">
            <text:p>499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96" calcext:value-type="float">
            <text:p>229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474" calcext:value-type="float">
            <text:p>3474</text:p>
          </table:table-cell>
          <table:table-cell office:value-type="float" office:value="0" calcext:value-type="float">
            <text:p>0</text:p>
          </table:table-cell>
          <table:table-cell office:value-type="float" office:value="4725" calcext:value-type="float">
            <text:p>4725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4897" calcext:value-type="float">
            <text:p>44897</text:p>
          </table:table-cell>
          <table:table-cell office:value-type="float" office:value="254581" calcext:value-type="float">
            <text:p>254581</text:p>
          </table:table-cell>
          <table:table-cell office:value-type="float" office:value="10914" calcext:value-type="float">
            <text:p>10914</text:p>
          </table:table-cell>
          <table:table-cell office:value-type="float" office:value="4994" calcext:value-type="float">
            <text:p>499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96" calcext:value-type="float">
            <text:p>229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474" calcext:value-type="float">
            <text:p>3474</text:p>
          </table:table-cell>
          <table:table-cell office:value-type="float" office:value="0" calcext:value-type="float">
            <text:p>0</text:p>
          </table:table-cell>
          <table:table-cell office:value-type="float" office:value="4725" calcext:value-type="float">
            <text:p>4725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279" calcext:value-type="float">
            <text:p>56279</text:p>
          </table:table-cell>
          <table:table-cell office:value-type="float" office:value="250150" calcext:value-type="float">
            <text:p>250150</text:p>
          </table:table-cell>
          <table:table-cell office:value-type="float" office:value="10091" calcext:value-type="float">
            <text:p>10091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552" calcext:value-type="float">
            <text:p>155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 office:value-type="float" office:value="4947" calcext:value-type="float">
            <text:p>4947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6279" calcext:value-type="float">
            <text:p>56279</text:p>
          </table:table-cell>
          <table:table-cell office:value-type="float" office:value="250150" calcext:value-type="float">
            <text:p>250150</text:p>
          </table:table-cell>
          <table:table-cell office:value-type="float" office:value="10091" calcext:value-type="float">
            <text:p>10091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552" calcext:value-type="float">
            <text:p>155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 office:value-type="float" office:value="4947" calcext:value-type="float">
            <text:p>4947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245" calcext:value-type="float">
            <text:p>45245</text:p>
          </table:table-cell>
          <table:table-cell office:value-type="float" office:value="233920" calcext:value-type="float">
            <text:p>233920</text:p>
          </table:table-cell>
          <table:table-cell office:value-type="float" office:value="10003" calcext:value-type="float">
            <text:p>10003</text:p>
          </table:table-cell>
          <table:table-cell office:value-type="float" office:value="6413" calcext:value-type="float">
            <text:p>64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37" calcext:value-type="float">
            <text:p>203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 office:value-type="float" office:value="6081" calcext:value-type="float">
            <text:p>6081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5245" calcext:value-type="float">
            <text:p>45245</text:p>
          </table:table-cell>
          <table:table-cell office:value-type="float" office:value="233920" calcext:value-type="float">
            <text:p>233920</text:p>
          </table:table-cell>
          <table:table-cell office:value-type="float" office:value="10003" calcext:value-type="float">
            <text:p>10003</text:p>
          </table:table-cell>
          <table:table-cell office:value-type="float" office:value="6413" calcext:value-type="float">
            <text:p>64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37" calcext:value-type="float">
            <text:p>203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 office:value-type="float" office:value="6081" calcext:value-type="float">
            <text:p>6081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  <table:table-cell office:value-type="float" office:value="307245" calcext:value-type="float">
            <text:p>307245</text:p>
          </table:table-cell>
          <table:table-cell office:value-type="float" office:value="11500" calcext:value-type="float">
            <text:p>11500</text:p>
          </table:table-cell>
          <table:table-cell office:value-type="float" office:value="4360" calcext:value-type="float">
            <text:p>436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78" calcext:value-type="float">
            <text:p>257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562" calcext:value-type="float">
            <text:p>3562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9641" calcext:value-type="float">
            <text:p>59641</text:p>
          </table:table-cell>
          <table:table-cell office:value-type="float" office:value="307245" calcext:value-type="float">
            <text:p>307245</text:p>
          </table:table-cell>
          <table:table-cell office:value-type="float" office:value="11500" calcext:value-type="float">
            <text:p>11500</text:p>
          </table:table-cell>
          <table:table-cell office:value-type="float" office:value="4360" calcext:value-type="float">
            <text:p>436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78" calcext:value-type="float">
            <text:p>257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562" calcext:value-type="float">
            <text:p>3562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024" calcext:value-type="float">
            <text:p>47024</text:p>
          </table:table-cell>
          <table:table-cell office:value-type="float" office:value="252773" calcext:value-type="float">
            <text:p>252773</text:p>
          </table:table-cell>
          <table:table-cell office:value-type="float" office:value="12000" calcext:value-type="float">
            <text:p>12000</text:p>
          </table:table-cell>
          <table:table-cell office:value-type="float" office:value="6173" calcext:value-type="float">
            <text:p>617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69" calcext:value-type="float">
            <text:p>216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540" calcext:value-type="float">
            <text:p>3540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7024" calcext:value-type="float">
            <text:p>47024</text:p>
          </table:table-cell>
          <table:table-cell office:value-type="float" office:value="252773" calcext:value-type="float">
            <text:p>252773</text:p>
          </table:table-cell>
          <table:table-cell office:value-type="float" office:value="12000" calcext:value-type="float">
            <text:p>12000</text:p>
          </table:table-cell>
          <table:table-cell office:value-type="float" office:value="6173" calcext:value-type="float">
            <text:p>617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69" calcext:value-type="float">
            <text:p>216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540" calcext:value-type="float">
            <text:p>3540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099" calcext:value-type="float">
            <text:p>55099</text:p>
          </table:table-cell>
          <table:table-cell office:value-type="float" office:value="311147" calcext:value-type="float">
            <text:p>311147</text:p>
          </table:table-cell>
          <table:table-cell office:value-type="float" office:value="13332" calcext:value-type="float">
            <text:p>13332</text:p>
          </table:table-cell>
          <table:table-cell office:value-type="float" office:value="6824" calcext:value-type="float">
            <text:p>682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914" calcext:value-type="float">
            <text:p>2914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268" calcext:value-type="float">
            <text:p>4268</text:p>
          </table:table-cell>
          <table:table-cell office:value-type="float" office:value="0" calcext:value-type="float">
            <text:p>0</text:p>
          </table:table-cell>
          <table:table-cell office:value-type="float" office:value="6405" calcext:value-type="float">
            <text:p>6405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5099" calcext:value-type="float">
            <text:p>55099</text:p>
          </table:table-cell>
          <table:table-cell office:value-type="float" office:value="311147" calcext:value-type="float">
            <text:p>311147</text:p>
          </table:table-cell>
          <table:table-cell office:value-type="float" office:value="13332" calcext:value-type="float">
            <text:p>13332</text:p>
          </table:table-cell>
          <table:table-cell office:value-type="float" office:value="6824" calcext:value-type="float">
            <text:p>682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914" calcext:value-type="float">
            <text:p>2914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268" calcext:value-type="float">
            <text:p>4268</text:p>
          </table:table-cell>
          <table:table-cell office:value-type="float" office:value="0" calcext:value-type="float">
            <text:p>0</text:p>
          </table:table-cell>
          <table:table-cell office:value-type="float" office:value="6405" calcext:value-type="float">
            <text:p>6405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971" calcext:value-type="float">
            <text:p>44971</text:p>
          </table:table-cell>
          <table:table-cell office:value-type="float" office:value="241272" calcext:value-type="float">
            <text:p>241272</text:p>
          </table:table-cell>
          <table:table-cell office:value-type="float" office:value="12105" calcext:value-type="float">
            <text:p>12105</text:p>
          </table:table-cell>
          <table:table-cell office:value-type="float" office:value="6065" calcext:value-type="float">
            <text:p>606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162" calcext:value-type="float">
            <text:p>216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658" calcext:value-type="float">
            <text:p>5658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4971" calcext:value-type="float">
            <text:p>44971</text:p>
          </table:table-cell>
          <table:table-cell office:value-type="float" office:value="241272" calcext:value-type="float">
            <text:p>241272</text:p>
          </table:table-cell>
          <table:table-cell office:value-type="float" office:value="12105" calcext:value-type="float">
            <text:p>12105</text:p>
          </table:table-cell>
          <table:table-cell office:value-type="float" office:value="6065" calcext:value-type="float">
            <text:p>606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162" calcext:value-type="float">
            <text:p>216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658" calcext:value-type="float">
            <text:p>5658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986" calcext:value-type="float">
            <text:p>58986</text:p>
          </table:table-cell>
          <table:table-cell office:value-type="float" office:value="245630" calcext:value-type="float">
            <text:p>245630</text:p>
          </table:table-cell>
          <table:table-cell office:value-type="float" office:value="13805" calcext:value-type="float">
            <text:p>13805</text:p>
          </table:table-cell>
          <table:table-cell office:value-type="float" office:value="4504" calcext:value-type="float">
            <text:p>450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42" calcext:value-type="float">
            <text:p>154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  <table:table-cell office:value-type="float" office:value="4241" calcext:value-type="float">
            <text:p>4241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8986" calcext:value-type="float">
            <text:p>58986</text:p>
          </table:table-cell>
          <table:table-cell office:value-type="float" office:value="245630" calcext:value-type="float">
            <text:p>245630</text:p>
          </table:table-cell>
          <table:table-cell office:value-type="float" office:value="13805" calcext:value-type="float">
            <text:p>13805</text:p>
          </table:table-cell>
          <table:table-cell office:value-type="float" office:value="4504" calcext:value-type="float">
            <text:p>450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42" calcext:value-type="float">
            <text:p>154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  <table:table-cell office:value-type="float" office:value="4241" calcext:value-type="float">
            <text:p>4241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57" calcext:value-type="float">
            <text:p>44757</text:p>
          </table:table-cell>
          <table:table-cell office:value-type="float" office:value="221132" calcext:value-type="float">
            <text:p>221132</text:p>
          </table:table-cell>
          <table:table-cell office:value-type="float" office:value="19188" calcext:value-type="float">
            <text:p>19188</text:p>
          </table:table-cell>
          <table:table-cell office:value-type="float" office:value="4883" calcext:value-type="float">
            <text:p>48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89" calcext:value-type="float">
            <text:p>178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347" calcext:value-type="float">
            <text:p>11347</text:p>
          </table:table-cell>
          <table:table-cell office:value-type="float" office:value="0" calcext:value-type="float">
            <text:p>0</text:p>
          </table:table-cell>
          <table:table-cell office:value-type="float" office:value="4618" calcext:value-type="float">
            <text:p>46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4757" calcext:value-type="float">
            <text:p>44757</text:p>
          </table:table-cell>
          <table:table-cell office:value-type="float" office:value="221132" calcext:value-type="float">
            <text:p>221132</text:p>
          </table:table-cell>
          <table:table-cell office:value-type="float" office:value="19188" calcext:value-type="float">
            <text:p>19188</text:p>
          </table:table-cell>
          <table:table-cell office:value-type="float" office:value="4883" calcext:value-type="float">
            <text:p>48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89" calcext:value-type="float">
            <text:p>178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347" calcext:value-type="float">
            <text:p>11347</text:p>
          </table:table-cell>
          <table:table-cell office:value-type="float" office:value="0" calcext:value-type="float">
            <text:p>0</text:p>
          </table:table-cell>
          <table:table-cell office:value-type="float" office:value="4618" calcext:value-type="float">
            <text:p>46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375" calcext:value-type="float">
            <text:p>61375</text:p>
          </table:table-cell>
          <table:table-cell office:value-type="float" office:value="263122" calcext:value-type="float">
            <text:p>263122</text:p>
          </table:table-cell>
          <table:table-cell office:value-type="float" office:value="11996" calcext:value-type="float">
            <text:p>11996</text:p>
          </table:table-cell>
          <table:table-cell office:value-type="float" office:value="4956" calcext:value-type="float">
            <text:p>495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65" calcext:value-type="float">
            <text:p>286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676" calcext:value-type="float">
            <text:p>3676</text:p>
          </table:table-cell>
          <table:table-cell office:value-type="float" office:value="0" calcext:value-type="float">
            <text:p>0</text:p>
          </table:table-cell>
          <table:table-cell office:value-type="float" office:value="4692" calcext:value-type="float">
            <text:p>469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1375" calcext:value-type="float">
            <text:p>61375</text:p>
          </table:table-cell>
          <table:table-cell office:value-type="float" office:value="263122" calcext:value-type="float">
            <text:p>263122</text:p>
          </table:table-cell>
          <table:table-cell office:value-type="float" office:value="11996" calcext:value-type="float">
            <text:p>11996</text:p>
          </table:table-cell>
          <table:table-cell office:value-type="float" office:value="4956" calcext:value-type="float">
            <text:p>495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65" calcext:value-type="float">
            <text:p>286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676" calcext:value-type="float">
            <text:p>3676</text:p>
          </table:table-cell>
          <table:table-cell office:value-type="float" office:value="0" calcext:value-type="float">
            <text:p>0</text:p>
          </table:table-cell>
          <table:table-cell office:value-type="float" office:value="4692" calcext:value-type="float">
            <text:p>469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593" calcext:value-type="float">
            <text:p>45593</text:p>
          </table:table-cell>
          <table:table-cell office:value-type="float" office:value="228856" calcext:value-type="float">
            <text:p>228856</text:p>
          </table:table-cell>
          <table:table-cell office:value-type="float" office:value="16389" calcext:value-type="float">
            <text:p>16389</text:p>
          </table:table-cell>
          <table:table-cell office:value-type="float" office:value="5787" calcext:value-type="float">
            <text:p>57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72" calcext:value-type="float">
            <text:p>177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267" calcext:value-type="float">
            <text:p>6267</text:p>
          </table:table-cell>
          <table:table-cell office:value-type="float" office:value="0" calcext:value-type="float">
            <text:p>0</text:p>
          </table:table-cell>
          <table:table-cell office:value-type="float" office:value="5425" calcext:value-type="float">
            <text:p>5425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5593" calcext:value-type="float">
            <text:p>45593</text:p>
          </table:table-cell>
          <table:table-cell office:value-type="float" office:value="228856" calcext:value-type="float">
            <text:p>228856</text:p>
          </table:table-cell>
          <table:table-cell office:value-type="float" office:value="16389" calcext:value-type="float">
            <text:p>16389</text:p>
          </table:table-cell>
          <table:table-cell office:value-type="float" office:value="5787" calcext:value-type="float">
            <text:p>57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72" calcext:value-type="float">
            <text:p>177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267" calcext:value-type="float">
            <text:p>6267</text:p>
          </table:table-cell>
          <table:table-cell office:value-type="float" office:value="0" calcext:value-type="float">
            <text:p>0</text:p>
          </table:table-cell>
          <table:table-cell office:value-type="float" office:value="5425" calcext:value-type="float">
            <text:p>5425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565" calcext:value-type="float">
            <text:p>71565</text:p>
          </table:table-cell>
          <table:table-cell office:value-type="float" office:value="232684" calcext:value-type="float">
            <text:p>232684</text:p>
          </table:table-cell>
          <table:table-cell office:value-type="float" office:value="22084" calcext:value-type="float">
            <text:p>22084</text:p>
          </table:table-cell>
          <table:table-cell office:value-type="float" office:value="7245" calcext:value-type="float">
            <text:p>724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452" calcext:value-type="float">
            <text:p>245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0098" calcext:value-type="float">
            <text:p>10098</text:p>
          </table:table-cell>
          <table:table-cell office:value-type="float" office:value="0" calcext:value-type="float">
            <text:p>0</text:p>
          </table:table-cell>
          <table:table-cell office:value-type="float" office:value="6827" calcext:value-type="float">
            <text:p>6827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1565" calcext:value-type="float">
            <text:p>71565</text:p>
          </table:table-cell>
          <table:table-cell office:value-type="float" office:value="232684" calcext:value-type="float">
            <text:p>232684</text:p>
          </table:table-cell>
          <table:table-cell office:value-type="float" office:value="22084" calcext:value-type="float">
            <text:p>22084</text:p>
          </table:table-cell>
          <table:table-cell office:value-type="float" office:value="7245" calcext:value-type="float">
            <text:p>724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452" calcext:value-type="float">
            <text:p>245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0098" calcext:value-type="float">
            <text:p>10098</text:p>
          </table:table-cell>
          <table:table-cell office:value-type="float" office:value="0" calcext:value-type="float">
            <text:p>0</text:p>
          </table:table-cell>
          <table:table-cell office:value-type="float" office:value="6827" calcext:value-type="float">
            <text:p>6827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161" calcext:value-type="float">
            <text:p>55161</text:p>
          </table:table-cell>
          <table:table-cell office:value-type="float" office:value="272687" calcext:value-type="float">
            <text:p>272687</text:p>
          </table:table-cell>
          <table:table-cell office:value-type="float" office:value="18247" calcext:value-type="float">
            <text:p>18247</text:p>
          </table:table-cell>
          <table:table-cell office:value-type="float" office:value="6841" calcext:value-type="float">
            <text:p>684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08" calcext:value-type="float">
            <text:p>260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9716" calcext:value-type="float">
            <text:p>9716</text:p>
          </table:table-cell>
          <table:table-cell office:value-type="float" office:value="0" calcext:value-type="float">
            <text:p>0</text:p>
          </table:table-cell>
          <table:table-cell office:value-type="float" office:value="6469" calcext:value-type="float">
            <text:p>6469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5161" calcext:value-type="float">
            <text:p>55161</text:p>
          </table:table-cell>
          <table:table-cell office:value-type="float" office:value="272687" calcext:value-type="float">
            <text:p>272687</text:p>
          </table:table-cell>
          <table:table-cell office:value-type="float" office:value="18247" calcext:value-type="float">
            <text:p>18247</text:p>
          </table:table-cell>
          <table:table-cell office:value-type="float" office:value="6841" calcext:value-type="float">
            <text:p>684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08" calcext:value-type="float">
            <text:p>260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9716" calcext:value-type="float">
            <text:p>9716</text:p>
          </table:table-cell>
          <table:table-cell office:value-type="float" office:value="0" calcext:value-type="float">
            <text:p>0</text:p>
          </table:table-cell>
          <table:table-cell office:value-type="float" office:value="6469" calcext:value-type="float">
            <text:p>6469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976" calcext:value-type="float">
            <text:p>56976</text:p>
          </table:table-cell>
          <table:table-cell office:value-type="float" office:value="259166" calcext:value-type="float">
            <text:p>259166</text:p>
          </table:table-cell>
          <table:table-cell office:value-type="float" office:value="11841" calcext:value-type="float">
            <text:p>11841</text:p>
          </table:table-cell>
          <table:table-cell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557" calcext:value-type="float">
            <text:p>255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534" calcext:value-type="float">
            <text:p>3534</text:p>
          </table:table-cell>
          <table:table-cell office:value-type="float" office:value="0" calcext:value-type="float">
            <text:p>0</text:p>
          </table:table-cell>
          <table:table-cell office:value-type="float" office:value="4694" calcext:value-type="float">
            <text:p>4694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6976" calcext:value-type="float">
            <text:p>56976</text:p>
          </table:table-cell>
          <table:table-cell office:value-type="float" office:value="259166" calcext:value-type="float">
            <text:p>259166</text:p>
          </table:table-cell>
          <table:table-cell office:value-type="float" office:value="11841" calcext:value-type="float">
            <text:p>11841</text:p>
          </table:table-cell>
          <table:table-cell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557" calcext:value-type="float">
            <text:p>255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534" calcext:value-type="float">
            <text:p>3534</text:p>
          </table:table-cell>
          <table:table-cell office:value-type="float" office:value="0" calcext:value-type="float">
            <text:p>0</text:p>
          </table:table-cell>
          <table:table-cell office:value-type="float" office:value="4694" calcext:value-type="float">
            <text:p>4694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727" calcext:value-type="float">
            <text:p>44727</text:p>
          </table:table-cell>
          <table:table-cell office:value-type="float" office:value="303021" calcext:value-type="float">
            <text:p>303021</text:p>
          </table:table-cell>
          <table:table-cell office:value-type="float" office:value="10667" calcext:value-type="float">
            <text:p>10667</text:p>
          </table:table-cell>
          <table:table-cell office:value-type="float" office:value="4827" calcext:value-type="float">
            <text:p>48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106" calcext:value-type="float">
            <text:p>210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  <table:table-cell office:value-type="float" office:value="4551" calcext:value-type="float">
            <text:p>45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4727" calcext:value-type="float">
            <text:p>44727</text:p>
          </table:table-cell>
          <table:table-cell office:value-type="float" office:value="303021" calcext:value-type="float">
            <text:p>303021</text:p>
          </table:table-cell>
          <table:table-cell office:value-type="float" office:value="10667" calcext:value-type="float">
            <text:p>10667</text:p>
          </table:table-cell>
          <table:table-cell office:value-type="float" office:value="4827" calcext:value-type="float">
            <text:p>48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106" calcext:value-type="float">
            <text:p>210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  <table:table-cell office:value-type="float" office:value="4551" calcext:value-type="float">
            <text:p>45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469" calcext:value-type="float">
            <text:p>66469</text:p>
          </table:table-cell>
          <table:table-cell office:value-type="float" office:value="221373" calcext:value-type="float">
            <text:p>221373</text:p>
          </table:table-cell>
          <table:table-cell office:value-type="float" office:value="18350" calcext:value-type="float">
            <text:p>18350</text:p>
          </table:table-cell>
          <table:table-cell office:value-type="float" office:value="5755" calcext:value-type="float">
            <text:p>57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238" calcext:value-type="float">
            <text:p>223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0804" calcext:value-type="float">
            <text:p>10804</text:p>
          </table:table-cell>
          <table:table-cell office:value-type="float" office:value="0" calcext:value-type="float">
            <text:p>0</text:p>
          </table:table-cell>
          <table:table-cell office:value-type="float" office:value="5385" calcext:value-type="float">
            <text:p>5385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66469" calcext:value-type="float">
            <text:p>66469</text:p>
          </table:table-cell>
          <table:table-cell office:value-type="float" office:value="221373" calcext:value-type="float">
            <text:p>221373</text:p>
          </table:table-cell>
          <table:table-cell office:value-type="float" office:value="18350" calcext:value-type="float">
            <text:p>18350</text:p>
          </table:table-cell>
          <table:table-cell office:value-type="float" office:value="5755" calcext:value-type="float">
            <text:p>57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238" calcext:value-type="float">
            <text:p>223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0804" calcext:value-type="float">
            <text:p>10804</text:p>
          </table:table-cell>
          <table:table-cell office:value-type="float" office:value="0" calcext:value-type="float">
            <text:p>0</text:p>
          </table:table-cell>
          <table:table-cell office:value-type="float" office:value="5385" calcext:value-type="float">
            <text:p>5385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527" calcext:value-type="float">
            <text:p>57527</text:p>
          </table:table-cell>
          <table:table-cell office:value-type="float" office:value="238831" calcext:value-type="float">
            <text:p>238831</text:p>
          </table:table-cell>
          <table:table-cell office:value-type="float" office:value="10444" calcext:value-type="float">
            <text:p>10444</text:p>
          </table:table-cell>
          <table:table-cell office:value-type="float" office:value="5379" calcext:value-type="float">
            <text:p>53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43" calcext:value-type="float">
            <text:p>194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 office:value-type="float" office:value="5092" calcext:value-type="float">
            <text:p>5092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7527" calcext:value-type="float">
            <text:p>57527</text:p>
          </table:table-cell>
          <table:table-cell office:value-type="float" office:value="238831" calcext:value-type="float">
            <text:p>238831</text:p>
          </table:table-cell>
          <table:table-cell office:value-type="float" office:value="10444" calcext:value-type="float">
            <text:p>10444</text:p>
          </table:table-cell>
          <table:table-cell office:value-type="float" office:value="5379" calcext:value-type="float">
            <text:p>53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43" calcext:value-type="float">
            <text:p>194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 office:value-type="float" office:value="5092" calcext:value-type="float">
            <text:p>5092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267" calcext:value-type="float">
            <text:p>46267</text:p>
          </table:table-cell>
          <table:table-cell office:value-type="float" office:value="266889" calcext:value-type="float">
            <text:p>266889</text:p>
          </table:table-cell>
          <table:table-cell office:value-type="float" office:value="10845" calcext:value-type="float">
            <text:p>10845</text:p>
          </table:table-cell>
          <table:table-cell office:value-type="float" office:value="6508" calcext:value-type="float">
            <text:p>650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2040" calcext:value-type="float">
            <text:p>204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6267" calcext:value-type="float">
            <text:p>46267</text:p>
          </table:table-cell>
          <table:table-cell office:value-type="float" office:value="266889" calcext:value-type="float">
            <text:p>266889</text:p>
          </table:table-cell>
          <table:table-cell office:value-type="float" office:value="10845" calcext:value-type="float">
            <text:p>10845</text:p>
          </table:table-cell>
          <table:table-cell office:value-type="float" office:value="6508" calcext:value-type="float">
            <text:p>650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2040" calcext:value-type="float">
            <text:p>204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565" calcext:value-type="float">
            <text:p>63565</text:p>
          </table:table-cell>
          <table:table-cell office:value-type="float" office:value="237818" calcext:value-type="float">
            <text:p>237818</text:p>
          </table:table-cell>
          <table:table-cell office:value-type="float" office:value="10750" calcext:value-type="float">
            <text:p>10750</text:p>
          </table:table-cell>
          <table:table-cell office:value-type="float" office:value="5281" calcext:value-type="float">
            <text:p>528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554" calcext:value-type="float">
            <text:p>155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182" calcext:value-type="float">
            <text:p>4182</text:p>
          </table:table-cell>
          <table:table-cell office:value-type="float" office:value="0" calcext:value-type="float">
            <text:p>0</text:p>
          </table:table-cell>
          <table:table-cell office:value-type="float" office:value="5016" calcext:value-type="float">
            <text:p>5016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3565" calcext:value-type="float">
            <text:p>63565</text:p>
          </table:table-cell>
          <table:table-cell office:value-type="float" office:value="237818" calcext:value-type="float">
            <text:p>237818</text:p>
          </table:table-cell>
          <table:table-cell office:value-type="float" office:value="10750" calcext:value-type="float">
            <text:p>10750</text:p>
          </table:table-cell>
          <table:table-cell office:value-type="float" office:value="5281" calcext:value-type="float">
            <text:p>528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554" calcext:value-type="float">
            <text:p>155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182" calcext:value-type="float">
            <text:p>4182</text:p>
          </table:table-cell>
          <table:table-cell office:value-type="float" office:value="0" calcext:value-type="float">
            <text:p>0</text:p>
          </table:table-cell>
          <table:table-cell office:value-type="float" office:value="5016" calcext:value-type="float">
            <text:p>5016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690" calcext:value-type="float">
            <text:p>45690</text:p>
          </table:table-cell>
          <table:table-cell office:value-type="float" office:value="279333" calcext:value-type="float">
            <text:p>279333</text:p>
          </table:table-cell>
          <table:table-cell office:value-type="float" office:value="13240" calcext:value-type="float">
            <text:p>13240</text:p>
          </table:table-cell>
          <table:table-cell office:value-type="float" office:value="6502" calcext:value-type="float">
            <text:p>650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298" calcext:value-type="float">
            <text:p>229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875" calcext:value-type="float">
            <text:p>4875</text:p>
          </table:table-cell>
          <table:table-cell office:value-type="float" office:value="0" calcext:value-type="float">
            <text:p>0</text:p>
          </table:table-cell>
          <table:table-cell office:value-type="float" office:value="6166" calcext:value-type="float">
            <text:p>6166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5690" calcext:value-type="float">
            <text:p>45690</text:p>
          </table:table-cell>
          <table:table-cell office:value-type="float" office:value="279333" calcext:value-type="float">
            <text:p>279333</text:p>
          </table:table-cell>
          <table:table-cell office:value-type="float" office:value="13240" calcext:value-type="float">
            <text:p>13240</text:p>
          </table:table-cell>
          <table:table-cell office:value-type="float" office:value="6502" calcext:value-type="float">
            <text:p>650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298" calcext:value-type="float">
            <text:p>229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875" calcext:value-type="float">
            <text:p>4875</text:p>
          </table:table-cell>
          <table:table-cell office:value-type="float" office:value="0" calcext:value-type="float">
            <text:p>0</text:p>
          </table:table-cell>
          <table:table-cell office:value-type="float" office:value="6166" calcext:value-type="float">
            <text:p>6166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240" calcext:value-type="float">
            <text:p>45240</text:p>
          </table:table-cell>
          <table:table-cell office:value-type="float" office:value="246328" calcext:value-type="float">
            <text:p>246328</text:p>
          </table:table-cell>
          <table:table-cell office:value-type="float" office:value="12738" calcext:value-type="float">
            <text:p>12738</text:p>
          </table:table-cell>
          <table:table-cell office:value-type="float" office:value="6139" calcext:value-type="float">
            <text:p>613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46" calcext:value-type="float">
            <text:p>274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887" calcext:value-type="float">
            <text:p>3887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240" calcext:value-type="float">
            <text:p>45240</text:p>
          </table:table-cell>
          <table:table-cell office:value-type="float" office:value="246328" calcext:value-type="float">
            <text:p>246328</text:p>
          </table:table-cell>
          <table:table-cell office:value-type="float" office:value="12738" calcext:value-type="float">
            <text:p>12738</text:p>
          </table:table-cell>
          <table:table-cell office:value-type="float" office:value="6139" calcext:value-type="float">
            <text:p>613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46" calcext:value-type="float">
            <text:p>274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887" calcext:value-type="float">
            <text:p>3887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594" calcext:value-type="float">
            <text:p>61594</text:p>
          </table:table-cell>
          <table:table-cell office:value-type="float" office:value="285167" calcext:value-type="float">
            <text:p>285167</text:p>
          </table:table-cell>
          <table:table-cell office:value-type="float" office:value="20909" calcext:value-type="float">
            <text:p>20909</text:p>
          </table:table-cell>
          <table:table-cell office:value-type="float" office:value="6459" calcext:value-type="float">
            <text:p>645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750" calcext:value-type="float">
            <text:p>275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0151" calcext:value-type="float">
            <text:p>10151</text:p>
          </table:table-cell>
          <table:table-cell office:value-type="float" office:value="0" calcext:value-type="float">
            <text:p>0</text:p>
          </table:table-cell>
          <table:table-cell office:value-type="float" office:value="6158" calcext:value-type="float">
            <text:p>615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1594" calcext:value-type="float">
            <text:p>61594</text:p>
          </table:table-cell>
          <table:table-cell office:value-type="float" office:value="285167" calcext:value-type="float">
            <text:p>285167</text:p>
          </table:table-cell>
          <table:table-cell office:value-type="float" office:value="20909" calcext:value-type="float">
            <text:p>20909</text:p>
          </table:table-cell>
          <table:table-cell office:value-type="float" office:value="6459" calcext:value-type="float">
            <text:p>645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750" calcext:value-type="float">
            <text:p>275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0151" calcext:value-type="float">
            <text:p>10151</text:p>
          </table:table-cell>
          <table:table-cell office:value-type="float" office:value="0" calcext:value-type="float">
            <text:p>0</text:p>
          </table:table-cell>
          <table:table-cell office:value-type="float" office:value="6158" calcext:value-type="float">
            <text:p>615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057" calcext:value-type="float">
            <text:p>56057</text:p>
          </table:table-cell>
          <table:table-cell office:value-type="float" office:value="366555" calcext:value-type="float">
            <text:p>366555</text:p>
          </table:table-cell>
          <table:table-cell office:value-type="float" office:value="12337" calcext:value-type="float">
            <text:p>12337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17" calcext:value-type="float">
            <text:p>261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 office:value-type="float" office:value="5195" calcext:value-type="float">
            <text:p>519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6057" calcext:value-type="float">
            <text:p>56057</text:p>
          </table:table-cell>
          <table:table-cell office:value-type="float" office:value="366555" calcext:value-type="float">
            <text:p>366555</text:p>
          </table:table-cell>
          <table:table-cell office:value-type="float" office:value="12337" calcext:value-type="float">
            <text:p>12337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17" calcext:value-type="float">
            <text:p>261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 office:value-type="float" office:value="5195" calcext:value-type="float">
            <text:p>519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table:formula="of:=AVERAGE([.A95:.A137])" office:value-type="float" office:value="52812.4186046512" calcext:value-type="float">
            <text:p>52812.419</text:p>
          </table:table-cell>
          <table:table-cell table:style-name="ce1" table:formula="of:=AVERAGE([.B95:.B137])" office:value-type="float" office:value="261758.418604651" calcext:value-type="float">
            <text:p>261758.419</text:p>
          </table:table-cell>
          <table:table-cell table:style-name="ce1" table:formula="of:=AVERAGE([.C95:.C137])" office:value-type="float" office:value="13985.2790697674" calcext:value-type="float">
            <text:p>13985.279</text:p>
          </table:table-cell>
          <table:table-cell table:style-name="ce1" table:formula="of:=AVERAGE([.D95:.D137])" office:value-type="float" office:value="5734.37209302326" calcext:value-type="float">
            <text:p>5734.372</text:p>
          </table:table-cell>
          <table:table-cell table:style-name="ce1" table:formula="of:=AVERAGE([.E95:.E137])" office:value-type="float" office:value="0" calcext:value-type="float">
            <text:p>0.000</text:p>
          </table:table-cell>
          <table:table-cell table:style-name="ce1" table:formula="of:=AVERAGE([.F95:.F137])" office:value-type="float" office:value="65.5348837209302" calcext:value-type="float">
            <text:p>65.535</text:p>
          </table:table-cell>
          <table:table-cell table:style-name="ce1" table:formula="of:=AVERAGE([.G95:.G137])" office:value-type="float" office:value="22.7906976744186" calcext:value-type="float">
            <text:p>22.791</text:p>
          </table:table-cell>
          <table:table-cell table:style-name="ce1" table:formula="of:=AVERAGE([.H95:.H137])" office:value-type="float" office:value="35.8837209302326" calcext:value-type="float">
            <text:p>35.884</text:p>
          </table:table-cell>
          <table:table-cell table:style-name="ce1" table:formula="of:=AVERAGE([.I95:.I137])" office:value-type="float" office:value="2330.18604651163" calcext:value-type="float">
            <text:p>2330.186</text:p>
          </table:table-cell>
          <table:table-cell table:style-name="ce1" table:formula="of:=AVERAGE([.J95:.J137])" office:value-type="float" office:value="9.06976744186047" calcext:value-type="float">
            <text:p>9.070</text:p>
          </table:table-cell>
          <table:table-cell table:style-name="ce1" table:formula="of:=AVERAGE([.K95:.K137])" office:value-type="float" office:value="43.1162790697674" calcext:value-type="float">
            <text:p>43.116</text:p>
          </table:table-cell>
          <table:table-cell table:style-name="ce1" table:formula="of:=AVERAGE([.L95:.L137])" office:value-type="float" office:value="11.4418604651163" calcext:value-type="float">
            <text:p>11.442</text:p>
          </table:table-cell>
          <table:table-cell table:style-name="ce1" table:formula="of:=AVERAGE([.M95:.M137])" office:value-type="float" office:value="5614.72093023256" calcext:value-type="float">
            <text:p>5614.721</text:p>
          </table:table-cell>
          <table:table-cell table:style-name="ce1" table:formula="of:=AVERAGE([.N95:.N137])" office:value-type="float" office:value="0" calcext:value-type="float">
            <text:p>0.000</text:p>
          </table:table-cell>
          <table:table-cell table:style-name="ce1" table:formula="of:=AVERAGE([.O95:.O137])" office:value-type="float" office:value="5415.09302325581" calcext:value-type="float">
            <text:p>5415.093</text:p>
          </table:table-cell>
          <table:table-cell table:style-name="ce1" table:formula="of:=AVERAGE([.P95:.P137])" office:value-type="float" office:value="114.372093023256" calcext:value-type="float">
            <text:p>114.372</text:p>
          </table:table-cell>
          <table:table-cell table:style-name="ce1" table:formula="of:=AVERAGE([.Q95:.Q137])" office:value-type="float" office:value="11.4418604651163" calcext:value-type="float">
            <text:p>11.442</text:p>
          </table:table-cell>
          <table:table-cell table:style-name="ce1" table:formula="of:=AVERAGE([.R95:.R137])" office:value-type="float" office:value="132.720930232558" calcext:value-type="float">
            <text:p>132.721</text:p>
          </table:table-cell>
          <table:table-cell table:style-name="ce1" table:formula="of:=AVERAGE([.S95:.S137])" office:value-type="float" office:value="30.5581395348837" calcext:value-type="float">
            <text:p>30.558</text:p>
          </table:table-cell>
          <table:table-cell table:number-columns-repeated="2"/>
          <table:table-cell table:style-name="ce1"/>
          <table:table-cell/>
          <table:table-cell table:style-name="ce1" table:number-columns-repeated="18"/>
        </table:table-row>
        <table:table-row table:style-name="ro1">
          <table:table-cell office:value-type="string" calcext:value-type="string">
            <text:p>Testcase 12</text:p>
          </table:table-cell>
          <table:table-cell table:number-columns-repeated="20"/>
          <table:table-cell office:value-type="string" calcext:value-type="string">
            <text:p>Testcase 12</text:p>
          </table:table-cell>
          <table:table-cell table:number-columns-repeated="19"/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float" office:value="278514" calcext:value-type="float">
            <text:p>278514</text:p>
          </table:table-cell>
          <table:table-cell office:value-type="float" office:value="18793" calcext:value-type="float">
            <text:p>18793</text:p>
          </table:table-cell>
          <table:table-cell office:value-type="float" office:value="6890" calcext:value-type="float">
            <text:p>689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824" calcext:value-type="float">
            <text:p>182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648" calcext:value-type="float">
            <text:p>8648</text:p>
          </table:table-cell>
          <table:table-cell office:value-type="float" office:value="0" calcext:value-type="float">
            <text:p>0</text:p>
          </table:table-cell>
          <table:table-cell office:value-type="float" office:value="6529" calcext:value-type="float">
            <text:p>6529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4849" calcext:value-type="float">
            <text:p>44849</text:p>
          </table:table-cell>
          <table:table-cell office:value-type="float" office:value="278514" calcext:value-type="float">
            <text:p>278514</text:p>
          </table:table-cell>
          <table:table-cell office:value-type="float" office:value="18793" calcext:value-type="float">
            <text:p>18793</text:p>
          </table:table-cell>
          <table:table-cell office:value-type="float" office:value="6890" calcext:value-type="float">
            <text:p>689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824" calcext:value-type="float">
            <text:p>182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648" calcext:value-type="float">
            <text:p>8648</text:p>
          </table:table-cell>
          <table:table-cell office:value-type="float" office:value="0" calcext:value-type="float">
            <text:p>0</text:p>
          </table:table-cell>
          <table:table-cell office:value-type="float" office:value="6529" calcext:value-type="float">
            <text:p>6529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57" calcext:value-type="float">
            <text:p>44857</text:p>
          </table:table-cell>
          <table:table-cell office:value-type="float" office:value="251102" calcext:value-type="float">
            <text:p>251102</text:p>
          </table:table-cell>
          <table:table-cell office:value-type="float" office:value="20420" calcext:value-type="float">
            <text:p>20420</text:p>
          </table:table-cell>
          <table:table-cell office:value-type="float" office:value="6338" calcext:value-type="float">
            <text:p>633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97" calcext:value-type="float">
            <text:p>189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float" office:value="5956" calcext:value-type="float">
            <text:p>5956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4857" calcext:value-type="float">
            <text:p>44857</text:p>
          </table:table-cell>
          <table:table-cell office:value-type="float" office:value="251102" calcext:value-type="float">
            <text:p>251102</text:p>
          </table:table-cell>
          <table:table-cell office:value-type="float" office:value="20420" calcext:value-type="float">
            <text:p>20420</text:p>
          </table:table-cell>
          <table:table-cell office:value-type="float" office:value="6338" calcext:value-type="float">
            <text:p>633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97" calcext:value-type="float">
            <text:p>189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float" office:value="5956" calcext:value-type="float">
            <text:p>5956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201" calcext:value-type="float">
            <text:p>45201</text:p>
          </table:table-cell>
          <table:table-cell office:value-type="float" office:value="348739" calcext:value-type="float">
            <text:p>348739</text:p>
          </table:table-cell>
          <table:table-cell office:value-type="float" office:value="11333" calcext:value-type="float">
            <text:p>11333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505" calcext:value-type="float">
            <text:p>250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547" calcext:value-type="float">
            <text:p>3547</text:p>
          </table:table-cell>
          <table:table-cell office:value-type="float" office:value="0" calcext:value-type="float">
            <text:p>0</text:p>
          </table:table-cell>
          <table:table-cell office:value-type="float" office:value="4438" calcext:value-type="float">
            <text:p>4438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5201" calcext:value-type="float">
            <text:p>45201</text:p>
          </table:table-cell>
          <table:table-cell office:value-type="float" office:value="348739" calcext:value-type="float">
            <text:p>348739</text:p>
          </table:table-cell>
          <table:table-cell office:value-type="float" office:value="11333" calcext:value-type="float">
            <text:p>11333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505" calcext:value-type="float">
            <text:p>250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547" calcext:value-type="float">
            <text:p>3547</text:p>
          </table:table-cell>
          <table:table-cell office:value-type="float" office:value="0" calcext:value-type="float">
            <text:p>0</text:p>
          </table:table-cell>
          <table:table-cell office:value-type="float" office:value="4438" calcext:value-type="float">
            <text:p>4438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989" calcext:value-type="float">
            <text:p>55989</text:p>
          </table:table-cell>
          <table:table-cell office:value-type="float" office:value="289029" calcext:value-type="float">
            <text:p>289029</text:p>
          </table:table-cell>
          <table:table-cell office:value-type="float" office:value="18455" calcext:value-type="float">
            <text:p>18455</text:p>
          </table:table-cell>
          <table:table-cell office:value-type="float" office:value="4575" calcext:value-type="float">
            <text:p>45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592" calcext:value-type="float">
            <text:p>159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027" calcext:value-type="float">
            <text:p>12027</text:p>
          </table:table-cell>
          <table:table-cell office:value-type="float" office:value="0" calcext:value-type="float">
            <text:p>0</text:p>
          </table:table-cell>
          <table:table-cell office:value-type="float" office:value="4310" calcext:value-type="float">
            <text:p>4310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5989" calcext:value-type="float">
            <text:p>55989</text:p>
          </table:table-cell>
          <table:table-cell office:value-type="float" office:value="289029" calcext:value-type="float">
            <text:p>289029</text:p>
          </table:table-cell>
          <table:table-cell office:value-type="float" office:value="18455" calcext:value-type="float">
            <text:p>18455</text:p>
          </table:table-cell>
          <table:table-cell office:value-type="float" office:value="4575" calcext:value-type="float">
            <text:p>45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592" calcext:value-type="float">
            <text:p>159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027" calcext:value-type="float">
            <text:p>12027</text:p>
          </table:table-cell>
          <table:table-cell office:value-type="float" office:value="0" calcext:value-type="float">
            <text:p>0</text:p>
          </table:table-cell>
          <table:table-cell office:value-type="float" office:value="4310" calcext:value-type="float">
            <text:p>4310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818" calcext:value-type="float">
            <text:p>45818</text:p>
          </table:table-cell>
          <table:table-cell office:value-type="float" office:value="305517" calcext:value-type="float">
            <text:p>305517</text:p>
          </table:table-cell>
          <table:table-cell office:value-type="float" office:value="17428" calcext:value-type="float">
            <text:p>17428</text:p>
          </table:table-cell>
          <table:table-cell office:value-type="float" office:value="6456" calcext:value-type="float">
            <text:p>645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995" calcext:value-type="float">
            <text:p>199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252" calcext:value-type="float">
            <text:p>8252</text:p>
          </table:table-cell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5818" calcext:value-type="float">
            <text:p>45818</text:p>
          </table:table-cell>
          <table:table-cell office:value-type="float" office:value="305517" calcext:value-type="float">
            <text:p>305517</text:p>
          </table:table-cell>
          <table:table-cell office:value-type="float" office:value="17428" calcext:value-type="float">
            <text:p>17428</text:p>
          </table:table-cell>
          <table:table-cell office:value-type="float" office:value="6456" calcext:value-type="float">
            <text:p>645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995" calcext:value-type="float">
            <text:p>199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252" calcext:value-type="float">
            <text:p>8252</text:p>
          </table:table-cell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128" calcext:value-type="float">
            <text:p>45128</text:p>
          </table:table-cell>
          <table:table-cell office:value-type="float" office:value="383336" calcext:value-type="float">
            <text:p>383336</text:p>
          </table:table-cell>
          <table:table-cell office:value-type="float" office:value="17812" calcext:value-type="float">
            <text:p>17812</text:p>
          </table:table-cell>
          <table:table-cell office:value-type="float" office:value="6348" calcext:value-type="float">
            <text:p>634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340" calcext:value-type="float">
            <text:p>234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438" calcext:value-type="float">
            <text:p>7438</text:p>
          </table:table-cell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5128" calcext:value-type="float">
            <text:p>45128</text:p>
          </table:table-cell>
          <table:table-cell office:value-type="float" office:value="383336" calcext:value-type="float">
            <text:p>383336</text:p>
          </table:table-cell>
          <table:table-cell office:value-type="float" office:value="17812" calcext:value-type="float">
            <text:p>17812</text:p>
          </table:table-cell>
          <table:table-cell office:value-type="float" office:value="6348" calcext:value-type="float">
            <text:p>634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340" calcext:value-type="float">
            <text:p>234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438" calcext:value-type="float">
            <text:p>7438</text:p>
          </table:table-cell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765" calcext:value-type="float">
            <text:p>60765</text:p>
          </table:table-cell>
          <table:table-cell office:value-type="float" office:value="297876" calcext:value-type="float">
            <text:p>297876</text:p>
          </table:table-cell>
          <table:table-cell office:value-type="float" office:value="12051" calcext:value-type="float">
            <text:p>12051</text:p>
          </table:table-cell>
          <table:table-cell office:value-type="float" office:value="6098" calcext:value-type="float">
            <text:p>609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896" calcext:value-type="float">
            <text:p>189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office:value-type="float" office:value="5821" calcext:value-type="float">
            <text:p>5821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0765" calcext:value-type="float">
            <text:p>60765</text:p>
          </table:table-cell>
          <table:table-cell office:value-type="float" office:value="297876" calcext:value-type="float">
            <text:p>297876</text:p>
          </table:table-cell>
          <table:table-cell office:value-type="float" office:value="12051" calcext:value-type="float">
            <text:p>12051</text:p>
          </table:table-cell>
          <table:table-cell office:value-type="float" office:value="6098" calcext:value-type="float">
            <text:p>609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896" calcext:value-type="float">
            <text:p>189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office:value-type="float" office:value="5821" calcext:value-type="float">
            <text:p>5821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993" calcext:value-type="float">
            <text:p>44993</text:p>
          </table:table-cell>
          <table:table-cell office:value-type="float" office:value="336931" calcext:value-type="float">
            <text:p>336931</text:p>
          </table:table-cell>
          <table:table-cell office:value-type="float" office:value="9672" calcext:value-type="float">
            <text:p>9672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844" calcext:value-type="float">
            <text:p>184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 office:value-type="float" office:value="5841" calcext:value-type="float">
            <text:p>5841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4993" calcext:value-type="float">
            <text:p>44993</text:p>
          </table:table-cell>
          <table:table-cell office:value-type="float" office:value="336931" calcext:value-type="float">
            <text:p>336931</text:p>
          </table:table-cell>
          <table:table-cell office:value-type="float" office:value="9672" calcext:value-type="float">
            <text:p>9672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844" calcext:value-type="float">
            <text:p>184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 office:value-type="float" office:value="5841" calcext:value-type="float">
            <text:p>5841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048" calcext:value-type="float">
            <text:p>59048</text:p>
          </table:table-cell>
          <table:table-cell office:value-type="float" office:value="286297" calcext:value-type="float">
            <text:p>286297</text:p>
          </table:table-cell>
          <table:table-cell office:value-type="float" office:value="18237" calcext:value-type="float">
            <text:p>18237</text:p>
          </table:table-cell>
          <table:table-cell office:value-type="float" office:value="6908" calcext:value-type="float">
            <text:p>690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482" calcext:value-type="float">
            <text:p>248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6492" calcext:value-type="float">
            <text:p>6492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9048" calcext:value-type="float">
            <text:p>59048</text:p>
          </table:table-cell>
          <table:table-cell office:value-type="float" office:value="286297" calcext:value-type="float">
            <text:p>286297</text:p>
          </table:table-cell>
          <table:table-cell office:value-type="float" office:value="18237" calcext:value-type="float">
            <text:p>18237</text:p>
          </table:table-cell>
          <table:table-cell office:value-type="float" office:value="6908" calcext:value-type="float">
            <text:p>690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482" calcext:value-type="float">
            <text:p>248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6492" calcext:value-type="float">
            <text:p>6492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860" calcext:value-type="float">
            <text:p>53860</text:p>
          </table:table-cell>
          <table:table-cell office:value-type="float" office:value="343796" calcext:value-type="float">
            <text:p>343796</text:p>
          </table:table-cell>
          <table:table-cell office:value-type="float" office:value="19156" calcext:value-type="float">
            <text:p>19156</text:p>
          </table:table-cell>
          <table:table-cell office:value-type="float" office:value="5625" calcext:value-type="float">
            <text:p>5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63" calcext:value-type="float">
            <text:p>166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107" calcext:value-type="float">
            <text:p>8107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53860" calcext:value-type="float">
            <text:p>53860</text:p>
          </table:table-cell>
          <table:table-cell office:value-type="float" office:value="343796" calcext:value-type="float">
            <text:p>343796</text:p>
          </table:table-cell>
          <table:table-cell office:value-type="float" office:value="19156" calcext:value-type="float">
            <text:p>19156</text:p>
          </table:table-cell>
          <table:table-cell office:value-type="float" office:value="5625" calcext:value-type="float">
            <text:p>5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63" calcext:value-type="float">
            <text:p>166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107" calcext:value-type="float">
            <text:p>8107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779" calcext:value-type="float">
            <text:p>46779</text:p>
          </table:table-cell>
          <table:table-cell office:value-type="float" office:value="354619" calcext:value-type="float">
            <text:p>354619</text:p>
          </table:table-cell>
          <table:table-cell office:value-type="float" office:value="14104" calcext:value-type="float">
            <text:p>14104</text:p>
          </table:table-cell>
          <table:table-cell office:value-type="float" office:value="5997" calcext:value-type="float">
            <text:p>599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773" calcext:value-type="float">
            <text:p>4773</text:p>
          </table:table-cell>
          <table:table-cell office:value-type="float" office:value="0" calcext:value-type="float">
            <text:p>0</text:p>
          </table:table-cell>
          <table:table-cell office:value-type="float" office:value="5643" calcext:value-type="float">
            <text:p>5643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6779" calcext:value-type="float">
            <text:p>46779</text:p>
          </table:table-cell>
          <table:table-cell office:value-type="float" office:value="354619" calcext:value-type="float">
            <text:p>354619</text:p>
          </table:table-cell>
          <table:table-cell office:value-type="float" office:value="14104" calcext:value-type="float">
            <text:p>14104</text:p>
          </table:table-cell>
          <table:table-cell office:value-type="float" office:value="5997" calcext:value-type="float">
            <text:p>599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773" calcext:value-type="float">
            <text:p>4773</text:p>
          </table:table-cell>
          <table:table-cell office:value-type="float" office:value="0" calcext:value-type="float">
            <text:p>0</text:p>
          </table:table-cell>
          <table:table-cell office:value-type="float" office:value="5643" calcext:value-type="float">
            <text:p>5643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661" calcext:value-type="float">
            <text:p>44661</text:p>
          </table:table-cell>
          <table:table-cell office:value-type="float" office:value="381297" calcext:value-type="float">
            <text:p>381297</text:p>
          </table:table-cell>
          <table:table-cell office:value-type="float" office:value="19250" calcext:value-type="float">
            <text:p>19250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457" calcext:value-type="float">
            <text:p>245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0956" calcext:value-type="float">
            <text:p>10956</text:p>
          </table:table-cell>
          <table:table-cell office:value-type="float" office:value="0" calcext:value-type="float">
            <text:p>0</text:p>
          </table:table-cell>
          <table:table-cell office:value-type="float" office:value="5354" calcext:value-type="float">
            <text:p>5354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4661" calcext:value-type="float">
            <text:p>44661</text:p>
          </table:table-cell>
          <table:table-cell office:value-type="float" office:value="381297" calcext:value-type="float">
            <text:p>381297</text:p>
          </table:table-cell>
          <table:table-cell office:value-type="float" office:value="19250" calcext:value-type="float">
            <text:p>19250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457" calcext:value-type="float">
            <text:p>245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0956" calcext:value-type="float">
            <text:p>10956</text:p>
          </table:table-cell>
          <table:table-cell office:value-type="float" office:value="0" calcext:value-type="float">
            <text:p>0</text:p>
          </table:table-cell>
          <table:table-cell office:value-type="float" office:value="5354" calcext:value-type="float">
            <text:p>5354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940" calcext:value-type="float">
            <text:p>44940</text:p>
          </table:table-cell>
          <table:table-cell office:value-type="float" office:value="306398" calcext:value-type="float">
            <text:p>306398</text:p>
          </table:table-cell>
          <table:table-cell office:value-type="float" office:value="12884" calcext:value-type="float">
            <text:p>12884</text:p>
          </table:table-cell>
          <table:table-cell office:value-type="float" office:value="5069" calcext:value-type="float">
            <text:p>506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319" calcext:value-type="float">
            <text:p>231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4773" calcext:value-type="float">
            <text:p>477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4940" calcext:value-type="float">
            <text:p>44940</text:p>
          </table:table-cell>
          <table:table-cell office:value-type="float" office:value="306398" calcext:value-type="float">
            <text:p>306398</text:p>
          </table:table-cell>
          <table:table-cell office:value-type="float" office:value="12884" calcext:value-type="float">
            <text:p>12884</text:p>
          </table:table-cell>
          <table:table-cell office:value-type="float" office:value="5069" calcext:value-type="float">
            <text:p>506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319" calcext:value-type="float">
            <text:p>231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4773" calcext:value-type="float">
            <text:p>477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671" calcext:value-type="float">
            <text:p>62671</text:p>
          </table:table-cell>
          <table:table-cell office:value-type="float" office:value="317721" calcext:value-type="float">
            <text:p>317721</text:p>
          </table:table-cell>
          <table:table-cell office:value-type="float" office:value="10429" calcext:value-type="float">
            <text:p>10429</text:p>
          </table:table-cell>
          <table:table-cell office:value-type="float" office:value="5102" calcext:value-type="float">
            <text:p>510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626" calcext:value-type="float">
            <text:p>16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office:value-type="float" office:value="4829" calcext:value-type="float">
            <text:p>4829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2671" calcext:value-type="float">
            <text:p>62671</text:p>
          </table:table-cell>
          <table:table-cell office:value-type="float" office:value="317721" calcext:value-type="float">
            <text:p>317721</text:p>
          </table:table-cell>
          <table:table-cell office:value-type="float" office:value="10429" calcext:value-type="float">
            <text:p>10429</text:p>
          </table:table-cell>
          <table:table-cell office:value-type="float" office:value="5102" calcext:value-type="float">
            <text:p>510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626" calcext:value-type="float">
            <text:p>16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office:value-type="float" office:value="4829" calcext:value-type="float">
            <text:p>4829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826" calcext:value-type="float">
            <text:p>56826</text:p>
          </table:table-cell>
          <table:table-cell office:value-type="float" office:value="285739" calcext:value-type="float">
            <text:p>285739</text:p>
          </table:table-cell>
          <table:table-cell office:value-type="float" office:value="12754" calcext:value-type="float">
            <text:p>12754</text:p>
          </table:table-cell>
          <table:table-cell office:value-type="float" office:value="6003" calcext:value-type="float">
            <text:p>600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774" calcext:value-type="float">
            <text:p>177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890" calcext:value-type="float">
            <text:p>5890</text:p>
          </table:table-cell>
          <table:table-cell office:value-type="float" office:value="0" calcext:value-type="float">
            <text:p>0</text:p>
          </table:table-cell>
          <table:table-cell office:value-type="float" office:value="5606" calcext:value-type="float">
            <text:p>5606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6826" calcext:value-type="float">
            <text:p>56826</text:p>
          </table:table-cell>
          <table:table-cell office:value-type="float" office:value="285739" calcext:value-type="float">
            <text:p>285739</text:p>
          </table:table-cell>
          <table:table-cell office:value-type="float" office:value="12754" calcext:value-type="float">
            <text:p>12754</text:p>
          </table:table-cell>
          <table:table-cell office:value-type="float" office:value="6003" calcext:value-type="float">
            <text:p>600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774" calcext:value-type="float">
            <text:p>177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890" calcext:value-type="float">
            <text:p>5890</text:p>
          </table:table-cell>
          <table:table-cell office:value-type="float" office:value="0" calcext:value-type="float">
            <text:p>0</text:p>
          </table:table-cell>
          <table:table-cell office:value-type="float" office:value="5606" calcext:value-type="float">
            <text:p>5606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724" calcext:value-type="float">
            <text:p>52724</text:p>
          </table:table-cell>
          <table:table-cell office:value-type="float" office:value="340843" calcext:value-type="float">
            <text:p>340843</text:p>
          </table:table-cell>
          <table:table-cell office:value-type="float" office:value="9804" calcext:value-type="float">
            <text:p>9804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03" calcext:value-type="float">
            <text:p>160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872" calcext:value-type="float">
            <text:p>3872</text:p>
          </table:table-cell>
          <table:table-cell office:value-type="float" office:value="0" calcext:value-type="float">
            <text:p>0</text:p>
          </table:table-cell>
          <table:table-cell office:value-type="float" office:value="3714" calcext:value-type="float">
            <text:p>371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2724" calcext:value-type="float">
            <text:p>52724</text:p>
          </table:table-cell>
          <table:table-cell office:value-type="float" office:value="340843" calcext:value-type="float">
            <text:p>340843</text:p>
          </table:table-cell>
          <table:table-cell office:value-type="float" office:value="9804" calcext:value-type="float">
            <text:p>9804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03" calcext:value-type="float">
            <text:p>160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872" calcext:value-type="float">
            <text:p>3872</text:p>
          </table:table-cell>
          <table:table-cell office:value-type="float" office:value="0" calcext:value-type="float">
            <text:p>0</text:p>
          </table:table-cell>
          <table:table-cell office:value-type="float" office:value="3714" calcext:value-type="float">
            <text:p>371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71" calcext:value-type="float">
            <text:p>61271</text:p>
          </table:table-cell>
          <table:table-cell office:value-type="float" office:value="272039" calcext:value-type="float">
            <text:p>272039</text:p>
          </table:table-cell>
          <table:table-cell office:value-type="float" office:value="11923" calcext:value-type="float">
            <text:p>11923</text:p>
          </table:table-cell>
          <table:table-cell office:value-type="float" office:value="5382" calcext:value-type="float">
            <text:p>538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406" calcext:value-type="float">
            <text:p>240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13" calcext:value-type="float">
            <text:p>3513</text:p>
          </table:table-cell>
          <table:table-cell office:value-type="float" office:value="0" calcext:value-type="float">
            <text:p>0</text:p>
          </table:table-cell>
          <table:table-cell office:value-type="float" office:value="5064" calcext:value-type="float">
            <text:p>5064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1271" calcext:value-type="float">
            <text:p>61271</text:p>
          </table:table-cell>
          <table:table-cell office:value-type="float" office:value="272039" calcext:value-type="float">
            <text:p>272039</text:p>
          </table:table-cell>
          <table:table-cell office:value-type="float" office:value="11923" calcext:value-type="float">
            <text:p>11923</text:p>
          </table:table-cell>
          <table:table-cell office:value-type="float" office:value="5382" calcext:value-type="float">
            <text:p>538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406" calcext:value-type="float">
            <text:p>240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13" calcext:value-type="float">
            <text:p>3513</text:p>
          </table:table-cell>
          <table:table-cell office:value-type="float" office:value="0" calcext:value-type="float">
            <text:p>0</text:p>
          </table:table-cell>
          <table:table-cell office:value-type="float" office:value="5064" calcext:value-type="float">
            <text:p>5064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771" calcext:value-type="float">
            <text:p>42771</text:p>
          </table:table-cell>
          <table:table-cell office:value-type="float" office:value="340814" calcext:value-type="float">
            <text:p>340814</text:p>
          </table:table-cell>
          <table:table-cell office:value-type="float" office:value="15931" calcext:value-type="float">
            <text:p>15931</text:p>
          </table:table-cell>
          <table:table-cell office:value-type="float" office:value="5949" calcext:value-type="float">
            <text:p>594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486" calcext:value-type="float">
            <text:p>248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99" calcext:value-type="float">
            <text:p>5199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2771" calcext:value-type="float">
            <text:p>42771</text:p>
          </table:table-cell>
          <table:table-cell office:value-type="float" office:value="340814" calcext:value-type="float">
            <text:p>340814</text:p>
          </table:table-cell>
          <table:table-cell office:value-type="float" office:value="15931" calcext:value-type="float">
            <text:p>15931</text:p>
          </table:table-cell>
          <table:table-cell office:value-type="float" office:value="5949" calcext:value-type="float">
            <text:p>594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486" calcext:value-type="float">
            <text:p>248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99" calcext:value-type="float">
            <text:p>5199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390" calcext:value-type="float">
            <text:p>45390</text:p>
          </table:table-cell>
          <table:table-cell office:value-type="float" office:value="269681" calcext:value-type="float">
            <text:p>269681</text:p>
          </table:table-cell>
          <table:table-cell office:value-type="float" office:value="19430" calcext:value-type="float">
            <text:p>1943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1020" calcext:value-type="float">
            <text:p>11020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5390" calcext:value-type="float">
            <text:p>45390</text:p>
          </table:table-cell>
          <table:table-cell office:value-type="float" office:value="269681" calcext:value-type="float">
            <text:p>269681</text:p>
          </table:table-cell>
          <table:table-cell office:value-type="float" office:value="19430" calcext:value-type="float">
            <text:p>1943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1020" calcext:value-type="float">
            <text:p>11020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float" office:value="307000" calcext:value-type="float">
            <text:p>307000</text:p>
          </table:table-cell>
          <table:table-cell office:value-type="float" office:value="19284" calcext:value-type="float">
            <text:p>19284</text:p>
          </table:table-cell>
          <table:table-cell office:value-type="float" office:value="5292" calcext:value-type="float">
            <text:p>529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665" calcext:value-type="float">
            <text:p>166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986" calcext:value-type="float">
            <text:p>11986</text:p>
          </table:table-cell>
          <table:table-cell office:value-type="float" office:value="0" calcext:value-type="float">
            <text:p>0</text:p>
          </table:table-cell>
          <table:table-cell office:value-type="float" office:value="5035" calcext:value-type="float">
            <text:p>5035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431" calcext:value-type="float">
            <text:p>45431</text:p>
          </table:table-cell>
          <table:table-cell office:value-type="float" office:value="307000" calcext:value-type="float">
            <text:p>307000</text:p>
          </table:table-cell>
          <table:table-cell office:value-type="float" office:value="19284" calcext:value-type="float">
            <text:p>19284</text:p>
          </table:table-cell>
          <table:table-cell office:value-type="float" office:value="5292" calcext:value-type="float">
            <text:p>529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665" calcext:value-type="float">
            <text:p>166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986" calcext:value-type="float">
            <text:p>11986</text:p>
          </table:table-cell>
          <table:table-cell office:value-type="float" office:value="0" calcext:value-type="float">
            <text:p>0</text:p>
          </table:table-cell>
          <table:table-cell office:value-type="float" office:value="5035" calcext:value-type="float">
            <text:p>5035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214" calcext:value-type="float">
            <text:p>52214</text:p>
          </table:table-cell>
          <table:table-cell office:value-type="float" office:value="307905" calcext:value-type="float">
            <text:p>307905</text:p>
          </table:table-cell>
          <table:table-cell office:value-type="float" office:value="17202" calcext:value-type="float">
            <text:p>17202</text:p>
          </table:table-cell>
          <table:table-cell office:value-type="float" office:value="5738" calcext:value-type="float">
            <text:p>57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19" calcext:value-type="float">
            <text:p>181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815" calcext:value-type="float">
            <text:p>9815</text:p>
          </table:table-cell>
          <table:table-cell office:value-type="float" office:value="0" calcext:value-type="float">
            <text:p>0</text:p>
          </table:table-cell>
          <table:table-cell office:value-type="float" office:value="5417" calcext:value-type="float">
            <text:p>541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2214" calcext:value-type="float">
            <text:p>52214</text:p>
          </table:table-cell>
          <table:table-cell office:value-type="float" office:value="307905" calcext:value-type="float">
            <text:p>307905</text:p>
          </table:table-cell>
          <table:table-cell office:value-type="float" office:value="17202" calcext:value-type="float">
            <text:p>17202</text:p>
          </table:table-cell>
          <table:table-cell office:value-type="float" office:value="5738" calcext:value-type="float">
            <text:p>57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19" calcext:value-type="float">
            <text:p>181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815" calcext:value-type="float">
            <text:p>9815</text:p>
          </table:table-cell>
          <table:table-cell office:value-type="float" office:value="0" calcext:value-type="float">
            <text:p>0</text:p>
          </table:table-cell>
          <table:table-cell office:value-type="float" office:value="5417" calcext:value-type="float">
            <text:p>541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912" calcext:value-type="float">
            <text:p>69912</text:p>
          </table:table-cell>
          <table:table-cell office:value-type="float" office:value="308789" calcext:value-type="float">
            <text:p>308789</text:p>
          </table:table-cell>
          <table:table-cell office:value-type="float" office:value="20885" calcext:value-type="float">
            <text:p>20885</text:p>
          </table:table-cell>
          <table:table-cell office:value-type="float" office:value="6930" calcext:value-type="float">
            <text:p>69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721" calcext:value-type="float">
            <text:p>272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534" calcext:value-type="float">
            <text:p>11534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9912" calcext:value-type="float">
            <text:p>69912</text:p>
          </table:table-cell>
          <table:table-cell office:value-type="float" office:value="308789" calcext:value-type="float">
            <text:p>308789</text:p>
          </table:table-cell>
          <table:table-cell office:value-type="float" office:value="20885" calcext:value-type="float">
            <text:p>20885</text:p>
          </table:table-cell>
          <table:table-cell office:value-type="float" office:value="6930" calcext:value-type="float">
            <text:p>69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721" calcext:value-type="float">
            <text:p>272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534" calcext:value-type="float">
            <text:p>11534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315411" calcext:value-type="float">
            <text:p>315411</text:p>
          </table:table-cell>
          <table:table-cell office:value-type="float" office:value="12254" calcext:value-type="float">
            <text:p>12254</text:p>
          </table:table-cell>
          <table:table-cell office:value-type="float" office:value="6817" calcext:value-type="float">
            <text:p>681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667" calcext:value-type="float">
            <text:p>266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778" calcext:value-type="float">
            <text:p>3778</text:p>
          </table:table-cell>
          <table:table-cell office:value-type="float" office:value="0" calcext:value-type="float">
            <text:p>0</text:p>
          </table:table-cell>
          <table:table-cell office:value-type="float" office:value="6443" calcext:value-type="float">
            <text:p>6443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7500" calcext:value-type="float">
            <text:p>47500</text:p>
          </table:table-cell>
          <table:table-cell office:value-type="float" office:value="315411" calcext:value-type="float">
            <text:p>315411</text:p>
          </table:table-cell>
          <table:table-cell office:value-type="float" office:value="12254" calcext:value-type="float">
            <text:p>12254</text:p>
          </table:table-cell>
          <table:table-cell office:value-type="float" office:value="6817" calcext:value-type="float">
            <text:p>681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667" calcext:value-type="float">
            <text:p>266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778" calcext:value-type="float">
            <text:p>3778</text:p>
          </table:table-cell>
          <table:table-cell office:value-type="float" office:value="0" calcext:value-type="float">
            <text:p>0</text:p>
          </table:table-cell>
          <table:table-cell office:value-type="float" office:value="6443" calcext:value-type="float">
            <text:p>6443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809" calcext:value-type="float">
            <text:p>44809</text:p>
          </table:table-cell>
          <table:table-cell office:value-type="float" office:value="325397" calcext:value-type="float">
            <text:p>325397</text:p>
          </table:table-cell>
          <table:table-cell office:value-type="float" office:value="20649" calcext:value-type="float">
            <text:p>20649</text:p>
          </table:table-cell>
          <table:table-cell office:value-type="float" office:value="6330" calcext:value-type="float">
            <text:p>633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38" calcext:value-type="float">
            <text:p>203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757" calcext:value-type="float">
            <text:p>3757</text:p>
          </table:table-cell>
          <table:table-cell office:value-type="float" office:value="0" calcext:value-type="float">
            <text:p>0</text:p>
          </table:table-cell>
          <table:table-cell office:value-type="float" office:value="5936" calcext:value-type="float">
            <text:p>5936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4809" calcext:value-type="float">
            <text:p>44809</text:p>
          </table:table-cell>
          <table:table-cell office:value-type="float" office:value="325397" calcext:value-type="float">
            <text:p>325397</text:p>
          </table:table-cell>
          <table:table-cell office:value-type="float" office:value="20649" calcext:value-type="float">
            <text:p>20649</text:p>
          </table:table-cell>
          <table:table-cell office:value-type="float" office:value="6330" calcext:value-type="float">
            <text:p>633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38" calcext:value-type="float">
            <text:p>203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757" calcext:value-type="float">
            <text:p>3757</text:p>
          </table:table-cell>
          <table:table-cell office:value-type="float" office:value="0" calcext:value-type="float">
            <text:p>0</text:p>
          </table:table-cell>
          <table:table-cell office:value-type="float" office:value="5936" calcext:value-type="float">
            <text:p>5936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014" calcext:value-type="float">
            <text:p>52014</text:p>
          </table:table-cell>
          <table:table-cell office:value-type="float" office:value="322162" calcext:value-type="float">
            <text:p>322162</text:p>
          </table:table-cell>
          <table:table-cell office:value-type="float" office:value="17226" calcext:value-type="float">
            <text:p>17226</text:p>
          </table:table-cell>
          <table:table-cell office:value-type="float" office:value="5634" calcext:value-type="float">
            <text:p>563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366" calcext:value-type="float">
            <text:p>236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267" calcext:value-type="float">
            <text:p>8267</text:p>
          </table:table-cell>
          <table:table-cell office:value-type="float" office:value="0" calcext:value-type="float">
            <text:p>0</text:p>
          </table:table-cell>
          <table:table-cell office:value-type="float" office:value="5289" calcext:value-type="float">
            <text:p>5289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2014" calcext:value-type="float">
            <text:p>52014</text:p>
          </table:table-cell>
          <table:table-cell office:value-type="float" office:value="322162" calcext:value-type="float">
            <text:p>322162</text:p>
          </table:table-cell>
          <table:table-cell office:value-type="float" office:value="17226" calcext:value-type="float">
            <text:p>17226</text:p>
          </table:table-cell>
          <table:table-cell office:value-type="float" office:value="5634" calcext:value-type="float">
            <text:p>563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366" calcext:value-type="float">
            <text:p>236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267" calcext:value-type="float">
            <text:p>8267</text:p>
          </table:table-cell>
          <table:table-cell office:value-type="float" office:value="0" calcext:value-type="float">
            <text:p>0</text:p>
          </table:table-cell>
          <table:table-cell office:value-type="float" office:value="5289" calcext:value-type="float">
            <text:p>5289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097" calcext:value-type="float">
            <text:p>43097</text:p>
          </table:table-cell>
          <table:table-cell office:value-type="float" office:value="332697" calcext:value-type="float">
            <text:p>332697</text:p>
          </table:table-cell>
          <table:table-cell office:value-type="float" office:value="22061" calcext:value-type="float">
            <text:p>22061</text:p>
          </table:table-cell>
          <table:table-cell office:value-type="float" office:value="8426" calcext:value-type="float">
            <text:p>842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2779" calcext:value-type="float">
            <text:p>277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204" calcext:value-type="float">
            <text:p>11204</text:p>
          </table:table-cell>
          <table:table-cell office:value-type="float" office:value="0" calcext:value-type="float">
            <text:p>0</text:p>
          </table:table-cell>
          <table:table-cell office:value-type="float" office:value="8009" calcext:value-type="float">
            <text:p>8009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3097" calcext:value-type="float">
            <text:p>43097</text:p>
          </table:table-cell>
          <table:table-cell office:value-type="float" office:value="332697" calcext:value-type="float">
            <text:p>332697</text:p>
          </table:table-cell>
          <table:table-cell office:value-type="float" office:value="22061" calcext:value-type="float">
            <text:p>22061</text:p>
          </table:table-cell>
          <table:table-cell office:value-type="float" office:value="8426" calcext:value-type="float">
            <text:p>842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2779" calcext:value-type="float">
            <text:p>277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204" calcext:value-type="float">
            <text:p>11204</text:p>
          </table:table-cell>
          <table:table-cell office:value-type="float" office:value="0" calcext:value-type="float">
            <text:p>0</text:p>
          </table:table-cell>
          <table:table-cell office:value-type="float" office:value="8009" calcext:value-type="float">
            <text:p>8009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237" calcext:value-type="float">
            <text:p>60237</text:p>
          </table:table-cell>
          <table:table-cell office:value-type="float" office:value="263974" calcext:value-type="float">
            <text:p>263974</text:p>
          </table:table-cell>
          <table:table-cell office:value-type="float" office:value="10066" calcext:value-type="float">
            <text:p>10066</text:p>
          </table:table-cell>
          <table:table-cell office:value-type="float" office:value="4328" calcext:value-type="float">
            <text:p>432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772" calcext:value-type="float">
            <text:p>177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737" calcext:value-type="float">
            <text:p>3737</text:p>
          </table:table-cell>
          <table:table-cell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0237" calcext:value-type="float">
            <text:p>60237</text:p>
          </table:table-cell>
          <table:table-cell office:value-type="float" office:value="263974" calcext:value-type="float">
            <text:p>263974</text:p>
          </table:table-cell>
          <table:table-cell office:value-type="float" office:value="10066" calcext:value-type="float">
            <text:p>10066</text:p>
          </table:table-cell>
          <table:table-cell office:value-type="float" office:value="4328" calcext:value-type="float">
            <text:p>432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772" calcext:value-type="float">
            <text:p>177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737" calcext:value-type="float">
            <text:p>3737</text:p>
          </table:table-cell>
          <table:table-cell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484" calcext:value-type="float">
            <text:p>55484</text:p>
          </table:table-cell>
          <table:table-cell office:value-type="float" office:value="346941" calcext:value-type="float">
            <text:p>346941</text:p>
          </table:table-cell>
          <table:table-cell office:value-type="float" office:value="15662" calcext:value-type="float">
            <text:p>15662</text:p>
          </table:table-cell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42" calcext:value-type="float">
            <text:p>194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5484" calcext:value-type="float">
            <text:p>55484</text:p>
          </table:table-cell>
          <table:table-cell office:value-type="float" office:value="346941" calcext:value-type="float">
            <text:p>346941</text:p>
          </table:table-cell>
          <table:table-cell office:value-type="float" office:value="15662" calcext:value-type="float">
            <text:p>15662</text:p>
          </table:table-cell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42" calcext:value-type="float">
            <text:p>194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834" calcext:value-type="float">
            <text:p>44834</text:p>
          </table:table-cell>
          <table:table-cell office:value-type="float" office:value="366212" calcext:value-type="float">
            <text:p>366212</text:p>
          </table:table-cell>
          <table:table-cell office:value-type="float" office:value="17331" calcext:value-type="float">
            <text:p>17331</text:p>
          </table:table-cell>
          <table:table-cell office:value-type="float" office:value="7284" calcext:value-type="float">
            <text:p>728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119" calcext:value-type="float">
            <text:p>211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9708" calcext:value-type="float">
            <text:p>9708</text:p>
          </table:table-cell>
          <table:table-cell office:value-type="float" office:value="0" calcext:value-type="float">
            <text:p>0</text:p>
          </table:table-cell>
          <table:table-cell office:value-type="float" office:value="6867" calcext:value-type="float">
            <text:p>6867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4834" calcext:value-type="float">
            <text:p>44834</text:p>
          </table:table-cell>
          <table:table-cell office:value-type="float" office:value="366212" calcext:value-type="float">
            <text:p>366212</text:p>
          </table:table-cell>
          <table:table-cell office:value-type="float" office:value="17331" calcext:value-type="float">
            <text:p>17331</text:p>
          </table:table-cell>
          <table:table-cell office:value-type="float" office:value="7284" calcext:value-type="float">
            <text:p>728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119" calcext:value-type="float">
            <text:p>211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9708" calcext:value-type="float">
            <text:p>9708</text:p>
          </table:table-cell>
          <table:table-cell office:value-type="float" office:value="0" calcext:value-type="float">
            <text:p>0</text:p>
          </table:table-cell>
          <table:table-cell office:value-type="float" office:value="6867" calcext:value-type="float">
            <text:p>6867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298" calcext:value-type="float">
            <text:p>66298</text:p>
          </table:table-cell>
          <table:table-cell office:value-type="float" office:value="458476" calcext:value-type="float">
            <text:p>458476</text:p>
          </table:table-cell>
          <table:table-cell office:value-type="float" office:value="9446" calcext:value-type="float">
            <text:p>9446</text:p>
          </table:table-cell>
          <table:table-cell office:value-type="float" office:value="3879" calcext:value-type="float">
            <text:p>387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724" calcext:value-type="float">
            <text:p>172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482" calcext:value-type="float">
            <text:p>3482</text:p>
          </table:table-cell>
          <table:table-cell office:value-type="float" office:value="0" calcext:value-type="float">
            <text:p>0</text:p>
          </table:table-cell>
          <table:table-cell office:value-type="float" office:value="3586" calcext:value-type="float">
            <text:p>3586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6298" calcext:value-type="float">
            <text:p>66298</text:p>
          </table:table-cell>
          <table:table-cell office:value-type="float" office:value="458476" calcext:value-type="float">
            <text:p>458476</text:p>
          </table:table-cell>
          <table:table-cell office:value-type="float" office:value="9446" calcext:value-type="float">
            <text:p>9446</text:p>
          </table:table-cell>
          <table:table-cell office:value-type="float" office:value="3879" calcext:value-type="float">
            <text:p>387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724" calcext:value-type="float">
            <text:p>172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482" calcext:value-type="float">
            <text:p>3482</text:p>
          </table:table-cell>
          <table:table-cell office:value-type="float" office:value="0" calcext:value-type="float">
            <text:p>0</text:p>
          </table:table-cell>
          <table:table-cell office:value-type="float" office:value="3586" calcext:value-type="float">
            <text:p>3586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996" calcext:value-type="float">
            <text:p>70996</text:p>
          </table:table-cell>
          <table:table-cell office:value-type="float" office:value="386737" calcext:value-type="float">
            <text:p>386737</text:p>
          </table:table-cell>
          <table:table-cell office:value-type="float" office:value="16421" calcext:value-type="float">
            <text:p>16421</text:p>
          </table:table-cell>
          <table:table-cell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288" calcext:value-type="float">
            <text:p>228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0996" calcext:value-type="float">
            <text:p>70996</text:p>
          </table:table-cell>
          <table:table-cell office:value-type="float" office:value="386737" calcext:value-type="float">
            <text:p>386737</text:p>
          </table:table-cell>
          <table:table-cell office:value-type="float" office:value="16421" calcext:value-type="float">
            <text:p>16421</text:p>
          </table:table-cell>
          <table:table-cell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288" calcext:value-type="float">
            <text:p>228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float" office:value="445026" calcext:value-type="float">
            <text:p>445026</text:p>
          </table:table-cell>
          <table:table-cell office:value-type="float" office:value="20153" calcext:value-type="float">
            <text:p>20153</text:p>
          </table:table-cell>
          <table:table-cell office:value-type="float" office:value="6858" calcext:value-type="float">
            <text:p>685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595" calcext:value-type="float">
            <text:p>259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480" calcext:value-type="float">
            <text:p>11480</text:p>
          </table:table-cell>
          <table:table-cell office:value-type="float" office:value="0" calcext:value-type="float">
            <text:p>0</text:p>
          </table:table-cell>
          <table:table-cell office:value-type="float" office:value="6521" calcext:value-type="float">
            <text:p>652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4622" calcext:value-type="float">
            <text:p>44622</text:p>
          </table:table-cell>
          <table:table-cell office:value-type="float" office:value="445026" calcext:value-type="float">
            <text:p>445026</text:p>
          </table:table-cell>
          <table:table-cell office:value-type="float" office:value="20153" calcext:value-type="float">
            <text:p>20153</text:p>
          </table:table-cell>
          <table:table-cell office:value-type="float" office:value="6858" calcext:value-type="float">
            <text:p>685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595" calcext:value-type="float">
            <text:p>259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480" calcext:value-type="float">
            <text:p>11480</text:p>
          </table:table-cell>
          <table:table-cell office:value-type="float" office:value="0" calcext:value-type="float">
            <text:p>0</text:p>
          </table:table-cell>
          <table:table-cell office:value-type="float" office:value="6521" calcext:value-type="float">
            <text:p>652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float" office:value="535662" calcext:value-type="float">
            <text:p>535662</text:p>
          </table:table-cell>
          <table:table-cell office:value-type="float" office:value="18725" calcext:value-type="float">
            <text:p>18725</text:p>
          </table:table-cell>
          <table:table-cell office:value-type="float" office:value="5246" calcext:value-type="float">
            <text:p>5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659" calcext:value-type="float">
            <text:p>11659</text:p>
          </table:table-cell>
          <table:table-cell office:value-type="float" office:value="0" calcext:value-type="float">
            <text:p>0</text:p>
          </table:table-cell>
          <table:table-cell office:value-type="float" office:value="4909" calcext:value-type="float">
            <text:p>4909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5341" calcext:value-type="float">
            <text:p>45341</text:p>
          </table:table-cell>
          <table:table-cell office:value-type="float" office:value="535662" calcext:value-type="float">
            <text:p>535662</text:p>
          </table:table-cell>
          <table:table-cell office:value-type="float" office:value="18725" calcext:value-type="float">
            <text:p>18725</text:p>
          </table:table-cell>
          <table:table-cell office:value-type="float" office:value="5246" calcext:value-type="float">
            <text:p>5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659" calcext:value-type="float">
            <text:p>11659</text:p>
          </table:table-cell>
          <table:table-cell office:value-type="float" office:value="0" calcext:value-type="float">
            <text:p>0</text:p>
          </table:table-cell>
          <table:table-cell office:value-type="float" office:value="4909" calcext:value-type="float">
            <text:p>4909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088" calcext:value-type="float">
            <text:p>45088</text:p>
          </table:table-cell>
          <table:table-cell office:value-type="float" office:value="318523" calcext:value-type="float">
            <text:p>318523</text:p>
          </table:table-cell>
          <table:table-cell office:value-type="float" office:value="20273" calcext:value-type="float">
            <text:p>20273</text:p>
          </table:table-cell>
          <table:table-cell office:value-type="float" office:value="5606" calcext:value-type="float">
            <text:p>560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508" calcext:value-type="float">
            <text:p>250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1501" calcext:value-type="float">
            <text:p>11501</text:p>
          </table:table-cell>
          <table:table-cell office:value-type="float" office:value="0" calcext:value-type="float">
            <text:p>0</text:p>
          </table:table-cell>
          <table:table-cell office:value-type="float" office:value="5328" calcext:value-type="float">
            <text:p>532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088" calcext:value-type="float">
            <text:p>45088</text:p>
          </table:table-cell>
          <table:table-cell office:value-type="float" office:value="318523" calcext:value-type="float">
            <text:p>318523</text:p>
          </table:table-cell>
          <table:table-cell office:value-type="float" office:value="20273" calcext:value-type="float">
            <text:p>20273</text:p>
          </table:table-cell>
          <table:table-cell office:value-type="float" office:value="5606" calcext:value-type="float">
            <text:p>560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508" calcext:value-type="float">
            <text:p>250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1501" calcext:value-type="float">
            <text:p>11501</text:p>
          </table:table-cell>
          <table:table-cell office:value-type="float" office:value="0" calcext:value-type="float">
            <text:p>0</text:p>
          </table:table-cell>
          <table:table-cell office:value-type="float" office:value="5328" calcext:value-type="float">
            <text:p>532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934" calcext:value-type="float">
            <text:p>52934</text:p>
          </table:table-cell>
          <table:table-cell office:value-type="float" office:value="355163" calcext:value-type="float">
            <text:p>355163</text:p>
          </table:table-cell>
          <table:table-cell office:value-type="float" office:value="17339" calcext:value-type="float">
            <text:p>17339</text:p>
          </table:table-cell>
          <table:table-cell office:value-type="float" office:value="6431" calcext:value-type="float">
            <text:p>643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740" calcext:value-type="float">
            <text:p>17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862" calcext:value-type="float">
            <text:p>9862</text:p>
          </table:table-cell>
          <table:table-cell office:value-type="float" office:value="0" calcext:value-type="float">
            <text:p>0</text:p>
          </table:table-cell>
          <table:table-cell office:value-type="float" office:value="6109" calcext:value-type="float">
            <text:p>6109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2934" calcext:value-type="float">
            <text:p>52934</text:p>
          </table:table-cell>
          <table:table-cell office:value-type="float" office:value="355163" calcext:value-type="float">
            <text:p>355163</text:p>
          </table:table-cell>
          <table:table-cell office:value-type="float" office:value="17339" calcext:value-type="float">
            <text:p>17339</text:p>
          </table:table-cell>
          <table:table-cell office:value-type="float" office:value="6431" calcext:value-type="float">
            <text:p>643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740" calcext:value-type="float">
            <text:p>17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862" calcext:value-type="float">
            <text:p>9862</text:p>
          </table:table-cell>
          <table:table-cell office:value-type="float" office:value="0" calcext:value-type="float">
            <text:p>0</text:p>
          </table:table-cell>
          <table:table-cell office:value-type="float" office:value="6109" calcext:value-type="float">
            <text:p>6109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385" calcext:value-type="float">
            <text:p>53385</text:p>
          </table:table-cell>
          <table:table-cell office:value-type="float" office:value="425758" calcext:value-type="float">
            <text:p>425758</text:p>
          </table:table-cell>
          <table:table-cell office:value-type="float" office:value="15474" calcext:value-type="float">
            <text:p>15474</text:p>
          </table:table-cell>
          <table:table-cell office:value-type="float" office:value="6332" calcext:value-type="float">
            <text:p>633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01" calcext:value-type="float">
            <text:p>170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3385" calcext:value-type="float">
            <text:p>53385</text:p>
          </table:table-cell>
          <table:table-cell office:value-type="float" office:value="425758" calcext:value-type="float">
            <text:p>425758</text:p>
          </table:table-cell>
          <table:table-cell office:value-type="float" office:value="15474" calcext:value-type="float">
            <text:p>15474</text:p>
          </table:table-cell>
          <table:table-cell office:value-type="float" office:value="6332" calcext:value-type="float">
            <text:p>633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01" calcext:value-type="float">
            <text:p>170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612" calcext:value-type="float">
            <text:p>52612</text:p>
          </table:table-cell>
          <table:table-cell office:value-type="float" office:value="403270" calcext:value-type="float">
            <text:p>403270</text:p>
          </table:table-cell>
          <table:table-cell office:value-type="float" office:value="16433" calcext:value-type="float">
            <text:p>16433</text:p>
          </table:table-cell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283" calcext:value-type="float">
            <text:p>4283</text:p>
          </table:table-cell>
          <table:table-cell office:value-type="float" office:value="0" calcext:value-type="float">
            <text:p>0</text:p>
          </table:table-cell>
          <table:table-cell office:value-type="float" office:value="6270" calcext:value-type="float">
            <text:p>6270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2612" calcext:value-type="float">
            <text:p>52612</text:p>
          </table:table-cell>
          <table:table-cell office:value-type="float" office:value="403270" calcext:value-type="float">
            <text:p>403270</text:p>
          </table:table-cell>
          <table:table-cell office:value-type="float" office:value="16433" calcext:value-type="float">
            <text:p>16433</text:p>
          </table:table-cell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283" calcext:value-type="float">
            <text:p>4283</text:p>
          </table:table-cell>
          <table:table-cell office:value-type="float" office:value="0" calcext:value-type="float">
            <text:p>0</text:p>
          </table:table-cell>
          <table:table-cell office:value-type="float" office:value="6270" calcext:value-type="float">
            <text:p>6270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627" calcext:value-type="float">
            <text:p>58627</text:p>
          </table:table-cell>
          <table:table-cell office:value-type="float" office:value="326250" calcext:value-type="float">
            <text:p>326250</text:p>
          </table:table-cell>
          <table:table-cell office:value-type="float" office:value="12718" calcext:value-type="float">
            <text:p>12718</text:p>
          </table:table-cell>
          <table:table-cell office:value-type="float" office:value="5664" calcext:value-type="float">
            <text:p>566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285" calcext:value-type="float">
            <text:p>228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657" calcext:value-type="float">
            <text:p>4657</text:p>
          </table:table-cell>
          <table:table-cell office:value-type="float" office:value="0" calcext:value-type="float">
            <text:p>0</text:p>
          </table:table-cell>
          <table:table-cell office:value-type="float" office:value="5328" calcext:value-type="float">
            <text:p>5328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8627" calcext:value-type="float">
            <text:p>58627</text:p>
          </table:table-cell>
          <table:table-cell office:value-type="float" office:value="326250" calcext:value-type="float">
            <text:p>326250</text:p>
          </table:table-cell>
          <table:table-cell office:value-type="float" office:value="12718" calcext:value-type="float">
            <text:p>12718</text:p>
          </table:table-cell>
          <table:table-cell office:value-type="float" office:value="5664" calcext:value-type="float">
            <text:p>566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285" calcext:value-type="float">
            <text:p>228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657" calcext:value-type="float">
            <text:p>4657</text:p>
          </table:table-cell>
          <table:table-cell office:value-type="float" office:value="0" calcext:value-type="float">
            <text:p>0</text:p>
          </table:table-cell>
          <table:table-cell office:value-type="float" office:value="5328" calcext:value-type="float">
            <text:p>5328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746" calcext:value-type="float">
            <text:p>60746</text:p>
          </table:table-cell>
          <table:table-cell office:value-type="float" office:value="311959" calcext:value-type="float">
            <text:p>311959</text:p>
          </table:table-cell>
          <table:table-cell office:value-type="float" office:value="9656" calcext:value-type="float">
            <text:p>9656</text:p>
          </table:table-cell>
          <table:table-cell office:value-type="float" office:value="4183" calcext:value-type="float">
            <text:p>418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666" calcext:value-type="float">
            <text:p>166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729" calcext:value-type="float">
            <text:p>3729</text:p>
          </table:table-cell>
          <table:table-cell office:value-type="float" office:value="0" calcext:value-type="float">
            <text:p>0</text:p>
          </table:table-cell>
          <table:table-cell office:value-type="float" office:value="3942" calcext:value-type="float">
            <text:p>3942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0746" calcext:value-type="float">
            <text:p>60746</text:p>
          </table:table-cell>
          <table:table-cell office:value-type="float" office:value="311959" calcext:value-type="float">
            <text:p>311959</text:p>
          </table:table-cell>
          <table:table-cell office:value-type="float" office:value="9656" calcext:value-type="float">
            <text:p>9656</text:p>
          </table:table-cell>
          <table:table-cell office:value-type="float" office:value="4183" calcext:value-type="float">
            <text:p>418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666" calcext:value-type="float">
            <text:p>166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729" calcext:value-type="float">
            <text:p>3729</text:p>
          </table:table-cell>
          <table:table-cell office:value-type="float" office:value="0" calcext:value-type="float">
            <text:p>0</text:p>
          </table:table-cell>
          <table:table-cell office:value-type="float" office:value="3942" calcext:value-type="float">
            <text:p>3942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176" calcext:value-type="float">
            <text:p>45176</text:p>
          </table:table-cell>
          <table:table-cell office:value-type="float" office:value="311921" calcext:value-type="float">
            <text:p>311921</text:p>
          </table:table-cell>
          <table:table-cell office:value-type="float" office:value="14188" calcext:value-type="float">
            <text:p>14188</text:p>
          </table:table-cell>
          <table:table-cell office:value-type="float" office:value="5504" calcext:value-type="float">
            <text:p>55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35" calcext:value-type="float">
            <text:p>163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772" calcext:value-type="float">
            <text:p>4772</text:p>
          </table:table-cell>
          <table:table-cell office:value-type="float" office:value="0" calcext:value-type="float">
            <text:p>0</text:p>
          </table:table-cell>
          <table:table-cell office:value-type="float" office:value="5165" calcext:value-type="float">
            <text:p>5165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5176" calcext:value-type="float">
            <text:p>45176</text:p>
          </table:table-cell>
          <table:table-cell office:value-type="float" office:value="311921" calcext:value-type="float">
            <text:p>311921</text:p>
          </table:table-cell>
          <table:table-cell office:value-type="float" office:value="14188" calcext:value-type="float">
            <text:p>14188</text:p>
          </table:table-cell>
          <table:table-cell office:value-type="float" office:value="5504" calcext:value-type="float">
            <text:p>55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35" calcext:value-type="float">
            <text:p>163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772" calcext:value-type="float">
            <text:p>4772</text:p>
          </table:table-cell>
          <table:table-cell office:value-type="float" office:value="0" calcext:value-type="float">
            <text:p>0</text:p>
          </table:table-cell>
          <table:table-cell office:value-type="float" office:value="5165" calcext:value-type="float">
            <text:p>5165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077" calcext:value-type="float">
            <text:p>71077</text:p>
          </table:table-cell>
          <table:table-cell office:value-type="float" office:value="301869" calcext:value-type="float">
            <text:p>301869</text:p>
          </table:table-cell>
          <table:table-cell office:value-type="float" office:value="14141" calcext:value-type="float">
            <text:p>14141</text:p>
          </table:table-cell>
          <table:table-cell office:value-type="float" office:value="6245" calcext:value-type="float">
            <text:p>624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166" calcext:value-type="float">
            <text:p>216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777" calcext:value-type="float">
            <text:p>3777</text:p>
          </table:table-cell>
          <table:table-cell office:value-type="float" office:value="0" calcext:value-type="float">
            <text:p>0</text:p>
          </table:table-cell>
          <table:table-cell office:value-type="float" office:value="5925" calcext:value-type="float">
            <text:p>5925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71077" calcext:value-type="float">
            <text:p>71077</text:p>
          </table:table-cell>
          <table:table-cell office:value-type="float" office:value="301869" calcext:value-type="float">
            <text:p>301869</text:p>
          </table:table-cell>
          <table:table-cell office:value-type="float" office:value="14141" calcext:value-type="float">
            <text:p>14141</text:p>
          </table:table-cell>
          <table:table-cell office:value-type="float" office:value="6245" calcext:value-type="float">
            <text:p>624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166" calcext:value-type="float">
            <text:p>216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777" calcext:value-type="float">
            <text:p>3777</text:p>
          </table:table-cell>
          <table:table-cell office:value-type="float" office:value="0" calcext:value-type="float">
            <text:p>0</text:p>
          </table:table-cell>
          <table:table-cell office:value-type="float" office:value="5925" calcext:value-type="float">
            <text:p>5925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009" calcext:value-type="float">
            <text:p>47009</text:p>
          </table:table-cell>
          <table:table-cell office:value-type="float" office:value="321143" calcext:value-type="float">
            <text:p>321143</text:p>
          </table:table-cell>
          <table:table-cell office:value-type="float" office:value="12388" calcext:value-type="float">
            <text:p>12388</text:p>
          </table:table-cell>
          <table:table-cell office:value-type="float" office:value="4468" calcext:value-type="float">
            <text:p>446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586" calcext:value-type="float">
            <text:p>258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597" calcext:value-type="float">
            <text:p>3597</text:p>
          </table:table-cell>
          <table:table-cell office:value-type="float" office:value="0" calcext:value-type="float">
            <text:p>0</text:p>
          </table:table-cell>
          <table:table-cell office:value-type="float" office:value="4208" calcext:value-type="float">
            <text:p>4208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7009" calcext:value-type="float">
            <text:p>47009</text:p>
          </table:table-cell>
          <table:table-cell office:value-type="float" office:value="321143" calcext:value-type="float">
            <text:p>321143</text:p>
          </table:table-cell>
          <table:table-cell office:value-type="float" office:value="12388" calcext:value-type="float">
            <text:p>12388</text:p>
          </table:table-cell>
          <table:table-cell office:value-type="float" office:value="4468" calcext:value-type="float">
            <text:p>446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586" calcext:value-type="float">
            <text:p>258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597" calcext:value-type="float">
            <text:p>3597</text:p>
          </table:table-cell>
          <table:table-cell office:value-type="float" office:value="0" calcext:value-type="float">
            <text:p>0</text:p>
          </table:table-cell>
          <table:table-cell office:value-type="float" office:value="4208" calcext:value-type="float">
            <text:p>4208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table:formula="of:=AVERAGE([.A140:.A181])" office:value-type="float" office:value="52094.8571428571" calcext:value-type="float">
            <text:p>52094.857</text:p>
          </table:table-cell>
          <table:table-cell table:style-name="ce1" table:formula="of:=AVERAGE([.B140:.B181])" office:value-type="float" office:value="335441.261904762" calcext:value-type="float">
            <text:p>335441.262</text:p>
          </table:table-cell>
          <table:table-cell table:style-name="ce1" table:formula="of:=AVERAGE([.C140:.C181])" office:value-type="float" office:value="15710.5" calcext:value-type="float">
            <text:p>15710.500</text:p>
          </table:table-cell>
          <table:table-cell table:style-name="ce1" table:formula="of:=AVERAGE([.D140:.D181])" office:value-type="float" office:value="5832.45238095238" calcext:value-type="float">
            <text:p>5832.452</text:p>
          </table:table-cell>
          <table:table-cell table:style-name="ce1" table:formula="of:=AVERAGE([.E140:.E181])" office:value-type="float" office:value="0" calcext:value-type="float">
            <text:p>0.000</text:p>
          </table:table-cell>
          <table:table-cell table:style-name="ce1" table:formula="of:=AVERAGE([.F140:.F181])" office:value-type="float" office:value="63.4761904761905" calcext:value-type="float">
            <text:p>63.476</text:p>
          </table:table-cell>
          <table:table-cell table:style-name="ce1" table:formula="of:=AVERAGE([.G140:.G181])" office:value-type="float" office:value="20.8333333333333" calcext:value-type="float">
            <text:p>20.833</text:p>
          </table:table-cell>
          <table:table-cell table:style-name="ce1" table:formula="of:=AVERAGE([.H140:.H181])" office:value-type="float" office:value="41.5476190476191" calcext:value-type="float">
            <text:p>41.548</text:p>
          </table:table-cell>
          <table:table-cell table:style-name="ce1" table:formula="of:=AVERAGE([.I140:.I181])" office:value-type="float" office:value="2081.28571428571" calcext:value-type="float">
            <text:p>2081.286</text:p>
          </table:table-cell>
          <table:table-cell table:style-name="ce1" table:formula="of:=AVERAGE([.J140:.J181])" office:value-type="float" office:value="7.92857142857143" calcext:value-type="float">
            <text:p>7.929</text:p>
          </table:table-cell>
          <table:table-cell table:style-name="ce1" table:formula="of:=AVERAGE([.K140:.K181])" office:value-type="float" office:value="36.5714285714286" calcext:value-type="float">
            <text:p>36.571</text:p>
          </table:table-cell>
          <table:table-cell table:style-name="ce1" table:formula="of:=AVERAGE([.L140:.L181])" office:value-type="float" office:value="11.0714285714286" calcext:value-type="float">
            <text:p>11.071</text:p>
          </table:table-cell>
          <table:table-cell table:style-name="ce1" table:formula="of:=AVERAGE([.M140:.M181])" office:value-type="float" office:value="6744.88095238095" calcext:value-type="float">
            <text:p>6744.881</text:p>
          </table:table-cell>
          <table:table-cell table:style-name="ce1" table:formula="of:=AVERAGE([.N140:.N181])" office:value-type="float" office:value="0" calcext:value-type="float">
            <text:p>0.000</text:p>
          </table:table-cell>
          <table:table-cell table:style-name="ce1" table:formula="of:=AVERAGE([.O140:.O181])" office:value-type="float" office:value="5493.97619047619" calcext:value-type="float">
            <text:p>5493.976</text:p>
          </table:table-cell>
          <table:table-cell table:style-name="ce1" table:formula="of:=AVERAGE([.P140:.P181])" office:value-type="float" office:value="134.166666666667" calcext:value-type="float">
            <text:p>134.167</text:p>
          </table:table-cell>
          <table:table-cell table:style-name="ce1" table:formula="of:=AVERAGE([.Q140:.Q181])" office:value-type="float" office:value="12.2380952380952" calcext:value-type="float">
            <text:p>12.238</text:p>
          </table:table-cell>
          <table:table-cell table:style-name="ce1" table:formula="of:=AVERAGE([.R140:.R181])" office:value-type="float" office:value="132.904761904762" calcext:value-type="float">
            <text:p>132.905</text:p>
          </table:table-cell>
          <table:table-cell table:style-name="ce1" table:formula="of:=AVERAGE([.S140:.S181])" office:value-type="float" office:value="29.5" calcext:value-type="float">
            <text:p>29.500</text:p>
          </table:table-cell>
          <table:table-cell table:number-columns-repeated="2"/>
          <table:table-cell table:style-name="ce1"/>
          <table:table-cell/>
          <table:table-cell table:style-name="ce1" table:number-columns-repeated="18"/>
        </table:table-row>
        <table:table-row table:style-name="ro1">
          <table:table-cell office:value-type="string" calcext:value-type="string">
            <text:p>Testcase 13</text:p>
          </table:table-cell>
          <table:table-cell table:number-columns-repeated="20"/>
          <table:table-cell office:value-type="string" calcext:value-type="string">
            <text:p>Testcase 13</text:p>
          </table:table-cell>
          <table:table-cell table:number-columns-repeated="19"/>
        </table:table-row>
        <table:table-row table:style-name="ro1">
          <table:table-cell office:value-type="float" office:value="55429" calcext:value-type="float">
            <text:p>55429</text:p>
          </table:table-cell>
          <table:table-cell office:value-type="float" office:value="360508" calcext:value-type="float">
            <text:p>360508</text:p>
          </table:table-cell>
          <table:table-cell office:value-type="float" office:value="15990" calcext:value-type="float">
            <text:p>15990</text:p>
          </table:table-cell>
          <table:table-cell office:value-type="float" office:value="6359" calcext:value-type="float">
            <text:p>63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42" calcext:value-type="float">
            <text:p>4242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5429" calcext:value-type="float">
            <text:p>55429</text:p>
          </table:table-cell>
          <table:table-cell office:value-type="float" office:value="360508" calcext:value-type="float">
            <text:p>360508</text:p>
          </table:table-cell>
          <table:table-cell office:value-type="float" office:value="15990" calcext:value-type="float">
            <text:p>15990</text:p>
          </table:table-cell>
          <table:table-cell office:value-type="float" office:value="6359" calcext:value-type="float">
            <text:p>63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42" calcext:value-type="float">
            <text:p>4242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411" calcext:value-type="float">
            <text:p>54411</text:p>
          </table:table-cell>
          <table:table-cell office:value-type="float" office:value="410163" calcext:value-type="float">
            <text:p>410163</text:p>
          </table:table-cell>
          <table:table-cell office:value-type="float" office:value="15808" calcext:value-type="float">
            <text:p>15808</text:p>
          </table:table-cell>
          <table:table-cell office:value-type="float" office:value="5424" calcext:value-type="float">
            <text:p>54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633" calcext:value-type="float">
            <text:p>163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21" calcext:value-type="float">
            <text:p>4221</text:p>
          </table:table-cell>
          <table:table-cell office:value-type="float" office:value="0" calcext:value-type="float">
            <text:p>0</text:p>
          </table:table-cell>
          <table:table-cell office:value-type="float" office:value="4913" calcext:value-type="float">
            <text:p>4913</text:p>
          </table:table-cell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4411" calcext:value-type="float">
            <text:p>54411</text:p>
          </table:table-cell>
          <table:table-cell office:value-type="float" office:value="410163" calcext:value-type="float">
            <text:p>410163</text:p>
          </table:table-cell>
          <table:table-cell office:value-type="float" office:value="15808" calcext:value-type="float">
            <text:p>15808</text:p>
          </table:table-cell>
          <table:table-cell office:value-type="float" office:value="5424" calcext:value-type="float">
            <text:p>54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633" calcext:value-type="float">
            <text:p>163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21" calcext:value-type="float">
            <text:p>4221</text:p>
          </table:table-cell>
          <table:table-cell office:value-type="float" office:value="0" calcext:value-type="float">
            <text:p>0</text:p>
          </table:table-cell>
          <table:table-cell office:value-type="float" office:value="4913" calcext:value-type="float">
            <text:p>4913</text:p>
          </table:table-cell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633" calcext:value-type="float">
            <text:p>44633</text:p>
          </table:table-cell>
          <table:table-cell office:value-type="float" office:value="446568" calcext:value-type="float">
            <text:p>446568</text:p>
          </table:table-cell>
          <table:table-cell office:value-type="float" office:value="15801" calcext:value-type="float">
            <text:p>15801</text:p>
          </table:table-cell>
          <table:table-cell office:value-type="float" office:value="5832" calcext:value-type="float">
            <text:p>58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538" calcext:value-type="float">
            <text:p>153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378" calcext:value-type="float">
            <text:p>4378</text:p>
          </table:table-cell>
          <table:table-cell office:value-type="float" office:value="0" calcext:value-type="float">
            <text:p>0</text:p>
          </table:table-cell>
          <table:table-cell office:value-type="float" office:value="5294" calcext:value-type="float">
            <text:p>5294</text:p>
          </table:table-cell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4633" calcext:value-type="float">
            <text:p>44633</text:p>
          </table:table-cell>
          <table:table-cell office:value-type="float" office:value="446568" calcext:value-type="float">
            <text:p>446568</text:p>
          </table:table-cell>
          <table:table-cell office:value-type="float" office:value="15801" calcext:value-type="float">
            <text:p>15801</text:p>
          </table:table-cell>
          <table:table-cell office:value-type="float" office:value="5832" calcext:value-type="float">
            <text:p>58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538" calcext:value-type="float">
            <text:p>153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378" calcext:value-type="float">
            <text:p>4378</text:p>
          </table:table-cell>
          <table:table-cell office:value-type="float" office:value="0" calcext:value-type="float">
            <text:p>0</text:p>
          </table:table-cell>
          <table:table-cell office:value-type="float" office:value="5294" calcext:value-type="float">
            <text:p>5294</text:p>
          </table:table-cell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926" calcext:value-type="float">
            <text:p>44926</text:p>
          </table:table-cell>
          <table:table-cell office:value-type="float" office:value="503237" calcext:value-type="float">
            <text:p>503237</text:p>
          </table:table-cell>
          <table:table-cell office:value-type="float" office:value="19056" calcext:value-type="float">
            <text:p>19056</text:p>
          </table:table-cell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594" calcext:value-type="float">
            <text:p>159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473" calcext:value-type="float">
            <text:p>4473</text:p>
          </table:table-cell>
          <table:table-cell office:value-type="float" office:value="0" calcext:value-type="float">
            <text:p>0</text:p>
          </table:table-cell>
          <table:table-cell office:value-type="float" office:value="6587" calcext:value-type="float">
            <text:p>6587</text:p>
          </table:table-cell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4926" calcext:value-type="float">
            <text:p>44926</text:p>
          </table:table-cell>
          <table:table-cell office:value-type="float" office:value="503237" calcext:value-type="float">
            <text:p>503237</text:p>
          </table:table-cell>
          <table:table-cell office:value-type="float" office:value="19056" calcext:value-type="float">
            <text:p>19056</text:p>
          </table:table-cell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594" calcext:value-type="float">
            <text:p>159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473" calcext:value-type="float">
            <text:p>4473</text:p>
          </table:table-cell>
          <table:table-cell office:value-type="float" office:value="0" calcext:value-type="float">
            <text:p>0</text:p>
          </table:table-cell>
          <table:table-cell office:value-type="float" office:value="6587" calcext:value-type="float">
            <text:p>6587</text:p>
          </table:table-cell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179" calcext:value-type="float">
            <text:p>46179</text:p>
          </table:table-cell>
          <table:table-cell office:value-type="float" office:value="550058" calcext:value-type="float">
            <text:p>550058</text:p>
          </table:table-cell>
          <table:table-cell office:value-type="float" office:value="16221" calcext:value-type="float">
            <text:p>16221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2322" calcext:value-type="float">
            <text:p>23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864" calcext:value-type="float">
            <text:p>3864</text:p>
          </table:table-cell>
          <table:table-cell office:value-type="float" office:value="0" calcext:value-type="float">
            <text:p>0</text:p>
          </table:table-cell>
          <table:table-cell office:value-type="float" office:value="5292" calcext:value-type="float">
            <text:p>5292</text:p>
          </table:table-cell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6179" calcext:value-type="float">
            <text:p>46179</text:p>
          </table:table-cell>
          <table:table-cell office:value-type="float" office:value="550058" calcext:value-type="float">
            <text:p>550058</text:p>
          </table:table-cell>
          <table:table-cell office:value-type="float" office:value="16221" calcext:value-type="float">
            <text:p>16221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2322" calcext:value-type="float">
            <text:p>23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864" calcext:value-type="float">
            <text:p>3864</text:p>
          </table:table-cell>
          <table:table-cell office:value-type="float" office:value="0" calcext:value-type="float">
            <text:p>0</text:p>
          </table:table-cell>
          <table:table-cell office:value-type="float" office:value="5292" calcext:value-type="float">
            <text:p>5292</text:p>
          </table:table-cell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460" calcext:value-type="float">
            <text:p>57460</text:p>
          </table:table-cell>
          <table:table-cell office:value-type="float" office:value="451399" calcext:value-type="float">
            <text:p>451399</text:p>
          </table:table-cell>
          <table:table-cell office:value-type="float" office:value="15570" calcext:value-type="float">
            <text:p>15570</text:p>
          </table:table-cell>
          <table:table-cell office:value-type="float" office:value="6125" calcext:value-type="float">
            <text:p>61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576" calcext:value-type="float">
            <text:p>157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063" calcext:value-type="float">
            <text:p>4063</text:p>
          </table:table-cell>
          <table:table-cell office:value-type="float" office:value="0" calcext:value-type="float">
            <text:p>0</text:p>
          </table:table-cell>
          <table:table-cell office:value-type="float" office:value="5603" calcext:value-type="float">
            <text:p>5603</text:p>
          </table:table-cell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7460" calcext:value-type="float">
            <text:p>57460</text:p>
          </table:table-cell>
          <table:table-cell office:value-type="float" office:value="451399" calcext:value-type="float">
            <text:p>451399</text:p>
          </table:table-cell>
          <table:table-cell office:value-type="float" office:value="15570" calcext:value-type="float">
            <text:p>15570</text:p>
          </table:table-cell>
          <table:table-cell office:value-type="float" office:value="6125" calcext:value-type="float">
            <text:p>61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576" calcext:value-type="float">
            <text:p>157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063" calcext:value-type="float">
            <text:p>4063</text:p>
          </table:table-cell>
          <table:table-cell office:value-type="float" office:value="0" calcext:value-type="float">
            <text:p>0</text:p>
          </table:table-cell>
          <table:table-cell office:value-type="float" office:value="5603" calcext:value-type="float">
            <text:p>5603</text:p>
          </table:table-cell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295" calcext:value-type="float">
            <text:p>53295</text:p>
          </table:table-cell>
          <table:table-cell office:value-type="float" office:value="496551" calcext:value-type="float">
            <text:p>496551</text:p>
          </table:table-cell>
          <table:table-cell office:value-type="float" office:value="17871" calcext:value-type="float">
            <text:p>17871</text:p>
          </table:table-cell>
          <table:table-cell office:value-type="float" office:value="4670" calcext:value-type="float">
            <text:p>467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2396" calcext:value-type="float">
            <text:p>239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9903" calcext:value-type="float">
            <text:p>9903</text:p>
          </table:table-cell>
          <table:table-cell office:value-type="float" office:value="0" calcext:value-type="float">
            <text:p>0</text:p>
          </table:table-cell>
          <table:table-cell office:value-type="float" office:value="4316" calcext:value-type="float">
            <text:p>4316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3295" calcext:value-type="float">
            <text:p>53295</text:p>
          </table:table-cell>
          <table:table-cell office:value-type="float" office:value="496551" calcext:value-type="float">
            <text:p>496551</text:p>
          </table:table-cell>
          <table:table-cell office:value-type="float" office:value="17871" calcext:value-type="float">
            <text:p>17871</text:p>
          </table:table-cell>
          <table:table-cell office:value-type="float" office:value="4670" calcext:value-type="float">
            <text:p>467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2396" calcext:value-type="float">
            <text:p>239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9903" calcext:value-type="float">
            <text:p>9903</text:p>
          </table:table-cell>
          <table:table-cell office:value-type="float" office:value="0" calcext:value-type="float">
            <text:p>0</text:p>
          </table:table-cell>
          <table:table-cell office:value-type="float" office:value="4316" calcext:value-type="float">
            <text:p>4316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345" calcext:value-type="float">
            <text:p>47345</text:p>
          </table:table-cell>
          <table:table-cell office:value-type="float" office:value="393449" calcext:value-type="float">
            <text:p>393449</text:p>
          </table:table-cell>
          <table:table-cell office:value-type="float" office:value="15811" calcext:value-type="float">
            <text:p>15811</text:p>
          </table:table-cell>
          <table:table-cell office:value-type="float" office:value="5628" calcext:value-type="float">
            <text:p>562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327" calcext:value-type="float">
            <text:p>4327</text:p>
          </table:table-cell>
          <table:table-cell office:value-type="float" office:value="0" calcext:value-type="float">
            <text:p>0</text:p>
          </table:table-cell>
          <table:table-cell office:value-type="float" office:value="5135" calcext:value-type="float">
            <text:p>5135</text:p>
          </table:table-cell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7345" calcext:value-type="float">
            <text:p>47345</text:p>
          </table:table-cell>
          <table:table-cell office:value-type="float" office:value="393449" calcext:value-type="float">
            <text:p>393449</text:p>
          </table:table-cell>
          <table:table-cell office:value-type="float" office:value="15811" calcext:value-type="float">
            <text:p>15811</text:p>
          </table:table-cell>
          <table:table-cell office:value-type="float" office:value="5628" calcext:value-type="float">
            <text:p>562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591" calcext:value-type="float">
            <text:p>15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327" calcext:value-type="float">
            <text:p>4327</text:p>
          </table:table-cell>
          <table:table-cell office:value-type="float" office:value="0" calcext:value-type="float">
            <text:p>0</text:p>
          </table:table-cell>
          <table:table-cell office:value-type="float" office:value="5135" calcext:value-type="float">
            <text:p>5135</text:p>
          </table:table-cell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987" calcext:value-type="float">
            <text:p>44987</text:p>
          </table:table-cell>
          <table:table-cell office:value-type="float" office:value="493407" calcext:value-type="float">
            <text:p>493407</text:p>
          </table:table-cell>
          <table:table-cell office:value-type="float" office:value="21132" calcext:value-type="float">
            <text:p>21132</text:p>
          </table:table-cell>
          <table:table-cell office:value-type="float" office:value="6779" calcext:value-type="float">
            <text:p>67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705" calcext:value-type="float">
            <text:p>170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0927" calcext:value-type="float">
            <text:p>10927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4987" calcext:value-type="float">
            <text:p>44987</text:p>
          </table:table-cell>
          <table:table-cell office:value-type="float" office:value="493407" calcext:value-type="float">
            <text:p>493407</text:p>
          </table:table-cell>
          <table:table-cell office:value-type="float" office:value="21132" calcext:value-type="float">
            <text:p>21132</text:p>
          </table:table-cell>
          <table:table-cell office:value-type="float" office:value="6779" calcext:value-type="float">
            <text:p>67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705" calcext:value-type="float">
            <text:p>170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0927" calcext:value-type="float">
            <text:p>10927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851" calcext:value-type="float">
            <text:p>44851</text:p>
          </table:table-cell>
          <table:table-cell office:value-type="float" office:value="391770" calcext:value-type="float">
            <text:p>391770</text:p>
          </table:table-cell>
          <table:table-cell office:value-type="float" office:value="18575" calcext:value-type="float">
            <text:p>18575</text:p>
          </table:table-cell>
          <table:table-cell office:value-type="float" office:value="5918" calcext:value-type="float">
            <text:p>591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384" calcext:value-type="float">
            <text:p>4384</text:p>
          </table:table-cell>
          <table:table-cell office:value-type="float" office:value="0" calcext:value-type="float">
            <text:p>0</text:p>
          </table:table-cell>
          <table:table-cell office:value-type="float" office:value="5565" calcext:value-type="float">
            <text:p>556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4851" calcext:value-type="float">
            <text:p>44851</text:p>
          </table:table-cell>
          <table:table-cell office:value-type="float" office:value="391770" calcext:value-type="float">
            <text:p>391770</text:p>
          </table:table-cell>
          <table:table-cell office:value-type="float" office:value="18575" calcext:value-type="float">
            <text:p>18575</text:p>
          </table:table-cell>
          <table:table-cell office:value-type="float" office:value="5918" calcext:value-type="float">
            <text:p>591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384" calcext:value-type="float">
            <text:p>4384</text:p>
          </table:table-cell>
          <table:table-cell office:value-type="float" office:value="0" calcext:value-type="float">
            <text:p>0</text:p>
          </table:table-cell>
          <table:table-cell office:value-type="float" office:value="5565" calcext:value-type="float">
            <text:p>556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041" calcext:value-type="float">
            <text:p>47041</text:p>
          </table:table-cell>
          <table:table-cell office:value-type="float" office:value="465106" calcext:value-type="float">
            <text:p>465106</text:p>
          </table:table-cell>
          <table:table-cell office:value-type="float" office:value="14180" calcext:value-type="float">
            <text:p>14180</text:p>
          </table:table-cell>
          <table:table-cell office:value-type="float" office:value="5718" calcext:value-type="float">
            <text:p>571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618" calcext:value-type="float">
            <text:p>161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333" calcext:value-type="float">
            <text:p>4333</text:p>
          </table:table-cell>
          <table:table-cell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7041" calcext:value-type="float">
            <text:p>47041</text:p>
          </table:table-cell>
          <table:table-cell office:value-type="float" office:value="465106" calcext:value-type="float">
            <text:p>465106</text:p>
          </table:table-cell>
          <table:table-cell office:value-type="float" office:value="14180" calcext:value-type="float">
            <text:p>14180</text:p>
          </table:table-cell>
          <table:table-cell office:value-type="float" office:value="5718" calcext:value-type="float">
            <text:p>571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618" calcext:value-type="float">
            <text:p>161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333" calcext:value-type="float">
            <text:p>4333</text:p>
          </table:table-cell>
          <table:table-cell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433373" calcext:value-type="float">
            <text:p>433373</text:p>
          </table:table-cell>
          <table:table-cell office:value-type="float" office:value="20030" calcext:value-type="float">
            <text:p>20030</text:p>
          </table:table-cell>
          <table:table-cell office:value-type="float" office:value="5532" calcext:value-type="float">
            <text:p>553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2264" calcext:value-type="float">
            <text:p>226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1587" calcext:value-type="float">
            <text:p>11587</text:p>
          </table:table-cell>
          <table:table-cell office:value-type="float" office:value="0" calcext:value-type="float">
            <text:p>0</text:p>
          </table:table-cell>
          <table:table-cell office:value-type="float" office:value="5078" calcext:value-type="float">
            <text:p>5078</text:p>
          </table:table-cell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2400" calcext:value-type="float">
            <text:p>52400</text:p>
          </table:table-cell>
          <table:table-cell office:value-type="float" office:value="433373" calcext:value-type="float">
            <text:p>433373</text:p>
          </table:table-cell>
          <table:table-cell office:value-type="float" office:value="20030" calcext:value-type="float">
            <text:p>20030</text:p>
          </table:table-cell>
          <table:table-cell office:value-type="float" office:value="5532" calcext:value-type="float">
            <text:p>553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2264" calcext:value-type="float">
            <text:p>226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1587" calcext:value-type="float">
            <text:p>11587</text:p>
          </table:table-cell>
          <table:table-cell office:value-type="float" office:value="0" calcext:value-type="float">
            <text:p>0</text:p>
          </table:table-cell>
          <table:table-cell office:value-type="float" office:value="5078" calcext:value-type="float">
            <text:p>5078</text:p>
          </table:table-cell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054" calcext:value-type="float">
            <text:p>45054</text:p>
          </table:table-cell>
          <table:table-cell office:value-type="float" office:value="391730" calcext:value-type="float">
            <text:p>391730</text:p>
          </table:table-cell>
          <table:table-cell office:value-type="float" office:value="16014" calcext:value-type="float">
            <text:p>16014</text:p>
          </table:table-cell>
          <table:table-cell office:value-type="float" office:value="7793" calcext:value-type="float">
            <text:p>779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568" calcext:value-type="float">
            <text:p>156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12" calcext:value-type="float">
            <text:p>4212</text:p>
          </table:table-cell>
          <table:table-cell office:value-type="float" office:value="0" calcext:value-type="float">
            <text:p>0</text:p>
          </table:table-cell>
          <table:table-cell office:value-type="float" office:value="7259" calcext:value-type="float">
            <text:p>7259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5054" calcext:value-type="float">
            <text:p>45054</text:p>
          </table:table-cell>
          <table:table-cell office:value-type="float" office:value="391730" calcext:value-type="float">
            <text:p>391730</text:p>
          </table:table-cell>
          <table:table-cell office:value-type="float" office:value="16014" calcext:value-type="float">
            <text:p>16014</text:p>
          </table:table-cell>
          <table:table-cell office:value-type="float" office:value="7793" calcext:value-type="float">
            <text:p>779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568" calcext:value-type="float">
            <text:p>156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12" calcext:value-type="float">
            <text:p>4212</text:p>
          </table:table-cell>
          <table:table-cell office:value-type="float" office:value="0" calcext:value-type="float">
            <text:p>0</text:p>
          </table:table-cell>
          <table:table-cell office:value-type="float" office:value="7259" calcext:value-type="float">
            <text:p>7259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170" calcext:value-type="float">
            <text:p>72170</text:p>
          </table:table-cell>
          <table:table-cell office:value-type="float" office:value="382549" calcext:value-type="float">
            <text:p>382549</text:p>
          </table:table-cell>
          <table:table-cell office:value-type="float" office:value="17747" calcext:value-type="float">
            <text:p>17747</text:p>
          </table:table-cell>
          <table:table-cell office:value-type="float" office:value="5846" calcext:value-type="float">
            <text:p>584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2053" calcext:value-type="float">
            <text:p>205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8232" calcext:value-type="float">
            <text:p>8232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370</text:p>
          </table:table-cell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2170" calcext:value-type="float">
            <text:p>72170</text:p>
          </table:table-cell>
          <table:table-cell office:value-type="float" office:value="382549" calcext:value-type="float">
            <text:p>382549</text:p>
          </table:table-cell>
          <table:table-cell office:value-type="float" office:value="17747" calcext:value-type="float">
            <text:p>17747</text:p>
          </table:table-cell>
          <table:table-cell office:value-type="float" office:value="5846" calcext:value-type="float">
            <text:p>584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2053" calcext:value-type="float">
            <text:p>205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8232" calcext:value-type="float">
            <text:p>8232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370</text:p>
          </table:table-cell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792" calcext:value-type="float">
            <text:p>52792</text:p>
          </table:table-cell>
          <table:table-cell office:value-type="float" office:value="413076" calcext:value-type="float">
            <text:p>413076</text:p>
          </table:table-cell>
          <table:table-cell office:value-type="float" office:value="15974" calcext:value-type="float">
            <text:p>15974</text:p>
          </table:table-cell>
          <table:table-cell office:value-type="float" office:value="6345" calcext:value-type="float">
            <text:p>63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763" calcext:value-type="float">
            <text:p>176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234" calcext:value-type="float">
            <text:p>4234</text:p>
          </table:table-cell>
          <table:table-cell office:value-type="float" office:value="0" calcext:value-type="float">
            <text:p>0</text:p>
          </table:table-cell>
          <table:table-cell office:value-type="float" office:value="5737" calcext:value-type="float">
            <text:p>5737</text:p>
          </table:table-cell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2792" calcext:value-type="float">
            <text:p>52792</text:p>
          </table:table-cell>
          <table:table-cell office:value-type="float" office:value="413076" calcext:value-type="float">
            <text:p>413076</text:p>
          </table:table-cell>
          <table:table-cell office:value-type="float" office:value="15974" calcext:value-type="float">
            <text:p>15974</text:p>
          </table:table-cell>
          <table:table-cell office:value-type="float" office:value="6345" calcext:value-type="float">
            <text:p>63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763" calcext:value-type="float">
            <text:p>176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234" calcext:value-type="float">
            <text:p>4234</text:p>
          </table:table-cell>
          <table:table-cell office:value-type="float" office:value="0" calcext:value-type="float">
            <text:p>0</text:p>
          </table:table-cell>
          <table:table-cell office:value-type="float" office:value="5737" calcext:value-type="float">
            <text:p>5737</text:p>
          </table:table-cell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516" calcext:value-type="float">
            <text:p>45516</text:p>
          </table:table-cell>
          <table:table-cell office:value-type="float" office:value="414426" calcext:value-type="float">
            <text:p>414426</text:p>
          </table:table-cell>
          <table:table-cell office:value-type="float" office:value="16472" calcext:value-type="float">
            <text:p>16472</text:p>
          </table:table-cell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694" calcext:value-type="float">
            <text:p>169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165" calcext:value-type="float">
            <text:p>4165</text:p>
          </table:table-cell>
          <table:table-cell office:value-type="float" office:value="0" calcext:value-type="float">
            <text:p>0</text:p>
          </table:table-cell>
          <table:table-cell office:value-type="float" office:value="5572" calcext:value-type="float">
            <text:p>5572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5516" calcext:value-type="float">
            <text:p>45516</text:p>
          </table:table-cell>
          <table:table-cell office:value-type="float" office:value="414426" calcext:value-type="float">
            <text:p>414426</text:p>
          </table:table-cell>
          <table:table-cell office:value-type="float" office:value="16472" calcext:value-type="float">
            <text:p>16472</text:p>
          </table:table-cell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694" calcext:value-type="float">
            <text:p>169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165" calcext:value-type="float">
            <text:p>4165</text:p>
          </table:table-cell>
          <table:table-cell office:value-type="float" office:value="0" calcext:value-type="float">
            <text:p>0</text:p>
          </table:table-cell>
          <table:table-cell office:value-type="float" office:value="5572" calcext:value-type="float">
            <text:p>5572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047" calcext:value-type="float">
            <text:p>50047</text:p>
          </table:table-cell>
          <table:table-cell office:value-type="float" office:value="496840" calcext:value-type="float">
            <text:p>496840</text:p>
          </table:table-cell>
          <table:table-cell office:value-type="float" office:value="15970" calcext:value-type="float">
            <text:p>15970</text:p>
          </table:table-cell>
          <table:table-cell office:value-type="float" office:value="4611" calcext:value-type="float">
            <text:p>46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021" calcext:value-type="float">
            <text:p>4021</text:p>
          </table:table-cell>
          <table:table-cell office:value-type="float" office:value="0" calcext:value-type="float">
            <text:p>0</text:p>
          </table:table-cell>
          <table:table-cell office:value-type="float" office:value="4196" calcext:value-type="float">
            <text:p>4196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0047" calcext:value-type="float">
            <text:p>50047</text:p>
          </table:table-cell>
          <table:table-cell office:value-type="float" office:value="496840" calcext:value-type="float">
            <text:p>496840</text:p>
          </table:table-cell>
          <table:table-cell office:value-type="float" office:value="15970" calcext:value-type="float">
            <text:p>15970</text:p>
          </table:table-cell>
          <table:table-cell office:value-type="float" office:value="4611" calcext:value-type="float">
            <text:p>46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021" calcext:value-type="float">
            <text:p>4021</text:p>
          </table:table-cell>
          <table:table-cell office:value-type="float" office:value="0" calcext:value-type="float">
            <text:p>0</text:p>
          </table:table-cell>
          <table:table-cell office:value-type="float" office:value="4196" calcext:value-type="float">
            <text:p>4196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715" calcext:value-type="float">
            <text:p>70715</text:p>
          </table:table-cell>
          <table:table-cell office:value-type="float" office:value="444729" calcext:value-type="float">
            <text:p>444729</text:p>
          </table:table-cell>
          <table:table-cell office:value-type="float" office:value="16020" calcext:value-type="float">
            <text:p>16020</text:p>
          </table:table-cell>
          <table:table-cell office:value-type="float" office:value="5917" calcext:value-type="float">
            <text:p>59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546" calcext:value-type="float">
            <text:p>4546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70715" calcext:value-type="float">
            <text:p>70715</text:p>
          </table:table-cell>
          <table:table-cell office:value-type="float" office:value="444729" calcext:value-type="float">
            <text:p>444729</text:p>
          </table:table-cell>
          <table:table-cell office:value-type="float" office:value="16020" calcext:value-type="float">
            <text:p>16020</text:p>
          </table:table-cell>
          <table:table-cell office:value-type="float" office:value="5917" calcext:value-type="float">
            <text:p>59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546" calcext:value-type="float">
            <text:p>4546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019" calcext:value-type="float">
            <text:p>68019</text:p>
          </table:table-cell>
          <table:table-cell office:value-type="float" office:value="387001" calcext:value-type="float">
            <text:p>387001</text:p>
          </table:table-cell>
          <table:table-cell office:value-type="float" office:value="12189" calcext:value-type="float">
            <text:p>12189</text:p>
          </table:table-cell>
          <table:table-cell office:value-type="float" office:value="4869" calcext:value-type="float">
            <text:p>486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654" calcext:value-type="float">
            <text:p>165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669" calcext:value-type="float">
            <text:p>5669</text:p>
          </table:table-cell>
          <table:table-cell office:value-type="float" office:value="0" calcext:value-type="float">
            <text:p>0</text:p>
          </table:table-cell>
          <table:table-cell office:value-type="float" office:value="4472" calcext:value-type="float">
            <text:p>4472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8019" calcext:value-type="float">
            <text:p>68019</text:p>
          </table:table-cell>
          <table:table-cell office:value-type="float" office:value="387001" calcext:value-type="float">
            <text:p>387001</text:p>
          </table:table-cell>
          <table:table-cell office:value-type="float" office:value="12189" calcext:value-type="float">
            <text:p>12189</text:p>
          </table:table-cell>
          <table:table-cell office:value-type="float" office:value="4869" calcext:value-type="float">
            <text:p>486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654" calcext:value-type="float">
            <text:p>165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669" calcext:value-type="float">
            <text:p>5669</text:p>
          </table:table-cell>
          <table:table-cell office:value-type="float" office:value="0" calcext:value-type="float">
            <text:p>0</text:p>
          </table:table-cell>
          <table:table-cell office:value-type="float" office:value="4472" calcext:value-type="float">
            <text:p>4472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069" calcext:value-type="float">
            <text:p>52069</text:p>
          </table:table-cell>
          <table:table-cell office:value-type="float" office:value="344690" calcext:value-type="float">
            <text:p>344690</text:p>
          </table:table-cell>
          <table:table-cell office:value-type="float" office:value="19829" calcext:value-type="float">
            <text:p>19829</text:p>
          </table:table-cell>
          <table:table-cell office:value-type="float" office:value="6088" calcext:value-type="float">
            <text:p>608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2202" calcext:value-type="float">
            <text:p>220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2069" calcext:value-type="float">
            <text:p>52069</text:p>
          </table:table-cell>
          <table:table-cell office:value-type="float" office:value="344690" calcext:value-type="float">
            <text:p>344690</text:p>
          </table:table-cell>
          <table:table-cell office:value-type="float" office:value="19829" calcext:value-type="float">
            <text:p>19829</text:p>
          </table:table-cell>
          <table:table-cell office:value-type="float" office:value="6088" calcext:value-type="float">
            <text:p>608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2202" calcext:value-type="float">
            <text:p>220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339" calcext:value-type="float">
            <text:p>45339</text:p>
          </table:table-cell>
          <table:table-cell office:value-type="float" office:value="547361" calcext:value-type="float">
            <text:p>547361</text:p>
          </table:table-cell>
          <table:table-cell office:value-type="float" office:value="19133" calcext:value-type="float">
            <text:p>19133</text:p>
          </table:table-cell>
          <table:table-cell office:value-type="float" office:value="6252" calcext:value-type="float">
            <text:p>62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689" calcext:value-type="float">
            <text:p>168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1781" calcext:value-type="float">
            <text:p>11781</text:p>
          </table:table-cell>
          <table:table-cell office:value-type="float" office:value="0" calcext:value-type="float">
            <text:p>0</text:p>
          </table:table-cell>
          <table:table-cell office:value-type="float" office:value="5869" calcext:value-type="float">
            <text:p>5869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339" calcext:value-type="float">
            <text:p>45339</text:p>
          </table:table-cell>
          <table:table-cell office:value-type="float" office:value="547361" calcext:value-type="float">
            <text:p>547361</text:p>
          </table:table-cell>
          <table:table-cell office:value-type="float" office:value="19133" calcext:value-type="float">
            <text:p>19133</text:p>
          </table:table-cell>
          <table:table-cell office:value-type="float" office:value="6252" calcext:value-type="float">
            <text:p>62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689" calcext:value-type="float">
            <text:p>168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1781" calcext:value-type="float">
            <text:p>11781</text:p>
          </table:table-cell>
          <table:table-cell office:value-type="float" office:value="0" calcext:value-type="float">
            <text:p>0</text:p>
          </table:table-cell>
          <table:table-cell office:value-type="float" office:value="5869" calcext:value-type="float">
            <text:p>5869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711" calcext:value-type="float">
            <text:p>54711</text:p>
          </table:table-cell>
          <table:table-cell office:value-type="float" office:value="600091" calcext:value-type="float">
            <text:p>600091</text:p>
          </table:table-cell>
          <table:table-cell office:value-type="float" office:value="15915" calcext:value-type="float">
            <text:p>15915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2153" calcext:value-type="float">
            <text:p>215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572" calcext:value-type="float">
            <text:p>3572</text:p>
          </table:table-cell>
          <table:table-cell office:value-type="float" office:value="0" calcext:value-type="float">
            <text:p>0</text:p>
          </table:table-cell>
          <table:table-cell office:value-type="float" office:value="7514" calcext:value-type="float">
            <text:p>7514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4711" calcext:value-type="float">
            <text:p>54711</text:p>
          </table:table-cell>
          <table:table-cell office:value-type="float" office:value="600091" calcext:value-type="float">
            <text:p>600091</text:p>
          </table:table-cell>
          <table:table-cell office:value-type="float" office:value="15915" calcext:value-type="float">
            <text:p>15915</text:p>
          </table:table-cell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2153" calcext:value-type="float">
            <text:p>215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572" calcext:value-type="float">
            <text:p>3572</text:p>
          </table:table-cell>
          <table:table-cell office:value-type="float" office:value="0" calcext:value-type="float">
            <text:p>0</text:p>
          </table:table-cell>
          <table:table-cell office:value-type="float" office:value="7514" calcext:value-type="float">
            <text:p>7514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390" calcext:value-type="float">
            <text:p>45390</text:p>
          </table:table-cell>
          <table:table-cell office:value-type="float" office:value="371972" calcext:value-type="float">
            <text:p>371972</text:p>
          </table:table-cell>
          <table:table-cell office:value-type="float" office:value="22928" calcext:value-type="float">
            <text:p>22928</text:p>
          </table:table-cell>
          <table:table-cell office:value-type="float" office:value="6110" calcext:value-type="float">
            <text:p>61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625" calcext:value-type="float">
            <text:p>162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564" calcext:value-type="float">
            <text:p>13564</text:p>
          </table:table-cell>
          <table:table-cell office:value-type="float" office:value="0" calcext:value-type="float">
            <text:p>0</text:p>
          </table:table-cell>
          <table:table-cell office:value-type="float" office:value="5576" calcext:value-type="float">
            <text:p>5576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5390" calcext:value-type="float">
            <text:p>45390</text:p>
          </table:table-cell>
          <table:table-cell office:value-type="float" office:value="371972" calcext:value-type="float">
            <text:p>371972</text:p>
          </table:table-cell>
          <table:table-cell office:value-type="float" office:value="22928" calcext:value-type="float">
            <text:p>22928</text:p>
          </table:table-cell>
          <table:table-cell office:value-type="float" office:value="6110" calcext:value-type="float">
            <text:p>61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625" calcext:value-type="float">
            <text:p>162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564" calcext:value-type="float">
            <text:p>13564</text:p>
          </table:table-cell>
          <table:table-cell office:value-type="float" office:value="0" calcext:value-type="float">
            <text:p>0</text:p>
          </table:table-cell>
          <table:table-cell office:value-type="float" office:value="5576" calcext:value-type="float">
            <text:p>5576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135" calcext:value-type="float">
            <text:p>45135</text:p>
          </table:table-cell>
          <table:table-cell office:value-type="float" office:value="476660" calcext:value-type="float">
            <text:p>476660</text:p>
          </table:table-cell>
          <table:table-cell office:value-type="float" office:value="16096" calcext:value-type="float">
            <text:p>16096</text:p>
          </table:table-cell>
          <table:table-cell office:value-type="float" office:value="6569" calcext:value-type="float">
            <text:p>656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737" calcext:value-type="float">
            <text:p>173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68" calcext:value-type="float">
            <text:p>4268</text:p>
          </table:table-cell>
          <table:table-cell office:value-type="float" office:value="0" calcext:value-type="float">
            <text:p>0</text:p>
          </table:table-cell>
          <table:table-cell office:value-type="float" office:value="6175" calcext:value-type="float">
            <text:p>6175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5135" calcext:value-type="float">
            <text:p>45135</text:p>
          </table:table-cell>
          <table:table-cell office:value-type="float" office:value="476660" calcext:value-type="float">
            <text:p>476660</text:p>
          </table:table-cell>
          <table:table-cell office:value-type="float" office:value="16096" calcext:value-type="float">
            <text:p>16096</text:p>
          </table:table-cell>
          <table:table-cell office:value-type="float" office:value="6569" calcext:value-type="float">
            <text:p>656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737" calcext:value-type="float">
            <text:p>173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68" calcext:value-type="float">
            <text:p>4268</text:p>
          </table:table-cell>
          <table:table-cell office:value-type="float" office:value="0" calcext:value-type="float">
            <text:p>0</text:p>
          </table:table-cell>
          <table:table-cell office:value-type="float" office:value="6175" calcext:value-type="float">
            <text:p>6175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944" calcext:value-type="float">
            <text:p>44944</text:p>
          </table:table-cell>
          <table:table-cell office:value-type="float" office:value="530593" calcext:value-type="float">
            <text:p>530593</text:p>
          </table:table-cell>
          <table:table-cell office:value-type="float" office:value="17816" calcext:value-type="float">
            <text:p>17816</text:p>
          </table:table-cell>
          <table:table-cell office:value-type="float" office:value="8563" calcext:value-type="float">
            <text:p>85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626" calcext:value-type="float">
            <text:p>162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189" calcext:value-type="float">
            <text:p>6189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369" calcext:value-type="float">
            <text:p>369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4944" calcext:value-type="float">
            <text:p>44944</text:p>
          </table:table-cell>
          <table:table-cell office:value-type="float" office:value="530593" calcext:value-type="float">
            <text:p>530593</text:p>
          </table:table-cell>
          <table:table-cell office:value-type="float" office:value="17816" calcext:value-type="float">
            <text:p>17816</text:p>
          </table:table-cell>
          <table:table-cell office:value-type="float" office:value="8563" calcext:value-type="float">
            <text:p>85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626" calcext:value-type="float">
            <text:p>162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189" calcext:value-type="float">
            <text:p>6189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369" calcext:value-type="float">
            <text:p>369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813" calcext:value-type="float">
            <text:p>71813</text:p>
          </table:table-cell>
          <table:table-cell office:value-type="float" office:value="378876" calcext:value-type="float">
            <text:p>378876</text:p>
          </table:table-cell>
          <table:table-cell office:value-type="float" office:value="15613" calcext:value-type="float">
            <text:p>15613</text:p>
          </table:table-cell>
          <table:table-cell office:value-type="float" office:value="5982" calcext:value-type="float">
            <text:p>598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789" calcext:value-type="float">
            <text:p>178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office:value-type="float" office:value="294" calcext:value-type="float">
            <text:p>294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1813" calcext:value-type="float">
            <text:p>71813</text:p>
          </table:table-cell>
          <table:table-cell office:value-type="float" office:value="378876" calcext:value-type="float">
            <text:p>378876</text:p>
          </table:table-cell>
          <table:table-cell office:value-type="float" office:value="15613" calcext:value-type="float">
            <text:p>15613</text:p>
          </table:table-cell>
          <table:table-cell office:value-type="float" office:value="5982" calcext:value-type="float">
            <text:p>598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789" calcext:value-type="float">
            <text:p>178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office:value-type="float" office:value="294" calcext:value-type="float">
            <text:p>294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244" calcext:value-type="float">
            <text:p>49244</text:p>
          </table:table-cell>
          <table:table-cell office:value-type="float" office:value="555442" calcext:value-type="float">
            <text:p>555442</text:p>
          </table:table-cell>
          <table:table-cell office:value-type="float" office:value="17061" calcext:value-type="float">
            <text:p>17061</text:p>
          </table:table-cell>
          <table:table-cell office:value-type="float" office:value="5858" calcext:value-type="float">
            <text:p>58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64" calcext:value-type="float">
            <text:p>176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632" calcext:value-type="float">
            <text:p>4632</text:p>
          </table:table-cell>
          <table:table-cell office:value-type="float" office:value="0" calcext:value-type="float">
            <text:p>0</text:p>
          </table:table-cell>
          <table:table-cell office:value-type="float" office:value="5364" calcext:value-type="float">
            <text:p>5364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9244" calcext:value-type="float">
            <text:p>49244</text:p>
          </table:table-cell>
          <table:table-cell office:value-type="float" office:value="555442" calcext:value-type="float">
            <text:p>555442</text:p>
          </table:table-cell>
          <table:table-cell office:value-type="float" office:value="17061" calcext:value-type="float">
            <text:p>17061</text:p>
          </table:table-cell>
          <table:table-cell office:value-type="float" office:value="5858" calcext:value-type="float">
            <text:p>58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764" calcext:value-type="float">
            <text:p>176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632" calcext:value-type="float">
            <text:p>4632</text:p>
          </table:table-cell>
          <table:table-cell office:value-type="float" office:value="0" calcext:value-type="float">
            <text:p>0</text:p>
          </table:table-cell>
          <table:table-cell office:value-type="float" office:value="5364" calcext:value-type="float">
            <text:p>5364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072" calcext:value-type="float">
            <text:p>45072</text:p>
          </table:table-cell>
          <table:table-cell office:value-type="float" office:value="535394" calcext:value-type="float">
            <text:p>535394</text:p>
          </table:table-cell>
          <table:table-cell office:value-type="float" office:value="22291" calcext:value-type="float">
            <text:p>22291</text:p>
          </table:table-cell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office:value-type="float" office:value="2163" calcext:value-type="float">
            <text:p>216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3635" calcext:value-type="float">
            <text:p>13635</text:p>
          </table:table-cell>
          <table:table-cell office:value-type="float" office:value="0" calcext:value-type="float">
            <text:p>0</text:p>
          </table:table-cell>
          <table:table-cell office:value-type="float" office:value="7235" calcext:value-type="float">
            <text:p>7235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5072" calcext:value-type="float">
            <text:p>45072</text:p>
          </table:table-cell>
          <table:table-cell office:value-type="float" office:value="535394" calcext:value-type="float">
            <text:p>535394</text:p>
          </table:table-cell>
          <table:table-cell office:value-type="float" office:value="22291" calcext:value-type="float">
            <text:p>22291</text:p>
          </table:table-cell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office:value-type="float" office:value="2163" calcext:value-type="float">
            <text:p>216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3635" calcext:value-type="float">
            <text:p>13635</text:p>
          </table:table-cell>
          <table:table-cell office:value-type="float" office:value="0" calcext:value-type="float">
            <text:p>0</text:p>
          </table:table-cell>
          <table:table-cell office:value-type="float" office:value="7235" calcext:value-type="float">
            <text:p>7235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577" calcext:value-type="float">
            <text:p>60577</text:p>
          </table:table-cell>
          <table:table-cell office:value-type="float" office:value="587412" calcext:value-type="float">
            <text:p>587412</text:p>
          </table:table-cell>
          <table:table-cell office:value-type="float" office:value="11589" calcext:value-type="float">
            <text:p>11589</text:p>
          </table:table-cell>
          <table:table-cell office:value-type="float" office:value="5192" calcext:value-type="float">
            <text:p>519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174" calcext:value-type="float">
            <text:p>217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39" calcext:value-type="float">
            <text:p>4139</text:p>
          </table:table-cell>
          <table:table-cell office:value-type="float" office:value="0" calcext:value-type="float">
            <text:p>0</text:p>
          </table:table-cell>
          <table:table-cell office:value-type="float" office:value="4785" calcext:value-type="float">
            <text:p>4785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0577" calcext:value-type="float">
            <text:p>60577</text:p>
          </table:table-cell>
          <table:table-cell office:value-type="float" office:value="587412" calcext:value-type="float">
            <text:p>587412</text:p>
          </table:table-cell>
          <table:table-cell office:value-type="float" office:value="11589" calcext:value-type="float">
            <text:p>11589</text:p>
          </table:table-cell>
          <table:table-cell office:value-type="float" office:value="5192" calcext:value-type="float">
            <text:p>519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174" calcext:value-type="float">
            <text:p>217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39" calcext:value-type="float">
            <text:p>4139</text:p>
          </table:table-cell>
          <table:table-cell office:value-type="float" office:value="0" calcext:value-type="float">
            <text:p>0</text:p>
          </table:table-cell>
          <table:table-cell office:value-type="float" office:value="4785" calcext:value-type="float">
            <text:p>4785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994" calcext:value-type="float">
            <text:p>44994</text:p>
          </table:table-cell>
          <table:table-cell office:value-type="float" office:value="616962" calcext:value-type="float">
            <text:p>616962</text:p>
          </table:table-cell>
          <table:table-cell office:value-type="float" office:value="20046" calcext:value-type="float">
            <text:p>20046</text:p>
          </table:table-cell>
          <table:table-cell office:value-type="float" office:value="6397" calcext:value-type="float">
            <text:p>639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2554" calcext:value-type="float">
            <text:p>255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1528" calcext:value-type="float">
            <text:p>11528</text:p>
          </table:table-cell>
          <table:table-cell office:value-type="float" office:value="0" calcext:value-type="float">
            <text:p>0</text:p>
          </table:table-cell>
          <table:table-cell office:value-type="float" office:value="5755" calcext:value-type="float">
            <text:p>5755</text:p>
          </table:table-cell>
          <table:table-cell office:value-type="float" office:value="392" calcext:value-type="float">
            <text:p>39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44994" calcext:value-type="float">
            <text:p>44994</text:p>
          </table:table-cell>
          <table:table-cell office:value-type="float" office:value="616962" calcext:value-type="float">
            <text:p>616962</text:p>
          </table:table-cell>
          <table:table-cell office:value-type="float" office:value="20046" calcext:value-type="float">
            <text:p>20046</text:p>
          </table:table-cell>
          <table:table-cell office:value-type="float" office:value="6397" calcext:value-type="float">
            <text:p>639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2554" calcext:value-type="float">
            <text:p>255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1528" calcext:value-type="float">
            <text:p>11528</text:p>
          </table:table-cell>
          <table:table-cell office:value-type="float" office:value="0" calcext:value-type="float">
            <text:p>0</text:p>
          </table:table-cell>
          <table:table-cell office:value-type="float" office:value="5755" calcext:value-type="float">
            <text:p>5755</text:p>
          </table:table-cell>
          <table:table-cell office:value-type="float" office:value="392" calcext:value-type="float">
            <text:p>39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2218" calcext:value-type="float">
            <text:p>52218</text:p>
          </table:table-cell>
          <table:table-cell office:value-type="float" office:value="585764" calcext:value-type="float">
            <text:p>585764</text:p>
          </table:table-cell>
          <table:table-cell office:value-type="float" office:value="16221" calcext:value-type="float">
            <text:p>16221</text:p>
          </table:table-cell>
          <table:table-cell office:value-type="float" office:value="6157" calcext:value-type="float">
            <text:p>61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96" calcext:value-type="float">
            <text:p>169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5677" calcext:value-type="float">
            <text:p>5677</text:p>
          </table:table-cell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2218" calcext:value-type="float">
            <text:p>52218</text:p>
          </table:table-cell>
          <table:table-cell office:value-type="float" office:value="585764" calcext:value-type="float">
            <text:p>585764</text:p>
          </table:table-cell>
          <table:table-cell office:value-type="float" office:value="16221" calcext:value-type="float">
            <text:p>16221</text:p>
          </table:table-cell>
          <table:table-cell office:value-type="float" office:value="6157" calcext:value-type="float">
            <text:p>61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96" calcext:value-type="float">
            <text:p>169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5677" calcext:value-type="float">
            <text:p>5677</text:p>
          </table:table-cell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339" calcext:value-type="float">
            <text:p>58339</text:p>
          </table:table-cell>
          <table:table-cell office:value-type="float" office:value="401582" calcext:value-type="float">
            <text:p>401582</text:p>
          </table:table-cell>
          <table:table-cell office:value-type="float" office:value="15666" calcext:value-type="float">
            <text:p>15666</text:p>
          </table:table-cell>
          <table:table-cell office:value-type="float" office:value="4613" calcext:value-type="float">
            <text:p>461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721" calcext:value-type="float">
            <text:p>172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8339" calcext:value-type="float">
            <text:p>58339</text:p>
          </table:table-cell>
          <table:table-cell office:value-type="float" office:value="401582" calcext:value-type="float">
            <text:p>401582</text:p>
          </table:table-cell>
          <table:table-cell office:value-type="float" office:value="15666" calcext:value-type="float">
            <text:p>15666</text:p>
          </table:table-cell>
          <table:table-cell office:value-type="float" office:value="4613" calcext:value-type="float">
            <text:p>461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721" calcext:value-type="float">
            <text:p>172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748" calcext:value-type="float">
            <text:p>67748</text:p>
          </table:table-cell>
          <table:table-cell office:value-type="float" office:value="430391" calcext:value-type="float">
            <text:p>430391</text:p>
          </table:table-cell>
          <table:table-cell office:value-type="float" office:value="14208" calcext:value-type="float">
            <text:p>14208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626" calcext:value-type="float">
            <text:p>16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583" calcext:value-type="float">
            <text:p>4583</text:p>
          </table:table-cell>
          <table:table-cell office:value-type="float" office:value="0" calcext:value-type="float">
            <text:p>0</text:p>
          </table:table-cell>
          <table:table-cell office:value-type="float" office:value="4571" calcext:value-type="float">
            <text:p>4571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7748" calcext:value-type="float">
            <text:p>67748</text:p>
          </table:table-cell>
          <table:table-cell office:value-type="float" office:value="430391" calcext:value-type="float">
            <text:p>430391</text:p>
          </table:table-cell>
          <table:table-cell office:value-type="float" office:value="14208" calcext:value-type="float">
            <text:p>14208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626" calcext:value-type="float">
            <text:p>16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583" calcext:value-type="float">
            <text:p>4583</text:p>
          </table:table-cell>
          <table:table-cell office:value-type="float" office:value="0" calcext:value-type="float">
            <text:p>0</text:p>
          </table:table-cell>
          <table:table-cell office:value-type="float" office:value="4571" calcext:value-type="float">
            <text:p>4571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057" calcext:value-type="float">
            <text:p>45057</text:p>
          </table:table-cell>
          <table:table-cell office:value-type="float" office:value="625174" calcext:value-type="float">
            <text:p>625174</text:p>
          </table:table-cell>
          <table:table-cell office:value-type="float" office:value="15667" calcext:value-type="float">
            <text:p>15667</text:p>
          </table:table-cell>
          <table:table-cell office:value-type="float" office:value="7355" calcext:value-type="float">
            <text:p>735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646" calcext:value-type="float">
            <text:p>164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6715" calcext:value-type="float">
            <text:p>6715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5057" calcext:value-type="float">
            <text:p>45057</text:p>
          </table:table-cell>
          <table:table-cell office:value-type="float" office:value="625174" calcext:value-type="float">
            <text:p>625174</text:p>
          </table:table-cell>
          <table:table-cell office:value-type="float" office:value="15667" calcext:value-type="float">
            <text:p>15667</text:p>
          </table:table-cell>
          <table:table-cell office:value-type="float" office:value="7355" calcext:value-type="float">
            <text:p>735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646" calcext:value-type="float">
            <text:p>164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6715" calcext:value-type="float">
            <text:p>6715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063" calcext:value-type="float">
            <text:p>53063</text:p>
          </table:table-cell>
          <table:table-cell office:value-type="float" office:value="489776" calcext:value-type="float">
            <text:p>489776</text:p>
          </table:table-cell>
          <table:table-cell office:value-type="float" office:value="23313" calcext:value-type="float">
            <text:p>23313</text:p>
          </table:table-cell>
          <table:table-cell office:value-type="float" office:value="6908" calcext:value-type="float">
            <text:p>69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802" calcext:value-type="float">
            <text:p>180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3791" calcext:value-type="float">
            <text:p>13791</text:p>
          </table:table-cell>
          <table:table-cell office:value-type="float" office:value="0" calcext:value-type="float">
            <text:p>0</text:p>
          </table:table-cell>
          <table:table-cell office:value-type="float" office:value="6337" calcext:value-type="float">
            <text:p>6337</text:p>
          </table:table-cell>
          <table:table-cell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3063" calcext:value-type="float">
            <text:p>53063</text:p>
          </table:table-cell>
          <table:table-cell office:value-type="float" office:value="489776" calcext:value-type="float">
            <text:p>489776</text:p>
          </table:table-cell>
          <table:table-cell office:value-type="float" office:value="23313" calcext:value-type="float">
            <text:p>23313</text:p>
          </table:table-cell>
          <table:table-cell office:value-type="float" office:value="6908" calcext:value-type="float">
            <text:p>69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802" calcext:value-type="float">
            <text:p>180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3791" calcext:value-type="float">
            <text:p>13791</text:p>
          </table:table-cell>
          <table:table-cell office:value-type="float" office:value="0" calcext:value-type="float">
            <text:p>0</text:p>
          </table:table-cell>
          <table:table-cell office:value-type="float" office:value="6337" calcext:value-type="float">
            <text:p>6337</text:p>
          </table:table-cell>
          <table:table-cell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467" calcext:value-type="float">
            <text:p>48467</text:p>
          </table:table-cell>
          <table:table-cell office:value-type="float" office:value="494718" calcext:value-type="float">
            <text:p>494718</text:p>
          </table:table-cell>
          <table:table-cell office:value-type="float" office:value="19506" calcext:value-type="float">
            <text:p>19506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float" office:value="2931" calcext:value-type="float">
            <text:p>293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0492" calcext:value-type="float">
            <text:p>10492</text:p>
          </table:table-cell>
          <table:table-cell office:value-type="float" office:value="0" calcext:value-type="float">
            <text:p>0</text:p>
          </table:table-cell>
          <table:table-cell office:value-type="float" office:value="5317" calcext:value-type="float">
            <text:p>5317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8467" calcext:value-type="float">
            <text:p>48467</text:p>
          </table:table-cell>
          <table:table-cell office:value-type="float" office:value="494718" calcext:value-type="float">
            <text:p>494718</text:p>
          </table:table-cell>
          <table:table-cell office:value-type="float" office:value="19506" calcext:value-type="float">
            <text:p>19506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float" office:value="2931" calcext:value-type="float">
            <text:p>293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0492" calcext:value-type="float">
            <text:p>10492</text:p>
          </table:table-cell>
          <table:table-cell office:value-type="float" office:value="0" calcext:value-type="float">
            <text:p>0</text:p>
          </table:table-cell>
          <table:table-cell office:value-type="float" office:value="5317" calcext:value-type="float">
            <text:p>5317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476" calcext:value-type="float">
            <text:p>62476</text:p>
          </table:table-cell>
          <table:table-cell office:value-type="float" office:value="345613" calcext:value-type="float">
            <text:p>345613</text:p>
          </table:table-cell>
          <table:table-cell office:value-type="float" office:value="14213" calcext:value-type="float">
            <text:p>14213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2097" calcext:value-type="float">
            <text:p>209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02" calcext:value-type="float">
            <text:p>4202</text:p>
          </table:table-cell>
          <table:table-cell office:value-type="float" office:value="0" calcext:value-type="float">
            <text:p>0</text:p>
          </table:table-cell>
          <table:table-cell office:value-type="float" office:value="5831" calcext:value-type="float">
            <text:p>583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2476" calcext:value-type="float">
            <text:p>62476</text:p>
          </table:table-cell>
          <table:table-cell office:value-type="float" office:value="345613" calcext:value-type="float">
            <text:p>345613</text:p>
          </table:table-cell>
          <table:table-cell office:value-type="float" office:value="14213" calcext:value-type="float">
            <text:p>14213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2097" calcext:value-type="float">
            <text:p>209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02" calcext:value-type="float">
            <text:p>4202</text:p>
          </table:table-cell>
          <table:table-cell office:value-type="float" office:value="0" calcext:value-type="float">
            <text:p>0</text:p>
          </table:table-cell>
          <table:table-cell office:value-type="float" office:value="5831" calcext:value-type="float">
            <text:p>583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373" calcext:value-type="float">
            <text:p>45373</text:p>
          </table:table-cell>
          <table:table-cell office:value-type="float" office:value="393423" calcext:value-type="float">
            <text:p>393423</text:p>
          </table:table-cell>
          <table:table-cell office:value-type="float" office:value="17673" calcext:value-type="float">
            <text:p>17673</text:p>
          </table:table-cell>
          <table:table-cell office:value-type="float" office:value="9662" calcext:value-type="float">
            <text:p>966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671" calcext:value-type="float">
            <text:p>167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307" calcext:value-type="float">
            <text:p>10307</text:p>
          </table:table-cell>
          <table:table-cell office:value-type="float" office:value="0" calcext:value-type="float">
            <text:p>0</text:p>
          </table:table-cell>
          <table:table-cell office:value-type="float" office:value="9008" calcext:value-type="float">
            <text:p>9008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5373" calcext:value-type="float">
            <text:p>45373</text:p>
          </table:table-cell>
          <table:table-cell office:value-type="float" office:value="393423" calcext:value-type="float">
            <text:p>393423</text:p>
          </table:table-cell>
          <table:table-cell office:value-type="float" office:value="17673" calcext:value-type="float">
            <text:p>17673</text:p>
          </table:table-cell>
          <table:table-cell office:value-type="float" office:value="9662" calcext:value-type="float">
            <text:p>966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671" calcext:value-type="float">
            <text:p>167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307" calcext:value-type="float">
            <text:p>10307</text:p>
          </table:table-cell>
          <table:table-cell office:value-type="float" office:value="0" calcext:value-type="float">
            <text:p>0</text:p>
          </table:table-cell>
          <table:table-cell office:value-type="float" office:value="9008" calcext:value-type="float">
            <text:p>9008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141" calcext:value-type="float">
            <text:p>64141</text:p>
          </table:table-cell>
          <table:table-cell office:value-type="float" office:value="510346" calcext:value-type="float">
            <text:p>510346</text:p>
          </table:table-cell>
          <table:table-cell office:value-type="float" office:value="16171" calcext:value-type="float">
            <text:p>16171</text:p>
          </table:table-cell>
          <table:table-cell office:value-type="float" office:value="7299" calcext:value-type="float">
            <text:p>729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766" calcext:value-type="float">
            <text:p>176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404" calcext:value-type="float">
            <text:p>4404</text:p>
          </table:table-cell>
          <table:table-cell office:value-type="float" office:value="0" calcext:value-type="float">
            <text:p>0</text:p>
          </table:table-cell>
          <table:table-cell office:value-type="float" office:value="6574" calcext:value-type="float">
            <text:p>6574</text:p>
          </table:table-cell>
          <table:table-cell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64141" calcext:value-type="float">
            <text:p>64141</text:p>
          </table:table-cell>
          <table:table-cell office:value-type="float" office:value="510346" calcext:value-type="float">
            <text:p>510346</text:p>
          </table:table-cell>
          <table:table-cell office:value-type="float" office:value="16171" calcext:value-type="float">
            <text:p>16171</text:p>
          </table:table-cell>
          <table:table-cell office:value-type="float" office:value="7299" calcext:value-type="float">
            <text:p>729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766" calcext:value-type="float">
            <text:p>176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404" calcext:value-type="float">
            <text:p>4404</text:p>
          </table:table-cell>
          <table:table-cell office:value-type="float" office:value="0" calcext:value-type="float">
            <text:p>0</text:p>
          </table:table-cell>
          <table:table-cell office:value-type="float" office:value="6574" calcext:value-type="float">
            <text:p>6574</text:p>
          </table:table-cell>
          <table:table-cell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949" calcext:value-type="float">
            <text:p>44949</text:p>
          </table:table-cell>
          <table:table-cell office:value-type="float" office:value="408800" calcext:value-type="float">
            <text:p>408800</text:p>
          </table:table-cell>
          <table:table-cell office:value-type="float" office:value="15367" calcext:value-type="float">
            <text:p>15367</text:p>
          </table:table-cell>
          <table:table-cell office:value-type="float" office:value="8009" calcext:value-type="float">
            <text:p>800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657" calcext:value-type="float">
            <text:p>3657</text:p>
          </table:table-cell>
          <table:table-cell office:value-type="float" office:value="0" calcext:value-type="float">
            <text:p>0</text:p>
          </table:table-cell>
          <table:table-cell office:value-type="float" office:value="7498" calcext:value-type="float">
            <text:p>749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4949" calcext:value-type="float">
            <text:p>44949</text:p>
          </table:table-cell>
          <table:table-cell office:value-type="float" office:value="408800" calcext:value-type="float">
            <text:p>408800</text:p>
          </table:table-cell>
          <table:table-cell office:value-type="float" office:value="15367" calcext:value-type="float">
            <text:p>15367</text:p>
          </table:table-cell>
          <table:table-cell office:value-type="float" office:value="8009" calcext:value-type="float">
            <text:p>800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657" calcext:value-type="float">
            <text:p>3657</text:p>
          </table:table-cell>
          <table:table-cell office:value-type="float" office:value="0" calcext:value-type="float">
            <text:p>0</text:p>
          </table:table-cell>
          <table:table-cell office:value-type="float" office:value="7498" calcext:value-type="float">
            <text:p>749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548" calcext:value-type="float">
            <text:p>73548</text:p>
          </table:table-cell>
          <table:table-cell office:value-type="float" office:value="373430" calcext:value-type="float">
            <text:p>373430</text:p>
          </table:table-cell>
          <table:table-cell office:value-type="float" office:value="17962" calcext:value-type="float">
            <text:p>17962</text:p>
          </table:table-cell>
          <table:table-cell office:value-type="float" office:value="4441" calcext:value-type="float">
            <text:p>44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707" calcext:value-type="float">
            <text:p>170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173" calcext:value-type="float">
            <text:p>6173</text:p>
          </table:table-cell>
          <table:table-cell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3548" calcext:value-type="float">
            <text:p>73548</text:p>
          </table:table-cell>
          <table:table-cell office:value-type="float" office:value="373430" calcext:value-type="float">
            <text:p>373430</text:p>
          </table:table-cell>
          <table:table-cell office:value-type="float" office:value="17962" calcext:value-type="float">
            <text:p>17962</text:p>
          </table:table-cell>
          <table:table-cell office:value-type="float" office:value="4441" calcext:value-type="float">
            <text:p>44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707" calcext:value-type="float">
            <text:p>170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173" calcext:value-type="float">
            <text:p>6173</text:p>
          </table:table-cell>
          <table:table-cell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762" calcext:value-type="float">
            <text:p>46762</text:p>
          </table:table-cell>
          <table:table-cell office:value-type="float" office:value="338698" calcext:value-type="float">
            <text:p>338698</text:p>
          </table:table-cell>
          <table:table-cell office:value-type="float" office:value="16279" calcext:value-type="float">
            <text:p>16279</text:p>
          </table:table-cell>
          <table:table-cell office:value-type="float" office:value="4965" calcext:value-type="float">
            <text:p>49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office:value-type="float" office:value="4555" calcext:value-type="float">
            <text:p>4555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6762" calcext:value-type="float">
            <text:p>46762</text:p>
          </table:table-cell>
          <table:table-cell office:value-type="float" office:value="338698" calcext:value-type="float">
            <text:p>338698</text:p>
          </table:table-cell>
          <table:table-cell office:value-type="float" office:value="16279" calcext:value-type="float">
            <text:p>16279</text:p>
          </table:table-cell>
          <table:table-cell office:value-type="float" office:value="4965" calcext:value-type="float">
            <text:p>49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office:value-type="float" office:value="4555" calcext:value-type="float">
            <text:p>4555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351" calcext:value-type="float">
            <text:p>54351</text:p>
          </table:table-cell>
          <table:table-cell office:value-type="float" office:value="476897" calcext:value-type="float">
            <text:p>476897</text:p>
          </table:table-cell>
          <table:table-cell office:value-type="float" office:value="20035" calcext:value-type="float">
            <text:p>20035</text:p>
          </table:table-cell>
          <table:table-cell office:value-type="float" office:value="5734" calcext:value-type="float">
            <text:p>57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17" calcext:value-type="float">
            <text:p>161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757" calcext:value-type="float">
            <text:p>10757</text:p>
          </table:table-cell>
          <table:table-cell office:value-type="float" office:value="0" calcext:value-type="float">
            <text:p>0</text:p>
          </table:table-cell>
          <table:table-cell office:value-type="float" office:value="5315" calcext:value-type="float">
            <text:p>5315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4351" calcext:value-type="float">
            <text:p>54351</text:p>
          </table:table-cell>
          <table:table-cell office:value-type="float" office:value="476897" calcext:value-type="float">
            <text:p>476897</text:p>
          </table:table-cell>
          <table:table-cell office:value-type="float" office:value="20035" calcext:value-type="float">
            <text:p>20035</text:p>
          </table:table-cell>
          <table:table-cell office:value-type="float" office:value="5734" calcext:value-type="float">
            <text:p>57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17" calcext:value-type="float">
            <text:p>161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757" calcext:value-type="float">
            <text:p>10757</text:p>
          </table:table-cell>
          <table:table-cell office:value-type="float" office:value="0" calcext:value-type="float">
            <text:p>0</text:p>
          </table:table-cell>
          <table:table-cell office:value-type="float" office:value="5315" calcext:value-type="float">
            <text:p>5315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049" calcext:value-type="float">
            <text:p>52049</text:p>
          </table:table-cell>
          <table:table-cell office:value-type="float" office:value="391628" calcext:value-type="float">
            <text:p>391628</text:p>
          </table:table-cell>
          <table:table-cell office:value-type="float" office:value="14061" calcext:value-type="float">
            <text:p>14061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529" calcext:value-type="float">
            <text:p>152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456" calcext:value-type="float">
            <text:p>4456</text:p>
          </table:table-cell>
          <table:table-cell office:value-type="float" office:value="0" calcext:value-type="float">
            <text:p>0</text:p>
          </table:table-cell>
          <table:table-cell office:value-type="float" office:value="4597" calcext:value-type="float">
            <text:p>4597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2049" calcext:value-type="float">
            <text:p>52049</text:p>
          </table:table-cell>
          <table:table-cell office:value-type="float" office:value="391628" calcext:value-type="float">
            <text:p>391628</text:p>
          </table:table-cell>
          <table:table-cell office:value-type="float" office:value="14061" calcext:value-type="float">
            <text:p>14061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529" calcext:value-type="float">
            <text:p>152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456" calcext:value-type="float">
            <text:p>4456</text:p>
          </table:table-cell>
          <table:table-cell office:value-type="float" office:value="0" calcext:value-type="float">
            <text:p>0</text:p>
          </table:table-cell>
          <table:table-cell office:value-type="float" office:value="4597" calcext:value-type="float">
            <text:p>4597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table:formula="of:=AVERAGE([.A184:.A227])" office:value-type="float" office:value="52843.1590909091" calcext:value-type="float">
            <text:p>52843.159</text:p>
          </table:table-cell>
          <table:table-cell table:style-name="ce1" table:formula="of:=AVERAGE([.B184:.B227])" office:value-type="float" office:value="457673.477272727" calcext:value-type="float">
            <text:p>457673.477</text:p>
          </table:table-cell>
          <table:table-cell table:style-name="ce1" table:formula="of:=AVERAGE([.C184:.C227])" office:value-type="float" office:value="17070.2272727273" calcext:value-type="float">
            <text:p>17070.227</text:p>
          </table:table-cell>
          <table:table-cell table:style-name="ce1" table:formula="of:=AVERAGE([.D184:.D227])" office:value-type="float" office:value="6196.93181818182" calcext:value-type="float">
            <text:p>6196.932</text:p>
          </table:table-cell>
          <table:table-cell table:style-name="ce1" table:formula="of:=AVERAGE([.E184:.E227])" office:value-type="float" office:value="0" calcext:value-type="float">
            <text:p>0.000</text:p>
          </table:table-cell>
          <table:table-cell table:style-name="ce1" table:formula="of:=AVERAGE([.F184:.F227])" office:value-type="float" office:value="49.6136363636364" calcext:value-type="float">
            <text:p>49.614</text:p>
          </table:table-cell>
          <table:table-cell table:style-name="ce1" table:formula="of:=AVERAGE([.G184:.G227])" office:value-type="float" office:value="18.2045454545455" calcext:value-type="float">
            <text:p>18.205</text:p>
          </table:table-cell>
          <table:table-cell table:style-name="ce1" table:formula="of:=AVERAGE([.H184:.H227])" office:value-type="float" office:value="95.1818181818182" calcext:value-type="float">
            <text:p>95.182</text:p>
          </table:table-cell>
          <table:table-cell table:style-name="ce1" table:formula="of:=AVERAGE([.I184:.I227])" office:value-type="float" office:value="1831.95454545455" calcext:value-type="float">
            <text:p>1831.955</text:p>
          </table:table-cell>
          <table:table-cell table:style-name="ce1" table:formula="of:=AVERAGE([.J184:.J227])" office:value-type="float" office:value="7.02272727272727" calcext:value-type="float">
            <text:p>7.023</text:p>
          </table:table-cell>
          <table:table-cell table:style-name="ce1" table:formula="of:=AVERAGE([.K184:.K227])" office:value-type="float" office:value="33" calcext:value-type="float">
            <text:p>33.000</text:p>
          </table:table-cell>
          <table:table-cell table:style-name="ce1" table:formula="of:=AVERAGE([.L184:.L227])" office:value-type="float" office:value="19.7045454545455" calcext:value-type="float">
            <text:p>19.705</text:p>
          </table:table-cell>
          <table:table-cell table:style-name="ce1" table:formula="of:=AVERAGE([.M184:.M227])" office:value-type="float" office:value="6482.31818181818" calcext:value-type="float">
            <text:p>6482.318</text:p>
          </table:table-cell>
          <table:table-cell table:style-name="ce1" table:formula="of:=AVERAGE([.N184:.N227])" office:value-type="float" office:value="0" calcext:value-type="float">
            <text:p>0.000</text:p>
          </table:table-cell>
          <table:table-cell table:style-name="ce1" table:formula="of:=AVERAGE([.O184:.O227])" office:value-type="float" office:value="5697.90909090909" calcext:value-type="float">
            <text:p>5697.909</text:p>
          </table:table-cell>
          <table:table-cell table:style-name="ce1" table:formula="of:=AVERAGE([.P184:.P227])" office:value-type="float" office:value="284.545454545455" calcext:value-type="float">
            <text:p>284.545</text:p>
          </table:table-cell>
          <table:table-cell table:style-name="ce1" table:formula="of:=AVERAGE([.Q184:.Q227])" office:value-type="float" office:value="12.3181818181818" calcext:value-type="float">
            <text:p>12.318</text:p>
          </table:table-cell>
          <table:table-cell table:style-name="ce1" table:formula="of:=AVERAGE([.R184:.R227])" office:value-type="float" office:value="139.909090909091" calcext:value-type="float">
            <text:p>139.909</text:p>
          </table:table-cell>
          <table:table-cell table:style-name="ce1" table:formula="of:=AVERAGE([.S184:.S227])" office:value-type="float" office:value="31.4318181818182" calcext:value-type="float">
            <text:p>31.432</text:p>
          </table:table-cell>
          <table:table-cell table:number-columns-repeated="2"/>
          <table:table-cell table:style-name="ce1"/>
          <table:table-cell/>
          <table:table-cell table:style-name="ce1" table:number-columns-repeated="18"/>
        </table:table-row>
        <table:table-row table:style-name="ro1">
          <table:table-cell office:value-type="string" calcext:value-type="string">
            <text:p>Testcase 16</text:p>
          </table:table-cell>
          <table:table-cell table:number-columns-repeated="20"/>
          <table:table-cell office:value-type="string" calcext:value-type="string">
            <text:p>Testcase 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case 4</text:p>
          </table:table-cell>
          <table:table-cell table:number-columns-repeated="20"/>
          <table:table-cell office:value-type="string" calcext:value-type="string">
            <text:p>Testcase 4</text:p>
          </table:table-cell>
          <table:table-cell table:number-columns-repeated="19"/>
        </table:table-row>
        <table:table-row table:style-name="ro1">
          <table:table-cell office:value-type="float" office:value="44871" calcext:value-type="float">
            <text:p>44871</text:p>
          </table:table-cell>
          <table:table-cell office:value-type="float" office:value="254282" calcext:value-type="float">
            <text:p>254282</text:p>
          </table:table-cell>
          <table:table-cell office:value-type="float" office:value="19407" calcext:value-type="float">
            <text:p>19407</text:p>
          </table:table-cell>
          <table:table-cell office:value-type="float" office:value="6329" calcext:value-type="float">
            <text:p>63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635" calcext:value-type="float">
            <text:p>263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067" calcext:value-type="float">
            <text:p>11067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4871" calcext:value-type="float">
            <text:p>44871</text:p>
          </table:table-cell>
          <table:table-cell office:value-type="float" office:value="254282" calcext:value-type="float">
            <text:p>254282</text:p>
          </table:table-cell>
          <table:table-cell office:value-type="float" office:value="19407" calcext:value-type="float">
            <text:p>19407</text:p>
          </table:table-cell>
          <table:table-cell office:value-type="float" office:value="6329" calcext:value-type="float">
            <text:p>63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635" calcext:value-type="float">
            <text:p>263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067" calcext:value-type="float">
            <text:p>11067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492" calcext:value-type="float">
            <text:p>47492</text:p>
          </table:table-cell>
          <table:table-cell office:value-type="float" office:value="196810" calcext:value-type="float">
            <text:p>196810</text:p>
          </table:table-cell>
          <table:table-cell office:value-type="float" office:value="11154" calcext:value-type="float">
            <text:p>11154</text:p>
          </table:table-cell>
          <table:table-cell office:value-type="float" office:value="4710" calcext:value-type="float">
            <text:p>47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22" calcext:value-type="float">
            <text:p>262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  <table:table-cell office:value-type="float" office:value="4433" calcext:value-type="float">
            <text:p>4433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7492" calcext:value-type="float">
            <text:p>47492</text:p>
          </table:table-cell>
          <table:table-cell office:value-type="float" office:value="196810" calcext:value-type="float">
            <text:p>196810</text:p>
          </table:table-cell>
          <table:table-cell office:value-type="float" office:value="11154" calcext:value-type="float">
            <text:p>11154</text:p>
          </table:table-cell>
          <table:table-cell office:value-type="float" office:value="4710" calcext:value-type="float">
            <text:p>47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22" calcext:value-type="float">
            <text:p>262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  <table:table-cell office:value-type="float" office:value="4433" calcext:value-type="float">
            <text:p>4433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101" calcext:value-type="float">
            <text:p>56101</text:p>
          </table:table-cell>
          <table:table-cell office:value-type="float" office:value="260085" calcext:value-type="float">
            <text:p>260085</text:p>
          </table:table-cell>
          <table:table-cell office:value-type="float" office:value="9892" calcext:value-type="float">
            <text:p>9892</text:p>
          </table:table-cell>
          <table:table-cell office:value-type="float" office:value="3882" calcext:value-type="float">
            <text:p>38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879" calcext:value-type="float">
            <text:p>3879</text:p>
          </table:table-cell>
          <table:table-cell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56101" calcext:value-type="float">
            <text:p>56101</text:p>
          </table:table-cell>
          <table:table-cell office:value-type="float" office:value="260085" calcext:value-type="float">
            <text:p>260085</text:p>
          </table:table-cell>
          <table:table-cell office:value-type="float" office:value="9892" calcext:value-type="float">
            <text:p>9892</text:p>
          </table:table-cell>
          <table:table-cell office:value-type="float" office:value="3882" calcext:value-type="float">
            <text:p>38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879" calcext:value-type="float">
            <text:p>3879</text:p>
          </table:table-cell>
          <table:table-cell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410" calcext:value-type="float">
            <text:p>68410</text:p>
          </table:table-cell>
          <table:table-cell office:value-type="float" office:value="231506" calcext:value-type="float">
            <text:p>231506</text:p>
          </table:table-cell>
          <table:table-cell office:value-type="float" office:value="10966" calcext:value-type="float">
            <text:p>10966</text:p>
          </table:table-cell>
          <table:table-cell office:value-type="float" office:value="7282" calcext:value-type="float">
            <text:p>728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7" calcext:value-type="float">
            <text:p>168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  <table:table-cell office:value-type="float" office:value="7006" calcext:value-type="float">
            <text:p>7006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8410" calcext:value-type="float">
            <text:p>68410</text:p>
          </table:table-cell>
          <table:table-cell office:value-type="float" office:value="231506" calcext:value-type="float">
            <text:p>231506</text:p>
          </table:table-cell>
          <table:table-cell office:value-type="float" office:value="10966" calcext:value-type="float">
            <text:p>10966</text:p>
          </table:table-cell>
          <table:table-cell office:value-type="float" office:value="7282" calcext:value-type="float">
            <text:p>728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7" calcext:value-type="float">
            <text:p>168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  <table:table-cell office:value-type="float" office:value="7006" calcext:value-type="float">
            <text:p>7006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194" calcext:value-type="float">
            <text:p>45194</text:p>
          </table:table-cell>
          <table:table-cell office:value-type="float" office:value="229999" calcext:value-type="float">
            <text:p>229999</text:p>
          </table:table-cell>
          <table:table-cell office:value-type="float" office:value="12702" calcext:value-type="float">
            <text:p>12702</text:p>
          </table:table-cell>
          <table:table-cell office:value-type="float" office:value="6015" calcext:value-type="float">
            <text:p>601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815" calcext:value-type="float">
            <text:p>281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138" calcext:value-type="float">
            <text:p>4138</text:p>
          </table:table-cell>
          <table:table-cell office:value-type="float" office:value="0" calcext:value-type="float">
            <text:p>0</text:p>
          </table:table-cell>
          <table:table-cell office:value-type="float" office:value="5777" calcext:value-type="float">
            <text:p>5777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5194" calcext:value-type="float">
            <text:p>45194</text:p>
          </table:table-cell>
          <table:table-cell office:value-type="float" office:value="229999" calcext:value-type="float">
            <text:p>229999</text:p>
          </table:table-cell>
          <table:table-cell office:value-type="float" office:value="12702" calcext:value-type="float">
            <text:p>12702</text:p>
          </table:table-cell>
          <table:table-cell office:value-type="float" office:value="6015" calcext:value-type="float">
            <text:p>601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815" calcext:value-type="float">
            <text:p>281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138" calcext:value-type="float">
            <text:p>4138</text:p>
          </table:table-cell>
          <table:table-cell office:value-type="float" office:value="0" calcext:value-type="float">
            <text:p>0</text:p>
          </table:table-cell>
          <table:table-cell office:value-type="float" office:value="5777" calcext:value-type="float">
            <text:p>5777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685" calcext:value-type="float">
            <text:p>61685</text:p>
          </table:table-cell>
          <table:table-cell office:value-type="float" office:value="194499" calcext:value-type="float">
            <text:p>194499</text:p>
          </table:table-cell>
          <table:table-cell office:value-type="float" office:value="9723" calcext:value-type="float">
            <text:p>9723</text:p>
          </table:table-cell>
          <table:table-cell office:value-type="float" office:value="3919" calcext:value-type="float">
            <text:p>39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31" calcext:value-type="float">
            <text:p>203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491" calcext:value-type="float">
            <text:p>3491</text:p>
          </table:table-cell>
          <table:table-cell office:value-type="float" office:value="0" calcext:value-type="float">
            <text:p>0</text:p>
          </table:table-cell>
          <table:table-cell office:value-type="float" office:value="3686" calcext:value-type="float">
            <text:p>3686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1685" calcext:value-type="float">
            <text:p>61685</text:p>
          </table:table-cell>
          <table:table-cell office:value-type="float" office:value="194499" calcext:value-type="float">
            <text:p>194499</text:p>
          </table:table-cell>
          <table:table-cell office:value-type="float" office:value="9723" calcext:value-type="float">
            <text:p>9723</text:p>
          </table:table-cell>
          <table:table-cell office:value-type="float" office:value="3919" calcext:value-type="float">
            <text:p>39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31" calcext:value-type="float">
            <text:p>203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491" calcext:value-type="float">
            <text:p>3491</text:p>
          </table:table-cell>
          <table:table-cell office:value-type="float" office:value="0" calcext:value-type="float">
            <text:p>0</text:p>
          </table:table-cell>
          <table:table-cell office:value-type="float" office:value="3686" calcext:value-type="float">
            <text:p>3686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888" calcext:value-type="float">
            <text:p>47888</text:p>
          </table:table-cell>
          <table:table-cell office:value-type="float" office:value="275273" calcext:value-type="float">
            <text:p>275273</text:p>
          </table:table-cell>
          <table:table-cell office:value-type="float" office:value="10068" calcext:value-type="float">
            <text:p>10068</text:p>
          </table:table-cell>
          <table:table-cell office:value-type="float" office:value="5823" calcext:value-type="float">
            <text:p>58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562" calcext:value-type="float">
            <text:p>3562</text:p>
          </table:table-cell>
          <table:table-cell office:value-type="float" office:value="0" calcext:value-type="float">
            <text:p>0</text:p>
          </table:table-cell>
          <table:table-cell office:value-type="float" office:value="5489" calcext:value-type="float">
            <text:p>548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7888" calcext:value-type="float">
            <text:p>47888</text:p>
          </table:table-cell>
          <table:table-cell office:value-type="float" office:value="275273" calcext:value-type="float">
            <text:p>275273</text:p>
          </table:table-cell>
          <table:table-cell office:value-type="float" office:value="10068" calcext:value-type="float">
            <text:p>10068</text:p>
          </table:table-cell>
          <table:table-cell office:value-type="float" office:value="5823" calcext:value-type="float">
            <text:p>58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562" calcext:value-type="float">
            <text:p>3562</text:p>
          </table:table-cell>
          <table:table-cell office:value-type="float" office:value="0" calcext:value-type="float">
            <text:p>0</text:p>
          </table:table-cell>
          <table:table-cell office:value-type="float" office:value="5489" calcext:value-type="float">
            <text:p>548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float" office:value="210122" calcext:value-type="float">
            <text:p>210122</text:p>
          </table:table-cell>
          <table:table-cell office:value-type="float" office:value="13662" calcext:value-type="float">
            <text:p>13662</text:p>
          </table:table-cell>
          <table:table-cell office:value-type="float" office:value="3989" calcext:value-type="float">
            <text:p>398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42" calcext:value-type="float">
            <text:p>174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 office:value-type="float" office:value="3736" calcext:value-type="float">
            <text:p>373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5361" calcext:value-type="float">
            <text:p>45361</text:p>
          </table:table-cell>
          <table:table-cell office:value-type="float" office:value="210122" calcext:value-type="float">
            <text:p>210122</text:p>
          </table:table-cell>
          <table:table-cell office:value-type="float" office:value="13662" calcext:value-type="float">
            <text:p>13662</text:p>
          </table:table-cell>
          <table:table-cell office:value-type="float" office:value="3989" calcext:value-type="float">
            <text:p>398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42" calcext:value-type="float">
            <text:p>174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 office:value-type="float" office:value="3736" calcext:value-type="float">
            <text:p>373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608" calcext:value-type="float">
            <text:p>71608</text:p>
          </table:table-cell>
          <table:table-cell office:value-type="float" office:value="206231" calcext:value-type="float">
            <text:p>206231</text:p>
          </table:table-cell>
          <table:table-cell office:value-type="float" office:value="18025" calcext:value-type="float">
            <text:p>18025</text:p>
          </table:table-cell>
          <table:table-cell office:value-type="float" office:value="6461" calcext:value-type="float">
            <text:p>646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921" calcext:value-type="float">
            <text:p>2921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 office:value-type="float" office:value="5987" calcext:value-type="float">
            <text:p>598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1608" calcext:value-type="float">
            <text:p>71608</text:p>
          </table:table-cell>
          <table:table-cell office:value-type="float" office:value="206231" calcext:value-type="float">
            <text:p>206231</text:p>
          </table:table-cell>
          <table:table-cell office:value-type="float" office:value="18025" calcext:value-type="float">
            <text:p>18025</text:p>
          </table:table-cell>
          <table:table-cell office:value-type="float" office:value="6461" calcext:value-type="float">
            <text:p>646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921" calcext:value-type="float">
            <text:p>2921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 office:value-type="float" office:value="5987" calcext:value-type="float">
            <text:p>598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903" calcext:value-type="float">
            <text:p>44903</text:p>
          </table:table-cell>
          <table:table-cell office:value-type="float" office:value="188981" calcext:value-type="float">
            <text:p>188981</text:p>
          </table:table-cell>
          <table:table-cell office:value-type="float" office:value="17753" calcext:value-type="float">
            <text:p>17753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6319" calcext:value-type="float">
            <text:p>6319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4903" calcext:value-type="float">
            <text:p>44903</text:p>
          </table:table-cell>
          <table:table-cell office:value-type="float" office:value="188981" calcext:value-type="float">
            <text:p>188981</text:p>
          </table:table-cell>
          <table:table-cell office:value-type="float" office:value="17753" calcext:value-type="float">
            <text:p>17753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6319" calcext:value-type="float">
            <text:p>6319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731" calcext:value-type="float">
            <text:p>44731</text:p>
          </table:table-cell>
          <table:table-cell office:value-type="float" office:value="241069" calcext:value-type="float">
            <text:p>241069</text:p>
          </table:table-cell>
          <table:table-cell office:value-type="float" office:value="10414" calcext:value-type="float">
            <text:p>10414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4731" calcext:value-type="float">
            <text:p>44731</text:p>
          </table:table-cell>
          <table:table-cell office:value-type="float" office:value="241069" calcext:value-type="float">
            <text:p>241069</text:p>
          </table:table-cell>
          <table:table-cell office:value-type="float" office:value="10414" calcext:value-type="float">
            <text:p>10414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309" calcext:value-type="float">
            <text:p>57309</text:p>
          </table:table-cell>
          <table:table-cell office:value-type="float" office:value="196077" calcext:value-type="float">
            <text:p>196077</text:p>
          </table:table-cell>
          <table:table-cell office:value-type="float" office:value="10380" calcext:value-type="float">
            <text:p>10380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897" calcext:value-type="float">
            <text:p>189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821" calcext:value-type="float">
            <text:p>3821</text:p>
          </table:table-cell>
          <table:table-cell office:value-type="float" office:value="0" calcext:value-type="float">
            <text:p>0</text:p>
          </table:table-cell>
          <table:table-cell office:value-type="float" office:value="5143" calcext:value-type="float">
            <text:p>5143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7309" calcext:value-type="float">
            <text:p>57309</text:p>
          </table:table-cell>
          <table:table-cell office:value-type="float" office:value="196077" calcext:value-type="float">
            <text:p>196077</text:p>
          </table:table-cell>
          <table:table-cell office:value-type="float" office:value="10380" calcext:value-type="float">
            <text:p>10380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897" calcext:value-type="float">
            <text:p>189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821" calcext:value-type="float">
            <text:p>3821</text:p>
          </table:table-cell>
          <table:table-cell office:value-type="float" office:value="0" calcext:value-type="float">
            <text:p>0</text:p>
          </table:table-cell>
          <table:table-cell office:value-type="float" office:value="5143" calcext:value-type="float">
            <text:p>5143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752" calcext:value-type="float">
            <text:p>67752</text:p>
          </table:table-cell>
          <table:table-cell office:value-type="float" office:value="250381" calcext:value-type="float">
            <text:p>250381</text:p>
          </table:table-cell>
          <table:table-cell office:value-type="float" office:value="11140" calcext:value-type="float">
            <text:p>11140</text:p>
          </table:table-cell>
          <table:table-cell office:value-type="float" office:value="7432" calcext:value-type="float">
            <text:p>743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479" calcext:value-type="float">
            <text:p>247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  <table:table-cell office:value-type="float" office:value="7042" calcext:value-type="float">
            <text:p>7042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67752" calcext:value-type="float">
            <text:p>67752</text:p>
          </table:table-cell>
          <table:table-cell office:value-type="float" office:value="250381" calcext:value-type="float">
            <text:p>250381</text:p>
          </table:table-cell>
          <table:table-cell office:value-type="float" office:value="11140" calcext:value-type="float">
            <text:p>11140</text:p>
          </table:table-cell>
          <table:table-cell office:value-type="float" office:value="7432" calcext:value-type="float">
            <text:p>743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479" calcext:value-type="float">
            <text:p>247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  <table:table-cell office:value-type="float" office:value="7042" calcext:value-type="float">
            <text:p>7042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996" calcext:value-type="float">
            <text:p>44996</text:p>
          </table:table-cell>
          <table:table-cell office:value-type="float" office:value="263990" calcext:value-type="float">
            <text:p>263990</text:p>
          </table:table-cell>
          <table:table-cell office:value-type="float" office:value="9910" calcext:value-type="float">
            <text:p>9910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994" calcext:value-type="float">
            <text:p>3994</text:p>
          </table:table-cell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4996" calcext:value-type="float">
            <text:p>44996</text:p>
          </table:table-cell>
          <table:table-cell office:value-type="float" office:value="263990" calcext:value-type="float">
            <text:p>263990</text:p>
          </table:table-cell>
          <table:table-cell office:value-type="float" office:value="9910" calcext:value-type="float">
            <text:p>9910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994" calcext:value-type="float">
            <text:p>3994</text:p>
          </table:table-cell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224" calcext:value-type="float">
            <text:p>50224</text:p>
          </table:table-cell>
          <table:table-cell office:value-type="float" office:value="185295" calcext:value-type="float">
            <text:p>185295</text:p>
          </table:table-cell>
          <table:table-cell office:value-type="float" office:value="23918" calcext:value-type="float">
            <text:p>23918</text:p>
          </table:table-cell>
          <table:table-cell office:value-type="float" office:value="7106" calcext:value-type="float">
            <text:p>710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12" calcext:value-type="float">
            <text:p>241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574" calcext:value-type="float">
            <text:p>11574</text:p>
          </table:table-cell>
          <table:table-cell office:value-type="float" office:value="0" calcext:value-type="float">
            <text:p>0</text:p>
          </table:table-cell>
          <table:table-cell office:value-type="float" office:value="6703" calcext:value-type="float">
            <text:p>6703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50224" calcext:value-type="float">
            <text:p>50224</text:p>
          </table:table-cell>
          <table:table-cell office:value-type="float" office:value="185295" calcext:value-type="float">
            <text:p>185295</text:p>
          </table:table-cell>
          <table:table-cell office:value-type="float" office:value="23918" calcext:value-type="float">
            <text:p>23918</text:p>
          </table:table-cell>
          <table:table-cell office:value-type="float" office:value="7106" calcext:value-type="float">
            <text:p>710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12" calcext:value-type="float">
            <text:p>241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574" calcext:value-type="float">
            <text:p>11574</text:p>
          </table:table-cell>
          <table:table-cell office:value-type="float" office:value="0" calcext:value-type="float">
            <text:p>0</text:p>
          </table:table-cell>
          <table:table-cell office:value-type="float" office:value="6703" calcext:value-type="float">
            <text:p>6703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464" calcext:value-type="float">
            <text:p>55464</text:p>
          </table:table-cell>
          <table:table-cell office:value-type="float" office:value="227198" calcext:value-type="float">
            <text:p>227198</text:p>
          </table:table-cell>
          <table:table-cell office:value-type="float" office:value="11731" calcext:value-type="float">
            <text:p>11731</text:p>
          </table:table-cell>
          <table:table-cell office:value-type="float" office:value="5152" calcext:value-type="float">
            <text:p>515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259" calcext:value-type="float">
            <text:p>2259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773" calcext:value-type="float">
            <text:p>3773</text:p>
          </table:table-cell>
          <table:table-cell office:value-type="float" office:value="0" calcext:value-type="float">
            <text:p>0</text:p>
          </table:table-cell>
          <table:table-cell office:value-type="float" office:value="4879" calcext:value-type="float">
            <text:p>487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5464" calcext:value-type="float">
            <text:p>55464</text:p>
          </table:table-cell>
          <table:table-cell office:value-type="float" office:value="227198" calcext:value-type="float">
            <text:p>227198</text:p>
          </table:table-cell>
          <table:table-cell office:value-type="float" office:value="11731" calcext:value-type="float">
            <text:p>11731</text:p>
          </table:table-cell>
          <table:table-cell office:value-type="float" office:value="5152" calcext:value-type="float">
            <text:p>515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259" calcext:value-type="float">
            <text:p>2259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773" calcext:value-type="float">
            <text:p>3773</text:p>
          </table:table-cell>
          <table:table-cell office:value-type="float" office:value="0" calcext:value-type="float">
            <text:p>0</text:p>
          </table:table-cell>
          <table:table-cell office:value-type="float" office:value="4879" calcext:value-type="float">
            <text:p>487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float" office:value="229576" calcext:value-type="float">
            <text:p>229576</text:p>
          </table:table-cell>
          <table:table-cell office:value-type="float" office:value="10879" calcext:value-type="float">
            <text:p>10879</text:p>
          </table:table-cell>
          <table:table-cell office:value-type="float" office:value="5019" calcext:value-type="float">
            <text:p>501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091" calcext:value-type="float">
            <text:p>209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451" calcext:value-type="float">
            <text:p>3451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738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2010" calcext:value-type="float">
            <text:p>62010</text:p>
          </table:table-cell>
          <table:table-cell office:value-type="float" office:value="229576" calcext:value-type="float">
            <text:p>229576</text:p>
          </table:table-cell>
          <table:table-cell office:value-type="float" office:value="10879" calcext:value-type="float">
            <text:p>10879</text:p>
          </table:table-cell>
          <table:table-cell office:value-type="float" office:value="5019" calcext:value-type="float">
            <text:p>501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091" calcext:value-type="float">
            <text:p>209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451" calcext:value-type="float">
            <text:p>3451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738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075" calcext:value-type="float">
            <text:p>45075</text:p>
          </table:table-cell>
          <table:table-cell office:value-type="float" office:value="203826" calcext:value-type="float">
            <text:p>203826</text:p>
          </table:table-cell>
          <table:table-cell office:value-type="float" office:value="13522" calcext:value-type="float">
            <text:p>13522</text:p>
          </table:table-cell>
          <table:table-cell office:value-type="float" office:value="7215" calcext:value-type="float">
            <text:p>721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062" calcext:value-type="float">
            <text:p>206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415" calcext:value-type="float">
            <text:p>3415</text:p>
          </table:table-cell>
          <table:table-cell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5075" calcext:value-type="float">
            <text:p>45075</text:p>
          </table:table-cell>
          <table:table-cell office:value-type="float" office:value="203826" calcext:value-type="float">
            <text:p>203826</text:p>
          </table:table-cell>
          <table:table-cell office:value-type="float" office:value="13522" calcext:value-type="float">
            <text:p>13522</text:p>
          </table:table-cell>
          <table:table-cell office:value-type="float" office:value="7215" calcext:value-type="float">
            <text:p>721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062" calcext:value-type="float">
            <text:p>206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415" calcext:value-type="float">
            <text:p>3415</text:p>
          </table:table-cell>
          <table:table-cell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765" calcext:value-type="float">
            <text:p>44765</text:p>
          </table:table-cell>
          <table:table-cell office:value-type="float" office:value="212707" calcext:value-type="float">
            <text:p>212707</text:p>
          </table:table-cell>
          <table:table-cell office:value-type="float" office:value="14028" calcext:value-type="float">
            <text:p>14028</text:p>
          </table:table-cell>
          <table:table-cell office:value-type="float" office:value="6631" calcext:value-type="float">
            <text:p>66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03" calcext:value-type="float">
            <text:p>230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746" calcext:value-type="float">
            <text:p>3746</text:p>
          </table:table-cell>
          <table:table-cell office:value-type="float" office:value="0" calcext:value-type="float">
            <text:p>0</text:p>
          </table:table-cell>
          <table:table-cell office:value-type="float" office:value="6283" calcext:value-type="float">
            <text:p>6283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4765" calcext:value-type="float">
            <text:p>44765</text:p>
          </table:table-cell>
          <table:table-cell office:value-type="float" office:value="212707" calcext:value-type="float">
            <text:p>212707</text:p>
          </table:table-cell>
          <table:table-cell office:value-type="float" office:value="14028" calcext:value-type="float">
            <text:p>14028</text:p>
          </table:table-cell>
          <table:table-cell office:value-type="float" office:value="6631" calcext:value-type="float">
            <text:p>66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03" calcext:value-type="float">
            <text:p>230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746" calcext:value-type="float">
            <text:p>3746</text:p>
          </table:table-cell>
          <table:table-cell office:value-type="float" office:value="0" calcext:value-type="float">
            <text:p>0</text:p>
          </table:table-cell>
          <table:table-cell office:value-type="float" office:value="6283" calcext:value-type="float">
            <text:p>6283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069" calcext:value-type="float">
            <text:p>46069</text:p>
          </table:table-cell>
          <table:table-cell office:value-type="float" office:value="201586" calcext:value-type="float">
            <text:p>201586</text:p>
          </table:table-cell>
          <table:table-cell office:value-type="float" office:value="15650" calcext:value-type="float">
            <text:p>15650</text:p>
          </table:table-cell>
          <table:table-cell office:value-type="float" office:value="6242" calcext:value-type="float">
            <text:p>62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88" calcext:value-type="float">
            <text:p>148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6069" calcext:value-type="float">
            <text:p>46069</text:p>
          </table:table-cell>
          <table:table-cell office:value-type="float" office:value="201586" calcext:value-type="float">
            <text:p>201586</text:p>
          </table:table-cell>
          <table:table-cell office:value-type="float" office:value="15650" calcext:value-type="float">
            <text:p>15650</text:p>
          </table:table-cell>
          <table:table-cell office:value-type="float" office:value="6242" calcext:value-type="float">
            <text:p>62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88" calcext:value-type="float">
            <text:p>148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356" calcext:value-type="float">
            <text:p>45356</text:p>
          </table:table-cell>
          <table:table-cell office:value-type="float" office:value="202748" calcext:value-type="float">
            <text:p>202748</text:p>
          </table:table-cell>
          <table:table-cell office:value-type="float" office:value="11909" calcext:value-type="float">
            <text:p>11909</text:p>
          </table:table-cell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37" calcext:value-type="float">
            <text:p>273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 office:value-type="float" office:value="4248" calcext:value-type="float">
            <text:p>4248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5356" calcext:value-type="float">
            <text:p>45356</text:p>
          </table:table-cell>
          <table:table-cell office:value-type="float" office:value="202748" calcext:value-type="float">
            <text:p>202748</text:p>
          </table:table-cell>
          <table:table-cell office:value-type="float" office:value="11909" calcext:value-type="float">
            <text:p>11909</text:p>
          </table:table-cell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37" calcext:value-type="float">
            <text:p>273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 office:value-type="float" office:value="4248" calcext:value-type="float">
            <text:p>4248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392" calcext:value-type="float">
            <text:p>52392</text:p>
          </table:table-cell>
          <table:table-cell office:value-type="float" office:value="244666" calcext:value-type="float">
            <text:p>244666</text:p>
          </table:table-cell>
          <table:table-cell office:value-type="float" office:value="12432" calcext:value-type="float">
            <text:p>12432</text:p>
          </table:table-cell>
          <table:table-cell office:value-type="float" office:value="6025" calcext:value-type="float">
            <text:p>60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445" calcext:value-type="float">
            <text:p>2445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office:value-type="float" office:value="5631" calcext:value-type="float">
            <text:p>56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2392" calcext:value-type="float">
            <text:p>52392</text:p>
          </table:table-cell>
          <table:table-cell office:value-type="float" office:value="244666" calcext:value-type="float">
            <text:p>244666</text:p>
          </table:table-cell>
          <table:table-cell office:value-type="float" office:value="12432" calcext:value-type="float">
            <text:p>12432</text:p>
          </table:table-cell>
          <table:table-cell office:value-type="float" office:value="6025" calcext:value-type="float">
            <text:p>60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445" calcext:value-type="float">
            <text:p>2445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office:value-type="float" office:value="5631" calcext:value-type="float">
            <text:p>56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367" calcext:value-type="float">
            <text:p>53367</text:p>
          </table:table-cell>
          <table:table-cell office:value-type="float" office:value="241358" calcext:value-type="float">
            <text:p>241358</text:p>
          </table:table-cell>
          <table:table-cell office:value-type="float" office:value="15910" calcext:value-type="float">
            <text:p>1591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13" calcext:value-type="float">
            <text:p>19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243" calcext:value-type="float">
            <text:p>4243</text:p>
          </table:table-cell>
          <table:table-cell office:value-type="float" office:value="0" calcext:value-type="float">
            <text:p>0</text:p>
          </table:table-cell>
          <table:table-cell office:value-type="float" office:value="3671" calcext:value-type="float">
            <text:p>367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3367" calcext:value-type="float">
            <text:p>53367</text:p>
          </table:table-cell>
          <table:table-cell office:value-type="float" office:value="241358" calcext:value-type="float">
            <text:p>241358</text:p>
          </table:table-cell>
          <table:table-cell office:value-type="float" office:value="15910" calcext:value-type="float">
            <text:p>1591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13" calcext:value-type="float">
            <text:p>19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243" calcext:value-type="float">
            <text:p>4243</text:p>
          </table:table-cell>
          <table:table-cell office:value-type="float" office:value="0" calcext:value-type="float">
            <text:p>0</text:p>
          </table:table-cell>
          <table:table-cell office:value-type="float" office:value="3671" calcext:value-type="float">
            <text:p>367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323" calcext:value-type="float">
            <text:p>63323</text:p>
          </table:table-cell>
          <table:table-cell office:value-type="float" office:value="262708" calcext:value-type="float">
            <text:p>262708</text:p>
          </table:table-cell>
          <table:table-cell office:value-type="float" office:value="11178" calcext:value-type="float">
            <text:p>11178</text:p>
          </table:table-cell>
          <table:table-cell office:value-type="float" office:value="6653" calcext:value-type="float">
            <text:p>665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161" calcext:value-type="float">
            <text:p>216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657" calcext:value-type="float">
            <text:p>3657</text:p>
          </table:table-cell>
          <table:table-cell office:value-type="float" office:value="0" calcext:value-type="float">
            <text:p>0</text:p>
          </table:table-cell>
          <table:table-cell office:value-type="float" office:value="6317" calcext:value-type="float">
            <text:p>6317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63323" calcext:value-type="float">
            <text:p>63323</text:p>
          </table:table-cell>
          <table:table-cell office:value-type="float" office:value="262708" calcext:value-type="float">
            <text:p>262708</text:p>
          </table:table-cell>
          <table:table-cell office:value-type="float" office:value="11178" calcext:value-type="float">
            <text:p>11178</text:p>
          </table:table-cell>
          <table:table-cell office:value-type="float" office:value="6653" calcext:value-type="float">
            <text:p>665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161" calcext:value-type="float">
            <text:p>216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657" calcext:value-type="float">
            <text:p>3657</text:p>
          </table:table-cell>
          <table:table-cell office:value-type="float" office:value="0" calcext:value-type="float">
            <text:p>0</text:p>
          </table:table-cell>
          <table:table-cell office:value-type="float" office:value="6317" calcext:value-type="float">
            <text:p>6317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291" calcext:value-type="float">
            <text:p>48291</text:p>
          </table:table-cell>
          <table:table-cell office:value-type="float" office:value="242027" calcext:value-type="float">
            <text:p>242027</text:p>
          </table:table-cell>
          <table:table-cell office:value-type="float" office:value="19348" calcext:value-type="float">
            <text:p>19348</text:p>
          </table:table-cell>
          <table:table-cell office:value-type="float" office:value="7811" calcext:value-type="float">
            <text:p>781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751" calcext:value-type="float">
            <text:p>275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955" calcext:value-type="float">
            <text:p>10955</text:p>
          </table:table-cell>
          <table:table-cell office:value-type="float" office:value="0" calcext:value-type="float">
            <text:p>0</text:p>
          </table:table-cell>
          <table:table-cell office:value-type="float" office:value="7342" calcext:value-type="float">
            <text:p>7342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8291" calcext:value-type="float">
            <text:p>48291</text:p>
          </table:table-cell>
          <table:table-cell office:value-type="float" office:value="242027" calcext:value-type="float">
            <text:p>242027</text:p>
          </table:table-cell>
          <table:table-cell office:value-type="float" office:value="19348" calcext:value-type="float">
            <text:p>19348</text:p>
          </table:table-cell>
          <table:table-cell office:value-type="float" office:value="7811" calcext:value-type="float">
            <text:p>781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751" calcext:value-type="float">
            <text:p>275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955" calcext:value-type="float">
            <text:p>10955</text:p>
          </table:table-cell>
          <table:table-cell office:value-type="float" office:value="0" calcext:value-type="float">
            <text:p>0</text:p>
          </table:table-cell>
          <table:table-cell office:value-type="float" office:value="7342" calcext:value-type="float">
            <text:p>7342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float" office:value="213086" calcext:value-type="float">
            <text:p>213086</text:p>
          </table:table-cell>
          <table:table-cell office:value-type="float" office:value="15222" calcext:value-type="float">
            <text:p>15222</text:p>
          </table:table-cell>
          <table:table-cell office:value-type="float" office:value="6001" calcext:value-type="float">
            <text:p>600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93" calcext:value-type="float">
            <text:p>169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658" calcext:value-type="float">
            <text:p>3658</text:p>
          </table:table-cell>
          <table:table-cell office:value-type="float" office:value="0" calcext:value-type="float">
            <text:p>0</text:p>
          </table:table-cell>
          <table:table-cell office:value-type="float" office:value="5641" calcext:value-type="float">
            <text:p>5641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5680" calcext:value-type="float">
            <text:p>75680</text:p>
          </table:table-cell>
          <table:table-cell office:value-type="float" office:value="213086" calcext:value-type="float">
            <text:p>213086</text:p>
          </table:table-cell>
          <table:table-cell office:value-type="float" office:value="15222" calcext:value-type="float">
            <text:p>15222</text:p>
          </table:table-cell>
          <table:table-cell office:value-type="float" office:value="6001" calcext:value-type="float">
            <text:p>600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93" calcext:value-type="float">
            <text:p>169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658" calcext:value-type="float">
            <text:p>3658</text:p>
          </table:table-cell>
          <table:table-cell office:value-type="float" office:value="0" calcext:value-type="float">
            <text:p>0</text:p>
          </table:table-cell>
          <table:table-cell office:value-type="float" office:value="5641" calcext:value-type="float">
            <text:p>5641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467" calcext:value-type="float">
            <text:p>46467</text:p>
          </table:table-cell>
          <table:table-cell office:value-type="float" office:value="193443" calcext:value-type="float">
            <text:p>193443</text:p>
          </table:table-cell>
          <table:table-cell office:value-type="float" office:value="12958" calcext:value-type="float">
            <text:p>12958</text:p>
          </table:table-cell>
          <table:table-cell office:value-type="float" office:value="5686" calcext:value-type="float">
            <text:p>56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856" calcext:value-type="float">
            <text:p>285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027" calcext:value-type="float">
            <text:p>4027</text:p>
          </table:table-cell>
          <table:table-cell office:value-type="float" office:value="0" calcext:value-type="float">
            <text:p>0</text:p>
          </table:table-cell>
          <table:table-cell office:value-type="float" office:value="5411" calcext:value-type="float">
            <text:p>541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6467" calcext:value-type="float">
            <text:p>46467</text:p>
          </table:table-cell>
          <table:table-cell office:value-type="float" office:value="193443" calcext:value-type="float">
            <text:p>193443</text:p>
          </table:table-cell>
          <table:table-cell office:value-type="float" office:value="12958" calcext:value-type="float">
            <text:p>12958</text:p>
          </table:table-cell>
          <table:table-cell office:value-type="float" office:value="5686" calcext:value-type="float">
            <text:p>56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856" calcext:value-type="float">
            <text:p>285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027" calcext:value-type="float">
            <text:p>4027</text:p>
          </table:table-cell>
          <table:table-cell office:value-type="float" office:value="0" calcext:value-type="float">
            <text:p>0</text:p>
          </table:table-cell>
          <table:table-cell office:value-type="float" office:value="5411" calcext:value-type="float">
            <text:p>541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609" calcext:value-type="float">
            <text:p>50609</text:p>
          </table:table-cell>
          <table:table-cell office:value-type="float" office:value="201808" calcext:value-type="float">
            <text:p>201808</text:p>
          </table:table-cell>
          <table:table-cell office:value-type="float" office:value="21390" calcext:value-type="float">
            <text:p>21390</text:p>
          </table:table-cell>
          <table:table-cell office:value-type="float" office:value="7384" calcext:value-type="float">
            <text:p>738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551" calcext:value-type="float">
            <text:p>255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467" calcext:value-type="float">
            <text:p>8467</text:p>
          </table:table-cell>
          <table:table-cell office:value-type="float" office:value="0" calcext:value-type="float">
            <text:p>0</text:p>
          </table:table-cell>
          <table:table-cell office:value-type="float" office:value="6823" calcext:value-type="float">
            <text:p>6823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609" calcext:value-type="float">
            <text:p>50609</text:p>
          </table:table-cell>
          <table:table-cell office:value-type="float" office:value="201808" calcext:value-type="float">
            <text:p>201808</text:p>
          </table:table-cell>
          <table:table-cell office:value-type="float" office:value="21390" calcext:value-type="float">
            <text:p>21390</text:p>
          </table:table-cell>
          <table:table-cell office:value-type="float" office:value="7384" calcext:value-type="float">
            <text:p>738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551" calcext:value-type="float">
            <text:p>255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467" calcext:value-type="float">
            <text:p>8467</text:p>
          </table:table-cell>
          <table:table-cell office:value-type="float" office:value="0" calcext:value-type="float">
            <text:p>0</text:p>
          </table:table-cell>
          <table:table-cell office:value-type="float" office:value="6823" calcext:value-type="float">
            <text:p>6823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439" calcext:value-type="float">
            <text:p>64439</text:p>
          </table:table-cell>
          <table:table-cell office:value-type="float" office:value="174872" calcext:value-type="float">
            <text:p>174872</text:p>
          </table:table-cell>
          <table:table-cell office:value-type="float" office:value="16260" calcext:value-type="float">
            <text:p>16260</text:p>
          </table:table-cell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624" calcext:value-type="float">
            <text:p>162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266" calcext:value-type="float">
            <text:p>10266</text:p>
          </table:table-cell>
          <table:table-cell office:value-type="float" office:value="0" calcext:value-type="float">
            <text:p>0</text:p>
          </table:table-cell>
          <table:table-cell office:value-type="float" office:value="3983" calcext:value-type="float">
            <text:p>398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4439" calcext:value-type="float">
            <text:p>64439</text:p>
          </table:table-cell>
          <table:table-cell office:value-type="float" office:value="174872" calcext:value-type="float">
            <text:p>174872</text:p>
          </table:table-cell>
          <table:table-cell office:value-type="float" office:value="16260" calcext:value-type="float">
            <text:p>16260</text:p>
          </table:table-cell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624" calcext:value-type="float">
            <text:p>162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266" calcext:value-type="float">
            <text:p>10266</text:p>
          </table:table-cell>
          <table:table-cell office:value-type="float" office:value="0" calcext:value-type="float">
            <text:p>0</text:p>
          </table:table-cell>
          <table:table-cell office:value-type="float" office:value="3983" calcext:value-type="float">
            <text:p>398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190" calcext:value-type="float">
            <text:p>47190</text:p>
          </table:table-cell>
          <table:table-cell office:value-type="float" office:value="189768" calcext:value-type="float">
            <text:p>189768</text:p>
          </table:table-cell>
          <table:table-cell office:value-type="float" office:value="17068" calcext:value-type="float">
            <text:p>17068</text:p>
          </table:table-cell>
          <table:table-cell office:value-type="float" office:value="4464" calcext:value-type="float">
            <text:p>446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847" calcext:value-type="float">
            <text:p>184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465" calcext:value-type="float">
            <text:p>10465</text:p>
          </table:table-cell>
          <table:table-cell office:value-type="float" office:value="0" calcext:value-type="float">
            <text:p>0</text:p>
          </table:table-cell>
          <table:table-cell office:value-type="float" office:value="4229" calcext:value-type="float">
            <text:p>422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7190" calcext:value-type="float">
            <text:p>47190</text:p>
          </table:table-cell>
          <table:table-cell office:value-type="float" office:value="189768" calcext:value-type="float">
            <text:p>189768</text:p>
          </table:table-cell>
          <table:table-cell office:value-type="float" office:value="17068" calcext:value-type="float">
            <text:p>17068</text:p>
          </table:table-cell>
          <table:table-cell office:value-type="float" office:value="4464" calcext:value-type="float">
            <text:p>446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847" calcext:value-type="float">
            <text:p>184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465" calcext:value-type="float">
            <text:p>10465</text:p>
          </table:table-cell>
          <table:table-cell office:value-type="float" office:value="0" calcext:value-type="float">
            <text:p>0</text:p>
          </table:table-cell>
          <table:table-cell office:value-type="float" office:value="4229" calcext:value-type="float">
            <text:p>422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426" calcext:value-type="float">
            <text:p>66426</text:p>
          </table:table-cell>
          <table:table-cell office:value-type="float" office:value="252764" calcext:value-type="float">
            <text:p>252764</text:p>
          </table:table-cell>
          <table:table-cell office:value-type="float" office:value="11172" calcext:value-type="float">
            <text:p>11172</text:p>
          </table:table-cell>
          <table:table-cell office:value-type="float" office:value="4597" calcext:value-type="float">
            <text:p>459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  <table:table-cell office:value-type="float" office:value="4331" calcext:value-type="float">
            <text:p>4331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6426" calcext:value-type="float">
            <text:p>66426</text:p>
          </table:table-cell>
          <table:table-cell office:value-type="float" office:value="252764" calcext:value-type="float">
            <text:p>252764</text:p>
          </table:table-cell>
          <table:table-cell office:value-type="float" office:value="11172" calcext:value-type="float">
            <text:p>11172</text:p>
          </table:table-cell>
          <table:table-cell office:value-type="float" office:value="4597" calcext:value-type="float">
            <text:p>459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  <table:table-cell office:value-type="float" office:value="4331" calcext:value-type="float">
            <text:p>4331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041" calcext:value-type="float">
            <text:p>45041</text:p>
          </table:table-cell>
          <table:table-cell office:value-type="float" office:value="238420" calcext:value-type="float">
            <text:p>238420</text:p>
          </table:table-cell>
          <table:table-cell office:value-type="float" office:value="12171" calcext:value-type="float">
            <text:p>12171</text:p>
          </table:table-cell>
          <table:table-cell office:value-type="float" office:value="5479" calcext:value-type="float">
            <text:p>547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519" calcext:value-type="float">
            <text:p>251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541" calcext:value-type="float">
            <text:p>3541</text:p>
          </table:table-cell>
          <table:table-cell office:value-type="float" office:value="0" calcext:value-type="float">
            <text:p>0</text:p>
          </table:table-cell>
          <table:table-cell office:value-type="float" office:value="5203" calcext:value-type="float">
            <text:p>5203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041" calcext:value-type="float">
            <text:p>45041</text:p>
          </table:table-cell>
          <table:table-cell office:value-type="float" office:value="238420" calcext:value-type="float">
            <text:p>238420</text:p>
          </table:table-cell>
          <table:table-cell office:value-type="float" office:value="12171" calcext:value-type="float">
            <text:p>12171</text:p>
          </table:table-cell>
          <table:table-cell office:value-type="float" office:value="5479" calcext:value-type="float">
            <text:p>547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519" calcext:value-type="float">
            <text:p>251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541" calcext:value-type="float">
            <text:p>3541</text:p>
          </table:table-cell>
          <table:table-cell office:value-type="float" office:value="0" calcext:value-type="float">
            <text:p>0</text:p>
          </table:table-cell>
          <table:table-cell office:value-type="float" office:value="5203" calcext:value-type="float">
            <text:p>5203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51" calcext:value-type="float">
            <text:p>59851</text:p>
          </table:table-cell>
          <table:table-cell office:value-type="float" office:value="198607" calcext:value-type="float">
            <text:p>198607</text:p>
          </table:table-cell>
          <table:table-cell office:value-type="float" office:value="10269" calcext:value-type="float">
            <text:p>10269</text:p>
          </table:table-cell>
          <table:table-cell office:value-type="float" office:value="4852" calcext:value-type="float">
            <text:p>48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9851" calcext:value-type="float">
            <text:p>59851</text:p>
          </table:table-cell>
          <table:table-cell office:value-type="float" office:value="198607" calcext:value-type="float">
            <text:p>198607</text:p>
          </table:table-cell>
          <table:table-cell office:value-type="float" office:value="10269" calcext:value-type="float">
            <text:p>10269</text:p>
          </table:table-cell>
          <table:table-cell office:value-type="float" office:value="4852" calcext:value-type="float">
            <text:p>48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96" calcext:value-type="float">
            <text:p>44496</text:p>
          </table:table-cell>
          <table:table-cell office:value-type="float" office:value="213707" calcext:value-type="float">
            <text:p>213707</text:p>
          </table:table-cell>
          <table:table-cell office:value-type="float" office:value="19822" calcext:value-type="float">
            <text:p>19822</text:p>
          </table:table-cell>
          <table:table-cell office:value-type="float" office:value="5812" calcext:value-type="float">
            <text:p>581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04" calcext:value-type="float">
            <text:p>260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284" calcext:value-type="float">
            <text:p>11284</text:p>
          </table:table-cell>
          <table:table-cell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4496" calcext:value-type="float">
            <text:p>44496</text:p>
          </table:table-cell>
          <table:table-cell office:value-type="float" office:value="213707" calcext:value-type="float">
            <text:p>213707</text:p>
          </table:table-cell>
          <table:table-cell office:value-type="float" office:value="19822" calcext:value-type="float">
            <text:p>19822</text:p>
          </table:table-cell>
          <table:table-cell office:value-type="float" office:value="5812" calcext:value-type="float">
            <text:p>581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04" calcext:value-type="float">
            <text:p>260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284" calcext:value-type="float">
            <text:p>11284</text:p>
          </table:table-cell>
          <table:table-cell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567" calcext:value-type="float">
            <text:p>66567</text:p>
          </table:table-cell>
          <table:table-cell office:value-type="float" office:value="176754" calcext:value-type="float">
            <text:p>176754</text:p>
          </table:table-cell>
          <table:table-cell office:value-type="float" office:value="17029" calcext:value-type="float">
            <text:p>17029</text:p>
          </table:table-cell>
          <table:table-cell office:value-type="float" office:value="6339" calcext:value-type="float">
            <text:p>63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97" calcext:value-type="float">
            <text:p>169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float" office:value="5967" calcext:value-type="float">
            <text:p>5967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6567" calcext:value-type="float">
            <text:p>66567</text:p>
          </table:table-cell>
          <table:table-cell office:value-type="float" office:value="176754" calcext:value-type="float">
            <text:p>176754</text:p>
          </table:table-cell>
          <table:table-cell office:value-type="float" office:value="17029" calcext:value-type="float">
            <text:p>17029</text:p>
          </table:table-cell>
          <table:table-cell office:value-type="float" office:value="6339" calcext:value-type="float">
            <text:p>63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97" calcext:value-type="float">
            <text:p>169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float" office:value="5967" calcext:value-type="float">
            <text:p>5967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270" calcext:value-type="float">
            <text:p>51270</text:p>
          </table:table-cell>
          <table:table-cell office:value-type="float" office:value="246248" calcext:value-type="float">
            <text:p>246248</text:p>
          </table:table-cell>
          <table:table-cell office:value-type="float" office:value="26298" calcext:value-type="float">
            <text:p>26298</text:p>
          </table:table-cell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662" calcext:value-type="float">
            <text:p>266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868" calcext:value-type="float">
            <text:p>9868</text:p>
          </table:table-cell>
          <table:table-cell office:value-type="float" office:value="0" calcext:value-type="float">
            <text:p>0</text:p>
          </table:table-cell>
          <table:table-cell office:value-type="float" office:value="7108" calcext:value-type="float">
            <text:p>7108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51270" calcext:value-type="float">
            <text:p>51270</text:p>
          </table:table-cell>
          <table:table-cell office:value-type="float" office:value="246248" calcext:value-type="float">
            <text:p>246248</text:p>
          </table:table-cell>
          <table:table-cell office:value-type="float" office:value="26298" calcext:value-type="float">
            <text:p>26298</text:p>
          </table:table-cell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662" calcext:value-type="float">
            <text:p>266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868" calcext:value-type="float">
            <text:p>9868</text:p>
          </table:table-cell>
          <table:table-cell office:value-type="float" office:value="0" calcext:value-type="float">
            <text:p>0</text:p>
          </table:table-cell>
          <table:table-cell office:value-type="float" office:value="7108" calcext:value-type="float">
            <text:p>7108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150" calcext:value-type="float">
            <text:p>47150</text:p>
          </table:table-cell>
          <table:table-cell office:value-type="float" office:value="257649" calcext:value-type="float">
            <text:p>257649</text:p>
          </table:table-cell>
          <table:table-cell office:value-type="float" office:value="9449" calcext:value-type="float">
            <text:p>9449</text:p>
          </table:table-cell>
          <table:table-cell office:value-type="float" office:value="3996" calcext:value-type="float">
            <text:p>39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23" calcext:value-type="float">
            <text:p>16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528" calcext:value-type="float">
            <text:p>3528</text:p>
          </table:table-cell>
          <table:table-cell office:value-type="float" office:value="0" calcext:value-type="float">
            <text:p>0</text:p>
          </table:table-cell>
          <table:table-cell office:value-type="float" office:value="3742" calcext:value-type="float">
            <text:p>374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7150" calcext:value-type="float">
            <text:p>47150</text:p>
          </table:table-cell>
          <table:table-cell office:value-type="float" office:value="257649" calcext:value-type="float">
            <text:p>257649</text:p>
          </table:table-cell>
          <table:table-cell office:value-type="float" office:value="9449" calcext:value-type="float">
            <text:p>9449</text:p>
          </table:table-cell>
          <table:table-cell office:value-type="float" office:value="3996" calcext:value-type="float">
            <text:p>39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23" calcext:value-type="float">
            <text:p>16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528" calcext:value-type="float">
            <text:p>3528</text:p>
          </table:table-cell>
          <table:table-cell office:value-type="float" office:value="0" calcext:value-type="float">
            <text:p>0</text:p>
          </table:table-cell>
          <table:table-cell office:value-type="float" office:value="3742" calcext:value-type="float">
            <text:p>374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422" calcext:value-type="float">
            <text:p>63422</text:p>
          </table:table-cell>
          <table:table-cell office:value-type="float" office:value="220921" calcext:value-type="float">
            <text:p>220921</text:p>
          </table:table-cell>
          <table:table-cell office:value-type="float" office:value="10570" calcext:value-type="float">
            <text:p>10570</text:p>
          </table:table-cell>
          <table:table-cell office:value-type="float" office:value="5191" calcext:value-type="float">
            <text:p>519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55" calcext:value-type="float">
            <text:p>185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994" calcext:value-type="float">
            <text:p>3994</text:p>
          </table:table-cell>
          <table:table-cell office:value-type="float" office:value="0" calcext:value-type="float">
            <text:p>0</text:p>
          </table:table-cell>
          <table:table-cell office:value-type="float" office:value="4891" calcext:value-type="float">
            <text:p>4891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63422" calcext:value-type="float">
            <text:p>63422</text:p>
          </table:table-cell>
          <table:table-cell office:value-type="float" office:value="220921" calcext:value-type="float">
            <text:p>220921</text:p>
          </table:table-cell>
          <table:table-cell office:value-type="float" office:value="10570" calcext:value-type="float">
            <text:p>10570</text:p>
          </table:table-cell>
          <table:table-cell office:value-type="float" office:value="5191" calcext:value-type="float">
            <text:p>519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55" calcext:value-type="float">
            <text:p>185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994" calcext:value-type="float">
            <text:p>3994</text:p>
          </table:table-cell>
          <table:table-cell office:value-type="float" office:value="0" calcext:value-type="float">
            <text:p>0</text:p>
          </table:table-cell>
          <table:table-cell office:value-type="float" office:value="4891" calcext:value-type="float">
            <text:p>4891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967" calcext:value-type="float">
            <text:p>44967</text:p>
          </table:table-cell>
          <table:table-cell office:value-type="float" office:value="209914" calcext:value-type="float">
            <text:p>209914</text:p>
          </table:table-cell>
          <table:table-cell office:value-type="float" office:value="13851" calcext:value-type="float">
            <text:p>13851</text:p>
          </table:table-cell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381" calcext:value-type="float">
            <text:p>238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222" calcext:value-type="float">
            <text:p>6222</text:p>
          </table:table-cell>
          <table:table-cell office:value-type="float" office:value="0" calcext:value-type="float">
            <text:p>0</text:p>
          </table:table-cell>
          <table:table-cell office:value-type="float" office:value="5602" calcext:value-type="float">
            <text:p>5602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4967" calcext:value-type="float">
            <text:p>44967</text:p>
          </table:table-cell>
          <table:table-cell office:value-type="float" office:value="209914" calcext:value-type="float">
            <text:p>209914</text:p>
          </table:table-cell>
          <table:table-cell office:value-type="float" office:value="13851" calcext:value-type="float">
            <text:p>13851</text:p>
          </table:table-cell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381" calcext:value-type="float">
            <text:p>238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222" calcext:value-type="float">
            <text:p>6222</text:p>
          </table:table-cell>
          <table:table-cell office:value-type="float" office:value="0" calcext:value-type="float">
            <text:p>0</text:p>
          </table:table-cell>
          <table:table-cell office:value-type="float" office:value="5602" calcext:value-type="float">
            <text:p>5602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344" calcext:value-type="float">
            <text:p>45344</text:p>
          </table:table-cell>
          <table:table-cell office:value-type="float" office:value="247480" calcext:value-type="float">
            <text:p>247480</text:p>
          </table:table-cell>
          <table:table-cell office:value-type="float" office:value="19946" calcext:value-type="float">
            <text:p>19946</text:p>
          </table:table-cell>
          <table:table-cell office:value-type="float" office:value="4407" calcext:value-type="float">
            <text:p>440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574" calcext:value-type="float">
            <text:p>257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1748" calcext:value-type="float">
            <text:p>11748</text:p>
          </table:table-cell>
          <table:table-cell office:value-type="float" office:value="0" calcext:value-type="float">
            <text:p>0</text:p>
          </table:table-cell>
          <table:table-cell office:value-type="float" office:value="4143" calcext:value-type="float">
            <text:p>4143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344" calcext:value-type="float">
            <text:p>45344</text:p>
          </table:table-cell>
          <table:table-cell office:value-type="float" office:value="247480" calcext:value-type="float">
            <text:p>247480</text:p>
          </table:table-cell>
          <table:table-cell office:value-type="float" office:value="19946" calcext:value-type="float">
            <text:p>19946</text:p>
          </table:table-cell>
          <table:table-cell office:value-type="float" office:value="4407" calcext:value-type="float">
            <text:p>440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574" calcext:value-type="float">
            <text:p>257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1748" calcext:value-type="float">
            <text:p>11748</text:p>
          </table:table-cell>
          <table:table-cell office:value-type="float" office:value="0" calcext:value-type="float">
            <text:p>0</text:p>
          </table:table-cell>
          <table:table-cell office:value-type="float" office:value="4143" calcext:value-type="float">
            <text:p>4143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329" calcext:value-type="float">
            <text:p>96329</text:p>
          </table:table-cell>
          <table:table-cell office:value-type="float" office:value="197169" calcext:value-type="float">
            <text:p>197169</text:p>
          </table:table-cell>
          <table:table-cell office:value-type="float" office:value="9561" calcext:value-type="float">
            <text:p>956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917" calcext:value-type="float">
            <text:p>19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  <table:table-cell office:value-type="float" office:value="4139" calcext:value-type="float">
            <text:p>4139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96329" calcext:value-type="float">
            <text:p>96329</text:p>
          </table:table-cell>
          <table:table-cell office:value-type="float" office:value="197169" calcext:value-type="float">
            <text:p>197169</text:p>
          </table:table-cell>
          <table:table-cell office:value-type="float" office:value="9561" calcext:value-type="float">
            <text:p>956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917" calcext:value-type="float">
            <text:p>19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  <table:table-cell office:value-type="float" office:value="4139" calcext:value-type="float">
            <text:p>4139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767" calcext:value-type="float">
            <text:p>59767</text:p>
          </table:table-cell>
          <table:table-cell office:value-type="float" office:value="168767" calcext:value-type="float">
            <text:p>168767</text:p>
          </table:table-cell>
          <table:table-cell office:value-type="float" office:value="11412" calcext:value-type="float">
            <text:p>11412</text:p>
          </table:table-cell>
          <table:table-cell office:value-type="float" office:value="6095" calcext:value-type="float">
            <text:p>609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261" calcext:value-type="float">
            <text:p>226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556" calcext:value-type="float">
            <text:p>3556</text:p>
          </table:table-cell>
          <table:table-cell office:value-type="float" office:value="0" calcext:value-type="float">
            <text:p>0</text:p>
          </table:table-cell>
          <table:table-cell office:value-type="float" office:value="5745" calcext:value-type="float">
            <text:p>5745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9767" calcext:value-type="float">
            <text:p>59767</text:p>
          </table:table-cell>
          <table:table-cell office:value-type="float" office:value="168767" calcext:value-type="float">
            <text:p>168767</text:p>
          </table:table-cell>
          <table:table-cell office:value-type="float" office:value="11412" calcext:value-type="float">
            <text:p>11412</text:p>
          </table:table-cell>
          <table:table-cell office:value-type="float" office:value="6095" calcext:value-type="float">
            <text:p>609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261" calcext:value-type="float">
            <text:p>226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556" calcext:value-type="float">
            <text:p>3556</text:p>
          </table:table-cell>
          <table:table-cell office:value-type="float" office:value="0" calcext:value-type="float">
            <text:p>0</text:p>
          </table:table-cell>
          <table:table-cell office:value-type="float" office:value="5745" calcext:value-type="float">
            <text:p>5745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484" calcext:value-type="float">
            <text:p>67484</text:p>
          </table:table-cell>
          <table:table-cell office:value-type="float" office:value="270422" calcext:value-type="float">
            <text:p>270422</text:p>
          </table:table-cell>
          <table:table-cell office:value-type="float" office:value="12512" calcext:value-type="float">
            <text:p>12512</text:p>
          </table:table-cell>
          <table:table-cell office:value-type="float" office:value="4842" calcext:value-type="float">
            <text:p>484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33" calcext:value-type="float">
            <text:p>283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788" calcext:value-type="float">
            <text:p>3788</text:p>
          </table:table-cell>
          <table:table-cell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7484" calcext:value-type="float">
            <text:p>67484</text:p>
          </table:table-cell>
          <table:table-cell office:value-type="float" office:value="270422" calcext:value-type="float">
            <text:p>270422</text:p>
          </table:table-cell>
          <table:table-cell office:value-type="float" office:value="12512" calcext:value-type="float">
            <text:p>12512</text:p>
          </table:table-cell>
          <table:table-cell office:value-type="float" office:value="4842" calcext:value-type="float">
            <text:p>484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33" calcext:value-type="float">
            <text:p>283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788" calcext:value-type="float">
            <text:p>3788</text:p>
          </table:table-cell>
          <table:table-cell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table:formula="of:=AVERAGE([.A231:.A273])" office:value-type="float" office:value="54817.1162790698" calcext:value-type="float">
            <text:p>54817.116</text:p>
          </table:table-cell>
          <table:table-cell table:style-name="ce1" table:formula="of:=AVERAGE([.B231:.B273])" office:value-type="float" office:value="221506.953488372" calcext:value-type="float">
            <text:p>221506.953</text:p>
          </table:table-cell>
          <table:table-cell table:style-name="ce1" table:formula="of:=AVERAGE([.C231:.C273])" office:value-type="float" office:value="14015.3720930233" calcext:value-type="float">
            <text:p>14015.372</text:p>
          </table:table-cell>
          <table:table-cell table:style-name="ce1" table:formula="of:=AVERAGE([.D231:.D273])" office:value-type="float" office:value="5614.93023255814" calcext:value-type="float">
            <text:p>5614.930</text:p>
          </table:table-cell>
          <table:table-cell table:style-name="ce1" table:formula="of:=AVERAGE([.E231:.E273])" office:value-type="float" office:value="0" calcext:value-type="float">
            <text:p>0.000</text:p>
          </table:table-cell>
          <table:table-cell table:style-name="ce1" table:formula="of:=AVERAGE([.F231:.F273])" office:value-type="float" office:value="67.4186046511628" calcext:value-type="float">
            <text:p>67.419</text:p>
          </table:table-cell>
          <table:table-cell table:style-name="ce1" table:formula="of:=AVERAGE([.G231:.G273])" office:value-type="float" office:value="23.953488372093" calcext:value-type="float">
            <text:p>23.953</text:p>
          </table:table-cell>
          <table:table-cell table:style-name="ce1" table:formula="of:=AVERAGE([.H231:.H273])" office:value-type="float" office:value="32.4186046511628" calcext:value-type="float">
            <text:p>32.419</text:p>
          </table:table-cell>
          <table:table-cell table:style-name="ce1" table:formula="of:=AVERAGE([.I231:.I273])" office:value-type="float" office:value="2199.48837209302" calcext:value-type="float">
            <text:p>2199.488</text:p>
          </table:table-cell>
          <table:table-cell table:style-name="ce1" table:formula="of:=AVERAGE([.J231:.J273])" office:value-type="float" office:value="8.55813953488372" calcext:value-type="float">
            <text:p>8.558</text:p>
          </table:table-cell>
          <table:table-cell table:style-name="ce1" table:formula="of:=AVERAGE([.K231:.K273])" office:value-type="float" office:value="38.2558139534884" calcext:value-type="float">
            <text:p>38.256</text:p>
          </table:table-cell>
          <table:table-cell table:style-name="ce1" table:formula="of:=AVERAGE([.L231:.L273])" office:value-type="float" office:value="9.32558139534884" calcext:value-type="float">
            <text:p>9.326</text:p>
          </table:table-cell>
          <table:table-cell table:style-name="ce1" table:formula="of:=AVERAGE([.M231:.M273])" office:value-type="float" office:value="5425.16279069768" calcext:value-type="float">
            <text:p>5425.163</text:p>
          </table:table-cell>
          <table:table-cell table:style-name="ce1" table:formula="of:=AVERAGE([.N231:.N273])" office:value-type="float" office:value="0" calcext:value-type="float">
            <text:p>0.000</text:p>
          </table:table-cell>
          <table:table-cell table:style-name="ce1" table:formula="of:=AVERAGE([.O231:.O273])" office:value-type="float" office:value="5301.11627906977" calcext:value-type="float">
            <text:p>5301.116</text:p>
          </table:table-cell>
          <table:table-cell table:style-name="ce1" table:formula="of:=AVERAGE([.P231:.P273])" office:value-type="float" office:value="114.93023255814" calcext:value-type="float">
            <text:p>114.930</text:p>
          </table:table-cell>
          <table:table-cell table:style-name="ce1" table:formula="of:=AVERAGE([.Q231:.Q273])" office:value-type="float" office:value="11.7906976744186" calcext:value-type="float">
            <text:p>11.791</text:p>
          </table:table-cell>
          <table:table-cell table:style-name="ce1" table:formula="of:=AVERAGE([.R231:.R273])" office:value-type="float" office:value="130.558139534884" calcext:value-type="float">
            <text:p>130.558</text:p>
          </table:table-cell>
          <table:table-cell table:style-name="ce1" table:formula="of:=AVERAGE([.S231:.S273])" office:value-type="float" office:value="27.8837209302326" calcext:value-type="float">
            <text:p>27.884</text:p>
          </table:table-cell>
          <table:table-cell table:number-columns-repeated="2"/>
          <table:table-cell table:style-name="ce1"/>
          <table:table-cell/>
          <table:table-cell table:style-name="ce1" table:number-columns-repeated="18"/>
        </table:table-row>
        <table:table-row table:style-name="ro1">
          <table:table-cell office:value-type="string" calcext:value-type="string">
            <text:p>Testcase 3</text:p>
          </table:table-cell>
          <table:table-cell table:number-columns-repeated="20"/>
          <table:table-cell office:value-type="string" calcext:value-type="string">
            <text:p>Testcase 3</text:p>
          </table:table-cell>
          <table:table-cell table:number-columns-repeated="19"/>
        </table:table-row>
        <table:table-row table:style-name="ro1">
          <table:table-cell office:value-type="float" office:value="48249" calcext:value-type="float">
            <text:p>48249</text:p>
          </table:table-cell>
          <table:table-cell office:value-type="float" office:value="193072" calcext:value-type="float">
            <text:p>193072</text:p>
          </table:table-cell>
          <table:table-cell office:value-type="float" office:value="11331" calcext:value-type="float">
            <text:p>11331</text:p>
          </table:table-cell>
          <table:table-cell office:value-type="float" office:value="8189" calcext:value-type="float">
            <text:p>818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26" calcext:value-type="float">
            <text:p>202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  <table:table-cell office:value-type="float" office:value="7811" calcext:value-type="float">
            <text:p>7811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8249" calcext:value-type="float">
            <text:p>48249</text:p>
          </table:table-cell>
          <table:table-cell office:value-type="float" office:value="193072" calcext:value-type="float">
            <text:p>193072</text:p>
          </table:table-cell>
          <table:table-cell office:value-type="float" office:value="11331" calcext:value-type="float">
            <text:p>11331</text:p>
          </table:table-cell>
          <table:table-cell office:value-type="float" office:value="8189" calcext:value-type="float">
            <text:p>818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26" calcext:value-type="float">
            <text:p>202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  <table:table-cell office:value-type="float" office:value="7811" calcext:value-type="float">
            <text:p>7811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064" calcext:value-type="float">
            <text:p>47064</text:p>
          </table:table-cell>
          <table:table-cell office:value-type="float" office:value="184304" calcext:value-type="float">
            <text:p>184304</text:p>
          </table:table-cell>
          <table:table-cell office:value-type="float" office:value="21936" calcext:value-type="float">
            <text:p>21936</text:p>
          </table:table-cell>
          <table:table-cell office:value-type="float" office:value="6876" calcext:value-type="float">
            <text:p>687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209" calcext:value-type="float">
            <text:p>220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1327" calcext:value-type="float">
            <text:p>11327</text:p>
          </table:table-cell>
          <table:table-cell office:value-type="float" office:value="0" calcext:value-type="float">
            <text:p>0</text:p>
          </table:table-cell>
          <table:table-cell office:value-type="float" office:value="6566" calcext:value-type="float">
            <text:p>6566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7064" calcext:value-type="float">
            <text:p>47064</text:p>
          </table:table-cell>
          <table:table-cell office:value-type="float" office:value="184304" calcext:value-type="float">
            <text:p>184304</text:p>
          </table:table-cell>
          <table:table-cell office:value-type="float" office:value="21936" calcext:value-type="float">
            <text:p>21936</text:p>
          </table:table-cell>
          <table:table-cell office:value-type="float" office:value="6876" calcext:value-type="float">
            <text:p>687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209" calcext:value-type="float">
            <text:p>220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1327" calcext:value-type="float">
            <text:p>11327</text:p>
          </table:table-cell>
          <table:table-cell office:value-type="float" office:value="0" calcext:value-type="float">
            <text:p>0</text:p>
          </table:table-cell>
          <table:table-cell office:value-type="float" office:value="6566" calcext:value-type="float">
            <text:p>6566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928" calcext:value-type="float">
            <text:p>58928</text:p>
          </table:table-cell>
          <table:table-cell office:value-type="float" office:value="189029" calcext:value-type="float">
            <text:p>189029</text:p>
          </table:table-cell>
          <table:table-cell office:value-type="float" office:value="20152" calcext:value-type="float">
            <text:p>20152</text:p>
          </table:table-cell>
          <table:table-cell office:value-type="float" office:value="6736" calcext:value-type="float">
            <text:p>673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723" calcext:value-type="float">
            <text:p>2723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1109" calcext:value-type="float">
            <text:p>11109</text:p>
          </table:table-cell>
          <table:table-cell office:value-type="float" office:value="0" calcext:value-type="float">
            <text:p>0</text:p>
          </table:table-cell>
          <table:table-cell office:value-type="float" office:value="6330" calcext:value-type="float">
            <text:p>633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8928" calcext:value-type="float">
            <text:p>58928</text:p>
          </table:table-cell>
          <table:table-cell office:value-type="float" office:value="189029" calcext:value-type="float">
            <text:p>189029</text:p>
          </table:table-cell>
          <table:table-cell office:value-type="float" office:value="20152" calcext:value-type="float">
            <text:p>20152</text:p>
          </table:table-cell>
          <table:table-cell office:value-type="float" office:value="6736" calcext:value-type="float">
            <text:p>673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723" calcext:value-type="float">
            <text:p>2723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1109" calcext:value-type="float">
            <text:p>11109</text:p>
          </table:table-cell>
          <table:table-cell office:value-type="float" office:value="0" calcext:value-type="float">
            <text:p>0</text:p>
          </table:table-cell>
          <table:table-cell office:value-type="float" office:value="6330" calcext:value-type="float">
            <text:p>633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554" calcext:value-type="float">
            <text:p>44554</text:p>
          </table:table-cell>
          <table:table-cell office:value-type="float" office:value="175529" calcext:value-type="float">
            <text:p>175529</text:p>
          </table:table-cell>
          <table:table-cell office:value-type="float" office:value="11409" calcext:value-type="float">
            <text:p>11409</text:p>
          </table:table-cell>
          <table:table-cell office:value-type="float" office:value="5438" calcext:value-type="float">
            <text:p>54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71" calcext:value-type="float">
            <text:p>247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  <table:table-cell office:value-type="float" office:value="5165" calcext:value-type="float">
            <text:p>516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4554" calcext:value-type="float">
            <text:p>44554</text:p>
          </table:table-cell>
          <table:table-cell office:value-type="float" office:value="175529" calcext:value-type="float">
            <text:p>175529</text:p>
          </table:table-cell>
          <table:table-cell office:value-type="float" office:value="11409" calcext:value-type="float">
            <text:p>11409</text:p>
          </table:table-cell>
          <table:table-cell office:value-type="float" office:value="5438" calcext:value-type="float">
            <text:p>54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71" calcext:value-type="float">
            <text:p>247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  <table:table-cell office:value-type="float" office:value="5165" calcext:value-type="float">
            <text:p>516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896" calcext:value-type="float">
            <text:p>63896</text:p>
          </table:table-cell>
          <table:table-cell office:value-type="float" office:value="240575" calcext:value-type="float">
            <text:p>240575</text:p>
          </table:table-cell>
          <table:table-cell office:value-type="float" office:value="12869" calcext:value-type="float">
            <text:p>12869</text:p>
          </table:table-cell>
          <table:table-cell office:value-type="float" office:value="5338" calcext:value-type="float">
            <text:p>533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98" calcext:value-type="float">
            <text:p>289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3896" calcext:value-type="float">
            <text:p>63896</text:p>
          </table:table-cell>
          <table:table-cell office:value-type="float" office:value="240575" calcext:value-type="float">
            <text:p>240575</text:p>
          </table:table-cell>
          <table:table-cell office:value-type="float" office:value="12869" calcext:value-type="float">
            <text:p>12869</text:p>
          </table:table-cell>
          <table:table-cell office:value-type="float" office:value="5338" calcext:value-type="float">
            <text:p>533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98" calcext:value-type="float">
            <text:p>289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586" calcext:value-type="float">
            <text:p>63586</text:p>
          </table:table-cell>
          <table:table-cell office:value-type="float" office:value="226675" calcext:value-type="float">
            <text:p>226675</text:p>
          </table:table-cell>
          <table:table-cell office:value-type="float" office:value="20793" calcext:value-type="float">
            <text:p>20793</text:p>
          </table:table-cell>
          <table:table-cell office:value-type="float" office:value="5857" calcext:value-type="float">
            <text:p>585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628" calcext:value-type="float">
            <text:p>262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8485" calcext:value-type="float">
            <text:p>8485</text:p>
          </table:table-cell>
          <table:table-cell office:value-type="float" office:value="0" calcext:value-type="float">
            <text:p>0</text:p>
          </table:table-cell>
          <table:table-cell office:value-type="float" office:value="5546" calcext:value-type="float">
            <text:p>5546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3586" calcext:value-type="float">
            <text:p>63586</text:p>
          </table:table-cell>
          <table:table-cell office:value-type="float" office:value="226675" calcext:value-type="float">
            <text:p>226675</text:p>
          </table:table-cell>
          <table:table-cell office:value-type="float" office:value="20793" calcext:value-type="float">
            <text:p>20793</text:p>
          </table:table-cell>
          <table:table-cell office:value-type="float" office:value="5857" calcext:value-type="float">
            <text:p>585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628" calcext:value-type="float">
            <text:p>262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8485" calcext:value-type="float">
            <text:p>8485</text:p>
          </table:table-cell>
          <table:table-cell office:value-type="float" office:value="0" calcext:value-type="float">
            <text:p>0</text:p>
          </table:table-cell>
          <table:table-cell office:value-type="float" office:value="5546" calcext:value-type="float">
            <text:p>5546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976" calcext:value-type="float">
            <text:p>59976</text:p>
          </table:table-cell>
          <table:table-cell office:value-type="float" office:value="238335" calcext:value-type="float">
            <text:p>238335</text:p>
          </table:table-cell>
          <table:table-cell office:value-type="float" office:value="10553" calcext:value-type="float">
            <text:p>10553</text:p>
          </table:table-cell>
          <table:table-cell office:value-type="float" office:value="6821" calcext:value-type="float">
            <text:p>68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921" calcext:value-type="float">
            <text:p>192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616" calcext:value-type="float">
            <text:p>3616</text:p>
          </table:table-cell>
          <table:table-cell office:value-type="float" office:value="0" calcext:value-type="float">
            <text:p>0</text:p>
          </table:table-cell>
          <table:table-cell office:value-type="float" office:value="6487" calcext:value-type="float">
            <text:p>6487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9976" calcext:value-type="float">
            <text:p>59976</text:p>
          </table:table-cell>
          <table:table-cell office:value-type="float" office:value="238335" calcext:value-type="float">
            <text:p>238335</text:p>
          </table:table-cell>
          <table:table-cell office:value-type="float" office:value="10553" calcext:value-type="float">
            <text:p>10553</text:p>
          </table:table-cell>
          <table:table-cell office:value-type="float" office:value="6821" calcext:value-type="float">
            <text:p>68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921" calcext:value-type="float">
            <text:p>192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616" calcext:value-type="float">
            <text:p>3616</text:p>
          </table:table-cell>
          <table:table-cell office:value-type="float" office:value="0" calcext:value-type="float">
            <text:p>0</text:p>
          </table:table-cell>
          <table:table-cell office:value-type="float" office:value="6487" calcext:value-type="float">
            <text:p>6487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477" calcext:value-type="float">
            <text:p>53477</text:p>
          </table:table-cell>
          <table:table-cell office:value-type="float" office:value="178197" calcext:value-type="float">
            <text:p>178197</text:p>
          </table:table-cell>
          <table:table-cell office:value-type="float" office:value="14143" calcext:value-type="float">
            <text:p>14143</text:p>
          </table:table-cell>
          <table:table-cell office:value-type="float" office:value="7143" calcext:value-type="float">
            <text:p>714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442" calcext:value-type="float">
            <text:p>244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842" calcext:value-type="float">
            <text:p>3842</text:p>
          </table:table-cell>
          <table:table-cell office:value-type="float" office:value="0" calcext:value-type="float">
            <text:p>0</text:p>
          </table:table-cell>
          <table:table-cell office:value-type="float" office:value="6731" calcext:value-type="float">
            <text:p>6731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3477" calcext:value-type="float">
            <text:p>53477</text:p>
          </table:table-cell>
          <table:table-cell office:value-type="float" office:value="178197" calcext:value-type="float">
            <text:p>178197</text:p>
          </table:table-cell>
          <table:table-cell office:value-type="float" office:value="14143" calcext:value-type="float">
            <text:p>14143</text:p>
          </table:table-cell>
          <table:table-cell office:value-type="float" office:value="7143" calcext:value-type="float">
            <text:p>714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442" calcext:value-type="float">
            <text:p>244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842" calcext:value-type="float">
            <text:p>3842</text:p>
          </table:table-cell>
          <table:table-cell office:value-type="float" office:value="0" calcext:value-type="float">
            <text:p>0</text:p>
          </table:table-cell>
          <table:table-cell office:value-type="float" office:value="6731" calcext:value-type="float">
            <text:p>6731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232" calcext:value-type="float">
            <text:p>52232</text:p>
          </table:table-cell>
          <table:table-cell office:value-type="float" office:value="201498" calcext:value-type="float">
            <text:p>201498</text:p>
          </table:table-cell>
          <table:table-cell office:value-type="float" office:value="11372" calcext:value-type="float">
            <text:p>11372</text:p>
          </table:table-cell>
          <table:table-cell office:value-type="float" office:value="6174" calcext:value-type="float">
            <text:p>617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193" calcext:value-type="float">
            <text:p>219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  <table:table-cell office:value-type="float" office:value="5925" calcext:value-type="float">
            <text:p>592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2232" calcext:value-type="float">
            <text:p>52232</text:p>
          </table:table-cell>
          <table:table-cell office:value-type="float" office:value="201498" calcext:value-type="float">
            <text:p>201498</text:p>
          </table:table-cell>
          <table:table-cell office:value-type="float" office:value="11372" calcext:value-type="float">
            <text:p>11372</text:p>
          </table:table-cell>
          <table:table-cell office:value-type="float" office:value="6174" calcext:value-type="float">
            <text:p>617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193" calcext:value-type="float">
            <text:p>219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  <table:table-cell office:value-type="float" office:value="5925" calcext:value-type="float">
            <text:p>592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601" calcext:value-type="float">
            <text:p>68601</text:p>
          </table:table-cell>
          <table:table-cell office:value-type="float" office:value="271580" calcext:value-type="float">
            <text:p>271580</text:p>
          </table:table-cell>
          <table:table-cell office:value-type="float" office:value="11837" calcext:value-type="float">
            <text:p>11837</text:p>
          </table:table-cell>
          <table:table-cell office:value-type="float" office:value="5561" calcext:value-type="float">
            <text:p>556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422" calcext:value-type="float">
            <text:p>242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625" calcext:value-type="float">
            <text:p>3625</text:p>
          </table:table-cell>
          <table:table-cell office:value-type="float" office:value="0" calcext:value-type="float">
            <text:p>0</text:p>
          </table:table-cell>
          <table:table-cell office:value-type="float" office:value="5269" calcext:value-type="float">
            <text:p>526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8601" calcext:value-type="float">
            <text:p>68601</text:p>
          </table:table-cell>
          <table:table-cell office:value-type="float" office:value="271580" calcext:value-type="float">
            <text:p>271580</text:p>
          </table:table-cell>
          <table:table-cell office:value-type="float" office:value="11837" calcext:value-type="float">
            <text:p>11837</text:p>
          </table:table-cell>
          <table:table-cell office:value-type="float" office:value="5561" calcext:value-type="float">
            <text:p>556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422" calcext:value-type="float">
            <text:p>242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625" calcext:value-type="float">
            <text:p>3625</text:p>
          </table:table-cell>
          <table:table-cell office:value-type="float" office:value="0" calcext:value-type="float">
            <text:p>0</text:p>
          </table:table-cell>
          <table:table-cell office:value-type="float" office:value="5269" calcext:value-type="float">
            <text:p>526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466" calcext:value-type="float">
            <text:p>45466</text:p>
          </table:table-cell>
          <table:table-cell office:value-type="float" office:value="220383" calcext:value-type="float">
            <text:p>220383</text:p>
          </table:table-cell>
          <table:table-cell office:value-type="float" office:value="13226" calcext:value-type="float">
            <text:p>13226</text:p>
          </table:table-cell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681" calcext:value-type="float">
            <text:p>168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office:value-type="float" office:value="4487" calcext:value-type="float">
            <text:p>4487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5466" calcext:value-type="float">
            <text:p>45466</text:p>
          </table:table-cell>
          <table:table-cell office:value-type="float" office:value="220383" calcext:value-type="float">
            <text:p>220383</text:p>
          </table:table-cell>
          <table:table-cell office:value-type="float" office:value="13226" calcext:value-type="float">
            <text:p>13226</text:p>
          </table:table-cell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681" calcext:value-type="float">
            <text:p>168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office:value-type="float" office:value="4487" calcext:value-type="float">
            <text:p>4487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404" calcext:value-type="float">
            <text:p>59404</text:p>
          </table:table-cell>
          <table:table-cell office:value-type="float" office:value="228525" calcext:value-type="float">
            <text:p>228525</text:p>
          </table:table-cell>
          <table:table-cell office:value-type="float" office:value="18475" calcext:value-type="float">
            <text:p>18475</text:p>
          </table:table-cell>
          <table:table-cell office:value-type="float" office:value="6034" calcext:value-type="float">
            <text:p>603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849" calcext:value-type="float">
            <text:p>184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757" calcext:value-type="float">
            <text:p>8757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9404" calcext:value-type="float">
            <text:p>59404</text:p>
          </table:table-cell>
          <table:table-cell office:value-type="float" office:value="228525" calcext:value-type="float">
            <text:p>228525</text:p>
          </table:table-cell>
          <table:table-cell office:value-type="float" office:value="18475" calcext:value-type="float">
            <text:p>18475</text:p>
          </table:table-cell>
          <table:table-cell office:value-type="float" office:value="6034" calcext:value-type="float">
            <text:p>603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849" calcext:value-type="float">
            <text:p>184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757" calcext:value-type="float">
            <text:p>8757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777" calcext:value-type="float">
            <text:p>48777</text:p>
          </table:table-cell>
          <table:table-cell office:value-type="float" office:value="219651" calcext:value-type="float">
            <text:p>219651</text:p>
          </table:table-cell>
          <table:table-cell office:value-type="float" office:value="10811" calcext:value-type="float">
            <text:p>10811</text:p>
          </table:table-cell>
          <table:table-cell office:value-type="float" office:value="5332" calcext:value-type="float">
            <text:p>533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1817" calcext:value-type="float">
            <text:p>18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 office:value-type="float" office:value="5003" calcext:value-type="float">
            <text:p>5003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8777" calcext:value-type="float">
            <text:p>48777</text:p>
          </table:table-cell>
          <table:table-cell office:value-type="float" office:value="219651" calcext:value-type="float">
            <text:p>219651</text:p>
          </table:table-cell>
          <table:table-cell office:value-type="float" office:value="10811" calcext:value-type="float">
            <text:p>10811</text:p>
          </table:table-cell>
          <table:table-cell office:value-type="float" office:value="5332" calcext:value-type="float">
            <text:p>533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1817" calcext:value-type="float">
            <text:p>18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 office:value-type="float" office:value="5003" calcext:value-type="float">
            <text:p>5003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float" office:value="233753" calcext:value-type="float">
            <text:p>233753</text:p>
          </table:table-cell>
          <table:table-cell office:value-type="float" office:value="18477" calcext:value-type="float">
            <text:p>18477</text:p>
          </table:table-cell>
          <table:table-cell office:value-type="float" office:value="5842" calcext:value-type="float">
            <text:p>584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0725" calcext:value-type="float">
            <text:p>10725</text:p>
          </table:table-cell>
          <table:table-cell office:value-type="float" office:value="0" calcext:value-type="float">
            <text:p>0</text:p>
          </table:table-cell>
          <table:table-cell office:value-type="float" office:value="5505" calcext:value-type="float">
            <text:p>5505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5734" calcext:value-type="float">
            <text:p>45734</text:p>
          </table:table-cell>
          <table:table-cell office:value-type="float" office:value="233753" calcext:value-type="float">
            <text:p>233753</text:p>
          </table:table-cell>
          <table:table-cell office:value-type="float" office:value="18477" calcext:value-type="float">
            <text:p>18477</text:p>
          </table:table-cell>
          <table:table-cell office:value-type="float" office:value="5842" calcext:value-type="float">
            <text:p>584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0725" calcext:value-type="float">
            <text:p>10725</text:p>
          </table:table-cell>
          <table:table-cell office:value-type="float" office:value="0" calcext:value-type="float">
            <text:p>0</text:p>
          </table:table-cell>
          <table:table-cell office:value-type="float" office:value="5505" calcext:value-type="float">
            <text:p>5505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877" calcext:value-type="float">
            <text:p>73877</text:p>
          </table:table-cell>
          <table:table-cell office:value-type="float" office:value="246422" calcext:value-type="float">
            <text:p>246422</text:p>
          </table:table-cell>
          <table:table-cell office:value-type="float" office:value="12934" calcext:value-type="float">
            <text:p>12934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2499" calcext:value-type="float">
            <text:p>249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416" calcext:value-type="float">
            <text:p>4416</text:p>
          </table:table-cell>
          <table:table-cell office:value-type="float" office:value="0" calcext:value-type="float">
            <text:p>0</text:p>
          </table:table-cell>
          <table:table-cell office:value-type="float" office:value="5325" calcext:value-type="float">
            <text:p>5325</text:p>
          </table:table-cell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3877" calcext:value-type="float">
            <text:p>73877</text:p>
          </table:table-cell>
          <table:table-cell office:value-type="float" office:value="246422" calcext:value-type="float">
            <text:p>246422</text:p>
          </table:table-cell>
          <table:table-cell office:value-type="float" office:value="12934" calcext:value-type="float">
            <text:p>12934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2499" calcext:value-type="float">
            <text:p>249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416" calcext:value-type="float">
            <text:p>4416</text:p>
          </table:table-cell>
          <table:table-cell office:value-type="float" office:value="0" calcext:value-type="float">
            <text:p>0</text:p>
          </table:table-cell>
          <table:table-cell office:value-type="float" office:value="5325" calcext:value-type="float">
            <text:p>5325</text:p>
          </table:table-cell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676" calcext:value-type="float">
            <text:p>56676</text:p>
          </table:table-cell>
          <table:table-cell office:value-type="float" office:value="239490" calcext:value-type="float">
            <text:p>239490</text:p>
          </table:table-cell>
          <table:table-cell office:value-type="float" office:value="23822" calcext:value-type="float">
            <text:p>23822</text:p>
          </table:table-cell>
          <table:table-cell office:value-type="float" office:value="6794" calcext:value-type="float">
            <text:p>679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920" calcext:value-type="float">
            <text:p>292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1389" calcext:value-type="float">
            <text:p>11389</text:p>
          </table:table-cell>
          <table:table-cell office:value-type="float" office:value="0" calcext:value-type="float">
            <text:p>0</text:p>
          </table:table-cell>
          <table:table-cell office:value-type="float" office:value="6480" calcext:value-type="float">
            <text:p>6480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6676" calcext:value-type="float">
            <text:p>56676</text:p>
          </table:table-cell>
          <table:table-cell office:value-type="float" office:value="239490" calcext:value-type="float">
            <text:p>239490</text:p>
          </table:table-cell>
          <table:table-cell office:value-type="float" office:value="23822" calcext:value-type="float">
            <text:p>23822</text:p>
          </table:table-cell>
          <table:table-cell office:value-type="float" office:value="6794" calcext:value-type="float">
            <text:p>679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920" calcext:value-type="float">
            <text:p>292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1389" calcext:value-type="float">
            <text:p>11389</text:p>
          </table:table-cell>
          <table:table-cell office:value-type="float" office:value="0" calcext:value-type="float">
            <text:p>0</text:p>
          </table:table-cell>
          <table:table-cell office:value-type="float" office:value="6480" calcext:value-type="float">
            <text:p>6480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103" calcext:value-type="float">
            <text:p>50103</text:p>
          </table:table-cell>
          <table:table-cell office:value-type="float" office:value="199871" calcext:value-type="float">
            <text:p>199871</text:p>
          </table:table-cell>
          <table:table-cell office:value-type="float" office:value="10378" calcext:value-type="float">
            <text:p>10378</text:p>
          </table:table-cell>
          <table:table-cell office:value-type="float" office:value="4876" calcext:value-type="float">
            <text:p>48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88" calcext:value-type="float">
            <text:p>218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float" office:value="4594" calcext:value-type="float">
            <text:p>4594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0103" calcext:value-type="float">
            <text:p>50103</text:p>
          </table:table-cell>
          <table:table-cell office:value-type="float" office:value="199871" calcext:value-type="float">
            <text:p>199871</text:p>
          </table:table-cell>
          <table:table-cell office:value-type="float" office:value="10378" calcext:value-type="float">
            <text:p>10378</text:p>
          </table:table-cell>
          <table:table-cell office:value-type="float" office:value="4876" calcext:value-type="float">
            <text:p>48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88" calcext:value-type="float">
            <text:p>218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float" office:value="4594" calcext:value-type="float">
            <text:p>4594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465" calcext:value-type="float">
            <text:p>61465</text:p>
          </table:table-cell>
          <table:table-cell office:value-type="float" office:value="304246" calcext:value-type="float">
            <text:p>304246</text:p>
          </table:table-cell>
          <table:table-cell office:value-type="float" office:value="14177" calcext:value-type="float">
            <text:p>14177</text:p>
          </table:table-cell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85" calcext:value-type="float">
            <text:p>278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  <table:table-cell office:value-type="float" office:value="5637" calcext:value-type="float">
            <text:p>5637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1465" calcext:value-type="float">
            <text:p>61465</text:p>
          </table:table-cell>
          <table:table-cell office:value-type="float" office:value="304246" calcext:value-type="float">
            <text:p>304246</text:p>
          </table:table-cell>
          <table:table-cell office:value-type="float" office:value="14177" calcext:value-type="float">
            <text:p>14177</text:p>
          </table:table-cell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85" calcext:value-type="float">
            <text:p>278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  <table:table-cell office:value-type="float" office:value="5637" calcext:value-type="float">
            <text:p>5637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724" calcext:value-type="float">
            <text:p>51724</text:p>
          </table:table-cell>
          <table:table-cell office:value-type="float" office:value="234869" calcext:value-type="float">
            <text:p>234869</text:p>
          </table:table-cell>
          <table:table-cell office:value-type="float" office:value="10428" calcext:value-type="float">
            <text:p>10428</text:p>
          </table:table-cell>
          <table:table-cell office:value-type="float" office:value="5806" calcext:value-type="float">
            <text:p>580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63" calcext:value-type="float">
            <text:p>216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401" calcext:value-type="float">
            <text:p>3401</text:p>
          </table:table-cell>
          <table:table-cell office:value-type="float" office:value="0" calcext:value-type="float">
            <text:p>0</text:p>
          </table:table-cell>
          <table:table-cell office:value-type="float" office:value="5467" calcext:value-type="float">
            <text:p>5467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1724" calcext:value-type="float">
            <text:p>51724</text:p>
          </table:table-cell>
          <table:table-cell office:value-type="float" office:value="234869" calcext:value-type="float">
            <text:p>234869</text:p>
          </table:table-cell>
          <table:table-cell office:value-type="float" office:value="10428" calcext:value-type="float">
            <text:p>10428</text:p>
          </table:table-cell>
          <table:table-cell office:value-type="float" office:value="5806" calcext:value-type="float">
            <text:p>580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63" calcext:value-type="float">
            <text:p>216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401" calcext:value-type="float">
            <text:p>3401</text:p>
          </table:table-cell>
          <table:table-cell office:value-type="float" office:value="0" calcext:value-type="float">
            <text:p>0</text:p>
          </table:table-cell>
          <table:table-cell office:value-type="float" office:value="5467" calcext:value-type="float">
            <text:p>5467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float" office:value="230031" calcext:value-type="float">
            <text:p>230031</text:p>
          </table:table-cell>
          <table:table-cell office:value-type="float" office:value="14102" calcext:value-type="float">
            <text:p>14102</text:p>
          </table:table-cell>
          <table:table-cell office:value-type="float" office:value="6123" calcext:value-type="float">
            <text:p>61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21" calcext:value-type="float">
            <text:p>17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  <table:table-cell office:value-type="float" office:value="5729" calcext:value-type="float">
            <text:p>5729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5866" calcext:value-type="float">
            <text:p>45866</text:p>
          </table:table-cell>
          <table:table-cell office:value-type="float" office:value="230031" calcext:value-type="float">
            <text:p>230031</text:p>
          </table:table-cell>
          <table:table-cell office:value-type="float" office:value="14102" calcext:value-type="float">
            <text:p>14102</text:p>
          </table:table-cell>
          <table:table-cell office:value-type="float" office:value="6123" calcext:value-type="float">
            <text:p>61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21" calcext:value-type="float">
            <text:p>17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  <table:table-cell office:value-type="float" office:value="5729" calcext:value-type="float">
            <text:p>5729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827" calcext:value-type="float">
            <text:p>44827</text:p>
          </table:table-cell>
          <table:table-cell office:value-type="float" office:value="193506" calcext:value-type="float">
            <text:p>193506</text:p>
          </table:table-cell>
          <table:table-cell office:value-type="float" office:value="23573" calcext:value-type="float">
            <text:p>23573</text:p>
          </table:table-cell>
          <table:table-cell office:value-type="float" office:value="7307" calcext:value-type="float">
            <text:p>730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881" calcext:value-type="float">
            <text:p>10881</text:p>
          </table:table-cell>
          <table:table-cell office:value-type="float" office:value="0" calcext:value-type="float">
            <text:p>0</text:p>
          </table:table-cell>
          <table:table-cell office:value-type="float" office:value="6813" calcext:value-type="float">
            <text:p>6813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44827" calcext:value-type="float">
            <text:p>44827</text:p>
          </table:table-cell>
          <table:table-cell office:value-type="float" office:value="193506" calcext:value-type="float">
            <text:p>193506</text:p>
          </table:table-cell>
          <table:table-cell office:value-type="float" office:value="23573" calcext:value-type="float">
            <text:p>23573</text:p>
          </table:table-cell>
          <table:table-cell office:value-type="float" office:value="7307" calcext:value-type="float">
            <text:p>730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881" calcext:value-type="float">
            <text:p>10881</text:p>
          </table:table-cell>
          <table:table-cell office:value-type="float" office:value="0" calcext:value-type="float">
            <text:p>0</text:p>
          </table:table-cell>
          <table:table-cell office:value-type="float" office:value="6813" calcext:value-type="float">
            <text:p>6813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369" calcext:value-type="float">
            <text:p>49369</text:p>
          </table:table-cell>
          <table:table-cell office:value-type="float" office:value="219741" calcext:value-type="float">
            <text:p>219741</text:p>
          </table:table-cell>
          <table:table-cell office:value-type="float" office:value="10360" calcext:value-type="float">
            <text:p>10360</text:p>
          </table:table-cell>
          <table:table-cell office:value-type="float" office:value="5731" calcext:value-type="float">
            <text:p>57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05" calcext:value-type="float">
            <text:p>230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5456" calcext:value-type="float">
            <text:p>545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9369" calcext:value-type="float">
            <text:p>49369</text:p>
          </table:table-cell>
          <table:table-cell office:value-type="float" office:value="219741" calcext:value-type="float">
            <text:p>219741</text:p>
          </table:table-cell>
          <table:table-cell office:value-type="float" office:value="10360" calcext:value-type="float">
            <text:p>10360</text:p>
          </table:table-cell>
          <table:table-cell office:value-type="float" office:value="5731" calcext:value-type="float">
            <text:p>57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05" calcext:value-type="float">
            <text:p>230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5456" calcext:value-type="float">
            <text:p>545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float" office:value="181095" calcext:value-type="float">
            <text:p>181095</text:p>
          </table:table-cell>
          <table:table-cell office:value-type="float" office:value="19851" calcext:value-type="float">
            <text:p>19851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565" calcext:value-type="float">
            <text:p>256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1073" calcext:value-type="float">
            <text:p>11073</text:p>
          </table:table-cell>
          <table:table-cell office:value-type="float" office:value="0" calcext:value-type="float">
            <text:p>0</text:p>
          </table:table-cell>
          <table:table-cell office:value-type="float" office:value="5481" calcext:value-type="float">
            <text:p>5481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61315" calcext:value-type="float">
            <text:p>61315</text:p>
          </table:table-cell>
          <table:table-cell office:value-type="float" office:value="181095" calcext:value-type="float">
            <text:p>181095</text:p>
          </table:table-cell>
          <table:table-cell office:value-type="float" office:value="19851" calcext:value-type="float">
            <text:p>19851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565" calcext:value-type="float">
            <text:p>256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1073" calcext:value-type="float">
            <text:p>11073</text:p>
          </table:table-cell>
          <table:table-cell office:value-type="float" office:value="0" calcext:value-type="float">
            <text:p>0</text:p>
          </table:table-cell>
          <table:table-cell office:value-type="float" office:value="5481" calcext:value-type="float">
            <text:p>5481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722" calcext:value-type="float">
            <text:p>44722</text:p>
          </table:table-cell>
          <table:table-cell office:value-type="float" office:value="224016" calcext:value-type="float">
            <text:p>224016</text:p>
          </table:table-cell>
          <table:table-cell office:value-type="float" office:value="16147" calcext:value-type="float">
            <text:p>16147</text:p>
          </table:table-cell>
          <table:table-cell office:value-type="float" office:value="7353" calcext:value-type="float">
            <text:p>73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333" calcext:value-type="float">
            <text:p>233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364" calcext:value-type="float">
            <text:p>5364</text:p>
          </table:table-cell>
          <table:table-cell office:value-type="float" office:value="0" calcext:value-type="float">
            <text:p>0</text:p>
          </table:table-cell>
          <table:table-cell office:value-type="float" office:value="6896" calcext:value-type="float">
            <text:p>689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4722" calcext:value-type="float">
            <text:p>44722</text:p>
          </table:table-cell>
          <table:table-cell office:value-type="float" office:value="224016" calcext:value-type="float">
            <text:p>224016</text:p>
          </table:table-cell>
          <table:table-cell office:value-type="float" office:value="16147" calcext:value-type="float">
            <text:p>16147</text:p>
          </table:table-cell>
          <table:table-cell office:value-type="float" office:value="7353" calcext:value-type="float">
            <text:p>73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333" calcext:value-type="float">
            <text:p>233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364" calcext:value-type="float">
            <text:p>5364</text:p>
          </table:table-cell>
          <table:table-cell office:value-type="float" office:value="0" calcext:value-type="float">
            <text:p>0</text:p>
          </table:table-cell>
          <table:table-cell office:value-type="float" office:value="6896" calcext:value-type="float">
            <text:p>689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781" calcext:value-type="float">
            <text:p>55781</text:p>
          </table:table-cell>
          <table:table-cell office:value-type="float" office:value="215166" calcext:value-type="float">
            <text:p>215166</text:p>
          </table:table-cell>
          <table:table-cell office:value-type="float" office:value="30988" calcext:value-type="float">
            <text:p>30988</text:p>
          </table:table-cell>
          <table:table-cell office:value-type="float" office:value="5514" calcext:value-type="float">
            <text:p>551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708" calcext:value-type="float">
            <text:p>270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6756" calcext:value-type="float">
            <text:p>16756</text:p>
          </table:table-cell>
          <table:table-cell office:value-type="float" office:value="0" calcext:value-type="float">
            <text:p>0</text:p>
          </table:table-cell>
          <table:table-cell office:value-type="float" office:value="5180" calcext:value-type="float">
            <text:p>518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5781" calcext:value-type="float">
            <text:p>55781</text:p>
          </table:table-cell>
          <table:table-cell office:value-type="float" office:value="215166" calcext:value-type="float">
            <text:p>215166</text:p>
          </table:table-cell>
          <table:table-cell office:value-type="float" office:value="30988" calcext:value-type="float">
            <text:p>30988</text:p>
          </table:table-cell>
          <table:table-cell office:value-type="float" office:value="5514" calcext:value-type="float">
            <text:p>551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708" calcext:value-type="float">
            <text:p>270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6756" calcext:value-type="float">
            <text:p>16756</text:p>
          </table:table-cell>
          <table:table-cell office:value-type="float" office:value="0" calcext:value-type="float">
            <text:p>0</text:p>
          </table:table-cell>
          <table:table-cell office:value-type="float" office:value="5180" calcext:value-type="float">
            <text:p>518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865" calcext:value-type="float">
            <text:p>55865</text:p>
          </table:table-cell>
          <table:table-cell office:value-type="float" office:value="269841" calcext:value-type="float">
            <text:p>269841</text:p>
          </table:table-cell>
          <table:table-cell office:value-type="float" office:value="15693" calcext:value-type="float">
            <text:p>15693</text:p>
          </table:table-cell>
          <table:table-cell office:value-type="float" office:value="6472" calcext:value-type="float">
            <text:p>647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182" calcext:value-type="float">
            <text:p>218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office:value-type="float" office:value="6183" calcext:value-type="float">
            <text:p>6183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5865" calcext:value-type="float">
            <text:p>55865</text:p>
          </table:table-cell>
          <table:table-cell office:value-type="float" office:value="269841" calcext:value-type="float">
            <text:p>269841</text:p>
          </table:table-cell>
          <table:table-cell office:value-type="float" office:value="15693" calcext:value-type="float">
            <text:p>15693</text:p>
          </table:table-cell>
          <table:table-cell office:value-type="float" office:value="6472" calcext:value-type="float">
            <text:p>647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182" calcext:value-type="float">
            <text:p>218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office:value-type="float" office:value="6183" calcext:value-type="float">
            <text:p>6183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498" calcext:value-type="float">
            <text:p>71498</text:p>
          </table:table-cell>
          <table:table-cell office:value-type="float" office:value="197096" calcext:value-type="float">
            <text:p>197096</text:p>
          </table:table-cell>
          <table:table-cell office:value-type="float" office:value="15527" calcext:value-type="float">
            <text:p>15527</text:p>
          </table:table-cell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533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71498" calcext:value-type="float">
            <text:p>71498</text:p>
          </table:table-cell>
          <table:table-cell office:value-type="float" office:value="197096" calcext:value-type="float">
            <text:p>197096</text:p>
          </table:table-cell>
          <table:table-cell office:value-type="float" office:value="15527" calcext:value-type="float">
            <text:p>15527</text:p>
          </table:table-cell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533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float" office:value="230018" calcext:value-type="float">
            <text:p>230018</text:p>
          </table:table-cell>
          <table:table-cell office:value-type="float" office:value="10465" calcext:value-type="float">
            <text:p>10465</text:p>
          </table:table-cell>
          <table:table-cell office:value-type="float" office:value="6055" calcext:value-type="float">
            <text:p>605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5683" calcext:value-type="float">
            <text:p>5683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4425" calcext:value-type="float">
            <text:p>44425</text:p>
          </table:table-cell>
          <table:table-cell office:value-type="float" office:value="230018" calcext:value-type="float">
            <text:p>230018</text:p>
          </table:table-cell>
          <table:table-cell office:value-type="float" office:value="10465" calcext:value-type="float">
            <text:p>10465</text:p>
          </table:table-cell>
          <table:table-cell office:value-type="float" office:value="6055" calcext:value-type="float">
            <text:p>605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5683" calcext:value-type="float">
            <text:p>5683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344" calcext:value-type="float">
            <text:p>64344</text:p>
          </table:table-cell>
          <table:table-cell office:value-type="float" office:value="237130" calcext:value-type="float">
            <text:p>237130</text:p>
          </table:table-cell>
          <table:table-cell office:value-type="float" office:value="21245" calcext:value-type="float">
            <text:p>21245</text:p>
          </table:table-cell>
          <table:table-cell office:value-type="float" office:value="6092" calcext:value-type="float">
            <text:p>609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55" calcext:value-type="float">
            <text:p>245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0448" calcext:value-type="float">
            <text:p>10448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4344" calcext:value-type="float">
            <text:p>64344</text:p>
          </table:table-cell>
          <table:table-cell office:value-type="float" office:value="237130" calcext:value-type="float">
            <text:p>237130</text:p>
          </table:table-cell>
          <table:table-cell office:value-type="float" office:value="21245" calcext:value-type="float">
            <text:p>21245</text:p>
          </table:table-cell>
          <table:table-cell office:value-type="float" office:value="6092" calcext:value-type="float">
            <text:p>609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55" calcext:value-type="float">
            <text:p>245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0448" calcext:value-type="float">
            <text:p>10448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422" calcext:value-type="float">
            <text:p>4542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1983" calcext:value-type="float">
            <text:p>11983</text:p>
          </table:table-cell>
          <table:table-cell office:value-type="float" office:value="5735" calcext:value-type="float">
            <text:p>573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435" calcext:value-type="float">
            <text:p>243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517" calcext:value-type="float">
            <text:p>3517</text:p>
          </table:table-cell>
          <table:table-cell office:value-type="float" office:value="0" calcext:value-type="float">
            <text:p>0</text:p>
          </table:table-cell>
          <table:table-cell office:value-type="float" office:value="5434" calcext:value-type="float">
            <text:p>5434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5422" calcext:value-type="float">
            <text:p>4542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1983" calcext:value-type="float">
            <text:p>11983</text:p>
          </table:table-cell>
          <table:table-cell office:value-type="float" office:value="5735" calcext:value-type="float">
            <text:p>573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435" calcext:value-type="float">
            <text:p>243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517" calcext:value-type="float">
            <text:p>3517</text:p>
          </table:table-cell>
          <table:table-cell office:value-type="float" office:value="0" calcext:value-type="float">
            <text:p>0</text:p>
          </table:table-cell>
          <table:table-cell office:value-type="float" office:value="5434" calcext:value-type="float">
            <text:p>5434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904" calcext:value-type="float">
            <text:p>45904</text:p>
          </table:table-cell>
          <table:table-cell office:value-type="float" office:value="278608" calcext:value-type="float">
            <text:p>278608</text:p>
          </table:table-cell>
          <table:table-cell office:value-type="float" office:value="12621" calcext:value-type="float">
            <text:p>12621</text:p>
          </table:table-cell>
          <table:table-cell office:value-type="float" office:value="5449" calcext:value-type="float">
            <text:p>544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57" calcext:value-type="float">
            <text:p>235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797" calcext:value-type="float">
            <text:p>3797</text:p>
          </table:table-cell>
          <table:table-cell office:value-type="float" office:value="0" calcext:value-type="float">
            <text:p>0</text:p>
          </table:table-cell>
          <table:table-cell office:value-type="float" office:value="5090" calcext:value-type="float">
            <text:p>5090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5904" calcext:value-type="float">
            <text:p>45904</text:p>
          </table:table-cell>
          <table:table-cell office:value-type="float" office:value="278608" calcext:value-type="float">
            <text:p>278608</text:p>
          </table:table-cell>
          <table:table-cell office:value-type="float" office:value="12621" calcext:value-type="float">
            <text:p>12621</text:p>
          </table:table-cell>
          <table:table-cell office:value-type="float" office:value="5449" calcext:value-type="float">
            <text:p>544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57" calcext:value-type="float">
            <text:p>235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797" calcext:value-type="float">
            <text:p>3797</text:p>
          </table:table-cell>
          <table:table-cell office:value-type="float" office:value="0" calcext:value-type="float">
            <text:p>0</text:p>
          </table:table-cell>
          <table:table-cell office:value-type="float" office:value="5090" calcext:value-type="float">
            <text:p>5090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433" calcext:value-type="float">
            <text:p>56433</text:p>
          </table:table-cell>
          <table:table-cell office:value-type="float" office:value="214258" calcext:value-type="float">
            <text:p>214258</text:p>
          </table:table-cell>
          <table:table-cell office:value-type="float" office:value="20675" calcext:value-type="float">
            <text:p>20675</text:p>
          </table:table-cell>
          <table:table-cell office:value-type="float" office:value="6199" calcext:value-type="float">
            <text:p>619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285" calcext:value-type="float">
            <text:p>228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361" calcext:value-type="float">
            <text:p>10361</text:p>
          </table:table-cell>
          <table:table-cell office:value-type="float" office:value="0" calcext:value-type="float">
            <text:p>0</text:p>
          </table:table-cell>
          <table:table-cell office:value-type="float" office:value="5911" calcext:value-type="float">
            <text:p>5911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6433" calcext:value-type="float">
            <text:p>56433</text:p>
          </table:table-cell>
          <table:table-cell office:value-type="float" office:value="214258" calcext:value-type="float">
            <text:p>214258</text:p>
          </table:table-cell>
          <table:table-cell office:value-type="float" office:value="20675" calcext:value-type="float">
            <text:p>20675</text:p>
          </table:table-cell>
          <table:table-cell office:value-type="float" office:value="6199" calcext:value-type="float">
            <text:p>619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285" calcext:value-type="float">
            <text:p>228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361" calcext:value-type="float">
            <text:p>10361</text:p>
          </table:table-cell>
          <table:table-cell office:value-type="float" office:value="0" calcext:value-type="float">
            <text:p>0</text:p>
          </table:table-cell>
          <table:table-cell office:value-type="float" office:value="5911" calcext:value-type="float">
            <text:p>5911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519" calcext:value-type="float">
            <text:p>69519</text:p>
          </table:table-cell>
          <table:table-cell office:value-type="float" office:value="183665" calcext:value-type="float">
            <text:p>183665</text:p>
          </table:table-cell>
          <table:table-cell office:value-type="float" office:value="18707" calcext:value-type="float">
            <text:p>18707</text:p>
          </table:table-cell>
          <table:table-cell office:value-type="float" office:value="7178" calcext:value-type="float">
            <text:p>717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615" calcext:value-type="float">
            <text:p>26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774" calcext:value-type="float">
            <text:p>10774</text:p>
          </table:table-cell>
          <table:table-cell office:value-type="float" office:value="0" calcext:value-type="float">
            <text:p>0</text:p>
          </table:table-cell>
          <table:table-cell office:value-type="float" office:value="6785" calcext:value-type="float">
            <text:p>6785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9519" calcext:value-type="float">
            <text:p>69519</text:p>
          </table:table-cell>
          <table:table-cell office:value-type="float" office:value="183665" calcext:value-type="float">
            <text:p>183665</text:p>
          </table:table-cell>
          <table:table-cell office:value-type="float" office:value="18707" calcext:value-type="float">
            <text:p>18707</text:p>
          </table:table-cell>
          <table:table-cell office:value-type="float" office:value="7178" calcext:value-type="float">
            <text:p>717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615" calcext:value-type="float">
            <text:p>26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774" calcext:value-type="float">
            <text:p>10774</text:p>
          </table:table-cell>
          <table:table-cell office:value-type="float" office:value="0" calcext:value-type="float">
            <text:p>0</text:p>
          </table:table-cell>
          <table:table-cell office:value-type="float" office:value="6785" calcext:value-type="float">
            <text:p>6785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637" calcext:value-type="float">
            <text:p>52637</text:p>
          </table:table-cell>
          <table:table-cell office:value-type="float" office:value="232091" calcext:value-type="float">
            <text:p>232091</text:p>
          </table:table-cell>
          <table:table-cell office:value-type="float" office:value="16486" calcext:value-type="float">
            <text:p>16486</text:p>
          </table:table-cell>
          <table:table-cell office:value-type="float" office:value="5899" calcext:value-type="float">
            <text:p>589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348" calcext:value-type="float">
            <text:p>234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415" calcext:value-type="float">
            <text:p>8415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2637" calcext:value-type="float">
            <text:p>52637</text:p>
          </table:table-cell>
          <table:table-cell office:value-type="float" office:value="232091" calcext:value-type="float">
            <text:p>232091</text:p>
          </table:table-cell>
          <table:table-cell office:value-type="float" office:value="16486" calcext:value-type="float">
            <text:p>16486</text:p>
          </table:table-cell>
          <table:table-cell office:value-type="float" office:value="5899" calcext:value-type="float">
            <text:p>589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348" calcext:value-type="float">
            <text:p>234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415" calcext:value-type="float">
            <text:p>8415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359" calcext:value-type="float">
            <text:p>52359</text:p>
          </table:table-cell>
          <table:table-cell office:value-type="float" office:value="247385" calcext:value-type="float">
            <text:p>247385</text:p>
          </table:table-cell>
          <table:table-cell office:value-type="float" office:value="9759" calcext:value-type="float">
            <text:p>9759</text:p>
          </table:table-cell>
          <table:table-cell office:value-type="float" office:value="4294" calcext:value-type="float">
            <text:p>429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15" calcext:value-type="float">
            <text:p>161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858" calcext:value-type="float">
            <text:p>3858</text:p>
          </table:table-cell>
          <table:table-cell office:value-type="float" office:value="0" calcext:value-type="float">
            <text:p>0</text:p>
          </table:table-cell>
          <table:table-cell office:value-type="float" office:value="4062" calcext:value-type="float">
            <text:p>406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52359" calcext:value-type="float">
            <text:p>52359</text:p>
          </table:table-cell>
          <table:table-cell office:value-type="float" office:value="247385" calcext:value-type="float">
            <text:p>247385</text:p>
          </table:table-cell>
          <table:table-cell office:value-type="float" office:value="9759" calcext:value-type="float">
            <text:p>9759</text:p>
          </table:table-cell>
          <table:table-cell office:value-type="float" office:value="4294" calcext:value-type="float">
            <text:p>429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15" calcext:value-type="float">
            <text:p>161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858" calcext:value-type="float">
            <text:p>3858</text:p>
          </table:table-cell>
          <table:table-cell office:value-type="float" office:value="0" calcext:value-type="float">
            <text:p>0</text:p>
          </table:table-cell>
          <table:table-cell office:value-type="float" office:value="4062" calcext:value-type="float">
            <text:p>406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156" calcext:value-type="float">
            <text:p>56156</text:p>
          </table:table-cell>
          <table:table-cell office:value-type="float" office:value="343228" calcext:value-type="float">
            <text:p>343228</text:p>
          </table:table-cell>
          <table:table-cell office:value-type="float" office:value="12390" calcext:value-type="float">
            <text:p>12390</text:p>
          </table:table-cell>
          <table:table-cell office:value-type="float" office:value="5283" calcext:value-type="float">
            <text:p>528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64" calcext:value-type="float">
            <text:p>276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774" calcext:value-type="float">
            <text:p>3774</text:p>
          </table:table-cell>
          <table:table-cell office:value-type="float" office:value="0" calcext:value-type="float">
            <text:p>0</text:p>
          </table:table-cell>
          <table:table-cell office:value-type="float" office:value="5018" calcext:value-type="float">
            <text:p>5018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6156" calcext:value-type="float">
            <text:p>56156</text:p>
          </table:table-cell>
          <table:table-cell office:value-type="float" office:value="343228" calcext:value-type="float">
            <text:p>343228</text:p>
          </table:table-cell>
          <table:table-cell office:value-type="float" office:value="12390" calcext:value-type="float">
            <text:p>12390</text:p>
          </table:table-cell>
          <table:table-cell office:value-type="float" office:value="5283" calcext:value-type="float">
            <text:p>528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64" calcext:value-type="float">
            <text:p>276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774" calcext:value-type="float">
            <text:p>3774</text:p>
          </table:table-cell>
          <table:table-cell office:value-type="float" office:value="0" calcext:value-type="float">
            <text:p>0</text:p>
          </table:table-cell>
          <table:table-cell office:value-type="float" office:value="5018" calcext:value-type="float">
            <text:p>5018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048" calcext:value-type="float">
            <text:p>45048</text:p>
          </table:table-cell>
          <table:table-cell office:value-type="float" office:value="247098" calcext:value-type="float">
            <text:p>247098</text:p>
          </table:table-cell>
          <table:table-cell office:value-type="float" office:value="12055" calcext:value-type="float">
            <text:p>12055</text:p>
          </table:table-cell>
          <table:table-cell office:value-type="float" office:value="6972" calcext:value-type="float">
            <text:p>697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378" calcext:value-type="float">
            <text:p>237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 office:value-type="float" office:value="6443" calcext:value-type="float">
            <text:p>6443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5048" calcext:value-type="float">
            <text:p>45048</text:p>
          </table:table-cell>
          <table:table-cell office:value-type="float" office:value="247098" calcext:value-type="float">
            <text:p>247098</text:p>
          </table:table-cell>
          <table:table-cell office:value-type="float" office:value="12055" calcext:value-type="float">
            <text:p>12055</text:p>
          </table:table-cell>
          <table:table-cell office:value-type="float" office:value="6972" calcext:value-type="float">
            <text:p>697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378" calcext:value-type="float">
            <text:p>237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 office:value-type="float" office:value="6443" calcext:value-type="float">
            <text:p>6443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475" calcext:value-type="float">
            <text:p>45475</text:p>
          </table:table-cell>
          <table:table-cell office:value-type="float" office:value="210875" calcext:value-type="float">
            <text:p>210875</text:p>
          </table:table-cell>
          <table:table-cell office:value-type="float" office:value="18781" calcext:value-type="float">
            <text:p>18781</text:p>
          </table:table-cell>
          <table:table-cell office:value-type="float" office:value="6796" calcext:value-type="float">
            <text:p>679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08" calcext:value-type="float">
            <text:p>190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303" calcext:value-type="float">
            <text:p>11303</text:p>
          </table:table-cell>
          <table:table-cell office:value-type="float" office:value="0" calcext:value-type="float">
            <text:p>0</text:p>
          </table:table-cell>
          <table:table-cell office:value-type="float" office:value="6458" calcext:value-type="float">
            <text:p>645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5475" calcext:value-type="float">
            <text:p>45475</text:p>
          </table:table-cell>
          <table:table-cell office:value-type="float" office:value="210875" calcext:value-type="float">
            <text:p>210875</text:p>
          </table:table-cell>
          <table:table-cell office:value-type="float" office:value="18781" calcext:value-type="float">
            <text:p>18781</text:p>
          </table:table-cell>
          <table:table-cell office:value-type="float" office:value="6796" calcext:value-type="float">
            <text:p>679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08" calcext:value-type="float">
            <text:p>190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303" calcext:value-type="float">
            <text:p>11303</text:p>
          </table:table-cell>
          <table:table-cell office:value-type="float" office:value="0" calcext:value-type="float">
            <text:p>0</text:p>
          </table:table-cell>
          <table:table-cell office:value-type="float" office:value="6458" calcext:value-type="float">
            <text:p>645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068" calcext:value-type="float">
            <text:p>59068</text:p>
          </table:table-cell>
          <table:table-cell office:value-type="float" office:value="229404" calcext:value-type="float">
            <text:p>229404</text:p>
          </table:table-cell>
          <table:table-cell office:value-type="float" office:value="13421" calcext:value-type="float">
            <text:p>13421</text:p>
          </table:table-cell>
          <table:table-cell office:value-type="float" office:value="4964" calcext:value-type="float">
            <text:p>496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675" calcext:value-type="float">
            <text:p>267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5109" calcext:value-type="float">
            <text:p>5109</text:p>
          </table:table-cell>
          <table:table-cell office:value-type="float" office:value="0" calcext:value-type="float">
            <text:p>0</text:p>
          </table:table-cell>
          <table:table-cell office:value-type="float" office:value="4673" calcext:value-type="float">
            <text:p>4673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9068" calcext:value-type="float">
            <text:p>59068</text:p>
          </table:table-cell>
          <table:table-cell office:value-type="float" office:value="229404" calcext:value-type="float">
            <text:p>229404</text:p>
          </table:table-cell>
          <table:table-cell office:value-type="float" office:value="13421" calcext:value-type="float">
            <text:p>13421</text:p>
          </table:table-cell>
          <table:table-cell office:value-type="float" office:value="4964" calcext:value-type="float">
            <text:p>496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675" calcext:value-type="float">
            <text:p>267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5109" calcext:value-type="float">
            <text:p>5109</text:p>
          </table:table-cell>
          <table:table-cell office:value-type="float" office:value="0" calcext:value-type="float">
            <text:p>0</text:p>
          </table:table-cell>
          <table:table-cell office:value-type="float" office:value="4673" calcext:value-type="float">
            <text:p>4673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185" calcext:value-type="float">
            <text:p>54185</text:p>
          </table:table-cell>
          <table:table-cell office:value-type="float" office:value="236299" calcext:value-type="float">
            <text:p>236299</text:p>
          </table:table-cell>
          <table:table-cell office:value-type="float" office:value="23748" calcext:value-type="float">
            <text:p>23748</text:p>
          </table:table-cell>
          <table:table-cell office:value-type="float" office:value="7111" calcext:value-type="float">
            <text:p>71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299" calcext:value-type="float">
            <text:p>229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196" calcext:value-type="float">
            <text:p>14196</text:p>
          </table:table-cell>
          <table:table-cell office:value-type="float" office:value="0" calcext:value-type="float">
            <text:p>0</text:p>
          </table:table-cell>
          <table:table-cell office:value-type="float" office:value="6850" calcext:value-type="float">
            <text:p>685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4185" calcext:value-type="float">
            <text:p>54185</text:p>
          </table:table-cell>
          <table:table-cell office:value-type="float" office:value="236299" calcext:value-type="float">
            <text:p>236299</text:p>
          </table:table-cell>
          <table:table-cell office:value-type="float" office:value="23748" calcext:value-type="float">
            <text:p>23748</text:p>
          </table:table-cell>
          <table:table-cell office:value-type="float" office:value="7111" calcext:value-type="float">
            <text:p>71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299" calcext:value-type="float">
            <text:p>229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196" calcext:value-type="float">
            <text:p>14196</text:p>
          </table:table-cell>
          <table:table-cell office:value-type="float" office:value="0" calcext:value-type="float">
            <text:p>0</text:p>
          </table:table-cell>
          <table:table-cell office:value-type="float" office:value="6850" calcext:value-type="float">
            <text:p>685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619" calcext:value-type="float">
            <text:p>65619</text:p>
          </table:table-cell>
          <table:table-cell office:value-type="float" office:value="248431" calcext:value-type="float">
            <text:p>248431</text:p>
          </table:table-cell>
          <table:table-cell office:value-type="float" office:value="11118" calcext:value-type="float">
            <text:p>11118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46" calcext:value-type="float">
            <text:p>214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482" calcext:value-type="float">
            <text:p>3482</text:p>
          </table:table-cell>
          <table:table-cell office:value-type="float" office:value="0" calcext:value-type="float">
            <text:p>0</text:p>
          </table:table-cell>
          <table:table-cell office:value-type="float" office:value="4945" calcext:value-type="float">
            <text:p>4945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5619" calcext:value-type="float">
            <text:p>65619</text:p>
          </table:table-cell>
          <table:table-cell office:value-type="float" office:value="248431" calcext:value-type="float">
            <text:p>248431</text:p>
          </table:table-cell>
          <table:table-cell office:value-type="float" office:value="11118" calcext:value-type="float">
            <text:p>11118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46" calcext:value-type="float">
            <text:p>214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482" calcext:value-type="float">
            <text:p>3482</text:p>
          </table:table-cell>
          <table:table-cell office:value-type="float" office:value="0" calcext:value-type="float">
            <text:p>0</text:p>
          </table:table-cell>
          <table:table-cell office:value-type="float" office:value="4945" calcext:value-type="float">
            <text:p>4945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497" calcext:value-type="float">
            <text:p>48497</text:p>
          </table:table-cell>
          <table:table-cell office:value-type="float" office:value="190663" calcext:value-type="float">
            <text:p>190663</text:p>
          </table:table-cell>
          <table:table-cell office:value-type="float" office:value="21570" calcext:value-type="float">
            <text:p>21570</text:p>
          </table:table-cell>
          <table:table-cell office:value-type="float" office:value="7521" calcext:value-type="float">
            <text:p>752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680" calcext:value-type="float">
            <text:p>268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0974" calcext:value-type="float">
            <text:p>10974</text:p>
          </table:table-cell>
          <table:table-cell office:value-type="float" office:value="0" calcext:value-type="float">
            <text:p>0</text:p>
          </table:table-cell>
          <table:table-cell office:value-type="float" office:value="7235" calcext:value-type="float">
            <text:p>7235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8497" calcext:value-type="float">
            <text:p>48497</text:p>
          </table:table-cell>
          <table:table-cell office:value-type="float" office:value="190663" calcext:value-type="float">
            <text:p>190663</text:p>
          </table:table-cell>
          <table:table-cell office:value-type="float" office:value="21570" calcext:value-type="float">
            <text:p>21570</text:p>
          </table:table-cell>
          <table:table-cell office:value-type="float" office:value="7521" calcext:value-type="float">
            <text:p>752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680" calcext:value-type="float">
            <text:p>268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0974" calcext:value-type="float">
            <text:p>10974</text:p>
          </table:table-cell>
          <table:table-cell office:value-type="float" office:value="0" calcext:value-type="float">
            <text:p>0</text:p>
          </table:table-cell>
          <table:table-cell office:value-type="float" office:value="7235" calcext:value-type="float">
            <text:p>7235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28582" calcext:value-type="float">
            <text:p>228582</text:p>
          </table:table-cell>
          <table:table-cell office:value-type="float" office:value="13358" calcext:value-type="float">
            <text:p>13358</text:p>
          </table:table-cell>
          <table:table-cell office:value-type="float" office:value="5489" calcext:value-type="float">
            <text:p>54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862" calcext:value-type="float">
            <text:p>286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022" calcext:value-type="float">
            <text:p>4022</text:p>
          </table:table-cell>
          <table:table-cell office:value-type="float" office:value="0" calcext:value-type="float">
            <text:p>0</text:p>
          </table:table-cell>
          <table:table-cell office:value-type="float" office:value="5160" calcext:value-type="float">
            <text:p>516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8252" calcext:value-type="float">
            <text:p>58252</text:p>
          </table:table-cell>
          <table:table-cell office:value-type="float" office:value="228582" calcext:value-type="float">
            <text:p>228582</text:p>
          </table:table-cell>
          <table:table-cell office:value-type="float" office:value="13358" calcext:value-type="float">
            <text:p>13358</text:p>
          </table:table-cell>
          <table:table-cell office:value-type="float" office:value="5489" calcext:value-type="float">
            <text:p>54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862" calcext:value-type="float">
            <text:p>286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022" calcext:value-type="float">
            <text:p>4022</text:p>
          </table:table-cell>
          <table:table-cell office:value-type="float" office:value="0" calcext:value-type="float">
            <text:p>0</text:p>
          </table:table-cell>
          <table:table-cell office:value-type="float" office:value="5160" calcext:value-type="float">
            <text:p>516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table:formula="of:=AVERAGE([.A276:.A318])" office:value-type="float" office:value="54566.8604651163" calcext:value-type="float">
            <text:p>54566.860</text:p>
          </table:table-cell>
          <table:table-cell table:style-name="ce1" table:formula="of:=AVERAGE([.B276:.B318])" office:value-type="float" office:value="227090.302325581" calcext:value-type="float">
            <text:p>227090.302</text:p>
          </table:table-cell>
          <table:table-cell table:style-name="ce1" table:formula="of:=AVERAGE([.C276:.C318])" office:value-type="float" office:value="15668.511627907" calcext:value-type="float">
            <text:p>15668.512</text:p>
          </table:table-cell>
          <table:table-cell table:style-name="ce1" table:formula="of:=AVERAGE([.D276:.D318])" office:value-type="float" office:value="6080.74418604651" calcext:value-type="float">
            <text:p>6080.744</text:p>
          </table:table-cell>
          <table:table-cell table:style-name="ce1" table:formula="of:=AVERAGE([.E276:.E318])" office:value-type="float" office:value="0" calcext:value-type="float">
            <text:p>0.000</text:p>
          </table:table-cell>
          <table:table-cell table:style-name="ce1" table:formula="of:=AVERAGE([.F276:.F318])" office:value-type="float" office:value="67" calcext:value-type="float">
            <text:p>67.000</text:p>
          </table:table-cell>
          <table:table-cell table:style-name="ce1" table:formula="of:=AVERAGE([.G276:.G318])" office:value-type="float" office:value="22.046511627907" calcext:value-type="float">
            <text:p>22.047</text:p>
          </table:table-cell>
          <table:table-cell table:style-name="ce1" table:formula="of:=AVERAGE([.H276:.H318])" office:value-type="float" office:value="37.2093023255814" calcext:value-type="float">
            <text:p>37.209</text:p>
          </table:table-cell>
          <table:table-cell table:style-name="ce1" table:formula="of:=AVERAGE([.I276:.I318])" office:value-type="float" office:value="2304.27906976744" calcext:value-type="float">
            <text:p>2304.279</text:p>
          </table:table-cell>
          <table:table-cell table:style-name="ce1" table:formula="of:=AVERAGE([.J276:.J318])" office:value-type="float" office:value="9.37209302325581" calcext:value-type="float">
            <text:p>9.372</text:p>
          </table:table-cell>
          <table:table-cell table:style-name="ce1" table:formula="of:=AVERAGE([.K276:.K318])" office:value-type="float" office:value="42.9767441860465" calcext:value-type="float">
            <text:p>42.977</text:p>
          </table:table-cell>
          <table:table-cell table:style-name="ce1" table:formula="of:=AVERAGE([.L276:.L318])" office:value-type="float" office:value="11.8139534883721" calcext:value-type="float">
            <text:p>11.814</text:p>
          </table:table-cell>
          <table:table-cell table:style-name="ce1" table:formula="of:=AVERAGE([.M276:.M318])" office:value-type="float" office:value="6560.74418604651" calcext:value-type="float">
            <text:p>6560.744</text:p>
          </table:table-cell>
          <table:table-cell table:style-name="ce1" table:formula="of:=AVERAGE([.N276:.N318])" office:value-type="float" office:value="0" calcext:value-type="float">
            <text:p>0.000</text:p>
          </table:table-cell>
          <table:table-cell table:style-name="ce1" table:formula="of:=AVERAGE([.O276:.O318])" office:value-type="float" office:value="5748.3023255814" calcext:value-type="float">
            <text:p>5748.302</text:p>
          </table:table-cell>
          <table:table-cell table:style-name="ce1" table:formula="of:=AVERAGE([.P276:.P318])" office:value-type="float" office:value="124.06976744186" calcext:value-type="float">
            <text:p>124.070</text:p>
          </table:table-cell>
          <table:table-cell table:style-name="ce1" table:formula="of:=AVERAGE([.Q276:.Q318])" office:value-type="float" office:value="12.3023255813954" calcext:value-type="float">
            <text:p>12.302</text:p>
          </table:table-cell>
          <table:table-cell table:style-name="ce1" table:formula="of:=AVERAGE([.R276:.R318])" office:value-type="float" office:value="136.953488372093" calcext:value-type="float">
            <text:p>136.953</text:p>
          </table:table-cell>
          <table:table-cell table:style-name="ce1" table:formula="of:=AVERAGE([.S276:.S318])" office:value-type="float" office:value="29.7906976744186" calcext:value-type="float">
            <text:p>29.791</text:p>
          </table:table-cell>
          <table:table-cell table:number-columns-repeated="2"/>
          <table:table-cell table:style-name="ce1"/>
          <table:table-cell/>
          <table:table-cell table:style-name="ce1" table:number-columns-repeated="18"/>
        </table:table-row>
        <table:table-row table:style-name="ro1">
          <table:table-cell office:value-type="string" calcext:value-type="string">
            <text:p>Testcase 5</text:p>
          </table:table-cell>
          <table:table-cell table:number-columns-repeated="20"/>
          <table:table-cell office:value-type="string" calcext:value-type="string">
            <text:p>Testcase 5</text:p>
          </table:table-cell>
          <table:table-cell table:number-columns-repeated="19"/>
        </table:table-row>
        <table:table-row table:style-name="ro1">
          <table:table-cell office:value-type="float" office:value="56541" calcext:value-type="float">
            <text:p>56541</text:p>
          </table:table-cell>
          <table:table-cell office:value-type="float" office:value="336474" calcext:value-type="float">
            <text:p>336474</text:p>
          </table:table-cell>
          <table:table-cell office:value-type="float" office:value="16273" calcext:value-type="float">
            <text:p>16273</text:p>
          </table:table-cell>
          <table:table-cell office:value-type="float" office:value="4872" calcext:value-type="float">
            <text:p>487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409" calcext:value-type="float">
            <text:p>240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808" calcext:value-type="float">
            <text:p>3808</text:p>
          </table:table-cell>
          <table:table-cell office:value-type="float" office:value="0" calcext:value-type="float">
            <text:p>0</text:p>
          </table:table-cell>
          <table:table-cell office:value-type="float" office:value="4626" calcext:value-type="float">
            <text:p>462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6541" calcext:value-type="float">
            <text:p>56541</text:p>
          </table:table-cell>
          <table:table-cell office:value-type="float" office:value="336474" calcext:value-type="float">
            <text:p>336474</text:p>
          </table:table-cell>
          <table:table-cell office:value-type="float" office:value="16273" calcext:value-type="float">
            <text:p>16273</text:p>
          </table:table-cell>
          <table:table-cell office:value-type="float" office:value="4872" calcext:value-type="float">
            <text:p>487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409" calcext:value-type="float">
            <text:p>240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808" calcext:value-type="float">
            <text:p>3808</text:p>
          </table:table-cell>
          <table:table-cell office:value-type="float" office:value="0" calcext:value-type="float">
            <text:p>0</text:p>
          </table:table-cell>
          <table:table-cell office:value-type="float" office:value="4626" calcext:value-type="float">
            <text:p>462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276" calcext:value-type="float">
            <text:p>54276</text:p>
          </table:table-cell>
          <table:table-cell office:value-type="float" office:value="248322" calcext:value-type="float">
            <text:p>248322</text:p>
          </table:table-cell>
          <table:table-cell office:value-type="float" office:value="11067" calcext:value-type="float">
            <text:p>11067</text:p>
          </table:table-cell>
          <table:table-cell office:value-type="float" office:value="5963" calcext:value-type="float">
            <text:p>596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43" calcext:value-type="float">
            <text:p>224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432" calcext:value-type="float">
            <text:p>3432</text:p>
          </table:table-cell>
          <table:table-cell office:value-type="float" office:value="0" calcext:value-type="float">
            <text:p>0</text:p>
          </table:table-cell>
          <table:table-cell office:value-type="float" office:value="5624" calcext:value-type="float">
            <text:p>562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4276" calcext:value-type="float">
            <text:p>54276</text:p>
          </table:table-cell>
          <table:table-cell office:value-type="float" office:value="248322" calcext:value-type="float">
            <text:p>248322</text:p>
          </table:table-cell>
          <table:table-cell office:value-type="float" office:value="11067" calcext:value-type="float">
            <text:p>11067</text:p>
          </table:table-cell>
          <table:table-cell office:value-type="float" office:value="5963" calcext:value-type="float">
            <text:p>596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43" calcext:value-type="float">
            <text:p>224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432" calcext:value-type="float">
            <text:p>3432</text:p>
          </table:table-cell>
          <table:table-cell office:value-type="float" office:value="0" calcext:value-type="float">
            <text:p>0</text:p>
          </table:table-cell>
          <table:table-cell office:value-type="float" office:value="5624" calcext:value-type="float">
            <text:p>562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107" calcext:value-type="float">
            <text:p>45107</text:p>
          </table:table-cell>
          <table:table-cell office:value-type="float" office:value="236977" calcext:value-type="float">
            <text:p>236977</text:p>
          </table:table-cell>
          <table:table-cell office:value-type="float" office:value="12229" calcext:value-type="float">
            <text:p>12229</text:p>
          </table:table-cell>
          <table:table-cell office:value-type="float" office:value="5027" calcext:value-type="float">
            <text:p>502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682" calcext:value-type="float">
            <text:p>268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3837" calcext:value-type="float">
            <text:p>3837</text:p>
          </table:table-cell>
          <table:table-cell office:value-type="float" office:value="0" calcext:value-type="float">
            <text:p>0</text:p>
          </table:table-cell>
          <table:table-cell office:value-type="float" office:value="4762" calcext:value-type="float">
            <text:p>476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5107" calcext:value-type="float">
            <text:p>45107</text:p>
          </table:table-cell>
          <table:table-cell office:value-type="float" office:value="236977" calcext:value-type="float">
            <text:p>236977</text:p>
          </table:table-cell>
          <table:table-cell office:value-type="float" office:value="12229" calcext:value-type="float">
            <text:p>12229</text:p>
          </table:table-cell>
          <table:table-cell office:value-type="float" office:value="5027" calcext:value-type="float">
            <text:p>502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682" calcext:value-type="float">
            <text:p>268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3837" calcext:value-type="float">
            <text:p>3837</text:p>
          </table:table-cell>
          <table:table-cell office:value-type="float" office:value="0" calcext:value-type="float">
            <text:p>0</text:p>
          </table:table-cell>
          <table:table-cell office:value-type="float" office:value="4762" calcext:value-type="float">
            <text:p>476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964" calcext:value-type="float">
            <text:p>59964</text:p>
          </table:table-cell>
          <table:table-cell office:value-type="float" office:value="257040" calcext:value-type="float">
            <text:p>257040</text:p>
          </table:table-cell>
          <table:table-cell office:value-type="float" office:value="18099" calcext:value-type="float">
            <text:p>18099</text:p>
          </table:table-cell>
          <table:table-cell office:value-type="float" office:value="7587" calcext:value-type="float">
            <text:p>758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794" calcext:value-type="float">
            <text:p>279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237" calcext:value-type="float">
            <text:p>9237</text:p>
          </table:table-cell>
          <table:table-cell office:value-type="float" office:value="0" calcext:value-type="float">
            <text:p>0</text:p>
          </table:table-cell>
          <table:table-cell office:value-type="float" office:value="7158" calcext:value-type="float">
            <text:p>7158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9964" calcext:value-type="float">
            <text:p>59964</text:p>
          </table:table-cell>
          <table:table-cell office:value-type="float" office:value="257040" calcext:value-type="float">
            <text:p>257040</text:p>
          </table:table-cell>
          <table:table-cell office:value-type="float" office:value="18099" calcext:value-type="float">
            <text:p>18099</text:p>
          </table:table-cell>
          <table:table-cell office:value-type="float" office:value="7587" calcext:value-type="float">
            <text:p>758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794" calcext:value-type="float">
            <text:p>279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237" calcext:value-type="float">
            <text:p>9237</text:p>
          </table:table-cell>
          <table:table-cell office:value-type="float" office:value="0" calcext:value-type="float">
            <text:p>0</text:p>
          </table:table-cell>
          <table:table-cell office:value-type="float" office:value="7158" calcext:value-type="float">
            <text:p>7158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328" calcext:value-type="float">
            <text:p>60328</text:p>
          </table:table-cell>
          <table:table-cell office:value-type="float" office:value="237342" calcext:value-type="float">
            <text:p>237342</text:p>
          </table:table-cell>
          <table:table-cell office:value-type="float" office:value="13494" calcext:value-type="float">
            <text:p>13494</text:p>
          </table:table-cell>
          <table:table-cell office:value-type="float" office:value="5311" calcext:value-type="float">
            <text:p>53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60" calcext:value-type="float">
            <text:p>276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  <table:table-cell office:value-type="float" office:value="5024" calcext:value-type="float">
            <text:p>5024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0328" calcext:value-type="float">
            <text:p>60328</text:p>
          </table:table-cell>
          <table:table-cell office:value-type="float" office:value="237342" calcext:value-type="float">
            <text:p>237342</text:p>
          </table:table-cell>
          <table:table-cell office:value-type="float" office:value="13494" calcext:value-type="float">
            <text:p>13494</text:p>
          </table:table-cell>
          <table:table-cell office:value-type="float" office:value="5311" calcext:value-type="float">
            <text:p>53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60" calcext:value-type="float">
            <text:p>276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  <table:table-cell office:value-type="float" office:value="5024" calcext:value-type="float">
            <text:p>5024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586" calcext:value-type="float">
            <text:p>45586</text:p>
          </table:table-cell>
          <table:table-cell office:value-type="float" office:value="232514" calcext:value-type="float">
            <text:p>232514</text:p>
          </table:table-cell>
          <table:table-cell office:value-type="float" office:value="10956" calcext:value-type="float">
            <text:p>10956</text:p>
          </table:table-cell>
          <table:table-cell office:value-type="float" office:value="5224" calcext:value-type="float">
            <text:p>52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586" calcext:value-type="float">
            <text:p>45586</text:p>
          </table:table-cell>
          <table:table-cell office:value-type="float" office:value="232514" calcext:value-type="float">
            <text:p>232514</text:p>
          </table:table-cell>
          <table:table-cell office:value-type="float" office:value="10956" calcext:value-type="float">
            <text:p>10956</text:p>
          </table:table-cell>
          <table:table-cell office:value-type="float" office:value="5224" calcext:value-type="float">
            <text:p>52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392" calcext:value-type="float">
            <text:p>52392</text:p>
          </table:table-cell>
          <table:table-cell office:value-type="float" office:value="241715" calcext:value-type="float">
            <text:p>241715</text:p>
          </table:table-cell>
          <table:table-cell office:value-type="float" office:value="23296" calcext:value-type="float">
            <text:p>23296</text:p>
          </table:table-cell>
          <table:table-cell office:value-type="float" office:value="7006" calcext:value-type="float">
            <text:p>700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254" calcext:value-type="float">
            <text:p>225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9958" calcext:value-type="float">
            <text:p>9958</text:p>
          </table:table-cell>
          <table:table-cell office:value-type="float" office:value="0" calcext:value-type="float">
            <text:p>0</text:p>
          </table:table-cell>
          <table:table-cell office:value-type="float" office:value="6638" calcext:value-type="float">
            <text:p>6638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2392" calcext:value-type="float">
            <text:p>52392</text:p>
          </table:table-cell>
          <table:table-cell office:value-type="float" office:value="241715" calcext:value-type="float">
            <text:p>241715</text:p>
          </table:table-cell>
          <table:table-cell office:value-type="float" office:value="23296" calcext:value-type="float">
            <text:p>23296</text:p>
          </table:table-cell>
          <table:table-cell office:value-type="float" office:value="7006" calcext:value-type="float">
            <text:p>700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254" calcext:value-type="float">
            <text:p>225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9958" calcext:value-type="float">
            <text:p>9958</text:p>
          </table:table-cell>
          <table:table-cell office:value-type="float" office:value="0" calcext:value-type="float">
            <text:p>0</text:p>
          </table:table-cell>
          <table:table-cell office:value-type="float" office:value="6638" calcext:value-type="float">
            <text:p>6638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464" calcext:value-type="float">
            <text:p>44464</text:p>
          </table:table-cell>
          <table:table-cell office:value-type="float" office:value="304975" calcext:value-type="float">
            <text:p>304975</text:p>
          </table:table-cell>
          <table:table-cell office:value-type="float" office:value="12391" calcext:value-type="float">
            <text:p>12391</text:p>
          </table:table-cell>
          <table:table-cell office:value-type="float" office:value="5340" calcext:value-type="float">
            <text:p>53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531" calcext:value-type="float">
            <text:p>253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913" calcext:value-type="float">
            <text:p>3913</text:p>
          </table:table-cell>
          <table:table-cell office:value-type="float" office:value="0" calcext:value-type="float">
            <text:p>0</text:p>
          </table:table-cell>
          <table:table-cell office:value-type="float" office:value="5075" calcext:value-type="float">
            <text:p>507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4464" calcext:value-type="float">
            <text:p>44464</text:p>
          </table:table-cell>
          <table:table-cell office:value-type="float" office:value="304975" calcext:value-type="float">
            <text:p>304975</text:p>
          </table:table-cell>
          <table:table-cell office:value-type="float" office:value="12391" calcext:value-type="float">
            <text:p>12391</text:p>
          </table:table-cell>
          <table:table-cell office:value-type="float" office:value="5340" calcext:value-type="float">
            <text:p>53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531" calcext:value-type="float">
            <text:p>253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913" calcext:value-type="float">
            <text:p>3913</text:p>
          </table:table-cell>
          <table:table-cell office:value-type="float" office:value="0" calcext:value-type="float">
            <text:p>0</text:p>
          </table:table-cell>
          <table:table-cell office:value-type="float" office:value="5075" calcext:value-type="float">
            <text:p>507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491" calcext:value-type="float">
            <text:p>63491</text:p>
          </table:table-cell>
          <table:table-cell office:value-type="float" office:value="250774" calcext:value-type="float">
            <text:p>250774</text:p>
          </table:table-cell>
          <table:table-cell office:value-type="float" office:value="14373" calcext:value-type="float">
            <text:p>14373</text:p>
          </table:table-cell>
          <table:table-cell office:value-type="float" office:value="6709" calcext:value-type="float">
            <text:p>670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54" calcext:value-type="float">
            <text:p>215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809" calcext:value-type="float">
            <text:p>3809</text:p>
          </table:table-cell>
          <table:table-cell office:value-type="float" office:value="0" calcext:value-type="float">
            <text:p>0</text:p>
          </table:table-cell>
          <table:table-cell office:value-type="float" office:value="6283" calcext:value-type="float">
            <text:p>6283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63491" calcext:value-type="float">
            <text:p>63491</text:p>
          </table:table-cell>
          <table:table-cell office:value-type="float" office:value="250774" calcext:value-type="float">
            <text:p>250774</text:p>
          </table:table-cell>
          <table:table-cell office:value-type="float" office:value="14373" calcext:value-type="float">
            <text:p>14373</text:p>
          </table:table-cell>
          <table:table-cell office:value-type="float" office:value="6709" calcext:value-type="float">
            <text:p>670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54" calcext:value-type="float">
            <text:p>215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809" calcext:value-type="float">
            <text:p>3809</text:p>
          </table:table-cell>
          <table:table-cell office:value-type="float" office:value="0" calcext:value-type="float">
            <text:p>0</text:p>
          </table:table-cell>
          <table:table-cell office:value-type="float" office:value="6283" calcext:value-type="float">
            <text:p>6283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983" calcext:value-type="float">
            <text:p>62983</text:p>
          </table:table-cell>
          <table:table-cell office:value-type="float" office:value="248692" calcext:value-type="float">
            <text:p>248692</text:p>
          </table:table-cell>
          <table:table-cell office:value-type="float" office:value="11509" calcext:value-type="float">
            <text:p>11509</text:p>
          </table:table-cell>
          <table:table-cell office:value-type="float" office:value="5229" calcext:value-type="float">
            <text:p>522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26" calcext:value-type="float">
            <text:p>202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710" calcext:value-type="float">
            <text:p>3710</text:p>
          </table:table-cell>
          <table:table-cell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2983" calcext:value-type="float">
            <text:p>62983</text:p>
          </table:table-cell>
          <table:table-cell office:value-type="float" office:value="248692" calcext:value-type="float">
            <text:p>248692</text:p>
          </table:table-cell>
          <table:table-cell office:value-type="float" office:value="11509" calcext:value-type="float">
            <text:p>11509</text:p>
          </table:table-cell>
          <table:table-cell office:value-type="float" office:value="5229" calcext:value-type="float">
            <text:p>522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26" calcext:value-type="float">
            <text:p>202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710" calcext:value-type="float">
            <text:p>3710</text:p>
          </table:table-cell>
          <table:table-cell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505" calcext:value-type="float">
            <text:p>76505</text:p>
          </table:table-cell>
          <table:table-cell office:value-type="float" office:value="283754" calcext:value-type="float">
            <text:p>283754</text:p>
          </table:table-cell>
          <table:table-cell office:value-type="float" office:value="10613" calcext:value-type="float">
            <text:p>10613</text:p>
          </table:table-cell>
          <table:table-cell office:value-type="float" office:value="6237" calcext:value-type="float">
            <text:p>62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52" calcext:value-type="float">
            <text:p>175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office:value-type="float" office:value="5913" calcext:value-type="float">
            <text:p>591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6505" calcext:value-type="float">
            <text:p>76505</text:p>
          </table:table-cell>
          <table:table-cell office:value-type="float" office:value="283754" calcext:value-type="float">
            <text:p>283754</text:p>
          </table:table-cell>
          <table:table-cell office:value-type="float" office:value="10613" calcext:value-type="float">
            <text:p>10613</text:p>
          </table:table-cell>
          <table:table-cell office:value-type="float" office:value="6237" calcext:value-type="float">
            <text:p>62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52" calcext:value-type="float">
            <text:p>175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office:value-type="float" office:value="5913" calcext:value-type="float">
            <text:p>591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967" calcext:value-type="float">
            <text:p>53967</text:p>
          </table:table-cell>
          <table:table-cell office:value-type="float" office:value="248220" calcext:value-type="float">
            <text:p>248220</text:p>
          </table:table-cell>
          <table:table-cell office:value-type="float" office:value="21834" calcext:value-type="float">
            <text:p>21834</text:p>
          </table:table-cell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73" calcext:value-type="float">
            <text:p>177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864" calcext:value-type="float">
            <text:p>10864</text:p>
          </table:table-cell>
          <table:table-cell office:value-type="float" office:value="0" calcext:value-type="float">
            <text:p>0</text:p>
          </table:table-cell>
          <table:table-cell office:value-type="float" office:value="6529" calcext:value-type="float">
            <text:p>6529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3967" calcext:value-type="float">
            <text:p>53967</text:p>
          </table:table-cell>
          <table:table-cell office:value-type="float" office:value="248220" calcext:value-type="float">
            <text:p>248220</text:p>
          </table:table-cell>
          <table:table-cell office:value-type="float" office:value="21834" calcext:value-type="float">
            <text:p>21834</text:p>
          </table:table-cell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73" calcext:value-type="float">
            <text:p>177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864" calcext:value-type="float">
            <text:p>10864</text:p>
          </table:table-cell>
          <table:table-cell office:value-type="float" office:value="0" calcext:value-type="float">
            <text:p>0</text:p>
          </table:table-cell>
          <table:table-cell office:value-type="float" office:value="6529" calcext:value-type="float">
            <text:p>6529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590" calcext:value-type="float">
            <text:p>52590</text:p>
          </table:table-cell>
          <table:table-cell office:value-type="float" office:value="221774" calcext:value-type="float">
            <text:p>221774</text:p>
          </table:table-cell>
          <table:table-cell office:value-type="float" office:value="18810" calcext:value-type="float">
            <text:p>18810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95" calcext:value-type="float">
            <text:p>259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980" calcext:value-type="float">
            <text:p>10980</text:p>
          </table:table-cell>
          <table:table-cell office:value-type="float" office:value="0" calcext:value-type="float">
            <text:p>0</text:p>
          </table:table-cell>
          <table:table-cell office:value-type="float" office:value="5551" calcext:value-type="float">
            <text:p>5551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2590" calcext:value-type="float">
            <text:p>52590</text:p>
          </table:table-cell>
          <table:table-cell office:value-type="float" office:value="221774" calcext:value-type="float">
            <text:p>221774</text:p>
          </table:table-cell>
          <table:table-cell office:value-type="float" office:value="18810" calcext:value-type="float">
            <text:p>18810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95" calcext:value-type="float">
            <text:p>259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980" calcext:value-type="float">
            <text:p>10980</text:p>
          </table:table-cell>
          <table:table-cell office:value-type="float" office:value="0" calcext:value-type="float">
            <text:p>0</text:p>
          </table:table-cell>
          <table:table-cell office:value-type="float" office:value="5551" calcext:value-type="float">
            <text:p>5551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789" calcext:value-type="float">
            <text:p>46789</text:p>
          </table:table-cell>
          <table:table-cell office:value-type="float" office:value="249115" calcext:value-type="float">
            <text:p>249115</text:p>
          </table:table-cell>
          <table:table-cell office:value-type="float" office:value="10923" calcext:value-type="float">
            <text:p>10923</text:p>
          </table:table-cell>
          <table:table-cell office:value-type="float" office:value="5227" calcext:value-type="float">
            <text:p>52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462" calcext:value-type="float">
            <text:p>246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  <table:table-cell office:value-type="float" office:value="4933" calcext:value-type="float">
            <text:p>4933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6789" calcext:value-type="float">
            <text:p>46789</text:p>
          </table:table-cell>
          <table:table-cell office:value-type="float" office:value="249115" calcext:value-type="float">
            <text:p>249115</text:p>
          </table:table-cell>
          <table:table-cell office:value-type="float" office:value="10923" calcext:value-type="float">
            <text:p>10923</text:p>
          </table:table-cell>
          <table:table-cell office:value-type="float" office:value="5227" calcext:value-type="float">
            <text:p>52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462" calcext:value-type="float">
            <text:p>246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  <table:table-cell office:value-type="float" office:value="4933" calcext:value-type="float">
            <text:p>4933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330" calcext:value-type="float">
            <text:p>45330</text:p>
          </table:table-cell>
          <table:table-cell office:value-type="float" office:value="260410" calcext:value-type="float">
            <text:p>260410</text:p>
          </table:table-cell>
          <table:table-cell office:value-type="float" office:value="12092" calcext:value-type="float">
            <text:p>12092</text:p>
          </table:table-cell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725" calcext:value-type="float">
            <text:p>272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426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330" calcext:value-type="float">
            <text:p>45330</text:p>
          </table:table-cell>
          <table:table-cell office:value-type="float" office:value="260410" calcext:value-type="float">
            <text:p>260410</text:p>
          </table:table-cell>
          <table:table-cell office:value-type="float" office:value="12092" calcext:value-type="float">
            <text:p>12092</text:p>
          </table:table-cell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725" calcext:value-type="float">
            <text:p>272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426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082" calcext:value-type="float">
            <text:p>45082</text:p>
          </table:table-cell>
          <table:table-cell office:value-type="float" office:value="274550" calcext:value-type="float">
            <text:p>274550</text:p>
          </table:table-cell>
          <table:table-cell office:value-type="float" office:value="11769" calcext:value-type="float">
            <text:p>11769</text:p>
          </table:table-cell>
          <table:table-cell office:value-type="float" office:value="6552" calcext:value-type="float">
            <text:p>655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349" calcext:value-type="float">
            <text:p>234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521" calcext:value-type="float">
            <text:p>3521</text:p>
          </table:table-cell>
          <table:table-cell office:value-type="float" office:value="0" calcext:value-type="float">
            <text:p>0</text:p>
          </table:table-cell>
          <table:table-cell office:value-type="float" office:value="6180" calcext:value-type="float">
            <text:p>6180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5082" calcext:value-type="float">
            <text:p>45082</text:p>
          </table:table-cell>
          <table:table-cell office:value-type="float" office:value="274550" calcext:value-type="float">
            <text:p>274550</text:p>
          </table:table-cell>
          <table:table-cell office:value-type="float" office:value="11769" calcext:value-type="float">
            <text:p>11769</text:p>
          </table:table-cell>
          <table:table-cell office:value-type="float" office:value="6552" calcext:value-type="float">
            <text:p>655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349" calcext:value-type="float">
            <text:p>234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521" calcext:value-type="float">
            <text:p>3521</text:p>
          </table:table-cell>
          <table:table-cell office:value-type="float" office:value="0" calcext:value-type="float">
            <text:p>0</text:p>
          </table:table-cell>
          <table:table-cell office:value-type="float" office:value="6180" calcext:value-type="float">
            <text:p>6180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810" calcext:value-type="float">
            <text:p>65810</text:p>
          </table:table-cell>
          <table:table-cell office:value-type="float" office:value="267040" calcext:value-type="float">
            <text:p>267040</text:p>
          </table:table-cell>
          <table:table-cell office:value-type="float" office:value="11284" calcext:value-type="float">
            <text:p>11284</text:p>
          </table:table-cell>
          <table:table-cell office:value-type="float" office:value="6927" calcext:value-type="float">
            <text:p>692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295" calcext:value-type="float">
            <text:p>229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495" calcext:value-type="float">
            <text:p>3495</text:p>
          </table:table-cell>
          <table:table-cell office:value-type="float" office:value="0" calcext:value-type="float">
            <text:p>0</text:p>
          </table:table-cell>
          <table:table-cell office:value-type="float" office:value="6571" calcext:value-type="float">
            <text:p>6571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65810" calcext:value-type="float">
            <text:p>65810</text:p>
          </table:table-cell>
          <table:table-cell office:value-type="float" office:value="267040" calcext:value-type="float">
            <text:p>267040</text:p>
          </table:table-cell>
          <table:table-cell office:value-type="float" office:value="11284" calcext:value-type="float">
            <text:p>11284</text:p>
          </table:table-cell>
          <table:table-cell office:value-type="float" office:value="6927" calcext:value-type="float">
            <text:p>692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295" calcext:value-type="float">
            <text:p>229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495" calcext:value-type="float">
            <text:p>3495</text:p>
          </table:table-cell>
          <table:table-cell office:value-type="float" office:value="0" calcext:value-type="float">
            <text:p>0</text:p>
          </table:table-cell>
          <table:table-cell office:value-type="float" office:value="6571" calcext:value-type="float">
            <text:p>6571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007" calcext:value-type="float">
            <text:p>59007</text:p>
          </table:table-cell>
          <table:table-cell office:value-type="float" office:value="248483" calcext:value-type="float">
            <text:p>248483</text:p>
          </table:table-cell>
          <table:table-cell office:value-type="float" office:value="11010" calcext:value-type="float">
            <text:p>11010</text:p>
          </table:table-cell>
          <table:table-cell office:value-type="float" office:value="5879" calcext:value-type="float">
            <text:p>587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384" calcext:value-type="float">
            <text:p>238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388" calcext:value-type="float">
            <text:p>3388</text:p>
          </table:table-cell>
          <table:table-cell office:value-type="float" office:value="0" calcext:value-type="float">
            <text:p>0</text:p>
          </table:table-cell>
          <table:table-cell office:value-type="float" office:value="5543" calcext:value-type="float">
            <text:p>5543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9007" calcext:value-type="float">
            <text:p>59007</text:p>
          </table:table-cell>
          <table:table-cell office:value-type="float" office:value="248483" calcext:value-type="float">
            <text:p>248483</text:p>
          </table:table-cell>
          <table:table-cell office:value-type="float" office:value="11010" calcext:value-type="float">
            <text:p>11010</text:p>
          </table:table-cell>
          <table:table-cell office:value-type="float" office:value="5879" calcext:value-type="float">
            <text:p>587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384" calcext:value-type="float">
            <text:p>238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388" calcext:value-type="float">
            <text:p>3388</text:p>
          </table:table-cell>
          <table:table-cell office:value-type="float" office:value="0" calcext:value-type="float">
            <text:p>0</text:p>
          </table:table-cell>
          <table:table-cell office:value-type="float" office:value="5543" calcext:value-type="float">
            <text:p>5543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138" calcext:value-type="float">
            <text:p>45138</text:p>
          </table:table-cell>
          <table:table-cell office:value-type="float" office:value="221334" calcext:value-type="float">
            <text:p>221334</text:p>
          </table:table-cell>
          <table:table-cell office:value-type="float" office:value="16837" calcext:value-type="float">
            <text:p>16837</text:p>
          </table:table-cell>
          <table:table-cell office:value-type="float" office:value="5682" calcext:value-type="float">
            <text:p>568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66" calcext:value-type="float">
            <text:p>166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183" calcext:value-type="float">
            <text:p>5183</text:p>
          </table:table-cell>
          <table:table-cell office:value-type="float" office:value="0" calcext:value-type="float">
            <text:p>0</text:p>
          </table:table-cell>
          <table:table-cell office:value-type="float" office:value="5359" calcext:value-type="float">
            <text:p>5359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5138" calcext:value-type="float">
            <text:p>45138</text:p>
          </table:table-cell>
          <table:table-cell office:value-type="float" office:value="221334" calcext:value-type="float">
            <text:p>221334</text:p>
          </table:table-cell>
          <table:table-cell office:value-type="float" office:value="16837" calcext:value-type="float">
            <text:p>16837</text:p>
          </table:table-cell>
          <table:table-cell office:value-type="float" office:value="5682" calcext:value-type="float">
            <text:p>568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66" calcext:value-type="float">
            <text:p>166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183" calcext:value-type="float">
            <text:p>5183</text:p>
          </table:table-cell>
          <table:table-cell office:value-type="float" office:value="0" calcext:value-type="float">
            <text:p>0</text:p>
          </table:table-cell>
          <table:table-cell office:value-type="float" office:value="5359" calcext:value-type="float">
            <text:p>5359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742" calcext:value-type="float">
            <text:p>54742</text:p>
          </table:table-cell>
          <table:table-cell office:value-type="float" office:value="217411" calcext:value-type="float">
            <text:p>217411</text:p>
          </table:table-cell>
          <table:table-cell office:value-type="float" office:value="11590" calcext:value-type="float">
            <text:p>11590</text:p>
          </table:table-cell>
          <table:table-cell office:value-type="float" office:value="5218" calcext:value-type="float">
            <text:p>521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101" calcext:value-type="float">
            <text:p>210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office:value-type="float" office:value="4940" calcext:value-type="float">
            <text:p>4940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4742" calcext:value-type="float">
            <text:p>54742</text:p>
          </table:table-cell>
          <table:table-cell office:value-type="float" office:value="217411" calcext:value-type="float">
            <text:p>217411</text:p>
          </table:table-cell>
          <table:table-cell office:value-type="float" office:value="11590" calcext:value-type="float">
            <text:p>11590</text:p>
          </table:table-cell>
          <table:table-cell office:value-type="float" office:value="5218" calcext:value-type="float">
            <text:p>521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101" calcext:value-type="float">
            <text:p>210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office:value-type="float" office:value="4940" calcext:value-type="float">
            <text:p>4940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251" calcext:value-type="float">
            <text:p>47251</text:p>
          </table:table-cell>
          <table:table-cell office:value-type="float" office:value="255966" calcext:value-type="float">
            <text:p>255966</text:p>
          </table:table-cell>
          <table:table-cell office:value-type="float" office:value="9598" calcext:value-type="float">
            <text:p>9598</text:p>
          </table:table-cell>
          <table:table-cell office:value-type="float" office:value="3940" calcext:value-type="float">
            <text:p>39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86" calcext:value-type="float">
            <text:p>158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819" calcext:value-type="float">
            <text:p>3819</text:p>
          </table:table-cell>
          <table:table-cell office:value-type="float" office:value="0" calcext:value-type="float">
            <text:p>0</text:p>
          </table:table-cell>
          <table:table-cell office:value-type="float" office:value="3672" calcext:value-type="float">
            <text:p>3672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7251" calcext:value-type="float">
            <text:p>47251</text:p>
          </table:table-cell>
          <table:table-cell office:value-type="float" office:value="255966" calcext:value-type="float">
            <text:p>255966</text:p>
          </table:table-cell>
          <table:table-cell office:value-type="float" office:value="9598" calcext:value-type="float">
            <text:p>9598</text:p>
          </table:table-cell>
          <table:table-cell office:value-type="float" office:value="3940" calcext:value-type="float">
            <text:p>39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86" calcext:value-type="float">
            <text:p>158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819" calcext:value-type="float">
            <text:p>3819</text:p>
          </table:table-cell>
          <table:table-cell office:value-type="float" office:value="0" calcext:value-type="float">
            <text:p>0</text:p>
          </table:table-cell>
          <table:table-cell office:value-type="float" office:value="3672" calcext:value-type="float">
            <text:p>3672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392" calcext:value-type="float">
            <text:p>47392</text:p>
          </table:table-cell>
          <table:table-cell office:value-type="float" office:value="241032" calcext:value-type="float">
            <text:p>241032</text:p>
          </table:table-cell>
          <table:table-cell office:value-type="float" office:value="24120" calcext:value-type="float">
            <text:p>24120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77" calcext:value-type="float">
            <text:p>24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2251" calcext:value-type="float">
            <text:p>12251</text:p>
          </table:table-cell>
          <table:table-cell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7392" calcext:value-type="float">
            <text:p>47392</text:p>
          </table:table-cell>
          <table:table-cell office:value-type="float" office:value="241032" calcext:value-type="float">
            <text:p>241032</text:p>
          </table:table-cell>
          <table:table-cell office:value-type="float" office:value="24120" calcext:value-type="float">
            <text:p>24120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77" calcext:value-type="float">
            <text:p>24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2251" calcext:value-type="float">
            <text:p>12251</text:p>
          </table:table-cell>
          <table:table-cell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406" calcext:value-type="float">
            <text:p>45406</text:p>
          </table:table-cell>
          <table:table-cell office:value-type="float" office:value="276080" calcext:value-type="float">
            <text:p>276080</text:p>
          </table:table-cell>
          <table:table-cell office:value-type="float" office:value="10177" calcext:value-type="float">
            <text:p>10177</text:p>
          </table:table-cell>
          <table:table-cell office:value-type="float" office:value="6828" calcext:value-type="float">
            <text:p>682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582" calcext:value-type="float">
            <text:p>3582</text:p>
          </table:table-cell>
          <table:table-cell office:value-type="float" office:value="0" calcext:value-type="float">
            <text:p>0</text:p>
          </table:table-cell>
          <table:table-cell office:value-type="float" office:value="6392" calcext:value-type="float">
            <text:p>6392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186" calcext:value-type="float">
            <text:p>186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5406" calcext:value-type="float">
            <text:p>45406</text:p>
          </table:table-cell>
          <table:table-cell office:value-type="float" office:value="276080" calcext:value-type="float">
            <text:p>276080</text:p>
          </table:table-cell>
          <table:table-cell office:value-type="float" office:value="10177" calcext:value-type="float">
            <text:p>10177</text:p>
          </table:table-cell>
          <table:table-cell office:value-type="float" office:value="6828" calcext:value-type="float">
            <text:p>682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582" calcext:value-type="float">
            <text:p>3582</text:p>
          </table:table-cell>
          <table:table-cell office:value-type="float" office:value="0" calcext:value-type="float">
            <text:p>0</text:p>
          </table:table-cell>
          <table:table-cell office:value-type="float" office:value="6392" calcext:value-type="float">
            <text:p>6392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186" calcext:value-type="float">
            <text:p>1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723" calcext:value-type="float">
            <text:p>47723</text:p>
          </table:table-cell>
          <table:table-cell office:value-type="float" office:value="244245" calcext:value-type="float">
            <text:p>244245</text:p>
          </table:table-cell>
          <table:table-cell office:value-type="float" office:value="18827" calcext:value-type="float">
            <text:p>18827</text:p>
          </table:table-cell>
          <table:table-cell office:value-type="float" office:value="5654" calcext:value-type="float">
            <text:p>56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03" calcext:value-type="float">
            <text:p>170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216" calcext:value-type="float">
            <text:p>10216</text:p>
          </table:table-cell>
          <table:table-cell office:value-type="float" office:value="0" calcext:value-type="float">
            <text:p>0</text:p>
          </table:table-cell>
          <table:table-cell office:value-type="float" office:value="5335" calcext:value-type="float">
            <text:p>533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7723" calcext:value-type="float">
            <text:p>47723</text:p>
          </table:table-cell>
          <table:table-cell office:value-type="float" office:value="244245" calcext:value-type="float">
            <text:p>244245</text:p>
          </table:table-cell>
          <table:table-cell office:value-type="float" office:value="18827" calcext:value-type="float">
            <text:p>18827</text:p>
          </table:table-cell>
          <table:table-cell office:value-type="float" office:value="5654" calcext:value-type="float">
            <text:p>56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03" calcext:value-type="float">
            <text:p>170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216" calcext:value-type="float">
            <text:p>10216</text:p>
          </table:table-cell>
          <table:table-cell office:value-type="float" office:value="0" calcext:value-type="float">
            <text:p>0</text:p>
          </table:table-cell>
          <table:table-cell office:value-type="float" office:value="5335" calcext:value-type="float">
            <text:p>533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255148" calcext:value-type="float">
            <text:p>255148</text:p>
          </table:table-cell>
          <table:table-cell office:value-type="float" office:value="11382" calcext:value-type="float">
            <text:p>11382</text:p>
          </table:table-cell>
          <table:table-cell office:value-type="float" office:value="5059" calcext:value-type="float">
            <text:p>505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429" calcext:value-type="float">
            <text:p>242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641" calcext:value-type="float">
            <text:p>3641</text:p>
          </table:table-cell>
          <table:table-cell office:value-type="float" office:value="0" calcext:value-type="float">
            <text:p>0</text:p>
          </table:table-cell>
          <table:table-cell office:value-type="float" office:value="4762" calcext:value-type="float">
            <text:p>4762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9810" calcext:value-type="float">
            <text:p>49810</text:p>
          </table:table-cell>
          <table:table-cell office:value-type="float" office:value="255148" calcext:value-type="float">
            <text:p>255148</text:p>
          </table:table-cell>
          <table:table-cell office:value-type="float" office:value="11382" calcext:value-type="float">
            <text:p>11382</text:p>
          </table:table-cell>
          <table:table-cell office:value-type="float" office:value="5059" calcext:value-type="float">
            <text:p>505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429" calcext:value-type="float">
            <text:p>242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641" calcext:value-type="float">
            <text:p>3641</text:p>
          </table:table-cell>
          <table:table-cell office:value-type="float" office:value="0" calcext:value-type="float">
            <text:p>0</text:p>
          </table:table-cell>
          <table:table-cell office:value-type="float" office:value="4762" calcext:value-type="float">
            <text:p>4762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718" calcext:value-type="float">
            <text:p>44718</text:p>
          </table:table-cell>
          <table:table-cell office:value-type="float" office:value="243179" calcext:value-type="float">
            <text:p>243179</text:p>
          </table:table-cell>
          <table:table-cell office:value-type="float" office:value="13162" calcext:value-type="float">
            <text:p>13162</text:p>
          </table:table-cell>
          <table:table-cell office:value-type="float" office:value="6808" calcext:value-type="float">
            <text:p>68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570" calcext:value-type="float">
            <text:p>257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309" calcext:value-type="float">
            <text:p>5309</text:p>
          </table:table-cell>
          <table:table-cell office:value-type="float" office:value="0" calcext:value-type="float">
            <text:p>0</text:p>
          </table:table-cell>
          <table:table-cell office:value-type="float" office:value="6427" calcext:value-type="float">
            <text:p>6427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4718" calcext:value-type="float">
            <text:p>44718</text:p>
          </table:table-cell>
          <table:table-cell office:value-type="float" office:value="243179" calcext:value-type="float">
            <text:p>243179</text:p>
          </table:table-cell>
          <table:table-cell office:value-type="float" office:value="13162" calcext:value-type="float">
            <text:p>13162</text:p>
          </table:table-cell>
          <table:table-cell office:value-type="float" office:value="6808" calcext:value-type="float">
            <text:p>68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570" calcext:value-type="float">
            <text:p>257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309" calcext:value-type="float">
            <text:p>5309</text:p>
          </table:table-cell>
          <table:table-cell office:value-type="float" office:value="0" calcext:value-type="float">
            <text:p>0</text:p>
          </table:table-cell>
          <table:table-cell office:value-type="float" office:value="6427" calcext:value-type="float">
            <text:p>6427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158" calcext:value-type="float">
            <text:p>45158</text:p>
          </table:table-cell>
          <table:table-cell office:value-type="float" office:value="227725" calcext:value-type="float">
            <text:p>227725</text:p>
          </table:table-cell>
          <table:table-cell office:value-type="float" office:value="17827" calcext:value-type="float">
            <text:p>17827</text:p>
          </table:table-cell>
          <table:table-cell office:value-type="float" office:value="6594" calcext:value-type="float">
            <text:p>659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32" calcext:value-type="float">
            <text:p>17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489" calcext:value-type="float">
            <text:p>7489</text:p>
          </table:table-cell>
          <table:table-cell office:value-type="float" office:value="0" calcext:value-type="float">
            <text:p>0</text:p>
          </table:table-cell>
          <table:table-cell office:value-type="float" office:value="6211" calcext:value-type="float">
            <text:p>6211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5158" calcext:value-type="float">
            <text:p>45158</text:p>
          </table:table-cell>
          <table:table-cell office:value-type="float" office:value="227725" calcext:value-type="float">
            <text:p>227725</text:p>
          </table:table-cell>
          <table:table-cell office:value-type="float" office:value="17827" calcext:value-type="float">
            <text:p>17827</text:p>
          </table:table-cell>
          <table:table-cell office:value-type="float" office:value="6594" calcext:value-type="float">
            <text:p>659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32" calcext:value-type="float">
            <text:p>17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489" calcext:value-type="float">
            <text:p>7489</text:p>
          </table:table-cell>
          <table:table-cell office:value-type="float" office:value="0" calcext:value-type="float">
            <text:p>0</text:p>
          </table:table-cell>
          <table:table-cell office:value-type="float" office:value="6211" calcext:value-type="float">
            <text:p>6211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746" calcext:value-type="float">
            <text:p>44746</text:p>
          </table:table-cell>
          <table:table-cell office:value-type="float" office:value="254984" calcext:value-type="float">
            <text:p>254984</text:p>
          </table:table-cell>
          <table:table-cell office:value-type="float" office:value="19846" calcext:value-type="float">
            <text:p>19846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694" calcext:value-type="float">
            <text:p>269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213" calcext:value-type="float">
            <text:p>11213</text:p>
          </table:table-cell>
          <table:table-cell office:value-type="float" office:value="0" calcext:value-type="float">
            <text:p>0</text:p>
          </table:table-cell>
          <table:table-cell office:value-type="float" office:value="5842" calcext:value-type="float">
            <text:p>584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4746" calcext:value-type="float">
            <text:p>44746</text:p>
          </table:table-cell>
          <table:table-cell office:value-type="float" office:value="254984" calcext:value-type="float">
            <text:p>254984</text:p>
          </table:table-cell>
          <table:table-cell office:value-type="float" office:value="19846" calcext:value-type="float">
            <text:p>19846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694" calcext:value-type="float">
            <text:p>269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213" calcext:value-type="float">
            <text:p>11213</text:p>
          </table:table-cell>
          <table:table-cell office:value-type="float" office:value="0" calcext:value-type="float">
            <text:p>0</text:p>
          </table:table-cell>
          <table:table-cell office:value-type="float" office:value="5842" calcext:value-type="float">
            <text:p>584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483" calcext:value-type="float">
            <text:p>52483</text:p>
          </table:table-cell>
          <table:table-cell office:value-type="float" office:value="278245" calcext:value-type="float">
            <text:p>278245</text:p>
          </table:table-cell>
          <table:table-cell office:value-type="float" office:value="13895" calcext:value-type="float">
            <text:p>13895</text:p>
          </table:table-cell>
          <table:table-cell office:value-type="float" office:value="5786" calcext:value-type="float">
            <text:p>57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563" calcext:value-type="float">
            <text:p>4563</text:p>
          </table:table-cell>
          <table:table-cell office:value-type="float" office:value="0" calcext:value-type="float">
            <text:p>0</text:p>
          </table:table-cell>
          <table:table-cell office:value-type="float" office:value="5399" calcext:value-type="float">
            <text:p>5399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2483" calcext:value-type="float">
            <text:p>52483</text:p>
          </table:table-cell>
          <table:table-cell office:value-type="float" office:value="278245" calcext:value-type="float">
            <text:p>278245</text:p>
          </table:table-cell>
          <table:table-cell office:value-type="float" office:value="13895" calcext:value-type="float">
            <text:p>13895</text:p>
          </table:table-cell>
          <table:table-cell office:value-type="float" office:value="5786" calcext:value-type="float">
            <text:p>57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563" calcext:value-type="float">
            <text:p>4563</text:p>
          </table:table-cell>
          <table:table-cell office:value-type="float" office:value="0" calcext:value-type="float">
            <text:p>0</text:p>
          </table:table-cell>
          <table:table-cell office:value-type="float" office:value="5399" calcext:value-type="float">
            <text:p>5399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278" calcext:value-type="float">
            <text:p>45278</text:p>
          </table:table-cell>
          <table:table-cell office:value-type="float" office:value="281710" calcext:value-type="float">
            <text:p>281710</text:p>
          </table:table-cell>
          <table:table-cell office:value-type="float" office:value="17982" calcext:value-type="float">
            <text:p>17982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618" calcext:value-type="float">
            <text:p>261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7854" calcext:value-type="float">
            <text:p>7854</text:p>
          </table:table-cell>
          <table:table-cell office:value-type="float" office:value="0" calcext:value-type="float">
            <text:p>0</text:p>
          </table:table-cell>
          <table:table-cell office:value-type="float" office:value="6443" calcext:value-type="float">
            <text:p>644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5278" calcext:value-type="float">
            <text:p>45278</text:p>
          </table:table-cell>
          <table:table-cell office:value-type="float" office:value="281710" calcext:value-type="float">
            <text:p>281710</text:p>
          </table:table-cell>
          <table:table-cell office:value-type="float" office:value="17982" calcext:value-type="float">
            <text:p>17982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618" calcext:value-type="float">
            <text:p>261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7854" calcext:value-type="float">
            <text:p>7854</text:p>
          </table:table-cell>
          <table:table-cell office:value-type="float" office:value="0" calcext:value-type="float">
            <text:p>0</text:p>
          </table:table-cell>
          <table:table-cell office:value-type="float" office:value="6443" calcext:value-type="float">
            <text:p>644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364" calcext:value-type="float">
            <text:p>56364</text:p>
          </table:table-cell>
          <table:table-cell office:value-type="float" office:value="257333" calcext:value-type="float">
            <text:p>257333</text:p>
          </table:table-cell>
          <table:table-cell office:value-type="float" office:value="12386" calcext:value-type="float">
            <text:p>12386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807" calcext:value-type="float">
            <text:p>280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886" calcext:value-type="float">
            <text:p>3886</text:p>
          </table:table-cell>
          <table:table-cell office:value-type="float" office:value="0" calcext:value-type="float">
            <text:p>0</text:p>
          </table:table-cell>
          <table:table-cell office:value-type="float" office:value="5078" calcext:value-type="float">
            <text:p>5078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6364" calcext:value-type="float">
            <text:p>56364</text:p>
          </table:table-cell>
          <table:table-cell office:value-type="float" office:value="257333" calcext:value-type="float">
            <text:p>257333</text:p>
          </table:table-cell>
          <table:table-cell office:value-type="float" office:value="12386" calcext:value-type="float">
            <text:p>12386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807" calcext:value-type="float">
            <text:p>280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886" calcext:value-type="float">
            <text:p>3886</text:p>
          </table:table-cell>
          <table:table-cell office:value-type="float" office:value="0" calcext:value-type="float">
            <text:p>0</text:p>
          </table:table-cell>
          <table:table-cell office:value-type="float" office:value="5078" calcext:value-type="float">
            <text:p>5078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589" calcext:value-type="float">
            <text:p>47589</text:p>
          </table:table-cell>
          <table:table-cell office:value-type="float" office:value="273077" calcext:value-type="float">
            <text:p>273077</text:p>
          </table:table-cell>
          <table:table-cell office:value-type="float" office:value="12621" calcext:value-type="float">
            <text:p>12621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18" calcext:value-type="float">
            <text:p>241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699" calcext:value-type="float">
            <text:p>3699</text:p>
          </table:table-cell>
          <table:table-cell office:value-type="float" office:value="0" calcext:value-type="float">
            <text:p>0</text:p>
          </table:table-cell>
          <table:table-cell office:value-type="float" office:value="4620" calcext:value-type="float">
            <text:p>4620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7589" calcext:value-type="float">
            <text:p>47589</text:p>
          </table:table-cell>
          <table:table-cell office:value-type="float" office:value="273077" calcext:value-type="float">
            <text:p>273077</text:p>
          </table:table-cell>
          <table:table-cell office:value-type="float" office:value="12621" calcext:value-type="float">
            <text:p>12621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18" calcext:value-type="float">
            <text:p>241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699" calcext:value-type="float">
            <text:p>3699</text:p>
          </table:table-cell>
          <table:table-cell office:value-type="float" office:value="0" calcext:value-type="float">
            <text:p>0</text:p>
          </table:table-cell>
          <table:table-cell office:value-type="float" office:value="4620" calcext:value-type="float">
            <text:p>4620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468" calcext:value-type="float">
            <text:p>70468</text:p>
          </table:table-cell>
          <table:table-cell office:value-type="float" office:value="245006" calcext:value-type="float">
            <text:p>245006</text:p>
          </table:table-cell>
          <table:table-cell office:value-type="float" office:value="15466" calcext:value-type="float">
            <text:p>15466</text:p>
          </table:table-cell>
          <table:table-cell office:value-type="float" office:value="6876" calcext:value-type="float">
            <text:p>68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869" calcext:value-type="float">
            <text:p>286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6444" calcext:value-type="float">
            <text:p>6444</text:p>
          </table:table-cell>
          <table:table-cell office:value-type="float" office:value="0" calcext:value-type="float">
            <text:p>0</text:p>
          </table:table-cell>
          <table:table-cell office:value-type="float" office:value="6439" calcext:value-type="float">
            <text:p>6439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0468" calcext:value-type="float">
            <text:p>70468</text:p>
          </table:table-cell>
          <table:table-cell office:value-type="float" office:value="245006" calcext:value-type="float">
            <text:p>245006</text:p>
          </table:table-cell>
          <table:table-cell office:value-type="float" office:value="15466" calcext:value-type="float">
            <text:p>15466</text:p>
          </table:table-cell>
          <table:table-cell office:value-type="float" office:value="6876" calcext:value-type="float">
            <text:p>68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869" calcext:value-type="float">
            <text:p>286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6444" calcext:value-type="float">
            <text:p>6444</text:p>
          </table:table-cell>
          <table:table-cell office:value-type="float" office:value="0" calcext:value-type="float">
            <text:p>0</text:p>
          </table:table-cell>
          <table:table-cell office:value-type="float" office:value="6439" calcext:value-type="float">
            <text:p>6439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237" calcext:value-type="float">
            <text:p>68237</text:p>
          </table:table-cell>
          <table:table-cell office:value-type="float" office:value="286567" calcext:value-type="float">
            <text:p>286567</text:p>
          </table:table-cell>
          <table:table-cell office:value-type="float" office:value="9974" calcext:value-type="float">
            <text:p>9974</text:p>
          </table:table-cell>
          <table:table-cell office:value-type="float" office:value="5813" calcext:value-type="float">
            <text:p>581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763" calcext:value-type="float">
            <text:p>176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94" calcext:value-type="float">
            <text:p>3394</text:p>
          </table:table-cell>
          <table:table-cell office:value-type="float" office:value="0" calcext:value-type="float">
            <text:p>0</text:p>
          </table:table-cell>
          <table:table-cell office:value-type="float" office:value="5520" calcext:value-type="float">
            <text:p>5520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68237" calcext:value-type="float">
            <text:p>68237</text:p>
          </table:table-cell>
          <table:table-cell office:value-type="float" office:value="286567" calcext:value-type="float">
            <text:p>286567</text:p>
          </table:table-cell>
          <table:table-cell office:value-type="float" office:value="9974" calcext:value-type="float">
            <text:p>9974</text:p>
          </table:table-cell>
          <table:table-cell office:value-type="float" office:value="5813" calcext:value-type="float">
            <text:p>581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763" calcext:value-type="float">
            <text:p>176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94" calcext:value-type="float">
            <text:p>3394</text:p>
          </table:table-cell>
          <table:table-cell office:value-type="float" office:value="0" calcext:value-type="float">
            <text:p>0</text:p>
          </table:table-cell>
          <table:table-cell office:value-type="float" office:value="5520" calcext:value-type="float">
            <text:p>5520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544" calcext:value-type="float">
            <text:p>66544</text:p>
          </table:table-cell>
          <table:table-cell office:value-type="float" office:value="254193" calcext:value-type="float">
            <text:p>254193</text:p>
          </table:table-cell>
          <table:table-cell office:value-type="float" office:value="15135" calcext:value-type="float">
            <text:p>15135</text:p>
          </table:table-cell>
          <table:table-cell office:value-type="float" office:value="6403" calcext:value-type="float">
            <text:p>640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140" calcext:value-type="float">
            <text:p>214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313" calcext:value-type="float">
            <text:p>7313</text:p>
          </table:table-cell>
          <table:table-cell office:value-type="float" office:value="0" calcext:value-type="float">
            <text:p>0</text:p>
          </table:table-cell>
          <table:table-cell office:value-type="float" office:value="6052" calcext:value-type="float">
            <text:p>605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66544" calcext:value-type="float">
            <text:p>66544</text:p>
          </table:table-cell>
          <table:table-cell office:value-type="float" office:value="254193" calcext:value-type="float">
            <text:p>254193</text:p>
          </table:table-cell>
          <table:table-cell office:value-type="float" office:value="15135" calcext:value-type="float">
            <text:p>15135</text:p>
          </table:table-cell>
          <table:table-cell office:value-type="float" office:value="6403" calcext:value-type="float">
            <text:p>640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140" calcext:value-type="float">
            <text:p>214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313" calcext:value-type="float">
            <text:p>7313</text:p>
          </table:table-cell>
          <table:table-cell office:value-type="float" office:value="0" calcext:value-type="float">
            <text:p>0</text:p>
          </table:table-cell>
          <table:table-cell office:value-type="float" office:value="6052" calcext:value-type="float">
            <text:p>605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854" calcext:value-type="float">
            <text:p>63854</text:p>
          </table:table-cell>
          <table:table-cell office:value-type="float" office:value="207130" calcext:value-type="float">
            <text:p>207130</text:p>
          </table:table-cell>
          <table:table-cell office:value-type="float" office:value="13006" calcext:value-type="float">
            <text:p>13006</text:p>
          </table:table-cell>
          <table:table-cell office:value-type="float" office:value="4642" calcext:value-type="float">
            <text:p>464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568" calcext:value-type="float">
            <text:p>156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609" calcext:value-type="float">
            <text:p>5609</text:p>
          </table:table-cell>
          <table:table-cell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3854" calcext:value-type="float">
            <text:p>63854</text:p>
          </table:table-cell>
          <table:table-cell office:value-type="float" office:value="207130" calcext:value-type="float">
            <text:p>207130</text:p>
          </table:table-cell>
          <table:table-cell office:value-type="float" office:value="13006" calcext:value-type="float">
            <text:p>13006</text:p>
          </table:table-cell>
          <table:table-cell office:value-type="float" office:value="4642" calcext:value-type="float">
            <text:p>464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568" calcext:value-type="float">
            <text:p>156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609" calcext:value-type="float">
            <text:p>5609</text:p>
          </table:table-cell>
          <table:table-cell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046" calcext:value-type="float">
            <text:p>62046</text:p>
          </table:table-cell>
          <table:table-cell office:value-type="float" office:value="307375" calcext:value-type="float">
            <text:p>307375</text:p>
          </table:table-cell>
          <table:table-cell office:value-type="float" office:value="11626" calcext:value-type="float">
            <text:p>11626</text:p>
          </table:table-cell>
          <table:table-cell office:value-type="float" office:value="4003" calcext:value-type="float">
            <text:p>400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687" calcext:value-type="float">
            <text:p>168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328" calcext:value-type="float">
            <text:p>5328</text:p>
          </table:table-cell>
          <table:table-cell office:value-type="float" office:value="0" calcext:value-type="float">
            <text:p>0</text:p>
          </table:table-cell>
          <table:table-cell office:value-type="float" office:value="3779" calcext:value-type="float">
            <text:p>3779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2046" calcext:value-type="float">
            <text:p>62046</text:p>
          </table:table-cell>
          <table:table-cell office:value-type="float" office:value="307375" calcext:value-type="float">
            <text:p>307375</text:p>
          </table:table-cell>
          <table:table-cell office:value-type="float" office:value="11626" calcext:value-type="float">
            <text:p>11626</text:p>
          </table:table-cell>
          <table:table-cell office:value-type="float" office:value="4003" calcext:value-type="float">
            <text:p>400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687" calcext:value-type="float">
            <text:p>168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328" calcext:value-type="float">
            <text:p>5328</text:p>
          </table:table-cell>
          <table:table-cell office:value-type="float" office:value="0" calcext:value-type="float">
            <text:p>0</text:p>
          </table:table-cell>
          <table:table-cell office:value-type="float" office:value="3779" calcext:value-type="float">
            <text:p>3779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978" calcext:value-type="float">
            <text:p>59978</text:p>
          </table:table-cell>
          <table:table-cell office:value-type="float" office:value="337659" calcext:value-type="float">
            <text:p>337659</text:p>
          </table:table-cell>
          <table:table-cell office:value-type="float" office:value="11318" calcext:value-type="float">
            <text:p>11318</text:p>
          </table:table-cell>
          <table:table-cell office:value-type="float" office:value="4711" calcext:value-type="float">
            <text:p>47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753" calcext:value-type="float">
            <text:p>175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  <table:table-cell office:value-type="float" office:value="4422" calcext:value-type="float">
            <text:p>442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9978" calcext:value-type="float">
            <text:p>59978</text:p>
          </table:table-cell>
          <table:table-cell office:value-type="float" office:value="337659" calcext:value-type="float">
            <text:p>337659</text:p>
          </table:table-cell>
          <table:table-cell office:value-type="float" office:value="11318" calcext:value-type="float">
            <text:p>11318</text:p>
          </table:table-cell>
          <table:table-cell office:value-type="float" office:value="4711" calcext:value-type="float">
            <text:p>47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753" calcext:value-type="float">
            <text:p>175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  <table:table-cell office:value-type="float" office:value="4422" calcext:value-type="float">
            <text:p>442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840" calcext:value-type="float">
            <text:p>58840</text:p>
          </table:table-cell>
          <table:table-cell office:value-type="float" office:value="218956" calcext:value-type="float">
            <text:p>218956</text:p>
          </table:table-cell>
          <table:table-cell office:value-type="float" office:value="13224" calcext:value-type="float">
            <text:p>13224</text:p>
          </table:table-cell>
          <table:table-cell office:value-type="float" office:value="6498" calcext:value-type="float">
            <text:p>649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328" calcext:value-type="float">
            <text:p>232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6164" calcext:value-type="float">
            <text:p>6164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8840" calcext:value-type="float">
            <text:p>58840</text:p>
          </table:table-cell>
          <table:table-cell office:value-type="float" office:value="218956" calcext:value-type="float">
            <text:p>218956</text:p>
          </table:table-cell>
          <table:table-cell office:value-type="float" office:value="13224" calcext:value-type="float">
            <text:p>13224</text:p>
          </table:table-cell>
          <table:table-cell office:value-type="float" office:value="6498" calcext:value-type="float">
            <text:p>649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328" calcext:value-type="float">
            <text:p>232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6164" calcext:value-type="float">
            <text:p>6164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366" calcext:value-type="float">
            <text:p>66366</text:p>
          </table:table-cell>
          <table:table-cell office:value-type="float" office:value="291157" calcext:value-type="float">
            <text:p>291157</text:p>
          </table:table-cell>
          <table:table-cell office:value-type="float" office:value="12322" calcext:value-type="float">
            <text:p>12322</text:p>
          </table:table-cell>
          <table:table-cell office:value-type="float" office:value="5762" calcext:value-type="float">
            <text:p>576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office:value-type="float" office:value="5391" calcext:value-type="float">
            <text:p>5391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66366" calcext:value-type="float">
            <text:p>66366</text:p>
          </table:table-cell>
          <table:table-cell office:value-type="float" office:value="291157" calcext:value-type="float">
            <text:p>291157</text:p>
          </table:table-cell>
          <table:table-cell office:value-type="float" office:value="12322" calcext:value-type="float">
            <text:p>12322</text:p>
          </table:table-cell>
          <table:table-cell office:value-type="float" office:value="5762" calcext:value-type="float">
            <text:p>576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office:value-type="float" office:value="5391" calcext:value-type="float">
            <text:p>5391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785" calcext:value-type="float">
            <text:p>65785</text:p>
          </table:table-cell>
          <table:table-cell office:value-type="float" office:value="202893" calcext:value-type="float">
            <text:p>202893</text:p>
          </table:table-cell>
          <table:table-cell office:value-type="float" office:value="12326" calcext:value-type="float">
            <text:p>12326</text:p>
          </table:table-cell>
          <table:table-cell office:value-type="float" office:value="4996" calcext:value-type="float">
            <text:p>49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67" calcext:value-type="float">
            <text:p>276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522" calcext:value-type="float">
            <text:p>3522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738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5785" calcext:value-type="float">
            <text:p>65785</text:p>
          </table:table-cell>
          <table:table-cell office:value-type="float" office:value="202893" calcext:value-type="float">
            <text:p>202893</text:p>
          </table:table-cell>
          <table:table-cell office:value-type="float" office:value="12326" calcext:value-type="float">
            <text:p>12326</text:p>
          </table:table-cell>
          <table:table-cell office:value-type="float" office:value="4996" calcext:value-type="float">
            <text:p>49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67" calcext:value-type="float">
            <text:p>276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522" calcext:value-type="float">
            <text:p>3522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738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38" calcext:value-type="float">
            <text:p>49338</text:p>
          </table:table-cell>
          <table:table-cell office:value-type="float" office:value="272056" calcext:value-type="float">
            <text:p>272056</text:p>
          </table:table-cell>
          <table:table-cell office:value-type="float" office:value="11145" calcext:value-type="float">
            <text:p>11145</text:p>
          </table:table-cell>
          <table:table-cell office:value-type="float" office:value="5580" calcext:value-type="float">
            <text:p>558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92" calcext:value-type="float">
            <text:p>259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522" calcext:value-type="float">
            <text:p>3522</text:p>
          </table:table-cell>
          <table:table-cell office:value-type="float" office:value="0" calcext:value-type="float">
            <text:p>0</text:p>
          </table:table-cell>
          <table:table-cell office:value-type="float" office:value="5301" calcext:value-type="float">
            <text:p>530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9338" calcext:value-type="float">
            <text:p>49338</text:p>
          </table:table-cell>
          <table:table-cell office:value-type="float" office:value="272056" calcext:value-type="float">
            <text:p>272056</text:p>
          </table:table-cell>
          <table:table-cell office:value-type="float" office:value="11145" calcext:value-type="float">
            <text:p>11145</text:p>
          </table:table-cell>
          <table:table-cell office:value-type="float" office:value="5580" calcext:value-type="float">
            <text:p>558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92" calcext:value-type="float">
            <text:p>259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522" calcext:value-type="float">
            <text:p>3522</text:p>
          </table:table-cell>
          <table:table-cell office:value-type="float" office:value="0" calcext:value-type="float">
            <text:p>0</text:p>
          </table:table-cell>
          <table:table-cell office:value-type="float" office:value="5301" calcext:value-type="float">
            <text:p>530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172" calcext:value-type="float">
            <text:p>57172</text:p>
          </table:table-cell>
          <table:table-cell office:value-type="float" office:value="271179" calcext:value-type="float">
            <text:p>271179</text:p>
          </table:table-cell>
          <table:table-cell office:value-type="float" office:value="10940" calcext:value-type="float">
            <text:p>10940</text:p>
          </table:table-cell>
          <table:table-cell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330" calcext:value-type="float">
            <text:p>233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409" calcext:value-type="float">
            <text:p>3409</text:p>
          </table:table-cell>
          <table:table-cell office:value-type="float" office:value="0" calcext:value-type="float">
            <text:p>0</text:p>
          </table:table-cell>
          <table:table-cell office:value-type="float" office:value="4372" calcext:value-type="float">
            <text:p>4372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7172" calcext:value-type="float">
            <text:p>57172</text:p>
          </table:table-cell>
          <table:table-cell office:value-type="float" office:value="271179" calcext:value-type="float">
            <text:p>271179</text:p>
          </table:table-cell>
          <table:table-cell office:value-type="float" office:value="10940" calcext:value-type="float">
            <text:p>10940</text:p>
          </table:table-cell>
          <table:table-cell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330" calcext:value-type="float">
            <text:p>233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409" calcext:value-type="float">
            <text:p>3409</text:p>
          </table:table-cell>
          <table:table-cell office:value-type="float" office:value="0" calcext:value-type="float">
            <text:p>0</text:p>
          </table:table-cell>
          <table:table-cell office:value-type="float" office:value="4372" calcext:value-type="float">
            <text:p>4372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table:formula="of:=AVERAGE([.A321:.A363])" office:value-type="float" office:value="54712.511627907" calcext:value-type="float">
            <text:p>54712.512</text:p>
          </table:table-cell>
          <table:table-cell table:style-name="ce1" table:formula="of:=AVERAGE([.B321:.B363])" office:value-type="float" office:value="257437.465116279" calcext:value-type="float">
            <text:p>257437.465</text:p>
          </table:table-cell>
          <table:table-cell table:style-name="ce1" table:formula="of:=AVERAGE([.C321:.C363])" office:value-type="float" office:value="13924.511627907" calcext:value-type="float">
            <text:p>13924.512</text:p>
          </table:table-cell>
          <table:table-cell table:style-name="ce1" table:formula="of:=AVERAGE([.D321:.D363])" office:value-type="float" office:value="5727.02325581395" calcext:value-type="float">
            <text:p>5727.023</text:p>
          </table:table-cell>
          <table:table-cell table:style-name="ce1" table:formula="of:=AVERAGE([.E321:.E363])" office:value-type="float" office:value="0" calcext:value-type="float">
            <text:p>0.000</text:p>
          </table:table-cell>
          <table:table-cell table:style-name="ce1" table:formula="of:=AVERAGE([.F321:.F363])" office:value-type="float" office:value="68.9069767441861" calcext:value-type="float">
            <text:p>68.907</text:p>
          </table:table-cell>
          <table:table-cell table:style-name="ce1" table:formula="of:=AVERAGE([.G321:.G363])" office:value-type="float" office:value="22.8604651162791" calcext:value-type="float">
            <text:p>22.860</text:p>
          </table:table-cell>
          <table:table-cell table:style-name="ce1" table:formula="of:=AVERAGE([.H321:.H363])" office:value-type="float" office:value="35" calcext:value-type="float">
            <text:p>35.000</text:p>
          </table:table-cell>
          <table:table-cell table:style-name="ce1" table:formula="of:=AVERAGE([.I321:.I363])" office:value-type="float" office:value="2265.37209302326" calcext:value-type="float">
            <text:p>2265.372</text:p>
          </table:table-cell>
          <table:table-cell table:style-name="ce1" table:formula="of:=AVERAGE([.J321:.J363])" office:value-type="float" office:value="8.58139534883721" calcext:value-type="float">
            <text:p>8.581</text:p>
          </table:table-cell>
          <table:table-cell table:style-name="ce1" table:formula="of:=AVERAGE([.K321:.K363])" office:value-type="float" office:value="40.3488372093023" calcext:value-type="float">
            <text:p>40.349</text:p>
          </table:table-cell>
          <table:table-cell table:style-name="ce1" table:formula="of:=AVERAGE([.L321:.L363])" office:value-type="float" office:value="10.6279069767442" calcext:value-type="float">
            <text:p>10.628</text:p>
          </table:table-cell>
          <table:table-cell table:style-name="ce1" table:formula="of:=AVERAGE([.M321:.M363])" office:value-type="float" office:value="5280" calcext:value-type="float">
            <text:p>5280.000</text:p>
          </table:table-cell>
          <table:table-cell table:style-name="ce1" table:formula="of:=AVERAGE([.N321:.N363])" office:value-type="float" office:value="0" calcext:value-type="float">
            <text:p>0.000</text:p>
          </table:table-cell>
          <table:table-cell table:style-name="ce1" table:formula="of:=AVERAGE([.O321:.O363])" office:value-type="float" office:value="5409.62790697674" calcext:value-type="float">
            <text:p>5409.628</text:p>
          </table:table-cell>
          <table:table-cell table:style-name="ce1" table:formula="of:=AVERAGE([.P321:.P363])" office:value-type="float" office:value="117.744186046512" calcext:value-type="float">
            <text:p>117.744</text:p>
          </table:table-cell>
          <table:table-cell table:style-name="ce1" table:formula="of:=AVERAGE([.Q321:.Q363])" office:value-type="float" office:value="11.4651162790698" calcext:value-type="float">
            <text:p>11.465</text:p>
          </table:table-cell>
          <table:table-cell table:style-name="ce1" table:formula="of:=AVERAGE([.R321:.R363])" office:value-type="float" office:value="130.162790697674" calcext:value-type="float">
            <text:p>130.163</text:p>
          </table:table-cell>
          <table:table-cell table:style-name="ce1" table:formula="of:=AVERAGE([.S321:.S363])" office:value-type="float" office:value="29.3023255813953" calcext:value-type="float">
            <text:p>29.302</text:p>
          </table:table-cell>
          <table:table-cell table:number-columns-repeated="2"/>
          <table:table-cell table:style-name="ce1"/>
          <table:table-cell/>
          <table:table-cell table:style-name="ce1" table:number-columns-repeated="18"/>
        </table:table-row>
        <table:table-row table:style-name="ro1">
          <table:table-cell office:value-type="string" calcext:value-type="string">
            <text:p>Testcase 18</text:p>
          </table:table-cell>
          <table:table-cell table:number-columns-repeated="20"/>
          <table:table-cell office:value-type="string" calcext:value-type="string">
            <text:p>Testcase 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case 7</text:p>
          </table:table-cell>
          <table:table-cell table:number-columns-repeated="20"/>
          <table:table-cell office:value-type="string" calcext:value-type="string">
            <text:p>Testcase 7</text:p>
          </table:table-cell>
          <table:table-cell table:number-columns-repeated="19"/>
        </table:table-row>
        <table:table-row table:style-name="ro1">
          <table:table-cell office:value-type="float" office:value="65308" calcext:value-type="float">
            <text:p>65308</text:p>
          </table:table-cell>
          <table:table-cell office:value-type="float" office:value="296855" calcext:value-type="float">
            <text:p>296855</text:p>
          </table:table-cell>
          <table:table-cell office:value-type="float" office:value="15889" calcext:value-type="float">
            <text:p>15889</text:p>
          </table:table-cell>
          <table:table-cell office:value-type="float" office:value="7074" calcext:value-type="float">
            <text:p>707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6699" calcext:value-type="float">
            <text:p>6699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65308" calcext:value-type="float">
            <text:p>65308</text:p>
          </table:table-cell>
          <table:table-cell office:value-type="float" office:value="296855" calcext:value-type="float">
            <text:p>296855</text:p>
          </table:table-cell>
          <table:table-cell office:value-type="float" office:value="15889" calcext:value-type="float">
            <text:p>15889</text:p>
          </table:table-cell>
          <table:table-cell office:value-type="float" office:value="7074" calcext:value-type="float">
            <text:p>707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6699" calcext:value-type="float">
            <text:p>6699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129" calcext:value-type="float">
            <text:p>58129</text:p>
          </table:table-cell>
          <table:table-cell office:value-type="float" office:value="251875" calcext:value-type="float">
            <text:p>251875</text:p>
          </table:table-cell>
          <table:table-cell office:value-type="float" office:value="12040" calcext:value-type="float">
            <text:p>12040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4" calcext:value-type="float">
            <text:p>255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542" calcext:value-type="float">
            <text:p>3542</text:p>
          </table:table-cell>
          <table:table-cell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8129" calcext:value-type="float">
            <text:p>58129</text:p>
          </table:table-cell>
          <table:table-cell office:value-type="float" office:value="251875" calcext:value-type="float">
            <text:p>251875</text:p>
          </table:table-cell>
          <table:table-cell office:value-type="float" office:value="12040" calcext:value-type="float">
            <text:p>12040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4" calcext:value-type="float">
            <text:p>255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542" calcext:value-type="float">
            <text:p>3542</text:p>
          </table:table-cell>
          <table:table-cell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877" calcext:value-type="float">
            <text:p>44877</text:p>
          </table:table-cell>
          <table:table-cell office:value-type="float" office:value="351967" calcext:value-type="float">
            <text:p>351967</text:p>
          </table:table-cell>
          <table:table-cell office:value-type="float" office:value="10172" calcext:value-type="float">
            <text:p>10172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96" calcext:value-type="float">
            <text:p>189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470" calcext:value-type="float">
            <text:p>3470</text:p>
          </table:table-cell>
          <table:table-cell office:value-type="float" office:value="0" calcext:value-type="float">
            <text:p>0</text:p>
          </table:table-cell>
          <table:table-cell office:value-type="float" office:value="4404" calcext:value-type="float">
            <text:p>440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4877" calcext:value-type="float">
            <text:p>44877</text:p>
          </table:table-cell>
          <table:table-cell office:value-type="float" office:value="351967" calcext:value-type="float">
            <text:p>351967</text:p>
          </table:table-cell>
          <table:table-cell office:value-type="float" office:value="10172" calcext:value-type="float">
            <text:p>10172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96" calcext:value-type="float">
            <text:p>189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470" calcext:value-type="float">
            <text:p>3470</text:p>
          </table:table-cell>
          <table:table-cell office:value-type="float" office:value="0" calcext:value-type="float">
            <text:p>0</text:p>
          </table:table-cell>
          <table:table-cell office:value-type="float" office:value="4404" calcext:value-type="float">
            <text:p>440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614" calcext:value-type="float">
            <text:p>46614</text:p>
          </table:table-cell>
          <table:table-cell office:value-type="float" office:value="282091" calcext:value-type="float">
            <text:p>282091</text:p>
          </table:table-cell>
          <table:table-cell office:value-type="float" office:value="14007" calcext:value-type="float">
            <text:p>14007</text:p>
          </table:table-cell>
          <table:table-cell office:value-type="float" office:value="7167" calcext:value-type="float">
            <text:p>71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76" calcext:value-type="float">
            <text:p>227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724" calcext:value-type="float">
            <text:p>5724</text:p>
          </table:table-cell>
          <table:table-cell office:value-type="float" office:value="0" calcext:value-type="float">
            <text:p>0</text:p>
          </table:table-cell>
          <table:table-cell office:value-type="float" office:value="6826" calcext:value-type="float">
            <text:p>682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6614" calcext:value-type="float">
            <text:p>46614</text:p>
          </table:table-cell>
          <table:table-cell office:value-type="float" office:value="282091" calcext:value-type="float">
            <text:p>282091</text:p>
          </table:table-cell>
          <table:table-cell office:value-type="float" office:value="14007" calcext:value-type="float">
            <text:p>14007</text:p>
          </table:table-cell>
          <table:table-cell office:value-type="float" office:value="7167" calcext:value-type="float">
            <text:p>71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76" calcext:value-type="float">
            <text:p>227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724" calcext:value-type="float">
            <text:p>5724</text:p>
          </table:table-cell>
          <table:table-cell office:value-type="float" office:value="0" calcext:value-type="float">
            <text:p>0</text:p>
          </table:table-cell>
          <table:table-cell office:value-type="float" office:value="6826" calcext:value-type="float">
            <text:p>682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330" calcext:value-type="float">
            <text:p>55330</text:p>
          </table:table-cell>
          <table:table-cell office:value-type="float" office:value="244299" calcext:value-type="float">
            <text:p>244299</text:p>
          </table:table-cell>
          <table:table-cell office:value-type="float" office:value="11733" calcext:value-type="float">
            <text:p>11733</text:p>
          </table:table-cell>
          <table:table-cell office:value-type="float" office:value="6316" calcext:value-type="float">
            <text:p>631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287" calcext:value-type="float">
            <text:p>228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539" calcext:value-type="float">
            <text:p>3539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5330" calcext:value-type="float">
            <text:p>55330</text:p>
          </table:table-cell>
          <table:table-cell office:value-type="float" office:value="244299" calcext:value-type="float">
            <text:p>244299</text:p>
          </table:table-cell>
          <table:table-cell office:value-type="float" office:value="11733" calcext:value-type="float">
            <text:p>11733</text:p>
          </table:table-cell>
          <table:table-cell office:value-type="float" office:value="6316" calcext:value-type="float">
            <text:p>631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287" calcext:value-type="float">
            <text:p>228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539" calcext:value-type="float">
            <text:p>3539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13" calcext:value-type="float">
            <text:p>44713</text:p>
          </table:table-cell>
          <table:table-cell office:value-type="float" office:value="251609" calcext:value-type="float">
            <text:p>251609</text:p>
          </table:table-cell>
          <table:table-cell office:value-type="float" office:value="17994" calcext:value-type="float">
            <text:p>17994</text:p>
          </table:table-cell>
          <table:table-cell office:value-type="float" office:value="4141" calcext:value-type="float">
            <text:p>414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972" calcext:value-type="float">
            <text:p>7972</text:p>
          </table:table-cell>
          <table:table-cell office:value-type="float" office:value="0" calcext:value-type="float">
            <text:p>0</text:p>
          </table:table-cell>
          <table:table-cell office:value-type="float" office:value="3896" calcext:value-type="float">
            <text:p>38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4713" calcext:value-type="float">
            <text:p>44713</text:p>
          </table:table-cell>
          <table:table-cell office:value-type="float" office:value="251609" calcext:value-type="float">
            <text:p>251609</text:p>
          </table:table-cell>
          <table:table-cell office:value-type="float" office:value="17994" calcext:value-type="float">
            <text:p>17994</text:p>
          </table:table-cell>
          <table:table-cell office:value-type="float" office:value="4141" calcext:value-type="float">
            <text:p>414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972" calcext:value-type="float">
            <text:p>7972</text:p>
          </table:table-cell>
          <table:table-cell office:value-type="float" office:value="0" calcext:value-type="float">
            <text:p>0</text:p>
          </table:table-cell>
          <table:table-cell office:value-type="float" office:value="3896" calcext:value-type="float">
            <text:p>38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08" calcext:value-type="float">
            <text:p>46608</text:p>
          </table:table-cell>
          <table:table-cell office:value-type="float" office:value="278864" calcext:value-type="float">
            <text:p>278864</text:p>
          </table:table-cell>
          <table:table-cell office:value-type="float" office:value="12817" calcext:value-type="float">
            <text:p>12817</text:p>
          </table:table-cell>
          <table:table-cell office:value-type="float" office:value="5098" calcext:value-type="float">
            <text:p>509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45" calcext:value-type="float">
            <text:p>224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4807" calcext:value-type="float">
            <text:p>4807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6608" calcext:value-type="float">
            <text:p>46608</text:p>
          </table:table-cell>
          <table:table-cell office:value-type="float" office:value="278864" calcext:value-type="float">
            <text:p>278864</text:p>
          </table:table-cell>
          <table:table-cell office:value-type="float" office:value="12817" calcext:value-type="float">
            <text:p>12817</text:p>
          </table:table-cell>
          <table:table-cell office:value-type="float" office:value="5098" calcext:value-type="float">
            <text:p>509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45" calcext:value-type="float">
            <text:p>224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4807" calcext:value-type="float">
            <text:p>4807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321" calcext:value-type="float">
            <text:p>45321</text:p>
          </table:table-cell>
          <table:table-cell office:value-type="float" office:value="307516" calcext:value-type="float">
            <text:p>307516</text:p>
          </table:table-cell>
          <table:table-cell office:value-type="float" office:value="10723" calcext:value-type="float">
            <text:p>10723</text:p>
          </table:table-cell>
          <table:table-cell office:value-type="float" office:value="4759" calcext:value-type="float">
            <text:p>475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  <table:table-cell office:value-type="float" office:value="4469" calcext:value-type="float">
            <text:p>4469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5321" calcext:value-type="float">
            <text:p>45321</text:p>
          </table:table-cell>
          <table:table-cell office:value-type="float" office:value="307516" calcext:value-type="float">
            <text:p>307516</text:p>
          </table:table-cell>
          <table:table-cell office:value-type="float" office:value="10723" calcext:value-type="float">
            <text:p>10723</text:p>
          </table:table-cell>
          <table:table-cell office:value-type="float" office:value="4759" calcext:value-type="float">
            <text:p>475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  <table:table-cell office:value-type="float" office:value="4469" calcext:value-type="float">
            <text:p>4469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920" calcext:value-type="float">
            <text:p>44920</text:p>
          </table:table-cell>
          <table:table-cell office:value-type="float" office:value="309939" calcext:value-type="float">
            <text:p>309939</text:p>
          </table:table-cell>
          <table:table-cell office:value-type="float" office:value="11299" calcext:value-type="float">
            <text:p>11299</text:p>
          </table:table-cell>
          <table:table-cell office:value-type="float" office:value="5743" calcext:value-type="float">
            <text:p>574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27" calcext:value-type="float">
            <text:p>18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821" calcext:value-type="float">
            <text:p>3821</text:p>
          </table:table-cell>
          <table:table-cell office:value-type="float" office:value="0" calcext:value-type="float">
            <text:p>0</text:p>
          </table:table-cell>
          <table:table-cell office:value-type="float" office:value="5427" calcext:value-type="float">
            <text:p>542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4920" calcext:value-type="float">
            <text:p>44920</text:p>
          </table:table-cell>
          <table:table-cell office:value-type="float" office:value="309939" calcext:value-type="float">
            <text:p>309939</text:p>
          </table:table-cell>
          <table:table-cell office:value-type="float" office:value="11299" calcext:value-type="float">
            <text:p>11299</text:p>
          </table:table-cell>
          <table:table-cell office:value-type="float" office:value="5743" calcext:value-type="float">
            <text:p>574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27" calcext:value-type="float">
            <text:p>18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821" calcext:value-type="float">
            <text:p>3821</text:p>
          </table:table-cell>
          <table:table-cell office:value-type="float" office:value="0" calcext:value-type="float">
            <text:p>0</text:p>
          </table:table-cell>
          <table:table-cell office:value-type="float" office:value="5427" calcext:value-type="float">
            <text:p>542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187" calcext:value-type="float">
            <text:p>45187</text:p>
          </table:table-cell>
          <table:table-cell office:value-type="float" office:value="338314" calcext:value-type="float">
            <text:p>338314</text:p>
          </table:table-cell>
          <table:table-cell office:value-type="float" office:value="10528" calcext:value-type="float">
            <text:p>10528</text:p>
          </table:table-cell>
          <table:table-cell office:value-type="float" office:value="5006" calcext:value-type="float">
            <text:p>500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21" calcext:value-type="float">
            <text:p>172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953" calcext:value-type="float">
            <text:p>3953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5187" calcext:value-type="float">
            <text:p>45187</text:p>
          </table:table-cell>
          <table:table-cell office:value-type="float" office:value="338314" calcext:value-type="float">
            <text:p>338314</text:p>
          </table:table-cell>
          <table:table-cell office:value-type="float" office:value="10528" calcext:value-type="float">
            <text:p>10528</text:p>
          </table:table-cell>
          <table:table-cell office:value-type="float" office:value="5006" calcext:value-type="float">
            <text:p>500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21" calcext:value-type="float">
            <text:p>172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953" calcext:value-type="float">
            <text:p>3953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float" office:value="299795" calcext:value-type="float">
            <text:p>299795</text:p>
          </table:table-cell>
          <table:table-cell office:value-type="float" office:value="11048" calcext:value-type="float">
            <text:p>11048</text:p>
          </table:table-cell>
          <table:table-cell office:value-type="float" office:value="4961" calcext:value-type="float">
            <text:p>496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483" calcext:value-type="float">
            <text:p>248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52" calcext:value-type="float">
            <text:p>3552</text:p>
          </table:table-cell>
          <table:table-cell office:value-type="float" office:value="0" calcext:value-type="float">
            <text:p>0</text:p>
          </table:table-cell>
          <table:table-cell office:value-type="float" office:value="4685" calcext:value-type="float">
            <text:p>4685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4590" calcext:value-type="float">
            <text:p>44590</text:p>
          </table:table-cell>
          <table:table-cell office:value-type="float" office:value="299795" calcext:value-type="float">
            <text:p>299795</text:p>
          </table:table-cell>
          <table:table-cell office:value-type="float" office:value="11048" calcext:value-type="float">
            <text:p>11048</text:p>
          </table:table-cell>
          <table:table-cell office:value-type="float" office:value="4961" calcext:value-type="float">
            <text:p>496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483" calcext:value-type="float">
            <text:p>248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52" calcext:value-type="float">
            <text:p>3552</text:p>
          </table:table-cell>
          <table:table-cell office:value-type="float" office:value="0" calcext:value-type="float">
            <text:p>0</text:p>
          </table:table-cell>
          <table:table-cell office:value-type="float" office:value="4685" calcext:value-type="float">
            <text:p>4685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765" calcext:value-type="float">
            <text:p>44765</text:p>
          </table:table-cell>
          <table:table-cell office:value-type="float" office:value="234811" calcext:value-type="float">
            <text:p>234811</text:p>
          </table:table-cell>
          <table:table-cell office:value-type="float" office:value="18276" calcext:value-type="float">
            <text:p>18276</text:p>
          </table:table-cell>
          <table:table-cell office:value-type="float" office:value="7784" calcext:value-type="float">
            <text:p>77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73" calcext:value-type="float">
            <text:p>217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861" calcext:value-type="float">
            <text:p>9861</text:p>
          </table:table-cell>
          <table:table-cell office:value-type="float" office:value="0" calcext:value-type="float">
            <text:p>0</text:p>
          </table:table-cell>
          <table:table-cell office:value-type="float" office:value="7369" calcext:value-type="float">
            <text:p>7369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4765" calcext:value-type="float">
            <text:p>44765</text:p>
          </table:table-cell>
          <table:table-cell office:value-type="float" office:value="234811" calcext:value-type="float">
            <text:p>234811</text:p>
          </table:table-cell>
          <table:table-cell office:value-type="float" office:value="18276" calcext:value-type="float">
            <text:p>18276</text:p>
          </table:table-cell>
          <table:table-cell office:value-type="float" office:value="7784" calcext:value-type="float">
            <text:p>77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73" calcext:value-type="float">
            <text:p>217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861" calcext:value-type="float">
            <text:p>9861</text:p>
          </table:table-cell>
          <table:table-cell office:value-type="float" office:value="0" calcext:value-type="float">
            <text:p>0</text:p>
          </table:table-cell>
          <table:table-cell office:value-type="float" office:value="7369" calcext:value-type="float">
            <text:p>7369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146" calcext:value-type="float">
            <text:p>45146</text:p>
          </table:table-cell>
          <table:table-cell office:value-type="float" office:value="244309" calcext:value-type="float">
            <text:p>244309</text:p>
          </table:table-cell>
          <table:table-cell office:value-type="float" office:value="22287" calcext:value-type="float">
            <text:p>22287</text:p>
          </table:table-cell>
          <table:table-cell office:value-type="float" office:value="6863" calcext:value-type="float">
            <text:p>686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06" calcext:value-type="float">
            <text:p>240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0366" calcext:value-type="float">
            <text:p>10366</text:p>
          </table:table-cell>
          <table:table-cell office:value-type="float" office:value="0" calcext:value-type="float">
            <text:p>0</text:p>
          </table:table-cell>
          <table:table-cell office:value-type="float" office:value="6561" calcext:value-type="float">
            <text:p>6561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5146" calcext:value-type="float">
            <text:p>45146</text:p>
          </table:table-cell>
          <table:table-cell office:value-type="float" office:value="244309" calcext:value-type="float">
            <text:p>244309</text:p>
          </table:table-cell>
          <table:table-cell office:value-type="float" office:value="22287" calcext:value-type="float">
            <text:p>22287</text:p>
          </table:table-cell>
          <table:table-cell office:value-type="float" office:value="6863" calcext:value-type="float">
            <text:p>686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06" calcext:value-type="float">
            <text:p>240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0366" calcext:value-type="float">
            <text:p>10366</text:p>
          </table:table-cell>
          <table:table-cell office:value-type="float" office:value="0" calcext:value-type="float">
            <text:p>0</text:p>
          </table:table-cell>
          <table:table-cell office:value-type="float" office:value="6561" calcext:value-type="float">
            <text:p>6561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806" calcext:value-type="float">
            <text:p>44806</text:p>
          </table:table-cell>
          <table:table-cell office:value-type="float" office:value="241422" calcext:value-type="float">
            <text:p>241422</text:p>
          </table:table-cell>
          <table:table-cell office:value-type="float" office:value="10309" calcext:value-type="float">
            <text:p>10309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907" calcext:value-type="float">
            <text:p>190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644" calcext:value-type="float">
            <text:p>3644</text:p>
          </table:table-cell>
          <table:table-cell office:value-type="float" office:value="0" calcext:value-type="float">
            <text:p>0</text:p>
          </table:table-cell>
          <table:table-cell office:value-type="float" office:value="4183" calcext:value-type="float">
            <text:p>4183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806" calcext:value-type="float">
            <text:p>44806</text:p>
          </table:table-cell>
          <table:table-cell office:value-type="float" office:value="241422" calcext:value-type="float">
            <text:p>241422</text:p>
          </table:table-cell>
          <table:table-cell office:value-type="float" office:value="10309" calcext:value-type="float">
            <text:p>10309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907" calcext:value-type="float">
            <text:p>190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644" calcext:value-type="float">
            <text:p>3644</text:p>
          </table:table-cell>
          <table:table-cell office:value-type="float" office:value="0" calcext:value-type="float">
            <text:p>0</text:p>
          </table:table-cell>
          <table:table-cell office:value-type="float" office:value="4183" calcext:value-type="float">
            <text:p>4183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3494" calcext:value-type="float">
            <text:p>53494</text:p>
          </table:table-cell>
          <table:table-cell office:value-type="float" office:value="251723" calcext:value-type="float">
            <text:p>251723</text:p>
          </table:table-cell>
          <table:table-cell office:value-type="float" office:value="21792" calcext:value-type="float">
            <text:p>21792</text:p>
          </table:table-cell>
          <table:table-cell office:value-type="float" office:value="6146" calcext:value-type="float">
            <text:p>61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464" calcext:value-type="float">
            <text:p>246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0907" calcext:value-type="float">
            <text:p>10907</text:p>
          </table:table-cell>
          <table:table-cell office:value-type="float" office:value="0" calcext:value-type="float">
            <text:p>0</text:p>
          </table:table-cell>
          <table:table-cell office:value-type="float" office:value="5828" calcext:value-type="float">
            <text:p>5828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3494" calcext:value-type="float">
            <text:p>53494</text:p>
          </table:table-cell>
          <table:table-cell office:value-type="float" office:value="251723" calcext:value-type="float">
            <text:p>251723</text:p>
          </table:table-cell>
          <table:table-cell office:value-type="float" office:value="21792" calcext:value-type="float">
            <text:p>21792</text:p>
          </table:table-cell>
          <table:table-cell office:value-type="float" office:value="6146" calcext:value-type="float">
            <text:p>61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464" calcext:value-type="float">
            <text:p>246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0907" calcext:value-type="float">
            <text:p>10907</text:p>
          </table:table-cell>
          <table:table-cell office:value-type="float" office:value="0" calcext:value-type="float">
            <text:p>0</text:p>
          </table:table-cell>
          <table:table-cell office:value-type="float" office:value="5828" calcext:value-type="float">
            <text:p>5828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249399" calcext:value-type="float">
            <text:p>249399</text:p>
          </table:table-cell>
          <table:table-cell office:value-type="float" office:value="18439" calcext:value-type="float">
            <text:p>18439</text:p>
          </table:table-cell>
          <table:table-cell office:value-type="float" office:value="5851" calcext:value-type="float">
            <text:p>585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075" calcext:value-type="float">
            <text:p>20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 office:value-type="float" office:value="5459" calcext:value-type="float">
            <text:p>5459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5700" calcext:value-type="float">
            <text:p>45700</text:p>
          </table:table-cell>
          <table:table-cell office:value-type="float" office:value="249399" calcext:value-type="float">
            <text:p>249399</text:p>
          </table:table-cell>
          <table:table-cell office:value-type="float" office:value="18439" calcext:value-type="float">
            <text:p>18439</text:p>
          </table:table-cell>
          <table:table-cell office:value-type="float" office:value="5851" calcext:value-type="float">
            <text:p>585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075" calcext:value-type="float">
            <text:p>20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 office:value-type="float" office:value="5459" calcext:value-type="float">
            <text:p>5459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553" calcext:value-type="float">
            <text:p>48553</text:p>
          </table:table-cell>
          <table:table-cell office:value-type="float" office:value="242732" calcext:value-type="float">
            <text:p>242732</text:p>
          </table:table-cell>
          <table:table-cell office:value-type="float" office:value="18129" calcext:value-type="float">
            <text:p>18129</text:p>
          </table:table-cell>
          <table:table-cell office:value-type="float" office:value="7547" calcext:value-type="float">
            <text:p>754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658" calcext:value-type="float">
            <text:p>165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964" calcext:value-type="float">
            <text:p>8964</text:p>
          </table:table-cell>
          <table:table-cell office:value-type="float" office:value="0" calcext:value-type="float">
            <text:p>0</text:p>
          </table:table-cell>
          <table:table-cell office:value-type="float" office:value="7145" calcext:value-type="float">
            <text:p>7145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8553" calcext:value-type="float">
            <text:p>48553</text:p>
          </table:table-cell>
          <table:table-cell office:value-type="float" office:value="242732" calcext:value-type="float">
            <text:p>242732</text:p>
          </table:table-cell>
          <table:table-cell office:value-type="float" office:value="18129" calcext:value-type="float">
            <text:p>18129</text:p>
          </table:table-cell>
          <table:table-cell office:value-type="float" office:value="7547" calcext:value-type="float">
            <text:p>754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658" calcext:value-type="float">
            <text:p>165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964" calcext:value-type="float">
            <text:p>8964</text:p>
          </table:table-cell>
          <table:table-cell office:value-type="float" office:value="0" calcext:value-type="float">
            <text:p>0</text:p>
          </table:table-cell>
          <table:table-cell office:value-type="float" office:value="7145" calcext:value-type="float">
            <text:p>7145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601" calcext:value-type="float">
            <text:p>66601</text:p>
          </table:table-cell>
          <table:table-cell office:value-type="float" office:value="360835" calcext:value-type="float">
            <text:p>360835</text:p>
          </table:table-cell>
          <table:table-cell office:value-type="float" office:value="11036" calcext:value-type="float">
            <text:p>11036</text:p>
          </table:table-cell>
          <table:table-cell office:value-type="float" office:value="5386" calcext:value-type="float">
            <text:p>538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07" calcext:value-type="float">
            <text:p>190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467" calcext:value-type="float">
            <text:p>3467</text:p>
          </table:table-cell>
          <table:table-cell office:value-type="float" office:value="0" calcext:value-type="float">
            <text:p>0</text:p>
          </table:table-cell>
          <table:table-cell office:value-type="float" office:value="5113" calcext:value-type="float">
            <text:p>511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6601" calcext:value-type="float">
            <text:p>66601</text:p>
          </table:table-cell>
          <table:table-cell office:value-type="float" office:value="360835" calcext:value-type="float">
            <text:p>360835</text:p>
          </table:table-cell>
          <table:table-cell office:value-type="float" office:value="11036" calcext:value-type="float">
            <text:p>11036</text:p>
          </table:table-cell>
          <table:table-cell office:value-type="float" office:value="5386" calcext:value-type="float">
            <text:p>538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07" calcext:value-type="float">
            <text:p>190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467" calcext:value-type="float">
            <text:p>3467</text:p>
          </table:table-cell>
          <table:table-cell office:value-type="float" office:value="0" calcext:value-type="float">
            <text:p>0</text:p>
          </table:table-cell>
          <table:table-cell office:value-type="float" office:value="5113" calcext:value-type="float">
            <text:p>511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float" office:value="334856" calcext:value-type="float">
            <text:p>334856</text:p>
          </table:table-cell>
          <table:table-cell office:value-type="float" office:value="16155" calcext:value-type="float">
            <text:p>16155</text:p>
          </table:table-cell>
          <table:table-cell office:value-type="float" office:value="6176" calcext:value-type="float">
            <text:p>617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78" calcext:value-type="float">
            <text:p>167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365" calcext:value-type="float">
            <text:p>4365</text:p>
          </table:table-cell>
          <table:table-cell office:value-type="float" office:value="0" calcext:value-type="float">
            <text:p>0</text:p>
          </table:table-cell>
          <table:table-cell office:value-type="float" office:value="5818" calcext:value-type="float">
            <text:p>5818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2315" calcext:value-type="float">
            <text:p>62315</text:p>
          </table:table-cell>
          <table:table-cell office:value-type="float" office:value="334856" calcext:value-type="float">
            <text:p>334856</text:p>
          </table:table-cell>
          <table:table-cell office:value-type="float" office:value="16155" calcext:value-type="float">
            <text:p>16155</text:p>
          </table:table-cell>
          <table:table-cell office:value-type="float" office:value="6176" calcext:value-type="float">
            <text:p>617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78" calcext:value-type="float">
            <text:p>167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365" calcext:value-type="float">
            <text:p>4365</text:p>
          </table:table-cell>
          <table:table-cell office:value-type="float" office:value="0" calcext:value-type="float">
            <text:p>0</text:p>
          </table:table-cell>
          <table:table-cell office:value-type="float" office:value="5818" calcext:value-type="float">
            <text:p>5818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499" calcext:value-type="float">
            <text:p>46499</text:p>
          </table:table-cell>
          <table:table-cell office:value-type="float" office:value="246958" calcext:value-type="float">
            <text:p>246958</text:p>
          </table:table-cell>
          <table:table-cell office:value-type="float" office:value="20200" calcext:value-type="float">
            <text:p>20200</text:p>
          </table:table-cell>
          <table:table-cell office:value-type="float" office:value="5745" calcext:value-type="float">
            <text:p>574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80" calcext:value-type="float">
            <text:p>208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office:value-type="float" office:value="5373" calcext:value-type="float">
            <text:p>5373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6499" calcext:value-type="float">
            <text:p>46499</text:p>
          </table:table-cell>
          <table:table-cell office:value-type="float" office:value="246958" calcext:value-type="float">
            <text:p>246958</text:p>
          </table:table-cell>
          <table:table-cell office:value-type="float" office:value="20200" calcext:value-type="float">
            <text:p>20200</text:p>
          </table:table-cell>
          <table:table-cell office:value-type="float" office:value="5745" calcext:value-type="float">
            <text:p>574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80" calcext:value-type="float">
            <text:p>208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office:value-type="float" office:value="5373" calcext:value-type="float">
            <text:p>5373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338" calcext:value-type="float">
            <text:p>45338</text:p>
          </table:table-cell>
          <table:table-cell office:value-type="float" office:value="246536" calcext:value-type="float">
            <text:p>246536</text:p>
          </table:table-cell>
          <table:table-cell office:value-type="float" office:value="13583" calcext:value-type="float">
            <text:p>13583</text:p>
          </table:table-cell>
          <table:table-cell office:value-type="float" office:value="6241" calcext:value-type="float">
            <text:p>624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758" calcext:value-type="float">
            <text:p>275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082" calcext:value-type="float">
            <text:p>5082</text:p>
          </table:table-cell>
          <table:table-cell office:value-type="float" office:value="0" calcext:value-type="float">
            <text:p>0</text:p>
          </table:table-cell>
          <table:table-cell office:value-type="float" office:value="5886" calcext:value-type="float">
            <text:p>5886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5338" calcext:value-type="float">
            <text:p>45338</text:p>
          </table:table-cell>
          <table:table-cell office:value-type="float" office:value="246536" calcext:value-type="float">
            <text:p>246536</text:p>
          </table:table-cell>
          <table:table-cell office:value-type="float" office:value="13583" calcext:value-type="float">
            <text:p>13583</text:p>
          </table:table-cell>
          <table:table-cell office:value-type="float" office:value="6241" calcext:value-type="float">
            <text:p>624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758" calcext:value-type="float">
            <text:p>275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082" calcext:value-type="float">
            <text:p>5082</text:p>
          </table:table-cell>
          <table:table-cell office:value-type="float" office:value="0" calcext:value-type="float">
            <text:p>0</text:p>
          </table:table-cell>
          <table:table-cell office:value-type="float" office:value="5886" calcext:value-type="float">
            <text:p>5886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203" calcext:value-type="float">
            <text:p>54203</text:p>
          </table:table-cell>
          <table:table-cell office:value-type="float" office:value="275572" calcext:value-type="float">
            <text:p>275572</text:p>
          </table:table-cell>
          <table:table-cell office:value-type="float" office:value="10349" calcext:value-type="float">
            <text:p>10349</text:p>
          </table:table-cell>
          <table:table-cell office:value-type="float" office:value="5393" calcext:value-type="float">
            <text:p>539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105" calcext:value-type="float">
            <text:p>210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 office:value-type="float" office:value="5082" calcext:value-type="float">
            <text:p>5082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4203" calcext:value-type="float">
            <text:p>54203</text:p>
          </table:table-cell>
          <table:table-cell office:value-type="float" office:value="275572" calcext:value-type="float">
            <text:p>275572</text:p>
          </table:table-cell>
          <table:table-cell office:value-type="float" office:value="10349" calcext:value-type="float">
            <text:p>10349</text:p>
          </table:table-cell>
          <table:table-cell office:value-type="float" office:value="5393" calcext:value-type="float">
            <text:p>539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105" calcext:value-type="float">
            <text:p>210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 office:value-type="float" office:value="5082" calcext:value-type="float">
            <text:p>5082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116" calcext:value-type="float">
            <text:p>54116</text:p>
          </table:table-cell>
          <table:table-cell office:value-type="float" office:value="268773" calcext:value-type="float">
            <text:p>268773</text:p>
          </table:table-cell>
          <table:table-cell office:value-type="float" office:value="16159" calcext:value-type="float">
            <text:p>16159</text:p>
          </table:table-cell>
          <table:table-cell office:value-type="float" office:value="5272" calcext:value-type="float">
            <text:p>52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31" calcext:value-type="float">
            <text:p>213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510" calcext:value-type="float">
            <text:p>5510</text:p>
          </table:table-cell>
          <table:table-cell office:value-type="float" office:value="0" calcext:value-type="float">
            <text:p>0</text:p>
          </table:table-cell>
          <table:table-cell office:value-type="float" office:value="4966" calcext:value-type="float">
            <text:p>4966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4116" calcext:value-type="float">
            <text:p>54116</text:p>
          </table:table-cell>
          <table:table-cell office:value-type="float" office:value="268773" calcext:value-type="float">
            <text:p>268773</text:p>
          </table:table-cell>
          <table:table-cell office:value-type="float" office:value="16159" calcext:value-type="float">
            <text:p>16159</text:p>
          </table:table-cell>
          <table:table-cell office:value-type="float" office:value="5272" calcext:value-type="float">
            <text:p>52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31" calcext:value-type="float">
            <text:p>213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510" calcext:value-type="float">
            <text:p>5510</text:p>
          </table:table-cell>
          <table:table-cell office:value-type="float" office:value="0" calcext:value-type="float">
            <text:p>0</text:p>
          </table:table-cell>
          <table:table-cell office:value-type="float" office:value="4966" calcext:value-type="float">
            <text:p>4966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527" calcext:value-type="float">
            <text:p>45527</text:p>
          </table:table-cell>
          <table:table-cell office:value-type="float" office:value="292619" calcext:value-type="float">
            <text:p>292619</text:p>
          </table:table-cell>
          <table:table-cell office:value-type="float" office:value="13600" calcext:value-type="float">
            <text:p>13600</text:p>
          </table:table-cell>
          <table:table-cell office:value-type="float" office:value="6638" calcext:value-type="float">
            <text:p>663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361" calcext:value-type="float">
            <text:p>236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482" calcext:value-type="float">
            <text:p>5482</text:p>
          </table:table-cell>
          <table:table-cell office:value-type="float" office:value="0" calcext:value-type="float">
            <text:p>0</text:p>
          </table:table-cell>
          <table:table-cell office:value-type="float" office:value="6396" calcext:value-type="float">
            <text:p>6396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5527" calcext:value-type="float">
            <text:p>45527</text:p>
          </table:table-cell>
          <table:table-cell office:value-type="float" office:value="292619" calcext:value-type="float">
            <text:p>292619</text:p>
          </table:table-cell>
          <table:table-cell office:value-type="float" office:value="13600" calcext:value-type="float">
            <text:p>13600</text:p>
          </table:table-cell>
          <table:table-cell office:value-type="float" office:value="6638" calcext:value-type="float">
            <text:p>663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361" calcext:value-type="float">
            <text:p>236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482" calcext:value-type="float">
            <text:p>5482</text:p>
          </table:table-cell>
          <table:table-cell office:value-type="float" office:value="0" calcext:value-type="float">
            <text:p>0</text:p>
          </table:table-cell>
          <table:table-cell office:value-type="float" office:value="6396" calcext:value-type="float">
            <text:p>6396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252016" calcext:value-type="float">
            <text:p>252016</text:p>
          </table:table-cell>
          <table:table-cell office:value-type="float" office:value="11447" calcext:value-type="float">
            <text:p>11447</text:p>
          </table:table-cell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18" calcext:value-type="float">
            <text:p>251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524" calcext:value-type="float">
            <text:p>3524</text:p>
          </table:table-cell>
          <table:table-cell office:value-type="float" office:value="0" calcext:value-type="float">
            <text:p>0</text:p>
          </table:table-cell>
          <table:table-cell office:value-type="float" office:value="4962" calcext:value-type="float">
            <text:p>4962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7248" calcext:value-type="float">
            <text:p>47248</text:p>
          </table:table-cell>
          <table:table-cell office:value-type="float" office:value="252016" calcext:value-type="float">
            <text:p>252016</text:p>
          </table:table-cell>
          <table:table-cell office:value-type="float" office:value="11447" calcext:value-type="float">
            <text:p>11447</text:p>
          </table:table-cell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18" calcext:value-type="float">
            <text:p>251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524" calcext:value-type="float">
            <text:p>3524</text:p>
          </table:table-cell>
          <table:table-cell office:value-type="float" office:value="0" calcext:value-type="float">
            <text:p>0</text:p>
          </table:table-cell>
          <table:table-cell office:value-type="float" office:value="4962" calcext:value-type="float">
            <text:p>4962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396" calcext:value-type="float">
            <text:p>60396</text:p>
          </table:table-cell>
          <table:table-cell office:value-type="float" office:value="247315" calcext:value-type="float">
            <text:p>247315</text:p>
          </table:table-cell>
          <table:table-cell office:value-type="float" office:value="12582" calcext:value-type="float">
            <text:p>12582</text:p>
          </table:table-cell>
          <table:table-cell office:value-type="float" office:value="7276" calcext:value-type="float">
            <text:p>727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91" calcext:value-type="float">
            <text:p>249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  <table:table-cell office:value-type="float" office:value="6857" calcext:value-type="float">
            <text:p>6857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0396" calcext:value-type="float">
            <text:p>60396</text:p>
          </table:table-cell>
          <table:table-cell office:value-type="float" office:value="247315" calcext:value-type="float">
            <text:p>247315</text:p>
          </table:table-cell>
          <table:table-cell office:value-type="float" office:value="12582" calcext:value-type="float">
            <text:p>12582</text:p>
          </table:table-cell>
          <table:table-cell office:value-type="float" office:value="7276" calcext:value-type="float">
            <text:p>727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91" calcext:value-type="float">
            <text:p>249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  <table:table-cell office:value-type="float" office:value="6857" calcext:value-type="float">
            <text:p>6857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843" calcext:value-type="float">
            <text:p>61843</text:p>
          </table:table-cell>
          <table:table-cell office:value-type="float" office:value="247222" calcext:value-type="float">
            <text:p>247222</text:p>
          </table:table-cell>
          <table:table-cell office:value-type="float" office:value="18970" calcext:value-type="float">
            <text:p>18970</text:p>
          </table:table-cell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66" calcext:value-type="float">
            <text:p>296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6557" calcext:value-type="float">
            <text:p>6557</text:p>
          </table:table-cell>
          <table:table-cell office:value-type="float" office:value="0" calcext:value-type="float">
            <text:p>0</text:p>
          </table:table-cell>
          <table:table-cell office:value-type="float" office:value="6926" calcext:value-type="float">
            <text:p>69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61843" calcext:value-type="float">
            <text:p>61843</text:p>
          </table:table-cell>
          <table:table-cell office:value-type="float" office:value="247222" calcext:value-type="float">
            <text:p>247222</text:p>
          </table:table-cell>
          <table:table-cell office:value-type="float" office:value="18970" calcext:value-type="float">
            <text:p>18970</text:p>
          </table:table-cell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66" calcext:value-type="float">
            <text:p>296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6557" calcext:value-type="float">
            <text:p>6557</text:p>
          </table:table-cell>
          <table:table-cell office:value-type="float" office:value="0" calcext:value-type="float">
            <text:p>0</text:p>
          </table:table-cell>
          <table:table-cell office:value-type="float" office:value="6926" calcext:value-type="float">
            <text:p>69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169" calcext:value-type="float">
            <text:p>45169</text:p>
          </table:table-cell>
          <table:table-cell office:value-type="float" office:value="233777" calcext:value-type="float">
            <text:p>233777</text:p>
          </table:table-cell>
          <table:table-cell office:value-type="float" office:value="23251" calcext:value-type="float">
            <text:p>23251</text:p>
          </table:table-cell>
          <table:table-cell office:value-type="float" office:value="6199" calcext:value-type="float">
            <text:p>61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676" calcext:value-type="float">
            <text:p>10676</text:p>
          </table:table-cell>
          <table:table-cell office:value-type="float" office:value="0" calcext:value-type="float">
            <text:p>0</text:p>
          </table:table-cell>
          <table:table-cell office:value-type="float" office:value="5841" calcext:value-type="float">
            <text:p>5841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5169" calcext:value-type="float">
            <text:p>45169</text:p>
          </table:table-cell>
          <table:table-cell office:value-type="float" office:value="233777" calcext:value-type="float">
            <text:p>233777</text:p>
          </table:table-cell>
          <table:table-cell office:value-type="float" office:value="23251" calcext:value-type="float">
            <text:p>23251</text:p>
          </table:table-cell>
          <table:table-cell office:value-type="float" office:value="6199" calcext:value-type="float">
            <text:p>61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676" calcext:value-type="float">
            <text:p>10676</text:p>
          </table:table-cell>
          <table:table-cell office:value-type="float" office:value="0" calcext:value-type="float">
            <text:p>0</text:p>
          </table:table-cell>
          <table:table-cell office:value-type="float" office:value="5841" calcext:value-type="float">
            <text:p>5841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409" calcext:value-type="float">
            <text:p>48409</text:p>
          </table:table-cell>
          <table:table-cell office:value-type="float" office:value="274640" calcext:value-type="float">
            <text:p>274640</text:p>
          </table:table-cell>
          <table:table-cell office:value-type="float" office:value="21230" calcext:value-type="float">
            <text:p>21230</text:p>
          </table:table-cell>
          <table:table-cell office:value-type="float" office:value="6168" calcext:value-type="float">
            <text:p>61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1050" calcext:value-type="float">
            <text:p>11050</text:p>
          </table:table-cell>
          <table:table-cell office:value-type="float" office:value="0" calcext:value-type="float">
            <text:p>0</text:p>
          </table:table-cell>
          <table:table-cell office:value-type="float" office:value="5837" calcext:value-type="float">
            <text:p>5837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8409" calcext:value-type="float">
            <text:p>48409</text:p>
          </table:table-cell>
          <table:table-cell office:value-type="float" office:value="274640" calcext:value-type="float">
            <text:p>274640</text:p>
          </table:table-cell>
          <table:table-cell office:value-type="float" office:value="21230" calcext:value-type="float">
            <text:p>21230</text:p>
          </table:table-cell>
          <table:table-cell office:value-type="float" office:value="6168" calcext:value-type="float">
            <text:p>61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1050" calcext:value-type="float">
            <text:p>11050</text:p>
          </table:table-cell>
          <table:table-cell office:value-type="float" office:value="0" calcext:value-type="float">
            <text:p>0</text:p>
          </table:table-cell>
          <table:table-cell office:value-type="float" office:value="5837" calcext:value-type="float">
            <text:p>5837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070" calcext:value-type="float">
            <text:p>45070</text:p>
          </table:table-cell>
          <table:table-cell office:value-type="float" office:value="275205" calcext:value-type="float">
            <text:p>275205</text:p>
          </table:table-cell>
          <table:table-cell office:value-type="float" office:value="14216" calcext:value-type="float">
            <text:p>14216</text:p>
          </table:table-cell>
          <table:table-cell office:value-type="float" office:value="5974" calcext:value-type="float">
            <text:p>5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997" calcext:value-type="float">
            <text:p>3997</text:p>
          </table:table-cell>
          <table:table-cell office:value-type="float" office:value="0" calcext:value-type="float">
            <text:p>0</text:p>
          </table:table-cell>
          <table:table-cell office:value-type="float" office:value="5676" calcext:value-type="float">
            <text:p>5676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5070" calcext:value-type="float">
            <text:p>45070</text:p>
          </table:table-cell>
          <table:table-cell office:value-type="float" office:value="275205" calcext:value-type="float">
            <text:p>275205</text:p>
          </table:table-cell>
          <table:table-cell office:value-type="float" office:value="14216" calcext:value-type="float">
            <text:p>14216</text:p>
          </table:table-cell>
          <table:table-cell office:value-type="float" office:value="5974" calcext:value-type="float">
            <text:p>5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997" calcext:value-type="float">
            <text:p>3997</text:p>
          </table:table-cell>
          <table:table-cell office:value-type="float" office:value="0" calcext:value-type="float">
            <text:p>0</text:p>
          </table:table-cell>
          <table:table-cell office:value-type="float" office:value="5676" calcext:value-type="float">
            <text:p>5676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625" calcext:value-type="float">
            <text:p>46625</text:p>
          </table:table-cell>
          <table:table-cell office:value-type="float" office:value="242196" calcext:value-type="float">
            <text:p>242196</text:p>
          </table:table-cell>
          <table:table-cell office:value-type="float" office:value="12950" calcext:value-type="float">
            <text:p>12950</text:p>
          </table:table-cell>
          <table:table-cell office:value-type="float" office:value="5030" calcext:value-type="float">
            <text:p>503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609" calcext:value-type="float">
            <text:p>260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844" calcext:value-type="float">
            <text:p>3844</text:p>
          </table:table-cell>
          <table:table-cell office:value-type="float" office:value="0" calcext:value-type="float">
            <text:p>0</text:p>
          </table:table-cell>
          <table:table-cell office:value-type="float" office:value="4758" calcext:value-type="float">
            <text:p>4758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6625" calcext:value-type="float">
            <text:p>46625</text:p>
          </table:table-cell>
          <table:table-cell office:value-type="float" office:value="242196" calcext:value-type="float">
            <text:p>242196</text:p>
          </table:table-cell>
          <table:table-cell office:value-type="float" office:value="12950" calcext:value-type="float">
            <text:p>12950</text:p>
          </table:table-cell>
          <table:table-cell office:value-type="float" office:value="5030" calcext:value-type="float">
            <text:p>503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609" calcext:value-type="float">
            <text:p>260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844" calcext:value-type="float">
            <text:p>3844</text:p>
          </table:table-cell>
          <table:table-cell office:value-type="float" office:value="0" calcext:value-type="float">
            <text:p>0</text:p>
          </table:table-cell>
          <table:table-cell office:value-type="float" office:value="4758" calcext:value-type="float">
            <text:p>4758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496" calcext:value-type="float">
            <text:p>44496</text:p>
          </table:table-cell>
          <table:table-cell office:value-type="float" office:value="229110" calcext:value-type="float">
            <text:p>229110</text:p>
          </table:table-cell>
          <table:table-cell office:value-type="float" office:value="13811" calcext:value-type="float">
            <text:p>13811</text:p>
          </table:table-cell>
          <table:table-cell office:value-type="float" office:value="7304" calcext:value-type="float">
            <text:p>73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37" calcext:value-type="float">
            <text:p>173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862" calcext:value-type="float">
            <text:p>5862</text:p>
          </table:table-cell>
          <table:table-cell office:value-type="float" office:value="0" calcext:value-type="float">
            <text:p>0</text:p>
          </table:table-cell>
          <table:table-cell office:value-type="float" office:value="6909" calcext:value-type="float">
            <text:p>6909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4496" calcext:value-type="float">
            <text:p>44496</text:p>
          </table:table-cell>
          <table:table-cell office:value-type="float" office:value="229110" calcext:value-type="float">
            <text:p>229110</text:p>
          </table:table-cell>
          <table:table-cell office:value-type="float" office:value="13811" calcext:value-type="float">
            <text:p>13811</text:p>
          </table:table-cell>
          <table:table-cell office:value-type="float" office:value="7304" calcext:value-type="float">
            <text:p>73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37" calcext:value-type="float">
            <text:p>173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862" calcext:value-type="float">
            <text:p>5862</text:p>
          </table:table-cell>
          <table:table-cell office:value-type="float" office:value="0" calcext:value-type="float">
            <text:p>0</text:p>
          </table:table-cell>
          <table:table-cell office:value-type="float" office:value="6909" calcext:value-type="float">
            <text:p>6909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738" calcext:value-type="float">
            <text:p>45738</text:p>
          </table:table-cell>
          <table:table-cell office:value-type="float" office:value="229848" calcext:value-type="float">
            <text:p>229848</text:p>
          </table:table-cell>
          <table:table-cell office:value-type="float" office:value="15864" calcext:value-type="float">
            <text:p>15864</text:p>
          </table:table-cell>
          <table:table-cell office:value-type="float" office:value="4063" calcext:value-type="float">
            <text:p>406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29" calcext:value-type="float">
            <text:p>17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9558" calcext:value-type="float">
            <text:p>9558</text:p>
          </table:table-cell>
          <table:table-cell office:value-type="float" office:value="0" calcext:value-type="float">
            <text:p>0</text:p>
          </table:table-cell>
          <table:table-cell office:value-type="float" office:value="3818" calcext:value-type="float">
            <text:p>3818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5738" calcext:value-type="float">
            <text:p>45738</text:p>
          </table:table-cell>
          <table:table-cell office:value-type="float" office:value="229848" calcext:value-type="float">
            <text:p>229848</text:p>
          </table:table-cell>
          <table:table-cell office:value-type="float" office:value="15864" calcext:value-type="float">
            <text:p>15864</text:p>
          </table:table-cell>
          <table:table-cell office:value-type="float" office:value="4063" calcext:value-type="float">
            <text:p>406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29" calcext:value-type="float">
            <text:p>17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9558" calcext:value-type="float">
            <text:p>9558</text:p>
          </table:table-cell>
          <table:table-cell office:value-type="float" office:value="0" calcext:value-type="float">
            <text:p>0</text:p>
          </table:table-cell>
          <table:table-cell office:value-type="float" office:value="3818" calcext:value-type="float">
            <text:p>3818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659" calcext:value-type="float">
            <text:p>44659</text:p>
          </table:table-cell>
          <table:table-cell office:value-type="float" office:value="265607" calcext:value-type="float">
            <text:p>265607</text:p>
          </table:table-cell>
          <table:table-cell office:value-type="float" office:value="15715" calcext:value-type="float">
            <text:p>15715</text:p>
          </table:table-cell>
          <table:table-cell office:value-type="float" office:value="4744" calcext:value-type="float">
            <text:p>474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89" calcext:value-type="float">
            <text:p>248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242" calcext:value-type="float">
            <text:p>5242</text:p>
          </table:table-cell>
          <table:table-cell office:value-type="float" office:value="0" calcext:value-type="float">
            <text:p>0</text:p>
          </table:table-cell>
          <table:table-cell office:value-type="float" office:value="4481" calcext:value-type="float">
            <text:p>4481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4659" calcext:value-type="float">
            <text:p>44659</text:p>
          </table:table-cell>
          <table:table-cell office:value-type="float" office:value="265607" calcext:value-type="float">
            <text:p>265607</text:p>
          </table:table-cell>
          <table:table-cell office:value-type="float" office:value="15715" calcext:value-type="float">
            <text:p>15715</text:p>
          </table:table-cell>
          <table:table-cell office:value-type="float" office:value="4744" calcext:value-type="float">
            <text:p>474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89" calcext:value-type="float">
            <text:p>248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242" calcext:value-type="float">
            <text:p>5242</text:p>
          </table:table-cell>
          <table:table-cell office:value-type="float" office:value="0" calcext:value-type="float">
            <text:p>0</text:p>
          </table:table-cell>
          <table:table-cell office:value-type="float" office:value="4481" calcext:value-type="float">
            <text:p>4481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976" calcext:value-type="float">
            <text:p>53976</text:p>
          </table:table-cell>
          <table:table-cell office:value-type="float" office:value="231364" calcext:value-type="float">
            <text:p>231364</text:p>
          </table:table-cell>
          <table:table-cell office:value-type="float" office:value="11445" calcext:value-type="float">
            <text:p>11445</text:p>
          </table:table-cell>
          <table:table-cell office:value-type="float" office:value="6016" calcext:value-type="float">
            <text:p>601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340" calcext:value-type="float">
            <text:p>234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office:value-type="float" office:value="5754" calcext:value-type="float">
            <text:p>575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3976" calcext:value-type="float">
            <text:p>53976</text:p>
          </table:table-cell>
          <table:table-cell office:value-type="float" office:value="231364" calcext:value-type="float">
            <text:p>231364</text:p>
          </table:table-cell>
          <table:table-cell office:value-type="float" office:value="11445" calcext:value-type="float">
            <text:p>11445</text:p>
          </table:table-cell>
          <table:table-cell office:value-type="float" office:value="6016" calcext:value-type="float">
            <text:p>601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340" calcext:value-type="float">
            <text:p>234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office:value-type="float" office:value="5754" calcext:value-type="float">
            <text:p>575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813" calcext:value-type="float">
            <text:p>55813</text:p>
          </table:table-cell>
          <table:table-cell office:value-type="float" office:value="237413" calcext:value-type="float">
            <text:p>237413</text:p>
          </table:table-cell>
          <table:table-cell office:value-type="float" office:value="18213" calcext:value-type="float">
            <text:p>18213</text:p>
          </table:table-cell>
          <table:table-cell office:value-type="float" office:value="6446" calcext:value-type="float">
            <text:p>64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646" calcext:value-type="float">
            <text:p>7646</text:p>
          </table:table-cell>
          <table:table-cell office:value-type="float" office:value="0" calcext:value-type="float">
            <text:p>0</text:p>
          </table:table-cell>
          <table:table-cell office:value-type="float" office:value="5967" calcext:value-type="float">
            <text:p>5967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5813" calcext:value-type="float">
            <text:p>55813</text:p>
          </table:table-cell>
          <table:table-cell office:value-type="float" office:value="237413" calcext:value-type="float">
            <text:p>237413</text:p>
          </table:table-cell>
          <table:table-cell office:value-type="float" office:value="18213" calcext:value-type="float">
            <text:p>18213</text:p>
          </table:table-cell>
          <table:table-cell office:value-type="float" office:value="6446" calcext:value-type="float">
            <text:p>64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7646" calcext:value-type="float">
            <text:p>7646</text:p>
          </table:table-cell>
          <table:table-cell office:value-type="float" office:value="0" calcext:value-type="float">
            <text:p>0</text:p>
          </table:table-cell>
          <table:table-cell office:value-type="float" office:value="5967" calcext:value-type="float">
            <text:p>5967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356" calcext:value-type="float">
            <text:p>45356</text:p>
          </table:table-cell>
          <table:table-cell office:value-type="float" office:value="230013" calcext:value-type="float">
            <text:p>230013</text:p>
          </table:table-cell>
          <table:table-cell office:value-type="float" office:value="13664" calcext:value-type="float">
            <text:p>13664</text:p>
          </table:table-cell>
          <table:table-cell office:value-type="float" office:value="5829" calcext:value-type="float">
            <text:p>58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464" calcext:value-type="float">
            <text:p>246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  <table:table-cell office:value-type="float" office:value="5504" calcext:value-type="float">
            <text:p>5504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5356" calcext:value-type="float">
            <text:p>45356</text:p>
          </table:table-cell>
          <table:table-cell office:value-type="float" office:value="230013" calcext:value-type="float">
            <text:p>230013</text:p>
          </table:table-cell>
          <table:table-cell office:value-type="float" office:value="13664" calcext:value-type="float">
            <text:p>13664</text:p>
          </table:table-cell>
          <table:table-cell office:value-type="float" office:value="5829" calcext:value-type="float">
            <text:p>58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464" calcext:value-type="float">
            <text:p>246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  <table:table-cell office:value-type="float" office:value="5504" calcext:value-type="float">
            <text:p>5504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849" calcext:value-type="float">
            <text:p>45849</text:p>
          </table:table-cell>
          <table:table-cell office:value-type="float" office:value="233734" calcext:value-type="float">
            <text:p>233734</text:p>
          </table:table-cell>
          <table:table-cell office:value-type="float" office:value="13516" calcext:value-type="float">
            <text:p>13516</text:p>
          </table:table-cell>
          <table:table-cell office:value-type="float" office:value="6147" calcext:value-type="float">
            <text:p>614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508" calcext:value-type="float">
            <text:p>250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191" calcext:value-type="float">
            <text:p>5191</text:p>
          </table:table-cell>
          <table:table-cell office:value-type="float" office:value="0" calcext:value-type="float">
            <text:p>0</text:p>
          </table:table-cell>
          <table:table-cell office:value-type="float" office:value="5919" calcext:value-type="float">
            <text:p>5919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5849" calcext:value-type="float">
            <text:p>45849</text:p>
          </table:table-cell>
          <table:table-cell office:value-type="float" office:value="233734" calcext:value-type="float">
            <text:p>233734</text:p>
          </table:table-cell>
          <table:table-cell office:value-type="float" office:value="13516" calcext:value-type="float">
            <text:p>13516</text:p>
          </table:table-cell>
          <table:table-cell office:value-type="float" office:value="6147" calcext:value-type="float">
            <text:p>614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508" calcext:value-type="float">
            <text:p>250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191" calcext:value-type="float">
            <text:p>5191</text:p>
          </table:table-cell>
          <table:table-cell office:value-type="float" office:value="0" calcext:value-type="float">
            <text:p>0</text:p>
          </table:table-cell>
          <table:table-cell office:value-type="float" office:value="5919" calcext:value-type="float">
            <text:p>5919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31" calcext:value-type="float">
            <text:p>45231</text:p>
          </table:table-cell>
          <table:table-cell office:value-type="float" office:value="316312" calcext:value-type="float">
            <text:p>316312</text:p>
          </table:table-cell>
          <table:table-cell office:value-type="float" office:value="15819" calcext:value-type="float">
            <text:p>15819</text:p>
          </table:table-cell>
          <table:table-cell office:value-type="float" office:value="5113" calcext:value-type="float">
            <text:p>511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22" calcext:value-type="float">
            <text:p>16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305" calcext:value-type="float">
            <text:p>4305</text:p>
          </table:table-cell>
          <table:table-cell office:value-type="float" office:value="0" calcext:value-type="float">
            <text:p>0</text:p>
          </table:table-cell>
          <table:table-cell office:value-type="float" office:value="4798" calcext:value-type="float">
            <text:p>4798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5231" calcext:value-type="float">
            <text:p>45231</text:p>
          </table:table-cell>
          <table:table-cell office:value-type="float" office:value="316312" calcext:value-type="float">
            <text:p>316312</text:p>
          </table:table-cell>
          <table:table-cell office:value-type="float" office:value="15819" calcext:value-type="float">
            <text:p>15819</text:p>
          </table:table-cell>
          <table:table-cell office:value-type="float" office:value="5113" calcext:value-type="float">
            <text:p>511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22" calcext:value-type="float">
            <text:p>16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305" calcext:value-type="float">
            <text:p>4305</text:p>
          </table:table-cell>
          <table:table-cell office:value-type="float" office:value="0" calcext:value-type="float">
            <text:p>0</text:p>
          </table:table-cell>
          <table:table-cell office:value-type="float" office:value="4798" calcext:value-type="float">
            <text:p>4798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835" calcext:value-type="float">
            <text:p>78835</text:p>
          </table:table-cell>
          <table:table-cell office:value-type="float" office:value="247254" calcext:value-type="float">
            <text:p>247254</text:p>
          </table:table-cell>
          <table:table-cell office:value-type="float" office:value="12573" calcext:value-type="float">
            <text:p>12573</text:p>
          </table:table-cell>
          <table:table-cell office:value-type="float" office:value="5831" calcext:value-type="float">
            <text:p>583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625" calcext:value-type="float">
            <text:p>26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862" calcext:value-type="float">
            <text:p>3862</text:p>
          </table:table-cell>
          <table:table-cell office:value-type="float" office:value="0" calcext:value-type="float">
            <text:p>0</text:p>
          </table:table-cell>
          <table:table-cell office:value-type="float" office:value="5485" calcext:value-type="float">
            <text:p>5485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78835" calcext:value-type="float">
            <text:p>78835</text:p>
          </table:table-cell>
          <table:table-cell office:value-type="float" office:value="247254" calcext:value-type="float">
            <text:p>247254</text:p>
          </table:table-cell>
          <table:table-cell office:value-type="float" office:value="12573" calcext:value-type="float">
            <text:p>12573</text:p>
          </table:table-cell>
          <table:table-cell office:value-type="float" office:value="5831" calcext:value-type="float">
            <text:p>583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625" calcext:value-type="float">
            <text:p>26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862" calcext:value-type="float">
            <text:p>3862</text:p>
          </table:table-cell>
          <table:table-cell office:value-type="float" office:value="0" calcext:value-type="float">
            <text:p>0</text:p>
          </table:table-cell>
          <table:table-cell office:value-type="float" office:value="5485" calcext:value-type="float">
            <text:p>5485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630" calcext:value-type="float">
            <text:p>44630</text:p>
          </table:table-cell>
          <table:table-cell office:value-type="float" office:value="352427" calcext:value-type="float">
            <text:p>352427</text:p>
          </table:table-cell>
          <table:table-cell office:value-type="float" office:value="11669" calcext:value-type="float">
            <text:p>11669</text:p>
          </table:table-cell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05" calcext:value-type="float">
            <text:p>220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576" calcext:value-type="float">
            <text:p>3576</text:p>
          </table:table-cell>
          <table:table-cell office:value-type="float" office:value="0" calcext:value-type="float">
            <text:p>0</text:p>
          </table:table-cell>
          <table:table-cell office:value-type="float" office:value="6860" calcext:value-type="float">
            <text:p>686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4630" calcext:value-type="float">
            <text:p>44630</text:p>
          </table:table-cell>
          <table:table-cell office:value-type="float" office:value="352427" calcext:value-type="float">
            <text:p>352427</text:p>
          </table:table-cell>
          <table:table-cell office:value-type="float" office:value="11669" calcext:value-type="float">
            <text:p>11669</text:p>
          </table:table-cell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05" calcext:value-type="float">
            <text:p>220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576" calcext:value-type="float">
            <text:p>3576</text:p>
          </table:table-cell>
          <table:table-cell office:value-type="float" office:value="0" calcext:value-type="float">
            <text:p>0</text:p>
          </table:table-cell>
          <table:table-cell office:value-type="float" office:value="6860" calcext:value-type="float">
            <text:p>686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122" calcext:value-type="float">
            <text:p>66122</text:p>
          </table:table-cell>
          <table:table-cell office:value-type="float" office:value="230142" calcext:value-type="float">
            <text:p>230142</text:p>
          </table:table-cell>
          <table:table-cell office:value-type="float" office:value="11297" calcext:value-type="float">
            <text:p>11297</text:p>
          </table:table-cell>
          <table:table-cell office:value-type="float" office:value="6628" calcext:value-type="float">
            <text:p>66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473" calcext:value-type="float">
            <text:p>247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6286" calcext:value-type="float">
            <text:p>6286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66122" calcext:value-type="float">
            <text:p>66122</text:p>
          </table:table-cell>
          <table:table-cell office:value-type="float" office:value="230142" calcext:value-type="float">
            <text:p>230142</text:p>
          </table:table-cell>
          <table:table-cell office:value-type="float" office:value="11297" calcext:value-type="float">
            <text:p>11297</text:p>
          </table:table-cell>
          <table:table-cell office:value-type="float" office:value="6628" calcext:value-type="float">
            <text:p>66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473" calcext:value-type="float">
            <text:p>247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6286" calcext:value-type="float">
            <text:p>6286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643" calcext:value-type="float">
            <text:p>52643</text:p>
          </table:table-cell>
          <table:table-cell office:value-type="float" office:value="258411" calcext:value-type="float">
            <text:p>258411</text:p>
          </table:table-cell>
          <table:table-cell office:value-type="float" office:value="11654" calcext:value-type="float">
            <text:p>11654</text:p>
          </table:table-cell>
          <table:table-cell office:value-type="float" office:value="5815" calcext:value-type="float">
            <text:p>581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  <table:table-cell office:value-type="float" office:value="5555" calcext:value-type="float">
            <text:p>5555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2643" calcext:value-type="float">
            <text:p>52643</text:p>
          </table:table-cell>
          <table:table-cell office:value-type="float" office:value="258411" calcext:value-type="float">
            <text:p>258411</text:p>
          </table:table-cell>
          <table:table-cell office:value-type="float" office:value="11654" calcext:value-type="float">
            <text:p>11654</text:p>
          </table:table-cell>
          <table:table-cell office:value-type="float" office:value="5815" calcext:value-type="float">
            <text:p>581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  <table:table-cell office:value-type="float" office:value="5555" calcext:value-type="float">
            <text:p>5555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243" calcext:value-type="float">
            <text:p>57243</text:p>
          </table:table-cell>
          <table:table-cell office:value-type="float" office:value="311890" calcext:value-type="float">
            <text:p>311890</text:p>
          </table:table-cell>
          <table:table-cell office:value-type="float" office:value="11972" calcext:value-type="float">
            <text:p>11972</text:p>
          </table:table-cell>
          <table:table-cell office:value-type="float" office:value="4904" calcext:value-type="float">
            <text:p>490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369" calcext:value-type="float">
            <text:p>2369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524" calcext:value-type="float">
            <text:p>3524</text:p>
          </table:table-cell>
          <table:table-cell office:value-type="float" office:value="0" calcext:value-type="float">
            <text:p>0</text:p>
          </table:table-cell>
          <table:table-cell office:value-type="float" office:value="4648" calcext:value-type="float">
            <text:p>464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7243" calcext:value-type="float">
            <text:p>57243</text:p>
          </table:table-cell>
          <table:table-cell office:value-type="float" office:value="311890" calcext:value-type="float">
            <text:p>311890</text:p>
          </table:table-cell>
          <table:table-cell office:value-type="float" office:value="11972" calcext:value-type="float">
            <text:p>11972</text:p>
          </table:table-cell>
          <table:table-cell office:value-type="float" office:value="4904" calcext:value-type="float">
            <text:p>490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369" calcext:value-type="float">
            <text:p>2369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524" calcext:value-type="float">
            <text:p>3524</text:p>
          </table:table-cell>
          <table:table-cell office:value-type="float" office:value="0" calcext:value-type="float">
            <text:p>0</text:p>
          </table:table-cell>
          <table:table-cell office:value-type="float" office:value="4648" calcext:value-type="float">
            <text:p>464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table:formula="of:=AVERAGE([.A367:.A410])" office:value-type="float" office:value="50772.9772727273" calcext:value-type="float">
            <text:p>50772.977</text:p>
          </table:table-cell>
          <table:table-cell table:style-name="ce1" table:formula="of:=AVERAGE([.B367:.B410])" office:value-type="float" office:value="269308.295454545" calcext:value-type="float">
            <text:p>269308.295</text:p>
          </table:table-cell>
          <table:table-cell table:style-name="ce1" table:formula="of:=AVERAGE([.C367:.C410])" office:value-type="float" office:value="14555.0454545455" calcext:value-type="float">
            <text:p>14555.045</text:p>
          </table:table-cell>
          <table:table-cell table:style-name="ce1" table:formula="of:=AVERAGE([.D367:.D410])" office:value-type="float" office:value="5916.20454545455" calcext:value-type="float">
            <text:p>5916.205</text:p>
          </table:table-cell>
          <table:table-cell table:style-name="ce1" table:formula="of:=AVERAGE([.E367:.E410])" office:value-type="float" office:value="0" calcext:value-type="float">
            <text:p>0.000</text:p>
          </table:table-cell>
          <table:table-cell table:style-name="ce1" table:formula="of:=AVERAGE([.F367:.F410])" office:value-type="float" office:value="66.2954545454546" calcext:value-type="float">
            <text:p>66.295</text:p>
          </table:table-cell>
          <table:table-cell table:style-name="ce1" table:formula="of:=AVERAGE([.G367:.G410])" office:value-type="float" office:value="23.2954545454545" calcext:value-type="float">
            <text:p>23.295</text:p>
          </table:table-cell>
          <table:table-cell table:style-name="ce1" table:formula="of:=AVERAGE([.H367:.H410])" office:value-type="float" office:value="33.8181818181818" calcext:value-type="float">
            <text:p>33.818</text:p>
          </table:table-cell>
          <table:table-cell table:style-name="ce1" table:formula="of:=AVERAGE([.I367:.I410])" office:value-type="float" office:value="2196.84090909091" calcext:value-type="float">
            <text:p>2196.841</text:p>
          </table:table-cell>
          <table:table-cell table:style-name="ce1" table:formula="of:=AVERAGE([.J367:.J410])" office:value-type="float" office:value="8.65909090909091" calcext:value-type="float">
            <text:p>8.659</text:p>
          </table:table-cell>
          <table:table-cell table:style-name="ce1" table:formula="of:=AVERAGE([.K367:.K410])" office:value-type="float" office:value="40.4772727272727" calcext:value-type="float">
            <text:p>40.477</text:p>
          </table:table-cell>
          <table:table-cell table:style-name="ce1" table:formula="of:=AVERAGE([.L367:.L410])" office:value-type="float" office:value="10.7045454545455" calcext:value-type="float">
            <text:p>10.705</text:p>
          </table:table-cell>
          <table:table-cell table:style-name="ce1" table:formula="of:=AVERAGE([.M367:.M410])" office:value-type="float" office:value="5541.75" calcext:value-type="float">
            <text:p>5541.750</text:p>
          </table:table-cell>
          <table:table-cell table:style-name="ce1" table:formula="of:=AVERAGE([.N367:.N410])" office:value-type="float" office:value="0" calcext:value-type="float">
            <text:p>0.000</text:p>
          </table:table-cell>
          <table:table-cell table:style-name="ce1" table:formula="of:=AVERAGE([.O367:.O410])" office:value-type="float" office:value="5590" calcext:value-type="float">
            <text:p>5590.000</text:p>
          </table:table-cell>
          <table:table-cell table:style-name="ce1" table:formula="of:=AVERAGE([.P367:.P410])" office:value-type="float" office:value="119.409090909091" calcext:value-type="float">
            <text:p>119.409</text:p>
          </table:table-cell>
          <table:table-cell table:style-name="ce1" table:formula="of:=AVERAGE([.Q367:.Q410])" office:value-type="float" office:value="12.5" calcext:value-type="float">
            <text:p>12.500</text:p>
          </table:table-cell>
          <table:table-cell table:style-name="ce1" table:formula="of:=AVERAGE([.R367:.R410])" office:value-type="float" office:value="134.772727272727" calcext:value-type="float">
            <text:p>134.773</text:p>
          </table:table-cell>
          <table:table-cell table:style-name="ce1" table:formula="of:=AVERAGE([.S367:.S410])" office:value-type="float" office:value="29.9318181818182" calcext:value-type="float">
            <text:p>29.932</text:p>
          </table:table-cell>
          <table:table-cell table:number-columns-repeated="2"/>
          <table:table-cell table:style-name="ce1"/>
          <table:table-cell/>
          <table:table-cell table:style-name="ce1" table:number-columns-repeated="18"/>
        </table:table-row>
        <table:table-row table:style-name="ro1">
          <table:table-cell office:value-type="string" calcext:value-type="string">
            <text:p>Testcase 17</text:p>
          </table:table-cell>
          <table:table-cell table:number-columns-repeated="20"/>
          <table:table-cell office:value-type="string" calcext:value-type="string">
            <text:p>Testcase 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case 2</text:p>
          </table:table-cell>
          <table:table-cell table:number-columns-repeated="20"/>
          <table:table-cell office:value-type="string" calcext:value-type="string">
            <text:p>Testcase 2</text:p>
          </table:table-cell>
          <table:table-cell table:number-columns-repeated="19"/>
        </table:table-row>
        <table:table-row table:style-name="ro1">
          <table:table-cell office:value-type="float" office:value="80107" calcext:value-type="float">
            <text:p>80107</text:p>
          </table:table-cell>
          <table:table-cell office:value-type="float" office:value="258785" calcext:value-type="float">
            <text:p>258785</text:p>
          </table:table-cell>
          <table:table-cell office:value-type="float" office:value="14167" calcext:value-type="float">
            <text:p>14167</text:p>
          </table:table-cell>
          <table:table-cell office:value-type="float" office:value="5739" calcext:value-type="float">
            <text:p>573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378" calcext:value-type="float">
            <text:p>5378</text:p>
          </table:table-cell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0107" calcext:value-type="float">
            <text:p>80107</text:p>
          </table:table-cell>
          <table:table-cell office:value-type="float" office:value="258785" calcext:value-type="float">
            <text:p>258785</text:p>
          </table:table-cell>
          <table:table-cell office:value-type="float" office:value="14167" calcext:value-type="float">
            <text:p>14167</text:p>
          </table:table-cell>
          <table:table-cell office:value-type="float" office:value="5739" calcext:value-type="float">
            <text:p>573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378" calcext:value-type="float">
            <text:p>5378</text:p>
          </table:table-cell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259" calcext:value-type="float">
            <text:p>82259</text:p>
          </table:table-cell>
          <table:table-cell office:value-type="float" office:value="295139" calcext:value-type="float">
            <text:p>295139</text:p>
          </table:table-cell>
          <table:table-cell office:value-type="float" office:value="18200" calcext:value-type="float">
            <text:p>18200</text:p>
          </table:table-cell>
          <table:table-cell office:value-type="float" office:value="6012" calcext:value-type="float">
            <text:p>60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807" calcext:value-type="float">
            <text:p>180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8667" calcext:value-type="float">
            <text:p>8667</text:p>
          </table:table-cell>
          <table:table-cell office:value-type="float" office:value="0" calcext:value-type="float">
            <text:p>0</text:p>
          </table:table-cell>
          <table:table-cell office:value-type="float" office:value="5686" calcext:value-type="float">
            <text:p>5686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2259" calcext:value-type="float">
            <text:p>82259</text:p>
          </table:table-cell>
          <table:table-cell office:value-type="float" office:value="295139" calcext:value-type="float">
            <text:p>295139</text:p>
          </table:table-cell>
          <table:table-cell office:value-type="float" office:value="18200" calcext:value-type="float">
            <text:p>18200</text:p>
          </table:table-cell>
          <table:table-cell office:value-type="float" office:value="6012" calcext:value-type="float">
            <text:p>60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807" calcext:value-type="float">
            <text:p>180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8667" calcext:value-type="float">
            <text:p>8667</text:p>
          </table:table-cell>
          <table:table-cell office:value-type="float" office:value="0" calcext:value-type="float">
            <text:p>0</text:p>
          </table:table-cell>
          <table:table-cell office:value-type="float" office:value="5686" calcext:value-type="float">
            <text:p>5686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135" calcext:value-type="float">
            <text:p>46135</text:p>
          </table:table-cell>
          <table:table-cell office:value-type="float" office:value="285143" calcext:value-type="float">
            <text:p>285143</text:p>
          </table:table-cell>
          <table:table-cell office:value-type="float" office:value="16241" calcext:value-type="float">
            <text:p>16241</text:p>
          </table:table-cell>
          <table:table-cell office:value-type="float" office:value="5585" calcext:value-type="float">
            <text:p>558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427" calcext:value-type="float">
            <text:p>4427</text:p>
          </table:table-cell>
          <table:table-cell office:value-type="float" office:value="0" calcext:value-type="float">
            <text:p>0</text:p>
          </table:table-cell>
          <table:table-cell office:value-type="float" office:value="5227" calcext:value-type="float">
            <text:p>5227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6135" calcext:value-type="float">
            <text:p>46135</text:p>
          </table:table-cell>
          <table:table-cell office:value-type="float" office:value="285143" calcext:value-type="float">
            <text:p>285143</text:p>
          </table:table-cell>
          <table:table-cell office:value-type="float" office:value="16241" calcext:value-type="float">
            <text:p>16241</text:p>
          </table:table-cell>
          <table:table-cell office:value-type="float" office:value="5585" calcext:value-type="float">
            <text:p>558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427" calcext:value-type="float">
            <text:p>4427</text:p>
          </table:table-cell>
          <table:table-cell office:value-type="float" office:value="0" calcext:value-type="float">
            <text:p>0</text:p>
          </table:table-cell>
          <table:table-cell office:value-type="float" office:value="5227" calcext:value-type="float">
            <text:p>5227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270" calcext:value-type="float">
            <text:p>54270</text:p>
          </table:table-cell>
          <table:table-cell office:value-type="float" office:value="333863" calcext:value-type="float">
            <text:p>333863</text:p>
          </table:table-cell>
          <table:table-cell office:value-type="float" office:value="16180" calcext:value-type="float">
            <text:p>16180</text:p>
          </table:table-cell>
          <table:table-cell office:value-type="float" office:value="6034" calcext:value-type="float">
            <text:p>60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41" calcext:value-type="float">
            <text:p>204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196" calcext:value-type="float">
            <text:p>4196</text:p>
          </table:table-cell>
          <table:table-cell office:value-type="float" office:value="0" calcext:value-type="float">
            <text:p>0</text:p>
          </table:table-cell>
          <table:table-cell office:value-type="float" office:value="5651" calcext:value-type="float">
            <text:p>5651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4270" calcext:value-type="float">
            <text:p>54270</text:p>
          </table:table-cell>
          <table:table-cell office:value-type="float" office:value="333863" calcext:value-type="float">
            <text:p>333863</text:p>
          </table:table-cell>
          <table:table-cell office:value-type="float" office:value="16180" calcext:value-type="float">
            <text:p>16180</text:p>
          </table:table-cell>
          <table:table-cell office:value-type="float" office:value="6034" calcext:value-type="float">
            <text:p>60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41" calcext:value-type="float">
            <text:p>204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196" calcext:value-type="float">
            <text:p>4196</text:p>
          </table:table-cell>
          <table:table-cell office:value-type="float" office:value="0" calcext:value-type="float">
            <text:p>0</text:p>
          </table:table-cell>
          <table:table-cell office:value-type="float" office:value="5651" calcext:value-type="float">
            <text:p>5651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042" calcext:value-type="float">
            <text:p>45042</text:p>
          </table:table-cell>
          <table:table-cell office:value-type="float" office:value="267911" calcext:value-type="float">
            <text:p>267911</text:p>
          </table:table-cell>
          <table:table-cell office:value-type="float" office:value="12118" calcext:value-type="float">
            <text:p>12118</text:p>
          </table:table-cell>
          <table:table-cell office:value-type="float" office:value="4960" calcext:value-type="float">
            <text:p>496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2325" calcext:value-type="float">
            <text:p>232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4679" calcext:value-type="float">
            <text:p>4679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5042" calcext:value-type="float">
            <text:p>45042</text:p>
          </table:table-cell>
          <table:table-cell office:value-type="float" office:value="267911" calcext:value-type="float">
            <text:p>267911</text:p>
          </table:table-cell>
          <table:table-cell office:value-type="float" office:value="12118" calcext:value-type="float">
            <text:p>12118</text:p>
          </table:table-cell>
          <table:table-cell office:value-type="float" office:value="4960" calcext:value-type="float">
            <text:p>496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2325" calcext:value-type="float">
            <text:p>232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4679" calcext:value-type="float">
            <text:p>4679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355" calcext:value-type="float">
            <text:p>62355</text:p>
          </table:table-cell>
          <table:table-cell office:value-type="float" office:value="313270" calcext:value-type="float">
            <text:p>313270</text:p>
          </table:table-cell>
          <table:table-cell office:value-type="float" office:value="12311" calcext:value-type="float">
            <text:p>12311</text:p>
          </table:table-cell>
          <table:table-cell office:value-type="float" office:value="6291" calcext:value-type="float">
            <text:p>629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1743" calcext:value-type="float">
            <text:p>174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898" calcext:value-type="float">
            <text:p>3898</text:p>
          </table:table-cell>
          <table:table-cell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2355" calcext:value-type="float">
            <text:p>62355</text:p>
          </table:table-cell>
          <table:table-cell office:value-type="float" office:value="313270" calcext:value-type="float">
            <text:p>313270</text:p>
          </table:table-cell>
          <table:table-cell office:value-type="float" office:value="12311" calcext:value-type="float">
            <text:p>12311</text:p>
          </table:table-cell>
          <table:table-cell office:value-type="float" office:value="6291" calcext:value-type="float">
            <text:p>629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1743" calcext:value-type="float">
            <text:p>174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898" calcext:value-type="float">
            <text:p>3898</text:p>
          </table:table-cell>
          <table:table-cell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125" calcext:value-type="float">
            <text:p>45125</text:p>
          </table:table-cell>
          <table:table-cell office:value-type="float" office:value="383989" calcext:value-type="float">
            <text:p>383989</text:p>
          </table:table-cell>
          <table:table-cell office:value-type="float" office:value="12119" calcext:value-type="float">
            <text:p>12119</text:p>
          </table:table-cell>
          <table:table-cell office:value-type="float" office:value="5206" calcext:value-type="float">
            <text:p>52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92" calcext:value-type="float">
            <text:p>209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747" calcext:value-type="float">
            <text:p>4747</text:p>
          </table:table-cell>
          <table:table-cell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5125" calcext:value-type="float">
            <text:p>45125</text:p>
          </table:table-cell>
          <table:table-cell office:value-type="float" office:value="383989" calcext:value-type="float">
            <text:p>383989</text:p>
          </table:table-cell>
          <table:table-cell office:value-type="float" office:value="12119" calcext:value-type="float">
            <text:p>12119</text:p>
          </table:table-cell>
          <table:table-cell office:value-type="float" office:value="5206" calcext:value-type="float">
            <text:p>52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92" calcext:value-type="float">
            <text:p>209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747" calcext:value-type="float">
            <text:p>4747</text:p>
          </table:table-cell>
          <table:table-cell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644" calcext:value-type="float">
            <text:p>55644</text:p>
          </table:table-cell>
          <table:table-cell office:value-type="float" office:value="363214" calcext:value-type="float">
            <text:p>363214</text:p>
          </table:table-cell>
          <table:table-cell office:value-type="float" office:value="19587" calcext:value-type="float">
            <text:p>19587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695" calcext:value-type="float">
            <text:p>169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087" calcext:value-type="float">
            <text:p>10087</text:p>
          </table:table-cell>
          <table:table-cell office:value-type="float" office:value="0" calcext:value-type="float">
            <text:p>0</text:p>
          </table:table-cell>
          <table:table-cell office:value-type="float" office:value="5715" calcext:value-type="float">
            <text:p>5715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5644" calcext:value-type="float">
            <text:p>55644</text:p>
          </table:table-cell>
          <table:table-cell office:value-type="float" office:value="363214" calcext:value-type="float">
            <text:p>363214</text:p>
          </table:table-cell>
          <table:table-cell office:value-type="float" office:value="19587" calcext:value-type="float">
            <text:p>19587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695" calcext:value-type="float">
            <text:p>169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087" calcext:value-type="float">
            <text:p>10087</text:p>
          </table:table-cell>
          <table:table-cell office:value-type="float" office:value="0" calcext:value-type="float">
            <text:p>0</text:p>
          </table:table-cell>
          <table:table-cell office:value-type="float" office:value="5715" calcext:value-type="float">
            <text:p>5715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077" calcext:value-type="float">
            <text:p>58077</text:p>
          </table:table-cell>
          <table:table-cell office:value-type="float" office:value="286231" calcext:value-type="float">
            <text:p>286231</text:p>
          </table:table-cell>
          <table:table-cell office:value-type="float" office:value="19988" calcext:value-type="float">
            <text:p>19988</text:p>
          </table:table-cell>
          <table:table-cell office:value-type="float" office:value="6851" calcext:value-type="float">
            <text:p>685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675" calcext:value-type="float">
            <text:p>267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1047" calcext:value-type="float">
            <text:p>11047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8077" calcext:value-type="float">
            <text:p>58077</text:p>
          </table:table-cell>
          <table:table-cell office:value-type="float" office:value="286231" calcext:value-type="float">
            <text:p>286231</text:p>
          </table:table-cell>
          <table:table-cell office:value-type="float" office:value="19988" calcext:value-type="float">
            <text:p>19988</text:p>
          </table:table-cell>
          <table:table-cell office:value-type="float" office:value="6851" calcext:value-type="float">
            <text:p>685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675" calcext:value-type="float">
            <text:p>267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1047" calcext:value-type="float">
            <text:p>11047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47" calcext:value-type="float">
            <text:p>45547</text:p>
          </table:table-cell>
          <table:table-cell office:value-type="float" office:value="349154" calcext:value-type="float">
            <text:p>349154</text:p>
          </table:table-cell>
          <table:table-cell office:value-type="float" office:value="17110" calcext:value-type="float">
            <text:p>17110</text:p>
          </table:table-cell>
          <table:table-cell office:value-type="float" office:value="5692" calcext:value-type="float">
            <text:p>569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2280" calcext:value-type="float">
            <text:p>22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211" calcext:value-type="float">
            <text:p>7211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5332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5547" calcext:value-type="float">
            <text:p>45547</text:p>
          </table:table-cell>
          <table:table-cell office:value-type="float" office:value="349154" calcext:value-type="float">
            <text:p>349154</text:p>
          </table:table-cell>
          <table:table-cell office:value-type="float" office:value="17110" calcext:value-type="float">
            <text:p>17110</text:p>
          </table:table-cell>
          <table:table-cell office:value-type="float" office:value="5692" calcext:value-type="float">
            <text:p>569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2280" calcext:value-type="float">
            <text:p>22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211" calcext:value-type="float">
            <text:p>7211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5332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392" calcext:value-type="float">
            <text:p>65392</text:p>
          </table:table-cell>
          <table:table-cell office:value-type="float" office:value="255798" calcext:value-type="float">
            <text:p>255798</text:p>
          </table:table-cell>
          <table:table-cell office:value-type="float" office:value="19445" calcext:value-type="float">
            <text:p>19445</text:p>
          </table:table-cell>
          <table:table-cell office:value-type="float" office:value="5198" calcext:value-type="float">
            <text:p>519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227" calcext:value-type="float">
            <text:p>222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0721" calcext:value-type="float">
            <text:p>10721</text:p>
          </table:table-cell>
          <table:table-cell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5392" calcext:value-type="float">
            <text:p>65392</text:p>
          </table:table-cell>
          <table:table-cell office:value-type="float" office:value="255798" calcext:value-type="float">
            <text:p>255798</text:p>
          </table:table-cell>
          <table:table-cell office:value-type="float" office:value="19445" calcext:value-type="float">
            <text:p>19445</text:p>
          </table:table-cell>
          <table:table-cell office:value-type="float" office:value="5198" calcext:value-type="float">
            <text:p>519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227" calcext:value-type="float">
            <text:p>222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0721" calcext:value-type="float">
            <text:p>10721</text:p>
          </table:table-cell>
          <table:table-cell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731" calcext:value-type="float">
            <text:p>47731</text:p>
          </table:table-cell>
          <table:table-cell office:value-type="float" office:value="360836" calcext:value-type="float">
            <text:p>360836</text:p>
          </table:table-cell>
          <table:table-cell office:value-type="float" office:value="17526" calcext:value-type="float">
            <text:p>17526</text:p>
          </table:table-cell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9483" calcext:value-type="float">
            <text:p>9483</text:p>
          </table:table-cell>
          <table:table-cell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7731" calcext:value-type="float">
            <text:p>47731</text:p>
          </table:table-cell>
          <table:table-cell office:value-type="float" office:value="360836" calcext:value-type="float">
            <text:p>360836</text:p>
          </table:table-cell>
          <table:table-cell office:value-type="float" office:value="17526" calcext:value-type="float">
            <text:p>17526</text:p>
          </table:table-cell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9483" calcext:value-type="float">
            <text:p>9483</text:p>
          </table:table-cell>
          <table:table-cell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295" calcext:value-type="float">
            <text:p>53295</text:p>
          </table:table-cell>
          <table:table-cell office:value-type="float" office:value="340422" calcext:value-type="float">
            <text:p>340422</text:p>
          </table:table-cell>
          <table:table-cell office:value-type="float" office:value="18947" calcext:value-type="float">
            <text:p>18947</text:p>
          </table:table-cell>
          <table:table-cell office:value-type="float" office:value="6068" calcext:value-type="float">
            <text:p>606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095" calcext:value-type="float">
            <text:p>209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018" calcext:value-type="float">
            <text:p>11018</text:p>
          </table:table-cell>
          <table:table-cell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3295" calcext:value-type="float">
            <text:p>53295</text:p>
          </table:table-cell>
          <table:table-cell office:value-type="float" office:value="340422" calcext:value-type="float">
            <text:p>340422</text:p>
          </table:table-cell>
          <table:table-cell office:value-type="float" office:value="18947" calcext:value-type="float">
            <text:p>18947</text:p>
          </table:table-cell>
          <table:table-cell office:value-type="float" office:value="6068" calcext:value-type="float">
            <text:p>606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095" calcext:value-type="float">
            <text:p>209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018" calcext:value-type="float">
            <text:p>11018</text:p>
          </table:table-cell>
          <table:table-cell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599" calcext:value-type="float">
            <text:p>57599</text:p>
          </table:table-cell>
          <table:table-cell office:value-type="float" office:value="482127" calcext:value-type="float">
            <text:p>482127</text:p>
          </table:table-cell>
          <table:table-cell office:value-type="float" office:value="19297" calcext:value-type="float">
            <text:p>19297</text:p>
          </table:table-cell>
          <table:table-cell office:value-type="float" office:value="6953" calcext:value-type="float">
            <text:p>695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484" calcext:value-type="float">
            <text:p>248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371" calcext:value-type="float">
            <text:p>11371</text:p>
          </table:table-cell>
          <table:table-cell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57599" calcext:value-type="float">
            <text:p>57599</text:p>
          </table:table-cell>
          <table:table-cell office:value-type="float" office:value="482127" calcext:value-type="float">
            <text:p>482127</text:p>
          </table:table-cell>
          <table:table-cell office:value-type="float" office:value="19297" calcext:value-type="float">
            <text:p>19297</text:p>
          </table:table-cell>
          <table:table-cell office:value-type="float" office:value="6953" calcext:value-type="float">
            <text:p>695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484" calcext:value-type="float">
            <text:p>248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371" calcext:value-type="float">
            <text:p>11371</text:p>
          </table:table-cell>
          <table:table-cell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482" calcext:value-type="float">
            <text:p>65482</text:p>
          </table:table-cell>
          <table:table-cell office:value-type="float" office:value="257870" calcext:value-type="float">
            <text:p>257870</text:p>
          </table:table-cell>
          <table:table-cell office:value-type="float" office:value="15982" calcext:value-type="float">
            <text:p>15982</text:p>
          </table:table-cell>
          <table:table-cell office:value-type="float" office:value="6044" calcext:value-type="float">
            <text:p>604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793" calcext:value-type="float">
            <text:p>179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062" calcext:value-type="float">
            <text:p>4062</text:p>
          </table:table-cell>
          <table:table-cell office:value-type="float" office:value="0" calcext:value-type="float">
            <text:p>0</text:p>
          </table:table-cell>
          <table:table-cell office:value-type="float" office:value="5634" calcext:value-type="float">
            <text:p>5634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5482" calcext:value-type="float">
            <text:p>65482</text:p>
          </table:table-cell>
          <table:table-cell office:value-type="float" office:value="257870" calcext:value-type="float">
            <text:p>257870</text:p>
          </table:table-cell>
          <table:table-cell office:value-type="float" office:value="15982" calcext:value-type="float">
            <text:p>15982</text:p>
          </table:table-cell>
          <table:table-cell office:value-type="float" office:value="6044" calcext:value-type="float">
            <text:p>604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793" calcext:value-type="float">
            <text:p>179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062" calcext:value-type="float">
            <text:p>4062</text:p>
          </table:table-cell>
          <table:table-cell office:value-type="float" office:value="0" calcext:value-type="float">
            <text:p>0</text:p>
          </table:table-cell>
          <table:table-cell office:value-type="float" office:value="5634" calcext:value-type="float">
            <text:p>5634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314" calcext:value-type="float">
            <text:p>51314</text:p>
          </table:table-cell>
          <table:table-cell office:value-type="float" office:value="258536" calcext:value-type="float">
            <text:p>258536</text:p>
          </table:table-cell>
          <table:table-cell office:value-type="float" office:value="15827" calcext:value-type="float">
            <text:p>15827</text:p>
          </table:table-cell>
          <table:table-cell office:value-type="float" office:value="5052" calcext:value-type="float">
            <text:p>5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682" calcext:value-type="float">
            <text:p>168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381" calcext:value-type="float">
            <text:p>4381</text:p>
          </table:table-cell>
          <table:table-cell office:value-type="float" office:value="0" calcext:value-type="float">
            <text:p>0</text:p>
          </table:table-cell>
          <table:table-cell office:value-type="float" office:value="4762" calcext:value-type="float">
            <text:p>476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1314" calcext:value-type="float">
            <text:p>51314</text:p>
          </table:table-cell>
          <table:table-cell office:value-type="float" office:value="258536" calcext:value-type="float">
            <text:p>258536</text:p>
          </table:table-cell>
          <table:table-cell office:value-type="float" office:value="15827" calcext:value-type="float">
            <text:p>15827</text:p>
          </table:table-cell>
          <table:table-cell office:value-type="float" office:value="5052" calcext:value-type="float">
            <text:p>5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682" calcext:value-type="float">
            <text:p>168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381" calcext:value-type="float">
            <text:p>4381</text:p>
          </table:table-cell>
          <table:table-cell office:value-type="float" office:value="0" calcext:value-type="float">
            <text:p>0</text:p>
          </table:table-cell>
          <table:table-cell office:value-type="float" office:value="4762" calcext:value-type="float">
            <text:p>476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686" calcext:value-type="float">
            <text:p>56686</text:p>
          </table:table-cell>
          <table:table-cell office:value-type="float" office:value="317636" calcext:value-type="float">
            <text:p>317636</text:p>
          </table:table-cell>
          <table:table-cell office:value-type="float" office:value="16776" calcext:value-type="float">
            <text:p>16776</text:p>
          </table:table-cell>
          <table:table-cell office:value-type="float" office:value="5999" calcext:value-type="float">
            <text:p>599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2697" calcext:value-type="float">
            <text:p>269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7902" calcext:value-type="float">
            <text:p>7902</text:p>
          </table:table-cell>
          <table:table-cell office:value-type="float" office:value="0" calcext:value-type="float">
            <text:p>0</text:p>
          </table:table-cell>
          <table:table-cell office:value-type="float" office:value="5684" calcext:value-type="float">
            <text:p>5684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6686" calcext:value-type="float">
            <text:p>56686</text:p>
          </table:table-cell>
          <table:table-cell office:value-type="float" office:value="317636" calcext:value-type="float">
            <text:p>317636</text:p>
          </table:table-cell>
          <table:table-cell office:value-type="float" office:value="16776" calcext:value-type="float">
            <text:p>16776</text:p>
          </table:table-cell>
          <table:table-cell office:value-type="float" office:value="5999" calcext:value-type="float">
            <text:p>599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2697" calcext:value-type="float">
            <text:p>269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7902" calcext:value-type="float">
            <text:p>7902</text:p>
          </table:table-cell>
          <table:table-cell office:value-type="float" office:value="0" calcext:value-type="float">
            <text:p>0</text:p>
          </table:table-cell>
          <table:table-cell office:value-type="float" office:value="5684" calcext:value-type="float">
            <text:p>5684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656" calcext:value-type="float">
            <text:p>45656</text:p>
          </table:table-cell>
          <table:table-cell office:value-type="float" office:value="335376" calcext:value-type="float">
            <text:p>335376</text:p>
          </table:table-cell>
          <table:table-cell office:value-type="float" office:value="19441" calcext:value-type="float">
            <text:p>19441</text:p>
          </table:table-cell>
          <table:table-cell office:value-type="float" office:value="6287" calcext:value-type="float">
            <text:p>62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789" calcext:value-type="float">
            <text:p>178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110" calcext:value-type="float">
            <text:p>10110</text:p>
          </table:table-cell>
          <table:table-cell office:value-type="float" office:value="0" calcext:value-type="float">
            <text:p>0</text:p>
          </table:table-cell>
          <table:table-cell office:value-type="float" office:value="5919" calcext:value-type="float">
            <text:p>5919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5656" calcext:value-type="float">
            <text:p>45656</text:p>
          </table:table-cell>
          <table:table-cell office:value-type="float" office:value="335376" calcext:value-type="float">
            <text:p>335376</text:p>
          </table:table-cell>
          <table:table-cell office:value-type="float" office:value="19441" calcext:value-type="float">
            <text:p>19441</text:p>
          </table:table-cell>
          <table:table-cell office:value-type="float" office:value="6287" calcext:value-type="float">
            <text:p>62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789" calcext:value-type="float">
            <text:p>178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110" calcext:value-type="float">
            <text:p>10110</text:p>
          </table:table-cell>
          <table:table-cell office:value-type="float" office:value="0" calcext:value-type="float">
            <text:p>0</text:p>
          </table:table-cell>
          <table:table-cell office:value-type="float" office:value="5919" calcext:value-type="float">
            <text:p>5919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966" calcext:value-type="float">
            <text:p>44966</text:p>
          </table:table-cell>
          <table:table-cell office:value-type="float" office:value="295080" calcext:value-type="float">
            <text:p>295080</text:p>
          </table:table-cell>
          <table:table-cell office:value-type="float" office:value="17200" calcext:value-type="float">
            <text:p>17200</text:p>
          </table:table-cell>
          <table:table-cell office:value-type="float" office:value="5968" calcext:value-type="float">
            <text:p>59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764" calcext:value-type="float">
            <text:p>276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496" calcext:value-type="float">
            <text:p>8496</text:p>
          </table:table-cell>
          <table:table-cell office:value-type="float" office:value="0" calcext:value-type="float">
            <text:p>0</text:p>
          </table:table-cell>
          <table:table-cell office:value-type="float" office:value="5630" calcext:value-type="float">
            <text:p>5630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4966" calcext:value-type="float">
            <text:p>44966</text:p>
          </table:table-cell>
          <table:table-cell office:value-type="float" office:value="295080" calcext:value-type="float">
            <text:p>295080</text:p>
          </table:table-cell>
          <table:table-cell office:value-type="float" office:value="17200" calcext:value-type="float">
            <text:p>17200</text:p>
          </table:table-cell>
          <table:table-cell office:value-type="float" office:value="5968" calcext:value-type="float">
            <text:p>59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764" calcext:value-type="float">
            <text:p>276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496" calcext:value-type="float">
            <text:p>8496</text:p>
          </table:table-cell>
          <table:table-cell office:value-type="float" office:value="0" calcext:value-type="float">
            <text:p>0</text:p>
          </table:table-cell>
          <table:table-cell office:value-type="float" office:value="5630" calcext:value-type="float">
            <text:p>5630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502" calcext:value-type="float">
            <text:p>59502</text:p>
          </table:table-cell>
          <table:table-cell office:value-type="float" office:value="241413" calcext:value-type="float">
            <text:p>241413</text:p>
          </table:table-cell>
          <table:table-cell office:value-type="float" office:value="19097" calcext:value-type="float">
            <text:p>19097</text:p>
          </table:table-cell>
          <table:table-cell office:value-type="float" office:value="4156" calcext:value-type="float">
            <text:p>41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642" calcext:value-type="float">
            <text:p>164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084" calcext:value-type="float">
            <text:p>11084</text:p>
          </table:table-cell>
          <table:table-cell office:value-type="float" office:value="0" calcext:value-type="float">
            <text:p>0</text:p>
          </table:table-cell>
          <table:table-cell office:value-type="float" office:value="3803" calcext:value-type="float">
            <text:p>3803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9502" calcext:value-type="float">
            <text:p>59502</text:p>
          </table:table-cell>
          <table:table-cell office:value-type="float" office:value="241413" calcext:value-type="float">
            <text:p>241413</text:p>
          </table:table-cell>
          <table:table-cell office:value-type="float" office:value="19097" calcext:value-type="float">
            <text:p>19097</text:p>
          </table:table-cell>
          <table:table-cell office:value-type="float" office:value="4156" calcext:value-type="float">
            <text:p>41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642" calcext:value-type="float">
            <text:p>164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084" calcext:value-type="float">
            <text:p>11084</text:p>
          </table:table-cell>
          <table:table-cell office:value-type="float" office:value="0" calcext:value-type="float">
            <text:p>0</text:p>
          </table:table-cell>
          <table:table-cell office:value-type="float" office:value="3803" calcext:value-type="float">
            <text:p>3803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086" calcext:value-type="float">
            <text:p>55086</text:p>
          </table:table-cell>
          <table:table-cell office:value-type="float" office:value="291857" calcext:value-type="float">
            <text:p>291857</text:p>
          </table:table-cell>
          <table:table-cell office:value-type="float" office:value="11581" calcext:value-type="float">
            <text:p>11581</text:p>
          </table:table-cell>
          <table:table-cell office:value-type="float" office:value="7271" calcext:value-type="float">
            <text:p>727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397" calcext:value-type="float">
            <text:p>239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424" calcext:value-type="float">
            <text:p>3424</text:p>
          </table:table-cell>
          <table:table-cell office:value-type="float" office:value="0" calcext:value-type="float">
            <text:p>0</text:p>
          </table:table-cell>
          <table:table-cell office:value-type="float" office:value="6956" calcext:value-type="float">
            <text:p>695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5086" calcext:value-type="float">
            <text:p>55086</text:p>
          </table:table-cell>
          <table:table-cell office:value-type="float" office:value="291857" calcext:value-type="float">
            <text:p>291857</text:p>
          </table:table-cell>
          <table:table-cell office:value-type="float" office:value="11581" calcext:value-type="float">
            <text:p>11581</text:p>
          </table:table-cell>
          <table:table-cell office:value-type="float" office:value="7271" calcext:value-type="float">
            <text:p>727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397" calcext:value-type="float">
            <text:p>239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424" calcext:value-type="float">
            <text:p>3424</text:p>
          </table:table-cell>
          <table:table-cell office:value-type="float" office:value="0" calcext:value-type="float">
            <text:p>0</text:p>
          </table:table-cell>
          <table:table-cell office:value-type="float" office:value="6956" calcext:value-type="float">
            <text:p>695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607" calcext:value-type="float">
            <text:p>44607</text:p>
          </table:table-cell>
          <table:table-cell office:value-type="float" office:value="342050" calcext:value-type="float">
            <text:p>342050</text:p>
          </table:table-cell>
          <table:table-cell office:value-type="float" office:value="15796" calcext:value-type="float">
            <text:p>15796</text:p>
          </table:table-cell>
          <table:table-cell office:value-type="float" office:value="6105" calcext:value-type="float">
            <text:p>610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1889" calcext:value-type="float">
            <text:p>188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802" calcext:value-type="float">
            <text:p>3802</text:p>
          </table:table-cell>
          <table:table-cell office:value-type="float" office:value="0" calcext:value-type="float">
            <text:p>0</text:p>
          </table:table-cell>
          <table:table-cell office:value-type="float" office:value="5752" calcext:value-type="float">
            <text:p>5752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4607" calcext:value-type="float">
            <text:p>44607</text:p>
          </table:table-cell>
          <table:table-cell office:value-type="float" office:value="342050" calcext:value-type="float">
            <text:p>342050</text:p>
          </table:table-cell>
          <table:table-cell office:value-type="float" office:value="15796" calcext:value-type="float">
            <text:p>15796</text:p>
          </table:table-cell>
          <table:table-cell office:value-type="float" office:value="6105" calcext:value-type="float">
            <text:p>610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1889" calcext:value-type="float">
            <text:p>188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802" calcext:value-type="float">
            <text:p>3802</text:p>
          </table:table-cell>
          <table:table-cell office:value-type="float" office:value="0" calcext:value-type="float">
            <text:p>0</text:p>
          </table:table-cell>
          <table:table-cell office:value-type="float" office:value="5752" calcext:value-type="float">
            <text:p>5752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131" calcext:value-type="float">
            <text:p>45131</text:p>
          </table:table-cell>
          <table:table-cell office:value-type="float" office:value="253810" calcext:value-type="float">
            <text:p>253810</text:p>
          </table:table-cell>
          <table:table-cell office:value-type="float" office:value="12078" calcext:value-type="float">
            <text:p>12078</text:p>
          </table:table-cell>
          <table:table-cell office:value-type="float" office:value="5328" calcext:value-type="float">
            <text:p>532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686" calcext:value-type="float">
            <text:p>168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157" calcext:value-type="float">
            <text:p>5157</text:p>
          </table:table-cell>
          <table:table-cell office:value-type="float" office:value="0" calcext:value-type="float">
            <text:p>0</text:p>
          </table:table-cell>
          <table:table-cell office:value-type="float" office:value="4990" calcext:value-type="float">
            <text:p>499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5131" calcext:value-type="float">
            <text:p>45131</text:p>
          </table:table-cell>
          <table:table-cell office:value-type="float" office:value="253810" calcext:value-type="float">
            <text:p>253810</text:p>
          </table:table-cell>
          <table:table-cell office:value-type="float" office:value="12078" calcext:value-type="float">
            <text:p>12078</text:p>
          </table:table-cell>
          <table:table-cell office:value-type="float" office:value="5328" calcext:value-type="float">
            <text:p>532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686" calcext:value-type="float">
            <text:p>168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157" calcext:value-type="float">
            <text:p>5157</text:p>
          </table:table-cell>
          <table:table-cell office:value-type="float" office:value="0" calcext:value-type="float">
            <text:p>0</text:p>
          </table:table-cell>
          <table:table-cell office:value-type="float" office:value="4990" calcext:value-type="float">
            <text:p>499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723" calcext:value-type="float">
            <text:p>72723</text:p>
          </table:table-cell>
          <table:table-cell office:value-type="float" office:value="299304" calcext:value-type="float">
            <text:p>299304</text:p>
          </table:table-cell>
          <table:table-cell office:value-type="float" office:value="17754" calcext:value-type="float">
            <text:p>17754</text:p>
          </table:table-cell>
          <table:table-cell office:value-type="float" office:value="5192" calcext:value-type="float">
            <text:p>519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207" calcext:value-type="float">
            <text:p>220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7639" calcext:value-type="float">
            <text:p>7639</text:p>
          </table:table-cell>
          <table:table-cell office:value-type="float" office:value="0" calcext:value-type="float">
            <text:p>0</text:p>
          </table:table-cell>
          <table:table-cell office:value-type="float" office:value="4887" calcext:value-type="float">
            <text:p>4887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72723" calcext:value-type="float">
            <text:p>72723</text:p>
          </table:table-cell>
          <table:table-cell office:value-type="float" office:value="299304" calcext:value-type="float">
            <text:p>299304</text:p>
          </table:table-cell>
          <table:table-cell office:value-type="float" office:value="17754" calcext:value-type="float">
            <text:p>17754</text:p>
          </table:table-cell>
          <table:table-cell office:value-type="float" office:value="5192" calcext:value-type="float">
            <text:p>519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207" calcext:value-type="float">
            <text:p>220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7639" calcext:value-type="float">
            <text:p>7639</text:p>
          </table:table-cell>
          <table:table-cell office:value-type="float" office:value="0" calcext:value-type="float">
            <text:p>0</text:p>
          </table:table-cell>
          <table:table-cell office:value-type="float" office:value="4887" calcext:value-type="float">
            <text:p>4887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010" calcext:value-type="float">
            <text:p>45010</text:p>
          </table:table-cell>
          <table:table-cell office:value-type="float" office:value="408622" calcext:value-type="float">
            <text:p>408622</text:p>
          </table:table-cell>
          <table:table-cell office:value-type="float" office:value="12285" calcext:value-type="float">
            <text:p>12285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154" calcext:value-type="float">
            <text:p>154</text:p>
          </table:table-cell>
          <table:table-cell office:value-type="float" office:value="2663" calcext:value-type="float">
            <text:p>266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28" calcext:value-type="float">
            <text:p>3828</text:p>
          </table:table-cell>
          <table:table-cell office:value-type="float" office:value="0" calcext:value-type="float">
            <text:p>0</text:p>
          </table:table-cell>
          <table:table-cell office:value-type="float" office:value="4951" calcext:value-type="float">
            <text:p>4951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5010" calcext:value-type="float">
            <text:p>45010</text:p>
          </table:table-cell>
          <table:table-cell office:value-type="float" office:value="408622" calcext:value-type="float">
            <text:p>408622</text:p>
          </table:table-cell>
          <table:table-cell office:value-type="float" office:value="12285" calcext:value-type="float">
            <text:p>12285</text:p>
          </table:table-cell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154" calcext:value-type="float">
            <text:p>154</text:p>
          </table:table-cell>
          <table:table-cell office:value-type="float" office:value="2663" calcext:value-type="float">
            <text:p>266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28" calcext:value-type="float">
            <text:p>3828</text:p>
          </table:table-cell>
          <table:table-cell office:value-type="float" office:value="0" calcext:value-type="float">
            <text:p>0</text:p>
          </table:table-cell>
          <table:table-cell office:value-type="float" office:value="4951" calcext:value-type="float">
            <text:p>4951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150" calcext:value-type="float">
            <text:p>61150</text:p>
          </table:table-cell>
          <table:table-cell office:value-type="float" office:value="453585" calcext:value-type="float">
            <text:p>453585</text:p>
          </table:table-cell>
          <table:table-cell office:value-type="float" office:value="21233" calcext:value-type="float">
            <text:p>21233</text:p>
          </table:table-cell>
          <table:table-cell office:value-type="float" office:value="7926" calcext:value-type="float">
            <text:p>792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3078" calcext:value-type="float">
            <text:p>307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030" calcext:value-type="float">
            <text:p>11030</text:p>
          </table:table-cell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1150" calcext:value-type="float">
            <text:p>61150</text:p>
          </table:table-cell>
          <table:table-cell office:value-type="float" office:value="453585" calcext:value-type="float">
            <text:p>453585</text:p>
          </table:table-cell>
          <table:table-cell office:value-type="float" office:value="21233" calcext:value-type="float">
            <text:p>21233</text:p>
          </table:table-cell>
          <table:table-cell office:value-type="float" office:value="7926" calcext:value-type="float">
            <text:p>792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3078" calcext:value-type="float">
            <text:p>307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030" calcext:value-type="float">
            <text:p>11030</text:p>
          </table:table-cell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653" calcext:value-type="float">
            <text:p>45653</text:p>
          </table:table-cell>
          <table:table-cell office:value-type="float" office:value="343842" calcext:value-type="float">
            <text:p>343842</text:p>
          </table:table-cell>
          <table:table-cell office:value-type="float" office:value="16181" calcext:value-type="float">
            <text:p>16181</text:p>
          </table:table-cell>
          <table:table-cell office:value-type="float" office:value="5805" calcext:value-type="float">
            <text:p>580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2499" calcext:value-type="float">
            <text:p>249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661" calcext:value-type="float">
            <text:p>3661</text:p>
          </table:table-cell>
          <table:table-cell office:value-type="float" office:value="0" calcext:value-type="float">
            <text:p>0</text:p>
          </table:table-cell>
          <table:table-cell office:value-type="float" office:value="5438" calcext:value-type="float">
            <text:p>5438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5653" calcext:value-type="float">
            <text:p>45653</text:p>
          </table:table-cell>
          <table:table-cell office:value-type="float" office:value="343842" calcext:value-type="float">
            <text:p>343842</text:p>
          </table:table-cell>
          <table:table-cell office:value-type="float" office:value="16181" calcext:value-type="float">
            <text:p>16181</text:p>
          </table:table-cell>
          <table:table-cell office:value-type="float" office:value="5805" calcext:value-type="float">
            <text:p>580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2499" calcext:value-type="float">
            <text:p>249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661" calcext:value-type="float">
            <text:p>3661</text:p>
          </table:table-cell>
          <table:table-cell office:value-type="float" office:value="0" calcext:value-type="float">
            <text:p>0</text:p>
          </table:table-cell>
          <table:table-cell office:value-type="float" office:value="5438" calcext:value-type="float">
            <text:p>5438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019" calcext:value-type="float">
            <text:p>72019</text:p>
          </table:table-cell>
          <table:table-cell office:value-type="float" office:value="275742" calcext:value-type="float">
            <text:p>275742</text:p>
          </table:table-cell>
          <table:table-cell office:value-type="float" office:value="11700" calcext:value-type="float">
            <text:p>11700</text:p>
          </table:table-cell>
          <table:table-cell office:value-type="float" office:value="7156" calcext:value-type="float">
            <text:p>71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694" calcext:value-type="float">
            <text:p>169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897" calcext:value-type="float">
            <text:p>3897</text:p>
          </table:table-cell>
          <table:table-cell office:value-type="float" office:value="0" calcext:value-type="float">
            <text:p>0</text:p>
          </table:table-cell>
          <table:table-cell office:value-type="float" office:value="6899" calcext:value-type="float">
            <text:p>6899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2019" calcext:value-type="float">
            <text:p>72019</text:p>
          </table:table-cell>
          <table:table-cell office:value-type="float" office:value="275742" calcext:value-type="float">
            <text:p>275742</text:p>
          </table:table-cell>
          <table:table-cell office:value-type="float" office:value="11700" calcext:value-type="float">
            <text:p>11700</text:p>
          </table:table-cell>
          <table:table-cell office:value-type="float" office:value="7156" calcext:value-type="float">
            <text:p>71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694" calcext:value-type="float">
            <text:p>169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897" calcext:value-type="float">
            <text:p>3897</text:p>
          </table:table-cell>
          <table:table-cell office:value-type="float" office:value="0" calcext:value-type="float">
            <text:p>0</text:p>
          </table:table-cell>
          <table:table-cell office:value-type="float" office:value="6899" calcext:value-type="float">
            <text:p>6899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451" calcext:value-type="float">
            <text:p>59451</text:p>
          </table:table-cell>
          <table:table-cell office:value-type="float" office:value="338608" calcext:value-type="float">
            <text:p>338608</text:p>
          </table:table-cell>
          <table:table-cell office:value-type="float" office:value="17161" calcext:value-type="float">
            <text:p>17161</text:p>
          </table:table-cell>
          <table:table-cell office:value-type="float" office:value="7623" calcext:value-type="float">
            <text:p>76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217" calcext:value-type="float">
            <text:p>221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477" calcext:value-type="float">
            <text:p>6477</text:p>
          </table:table-cell>
          <table:table-cell office:value-type="float" office:value="0" calcext:value-type="float">
            <text:p>0</text:p>
          </table:table-cell>
          <table:table-cell office:value-type="float" office:value="7328" calcext:value-type="float">
            <text:p>7328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9451" calcext:value-type="float">
            <text:p>59451</text:p>
          </table:table-cell>
          <table:table-cell office:value-type="float" office:value="338608" calcext:value-type="float">
            <text:p>338608</text:p>
          </table:table-cell>
          <table:table-cell office:value-type="float" office:value="17161" calcext:value-type="float">
            <text:p>17161</text:p>
          </table:table-cell>
          <table:table-cell office:value-type="float" office:value="7623" calcext:value-type="float">
            <text:p>76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217" calcext:value-type="float">
            <text:p>221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477" calcext:value-type="float">
            <text:p>6477</text:p>
          </table:table-cell>
          <table:table-cell office:value-type="float" office:value="0" calcext:value-type="float">
            <text:p>0</text:p>
          </table:table-cell>
          <table:table-cell office:value-type="float" office:value="7328" calcext:value-type="float">
            <text:p>7328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241" calcext:value-type="float">
            <text:p>51241</text:p>
          </table:table-cell>
          <table:table-cell office:value-type="float" office:value="256674" calcext:value-type="float">
            <text:p>256674</text:p>
          </table:table-cell>
          <table:table-cell office:value-type="float" office:value="20364" calcext:value-type="float">
            <text:p>20364</text:p>
          </table:table-cell>
          <table:table-cell office:value-type="float" office:value="5539" calcext:value-type="float">
            <text:p>553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322" calcext:value-type="float">
            <text:p>232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557" calcext:value-type="float">
            <text:p>9557</text:p>
          </table:table-cell>
          <table:table-cell office:value-type="float" office:value="0" calcext:value-type="float">
            <text:p>0</text:p>
          </table:table-cell>
          <table:table-cell office:value-type="float" office:value="5172" calcext:value-type="float">
            <text:p>5172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1241" calcext:value-type="float">
            <text:p>51241</text:p>
          </table:table-cell>
          <table:table-cell office:value-type="float" office:value="256674" calcext:value-type="float">
            <text:p>256674</text:p>
          </table:table-cell>
          <table:table-cell office:value-type="float" office:value="20364" calcext:value-type="float">
            <text:p>20364</text:p>
          </table:table-cell>
          <table:table-cell office:value-type="float" office:value="5539" calcext:value-type="float">
            <text:p>553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322" calcext:value-type="float">
            <text:p>232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557" calcext:value-type="float">
            <text:p>9557</text:p>
          </table:table-cell>
          <table:table-cell office:value-type="float" office:value="0" calcext:value-type="float">
            <text:p>0</text:p>
          </table:table-cell>
          <table:table-cell office:value-type="float" office:value="5172" calcext:value-type="float">
            <text:p>5172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272" calcext:value-type="float">
            <text:p>71272</text:p>
          </table:table-cell>
          <table:table-cell office:value-type="float" office:value="291340" calcext:value-type="float">
            <text:p>291340</text:p>
          </table:table-cell>
          <table:table-cell office:value-type="float" office:value="22474" calcext:value-type="float">
            <text:p>22474</text:p>
          </table:table-cell>
          <table:table-cell office:value-type="float" office:value="6131" calcext:value-type="float">
            <text:p>613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618" calcext:value-type="float">
            <text:p>261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1194" calcext:value-type="float">
            <text:p>11194</text:p>
          </table:table-cell>
          <table:table-cell office:value-type="float" office:value="0" calcext:value-type="float">
            <text:p>0</text:p>
          </table:table-cell>
          <table:table-cell office:value-type="float" office:value="5833" calcext:value-type="float">
            <text:p>583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71272" calcext:value-type="float">
            <text:p>71272</text:p>
          </table:table-cell>
          <table:table-cell office:value-type="float" office:value="291340" calcext:value-type="float">
            <text:p>291340</text:p>
          </table:table-cell>
          <table:table-cell office:value-type="float" office:value="22474" calcext:value-type="float">
            <text:p>22474</text:p>
          </table:table-cell>
          <table:table-cell office:value-type="float" office:value="6131" calcext:value-type="float">
            <text:p>613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618" calcext:value-type="float">
            <text:p>261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1194" calcext:value-type="float">
            <text:p>11194</text:p>
          </table:table-cell>
          <table:table-cell office:value-type="float" office:value="0" calcext:value-type="float">
            <text:p>0</text:p>
          </table:table-cell>
          <table:table-cell office:value-type="float" office:value="5833" calcext:value-type="float">
            <text:p>5833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084" calcext:value-type="float">
            <text:p>45084</text:p>
          </table:table-cell>
          <table:table-cell office:value-type="float" office:value="260082" calcext:value-type="float">
            <text:p>260082</text:p>
          </table:table-cell>
          <table:table-cell office:value-type="float" office:value="19595" calcext:value-type="float">
            <text:p>19595</text:p>
          </table:table-cell>
          <table:table-cell office:value-type="float" office:value="5666" calcext:value-type="float">
            <text:p>566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449" calcext:value-type="float">
            <text:p>244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1295" calcext:value-type="float">
            <text:p>11295</text:p>
          </table:table-cell>
          <table:table-cell office:value-type="float" office:value="0" calcext:value-type="float">
            <text:p>0</text:p>
          </table:table-cell>
          <table:table-cell office:value-type="float" office:value="5317" calcext:value-type="float">
            <text:p>5317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5084" calcext:value-type="float">
            <text:p>45084</text:p>
          </table:table-cell>
          <table:table-cell office:value-type="float" office:value="260082" calcext:value-type="float">
            <text:p>260082</text:p>
          </table:table-cell>
          <table:table-cell office:value-type="float" office:value="19595" calcext:value-type="float">
            <text:p>19595</text:p>
          </table:table-cell>
          <table:table-cell office:value-type="float" office:value="5666" calcext:value-type="float">
            <text:p>566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449" calcext:value-type="float">
            <text:p>244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1295" calcext:value-type="float">
            <text:p>11295</text:p>
          </table:table-cell>
          <table:table-cell office:value-type="float" office:value="0" calcext:value-type="float">
            <text:p>0</text:p>
          </table:table-cell>
          <table:table-cell office:value-type="float" office:value="5317" calcext:value-type="float">
            <text:p>5317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566" calcext:value-type="float">
            <text:p>53566</text:p>
          </table:table-cell>
          <table:table-cell office:value-type="float" office:value="315680" calcext:value-type="float">
            <text:p>315680</text:p>
          </table:table-cell>
          <table:table-cell office:value-type="float" office:value="9976" calcext:value-type="float">
            <text:p>9976</text:p>
          </table:table-cell>
          <table:table-cell office:value-type="float" office:value="4324" calcext:value-type="float">
            <text:p>43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907" calcext:value-type="float">
            <text:p>190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3566" calcext:value-type="float">
            <text:p>53566</text:p>
          </table:table-cell>
          <table:table-cell office:value-type="float" office:value="315680" calcext:value-type="float">
            <text:p>315680</text:p>
          </table:table-cell>
          <table:table-cell office:value-type="float" office:value="9976" calcext:value-type="float">
            <text:p>9976</text:p>
          </table:table-cell>
          <table:table-cell office:value-type="float" office:value="4324" calcext:value-type="float">
            <text:p>43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907" calcext:value-type="float">
            <text:p>190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024" calcext:value-type="float">
            <text:p>62024</text:p>
          </table:table-cell>
          <table:table-cell office:value-type="float" office:value="298423" calcext:value-type="float">
            <text:p>298423</text:p>
          </table:table-cell>
          <table:table-cell office:value-type="float" office:value="12548" calcext:value-type="float">
            <text:p>12548</text:p>
          </table:table-cell>
          <table:table-cell office:value-type="float" office:value="7525" calcext:value-type="float">
            <text:p>75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145" calcext:value-type="float">
            <text:p>214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5347" calcext:value-type="float">
            <text:p>5347</text:p>
          </table:table-cell>
          <table:table-cell office:value-type="float" office:value="0" calcext:value-type="float">
            <text:p>0</text:p>
          </table:table-cell>
          <table:table-cell office:value-type="float" office:value="7232" calcext:value-type="float">
            <text:p>7232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2024" calcext:value-type="float">
            <text:p>62024</text:p>
          </table:table-cell>
          <table:table-cell office:value-type="float" office:value="298423" calcext:value-type="float">
            <text:p>298423</text:p>
          </table:table-cell>
          <table:table-cell office:value-type="float" office:value="12548" calcext:value-type="float">
            <text:p>12548</text:p>
          </table:table-cell>
          <table:table-cell office:value-type="float" office:value="7525" calcext:value-type="float">
            <text:p>75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145" calcext:value-type="float">
            <text:p>214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5347" calcext:value-type="float">
            <text:p>5347</text:p>
          </table:table-cell>
          <table:table-cell office:value-type="float" office:value="0" calcext:value-type="float">
            <text:p>0</text:p>
          </table:table-cell>
          <table:table-cell office:value-type="float" office:value="7232" calcext:value-type="float">
            <text:p>7232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782" calcext:value-type="float">
            <text:p>47782</text:p>
          </table:table-cell>
          <table:table-cell office:value-type="float" office:value="385325" calcext:value-type="float">
            <text:p>385325</text:p>
          </table:table-cell>
          <table:table-cell office:value-type="float" office:value="14303" calcext:value-type="float">
            <text:p>14303</text:p>
          </table:table-cell>
          <table:table-cell office:value-type="float" office:value="6373" calcext:value-type="float">
            <text:p>6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205" calcext:value-type="float">
            <text:p>2205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904" calcext:value-type="float">
            <text:p>3904</text:p>
          </table:table-cell>
          <table:table-cell office:value-type="float" office:value="0" calcext:value-type="float">
            <text:p>0</text:p>
          </table:table-cell>
          <table:table-cell office:value-type="float" office:value="6008" calcext:value-type="float">
            <text:p>6008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7782" calcext:value-type="float">
            <text:p>47782</text:p>
          </table:table-cell>
          <table:table-cell office:value-type="float" office:value="385325" calcext:value-type="float">
            <text:p>385325</text:p>
          </table:table-cell>
          <table:table-cell office:value-type="float" office:value="14303" calcext:value-type="float">
            <text:p>14303</text:p>
          </table:table-cell>
          <table:table-cell office:value-type="float" office:value="6373" calcext:value-type="float">
            <text:p>6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205" calcext:value-type="float">
            <text:p>2205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904" calcext:value-type="float">
            <text:p>3904</text:p>
          </table:table-cell>
          <table:table-cell office:value-type="float" office:value="0" calcext:value-type="float">
            <text:p>0</text:p>
          </table:table-cell>
          <table:table-cell office:value-type="float" office:value="6008" calcext:value-type="float">
            <text:p>6008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749" calcext:value-type="float">
            <text:p>57749</text:p>
          </table:table-cell>
          <table:table-cell office:value-type="float" office:value="280174" calcext:value-type="float">
            <text:p>280174</text:p>
          </table:table-cell>
          <table:table-cell office:value-type="float" office:value="14566" calcext:value-type="float">
            <text:p>14566</text:p>
          </table:table-cell>
          <table:table-cell office:value-type="float" office:value="5767" calcext:value-type="float">
            <text:p>57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056" calcext:value-type="float">
            <text:p>20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681" calcext:value-type="float">
            <text:p>4681</text:p>
          </table:table-cell>
          <table:table-cell office:value-type="float" office:value="0" calcext:value-type="float">
            <text:p>0</text:p>
          </table:table-cell>
          <table:table-cell office:value-type="float" office:value="5405" calcext:value-type="float">
            <text:p>5405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7749" calcext:value-type="float">
            <text:p>57749</text:p>
          </table:table-cell>
          <table:table-cell office:value-type="float" office:value="280174" calcext:value-type="float">
            <text:p>280174</text:p>
          </table:table-cell>
          <table:table-cell office:value-type="float" office:value="14566" calcext:value-type="float">
            <text:p>14566</text:p>
          </table:table-cell>
          <table:table-cell office:value-type="float" office:value="5767" calcext:value-type="float">
            <text:p>57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056" calcext:value-type="float">
            <text:p>205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681" calcext:value-type="float">
            <text:p>4681</text:p>
          </table:table-cell>
          <table:table-cell office:value-type="float" office:value="0" calcext:value-type="float">
            <text:p>0</text:p>
          </table:table-cell>
          <table:table-cell office:value-type="float" office:value="5405" calcext:value-type="float">
            <text:p>5405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557" calcext:value-type="float">
            <text:p>54557</text:p>
          </table:table-cell>
          <table:table-cell office:value-type="float" office:value="299434" calcext:value-type="float">
            <text:p>299434</text:p>
          </table:table-cell>
          <table:table-cell office:value-type="float" office:value="24882" calcext:value-type="float">
            <text:p>24882</text:p>
          </table:table-cell>
          <table:table-cell office:value-type="float" office:value="6523" calcext:value-type="float">
            <text:p>652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558" calcext:value-type="float">
            <text:p>255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799" calcext:value-type="float">
            <text:p>13799</text:p>
          </table:table-cell>
          <table:table-cell office:value-type="float" office:value="0" calcext:value-type="float">
            <text:p>0</text:p>
          </table:table-cell>
          <table:table-cell office:value-type="float" office:value="6091" calcext:value-type="float">
            <text:p>6091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54557" calcext:value-type="float">
            <text:p>54557</text:p>
          </table:table-cell>
          <table:table-cell office:value-type="float" office:value="299434" calcext:value-type="float">
            <text:p>299434</text:p>
          </table:table-cell>
          <table:table-cell office:value-type="float" office:value="24882" calcext:value-type="float">
            <text:p>24882</text:p>
          </table:table-cell>
          <table:table-cell office:value-type="float" office:value="6523" calcext:value-type="float">
            <text:p>652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558" calcext:value-type="float">
            <text:p>255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799" calcext:value-type="float">
            <text:p>13799</text:p>
          </table:table-cell>
          <table:table-cell office:value-type="float" office:value="0" calcext:value-type="float">
            <text:p>0</text:p>
          </table:table-cell>
          <table:table-cell office:value-type="float" office:value="6091" calcext:value-type="float">
            <text:p>6091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191" calcext:value-type="float">
            <text:p>65191</text:p>
          </table:table-cell>
          <table:table-cell office:value-type="float" office:value="303946" calcext:value-type="float">
            <text:p>303946</text:p>
          </table:table-cell>
          <table:table-cell office:value-type="float" office:value="15550" calcext:value-type="float">
            <text:p>15550</text:p>
          </table:table-cell>
          <table:table-cell office:value-type="float" office:value="6026" calcext:value-type="float">
            <text:p>60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768" calcext:value-type="float">
            <text:p>176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5643" calcext:value-type="float">
            <text:p>5643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65191" calcext:value-type="float">
            <text:p>65191</text:p>
          </table:table-cell>
          <table:table-cell office:value-type="float" office:value="303946" calcext:value-type="float">
            <text:p>303946</text:p>
          </table:table-cell>
          <table:table-cell office:value-type="float" office:value="15550" calcext:value-type="float">
            <text:p>15550</text:p>
          </table:table-cell>
          <table:table-cell office:value-type="float" office:value="6026" calcext:value-type="float">
            <text:p>60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768" calcext:value-type="float">
            <text:p>176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5643" calcext:value-type="float">
            <text:p>5643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943" calcext:value-type="float">
            <text:p>65943</text:p>
          </table:table-cell>
          <table:table-cell office:value-type="float" office:value="293871" calcext:value-type="float">
            <text:p>293871</text:p>
          </table:table-cell>
          <table:table-cell office:value-type="float" office:value="18127" calcext:value-type="float">
            <text:p>18127</text:p>
          </table:table-cell>
          <table:table-cell office:value-type="float" office:value="6460" calcext:value-type="float">
            <text:p>64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793" calcext:value-type="float">
            <text:p>8793</text:p>
          </table:table-cell>
          <table:table-cell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5943" calcext:value-type="float">
            <text:p>65943</text:p>
          </table:table-cell>
          <table:table-cell office:value-type="float" office:value="293871" calcext:value-type="float">
            <text:p>293871</text:p>
          </table:table-cell>
          <table:table-cell office:value-type="float" office:value="18127" calcext:value-type="float">
            <text:p>18127</text:p>
          </table:table-cell>
          <table:table-cell office:value-type="float" office:value="6460" calcext:value-type="float">
            <text:p>64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793" calcext:value-type="float">
            <text:p>8793</text:p>
          </table:table-cell>
          <table:table-cell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58" calcext:value-type="float">
            <text:p>52458</text:p>
          </table:table-cell>
          <table:table-cell office:value-type="float" office:value="287460" calcext:value-type="float">
            <text:p>287460</text:p>
          </table:table-cell>
          <table:table-cell office:value-type="float" office:value="13877" calcext:value-type="float">
            <text:p>13877</text:p>
          </table:table-cell>
          <table:table-cell office:value-type="float" office:value="5703" calcext:value-type="float">
            <text:p>57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2102" calcext:value-type="float">
            <text:p>210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office:value-type="float" office:value="5345" calcext:value-type="float">
            <text:p>5345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2458" calcext:value-type="float">
            <text:p>52458</text:p>
          </table:table-cell>
          <table:table-cell office:value-type="float" office:value="287460" calcext:value-type="float">
            <text:p>287460</text:p>
          </table:table-cell>
          <table:table-cell office:value-type="float" office:value="13877" calcext:value-type="float">
            <text:p>13877</text:p>
          </table:table-cell>
          <table:table-cell office:value-type="float" office:value="5703" calcext:value-type="float">
            <text:p>57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2102" calcext:value-type="float">
            <text:p>210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office:value-type="float" office:value="5345" calcext:value-type="float">
            <text:p>5345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494" calcext:value-type="float">
            <text:p>45494</text:p>
          </table:table-cell>
          <table:table-cell office:value-type="float" office:value="281874" calcext:value-type="float">
            <text:p>281874</text:p>
          </table:table-cell>
          <table:table-cell office:value-type="float" office:value="12402" calcext:value-type="float">
            <text:p>12402</text:p>
          </table:table-cell>
          <table:table-cell office:value-type="float" office:value="8702" calcext:value-type="float">
            <text:p>870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2534" calcext:value-type="float">
            <text:p>253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785" calcext:value-type="float">
            <text:p>3785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247" calcext:value-type="float">
            <text:p>247</text:p>
          </table:table-cell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45494" calcext:value-type="float">
            <text:p>45494</text:p>
          </table:table-cell>
          <table:table-cell office:value-type="float" office:value="281874" calcext:value-type="float">
            <text:p>281874</text:p>
          </table:table-cell>
          <table:table-cell office:value-type="float" office:value="12402" calcext:value-type="float">
            <text:p>12402</text:p>
          </table:table-cell>
          <table:table-cell office:value-type="float" office:value="8702" calcext:value-type="float">
            <text:p>870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2534" calcext:value-type="float">
            <text:p>253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785" calcext:value-type="float">
            <text:p>3785</text:p>
          </table:table-cell>
          <table:table-cell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247" calcext:value-type="float">
            <text:p>247</text:p>
          </table:table-cell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499" calcext:value-type="float">
            <text:p>45499</text:p>
          </table:table-cell>
          <table:table-cell office:value-type="float" office:value="299061" calcext:value-type="float">
            <text:p>299061</text:p>
          </table:table-cell>
          <table:table-cell office:value-type="float" office:value="10791" calcext:value-type="float">
            <text:p>10791</text:p>
          </table:table-cell>
          <table:table-cell office:value-type="float" office:value="5357" calcext:value-type="float">
            <text:p>53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1828" calcext:value-type="float">
            <text:p>182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565" calcext:value-type="float">
            <text:p>3565</text:p>
          </table:table-cell>
          <table:table-cell office:value-type="float" office:value="0" calcext:value-type="float">
            <text:p>0</text:p>
          </table:table-cell>
          <table:table-cell office:value-type="float" office:value="5035" calcext:value-type="float">
            <text:p>5035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5499" calcext:value-type="float">
            <text:p>45499</text:p>
          </table:table-cell>
          <table:table-cell office:value-type="float" office:value="299061" calcext:value-type="float">
            <text:p>299061</text:p>
          </table:table-cell>
          <table:table-cell office:value-type="float" office:value="10791" calcext:value-type="float">
            <text:p>10791</text:p>
          </table:table-cell>
          <table:table-cell office:value-type="float" office:value="5357" calcext:value-type="float">
            <text:p>53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1828" calcext:value-type="float">
            <text:p>182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565" calcext:value-type="float">
            <text:p>3565</text:p>
          </table:table-cell>
          <table:table-cell office:value-type="float" office:value="0" calcext:value-type="float">
            <text:p>0</text:p>
          </table:table-cell>
          <table:table-cell office:value-type="float" office:value="5035" calcext:value-type="float">
            <text:p>5035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204" calcext:value-type="float">
            <text:p>55204</text:p>
          </table:table-cell>
          <table:table-cell office:value-type="float" office:value="331224" calcext:value-type="float">
            <text:p>331224</text:p>
          </table:table-cell>
          <table:table-cell office:value-type="float" office:value="19929" calcext:value-type="float">
            <text:p>19929</text:p>
          </table:table-cell>
          <table:table-cell office:value-type="float" office:value="7246" calcext:value-type="float">
            <text:p>724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17" calcext:value-type="float">
            <text:p>18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852" calcext:value-type="float">
            <text:p>11852</text:p>
          </table:table-cell>
          <table:table-cell office:value-type="float" office:value="0" calcext:value-type="float">
            <text:p>0</text:p>
          </table:table-cell>
          <table:table-cell office:value-type="float" office:value="6809" calcext:value-type="float">
            <text:p>6809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5204" calcext:value-type="float">
            <text:p>55204</text:p>
          </table:table-cell>
          <table:table-cell office:value-type="float" office:value="331224" calcext:value-type="float">
            <text:p>331224</text:p>
          </table:table-cell>
          <table:table-cell office:value-type="float" office:value="19929" calcext:value-type="float">
            <text:p>19929</text:p>
          </table:table-cell>
          <table:table-cell office:value-type="float" office:value="7246" calcext:value-type="float">
            <text:p>724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17" calcext:value-type="float">
            <text:p>18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852" calcext:value-type="float">
            <text:p>11852</text:p>
          </table:table-cell>
          <table:table-cell office:value-type="float" office:value="0" calcext:value-type="float">
            <text:p>0</text:p>
          </table:table-cell>
          <table:table-cell office:value-type="float" office:value="6809" calcext:value-type="float">
            <text:p>6809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table:formula="of:=AVERAGE([.A414:.A456])" office:value-type="float" office:value="55722.7441860465" calcext:value-type="float">
            <text:p>55722.744</text:p>
          </table:table-cell>
          <table:table-cell table:style-name="ce1" table:formula="of:=AVERAGE([.B414:.B456])" office:value-type="float" office:value="313343.744186047" calcext:value-type="float">
            <text:p>313343.744</text:p>
          </table:table-cell>
          <table:table-cell table:style-name="ce1" table:formula="of:=AVERAGE([.C414:.C456])" office:value-type="float" office:value="16342.1395348837" calcext:value-type="float">
            <text:p>16342.140</text:p>
          </table:table-cell>
          <table:table-cell table:style-name="ce1" table:formula="of:=AVERAGE([.D414:.D456])" office:value-type="float" office:value="6096.51162790698" calcext:value-type="float">
            <text:p>6096.512</text:p>
          </table:table-cell>
          <table:table-cell table:style-name="ce1" table:formula="of:=AVERAGE([.E414:.E456])" office:value-type="float" office:value="0" calcext:value-type="float">
            <text:p>0.000</text:p>
          </table:table-cell>
          <table:table-cell table:style-name="ce1" table:formula="of:=AVERAGE([.F414:.F456])" office:value-type="float" office:value="65" calcext:value-type="float">
            <text:p>65.000</text:p>
          </table:table-cell>
          <table:table-cell table:style-name="ce1" table:formula="of:=AVERAGE([.G414:.G456])" office:value-type="float" office:value="21.9767441860465" calcext:value-type="float">
            <text:p>21.977</text:p>
          </table:table-cell>
          <table:table-cell table:style-name="ce1" table:formula="of:=AVERAGE([.H414:.H456])" office:value-type="float" office:value="78.046511627907" calcext:value-type="float">
            <text:p>78.047</text:p>
          </table:table-cell>
          <table:table-cell table:style-name="ce1" table:formula="of:=AVERAGE([.I414:.I456])" office:value-type="float" office:value="2167.67441860465" calcext:value-type="float">
            <text:p>2167.674</text:p>
          </table:table-cell>
          <table:table-cell table:style-name="ce1" table:formula="of:=AVERAGE([.J414:.J456])" office:value-type="float" office:value="8.23255813953488" calcext:value-type="float">
            <text:p>8.233</text:p>
          </table:table-cell>
          <table:table-cell table:style-name="ce1" table:formula="of:=AVERAGE([.K414:.K456])" office:value-type="float" office:value="37.3255813953488" calcext:value-type="float">
            <text:p>37.326</text:p>
          </table:table-cell>
          <table:table-cell table:style-name="ce1" table:formula="of:=AVERAGE([.L414:.L456])" office:value-type="float" office:value="16.0232558139535" calcext:value-type="float">
            <text:p>16.023</text:p>
          </table:table-cell>
          <table:table-cell table:style-name="ce1" table:formula="of:=AVERAGE([.M414:.M456])" office:value-type="float" office:value="6942.20930232558" calcext:value-type="float">
            <text:p>6942.209</text:p>
          </table:table-cell>
          <table:table-cell table:style-name="ce1" table:formula="of:=AVERAGE([.N414:.N456])" office:value-type="float" office:value="0" calcext:value-type="float">
            <text:p>0.000</text:p>
          </table:table-cell>
          <table:table-cell table:style-name="ce1" table:formula="of:=AVERAGE([.O414:.O456])" office:value-type="float" office:value="5739.74418604651" calcext:value-type="float">
            <text:p>5739.744</text:p>
          </table:table-cell>
          <table:table-cell table:style-name="ce1" table:formula="of:=AVERAGE([.P414:.P456])" office:value-type="float" office:value="149.116279069767" calcext:value-type="float">
            <text:p>149.116</text:p>
          </table:table-cell>
          <table:table-cell table:style-name="ce1" table:formula="of:=AVERAGE([.Q414:.Q456])" office:value-type="float" office:value="11.4651162790698" calcext:value-type="float">
            <text:p>11.465</text:p>
          </table:table-cell>
          <table:table-cell table:style-name="ce1" table:formula="of:=AVERAGE([.R414:.R456])" office:value-type="float" office:value="136.441860465116" calcext:value-type="float">
            <text:p>136.442</text:p>
          </table:table-cell>
          <table:table-cell table:style-name="ce1" table:formula="of:=AVERAGE([.S414:.S456])" office:value-type="float" office:value="29.6279069767442" calcext:value-type="float">
            <text:p>29.628</text:p>
          </table:table-cell>
          <table:table-cell table:number-columns-repeated="3"/>
          <table:table-cell table:style-name="ce1" table:number-columns-repeated="19"/>
        </table:table-row>
        <table:table-row table:style-name="ro1">
          <table:table-cell office:value-type="string" calcext:value-type="string">
            <text:p>Testcase 14</text:p>
          </table:table-cell>
          <table:table-cell table:number-columns-repeated="20"/>
          <table:table-cell office:value-type="string" calcext:value-type="string">
            <text:p>Testcase 1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7:31:39.040075429</dc:date>
    <meta:editing-duration>PT12M22S</meta:editing-duration>
    <meta:editing-cycles>1</meta:editing-cycles>
    <meta:document-statistic meta:table-count="1" meta:cell-count="16657" meta:object-count="0"/>
    <meta:generator>LibreOffice/6.0.7.3$Linux_X86_64 LibreOffice_project/00m0$Build-3</meta:generator>
  </office:meta>
</office:document-meta>
</file>